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06000001693450829B.jp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3" svg:font-family="'Courier New'" style:font-family-generic="modern"/>
    <style:font-face style:name="PPBION+Palatino-BoldItalic" svg:font-family="PPBION+Palatino-BoldItalic" style:font-family-generic="roman"/>
    <style:font-face style:name="Century Gothic5" svg:font-family="'Century Gothic'" style:font-family-generic="swiss"/>
    <style:font-face style:name="Century Gothic1" svg:font-family="'Century Gothic'" style:font-adornments="Italique gras" style:font-family-generic="swiss"/>
    <style:font-face style:name="Times New Roman" svg:font-family="'Times New Roman', Times" style:font-family-generic="swiss"/>
    <style:font-face style:name="Courier 10 Pitch" svg:font-family="'Courier 10 Pitch'" style:font-pitch="fixed"/>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Andale Sans UI" svg:font-family="'Andale Sans UI'" style:font-pitch="variable"/>
    <style:font-face style:name="Nimbus Sans L" svg:font-family="'Nimbus Sans L'" style:font-pitch="variable"/>
    <style:font-face style:name="Tahoma" svg:font-family="Tahoma" style:font-pitch="variable"/>
    <style:font-face style:name="Thorndale" svg:font-family="Thorndale" style:font-adornments="Regular" style:font-family-generic="roman" style:font-pitch="variable"/>
    <style:font-face style:name="Thorndale AMT" svg:font-family="'Thorndale AMT'" style:font-family-generic="roman" style:font-pitch="variable"/>
    <style:font-face style:name="Albany" svg:font-family="Albany" style:font-adornments="Regular"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entury Gothic4" svg:font-family="'Century Gothic'" style:font-family-generic="swiss" style:font-pitch="variable"/>
    <style:font-face style:name="Century Gothic2" svg:font-family="'Century Gothic'" style:font-adornments="Gras" style:font-family-generic="swiss" style:font-pitch="variable"/>
    <style:font-face style:name="Century Gothic3" svg:font-family="'Century Gothic'" style:font-adornments="Italique" style:font-family-generic="swiss" style:font-pitch="variable"/>
    <style:font-face style:name="Century Gothic" svg:font-family="'Century Gothic'" style:font-adornments="Normal" style:font-family-generic="swiss" style:font-pitch="variable"/>
  </office:font-face-decls>
  <office:automatic-styles>
    <style:style style:name="Table1" style:family="table" style:master-page-name="Right_20_Page">
      <style:table-properties style:width="6.6875in" fo:margin-left="0.0042in" fo:margin-right="0.0007in" style:page-number="auto" fo:break-before="page" table:align="margins" style:may-break-between-rows="false"/>
    </style:style>
    <style:style style:name="Table1.A" style:family="table-column">
      <style:table-column-properties style:column-width="0.4375in" style:rel-column-width="4287*"/>
    </style:style>
    <style:style style:name="Table1.B" style:family="table-column">
      <style:table-column-properties style:column-width="5.8125in" style:rel-column-width="56960*"/>
    </style:style>
    <style:style style:name="Table1.C" style:family="table-column">
      <style:table-column-properties style:column-width="0.4375in" style:rel-column-width="4288*"/>
    </style:style>
    <style:style style:name="Table1.1" style:family="table-row">
      <style:table-row-properties style:min-row-height="2.1875in"/>
    </style:style>
    <style:style style:name="Table1.A1" style:family="table-cell">
      <style:table-cell-properties style:vertical-align="bottom" fo:background-color="transparent" fo:padding="0.0382in" fo:border="none">
        <style:background-image/>
      </style:table-cell-properties>
    </style:style>
    <style:style style:name="Table1.2" style:family="table-row">
      <style:table-row-properties style:row-height="0.2361in"/>
    </style:style>
    <style:style style:name="Table1.A2" style:family="table-cell">
      <style:table-cell-properties fo:background-color="transparent" fo:padding="0.0382in" fo:border="none">
        <style:background-image/>
      </style:table-cell-properties>
    </style:style>
    <style:style style:name="Table1.3" style:family="table-row">
      <style:table-row-properties style:row-height="0.0194in"/>
    </style:style>
    <style:style style:name="Table1.A3" style:family="table-cell">
      <style:table-cell-properties fo:background-color="transparent" fo:padding="0.0382in" fo:border="none">
        <style:background-image/>
      </style:table-cell-properties>
    </style:style>
    <style:style style:name="Table1.B3" style:family="table-cell">
      <style:table-cell-properties fo:background-color="#000080" fo:padding="0.0382in" fo:border="none">
        <style:background-image/>
      </style:table-cell-properties>
    </style:style>
    <style:style style:name="Table1.C3" style:family="table-cell">
      <style:table-cell-properties fo:background-color="transparent" fo:padding="0.0382in" fo:border="none">
        <style:background-image/>
      </style:table-cell-properties>
    </style:style>
    <style:style style:name="Table1.A4" style:family="table-cell">
      <style:table-cell-properties fo:background-color="transparent" fo:padding="0.0382in" fo:border="none">
        <style:background-image/>
      </style:table-cell-properties>
    </style:style>
    <style:style style:name="Table1.5" style:family="table-row">
      <style:table-row-properties style:min-row-height="3.1646in"/>
    </style:style>
    <style:style style:name="Table1.A5" style:family="table-cell">
      <style:table-cell-properties fo:background-color="transparent" fo:padding="0.0382in" fo:border="none">
        <style:background-image/>
      </style:table-cell-properties>
    </style:style>
    <style:style style:name="Table1.6" style:family="table-row">
      <style:table-row-properties style:min-row-height="1.8438in"/>
    </style:style>
    <style:style style:name="Table1.A6" style:family="table-cell">
      <style:table-cell-properties fo:background-color="transparent" fo:padding="0.0382in" fo:border="none">
        <style:background-image/>
      </style:table-cell-properties>
    </style:style>
    <style:style style:name="Table1.7" style:family="table-row">
      <style:table-row-properties style:min-row-height="0.7917in"/>
    </style:style>
    <style:style style:name="Table1.A7" style:family="table-cell">
      <style:table-cell-properties fo:background-color="transparent" fo:padding="0.0382in" fo:border="none">
        <style:background-image/>
      </style:table-cell-properties>
    </style:style>
    <style:style style:name="Tableau31" style:family="table">
      <style:table-properties style:width="6.6931in" table:align="margins"/>
    </style:style>
    <style:style style:name="Tableau31.A" style:family="table-column">
      <style:table-column-properties style:column-width="6.6931in" style:rel-column-width="65535*"/>
    </style:style>
    <style:style style:name="Tableau31.1" style:family="table-row">
      <style:table-row-properties style:min-row-height="8.5313in"/>
    </style:style>
    <style:style style:name="Tableau31.A1" style:family="table-cell">
      <style:table-cell-properties style:vertical-align="bottom" fo:padding="0.0382in" fo:border="none"/>
    </style:style>
    <style:style style:name="Tableau30" style:family="table">
      <style:table-properties style:width="6.6979in" fo:margin-left="0in" fo:margin-right="-0.0056in" fo:break-before="auto" fo:break-after="auto" table:align="margins"/>
    </style:style>
    <style:style style:name="Tableau30.A" style:family="table-column">
      <style:table-column-properties style:column-width="0.625in" style:rel-column-width="6115*"/>
    </style:style>
    <style:style style:name="Tableau30.B" style:family="table-column">
      <style:table-column-properties style:column-width="0.8111in" style:rel-column-width="7936*"/>
    </style:style>
    <style:style style:name="Tableau30.C" style:family="table-column">
      <style:table-column-properties style:column-width="2.9819in" style:rel-column-width="29176*"/>
    </style:style>
    <style:style style:name="Tableau30.D" style:family="table-column">
      <style:table-column-properties style:column-width="0.7028in" style:rel-column-width="6876*"/>
    </style:style>
    <style:style style:name="Tableau30.E" style:family="table-column">
      <style:table-column-properties style:column-width="0.8076in" style:rel-column-width="7902*"/>
    </style:style>
    <style:style style:name="Tableau30.F" style:family="table-column">
      <style:table-column-properties style:column-width="0.7694in" style:rel-column-width="7530*"/>
    </style:style>
    <style:style style:name="Tableau30.A1" style:family="table-cell" style:data-style-name="N100">
      <style:table-cell-properties fo:background-color="#e6e6ff" fo:padding="0.0382in" fo:border-left="0.05pt solid #000000" fo:border-right="none" fo:border-top="1pt solid #000000" fo:border-bottom="0.05pt solid #000000">
        <style:background-image/>
      </style:table-cell-properties>
    </style:style>
    <style:style style:name="Tableau30.B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C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D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E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F1" style:family="table-cell">
      <style:table-cell-properties fo:background-color="#e6e6ff" fo:padding="0.0382in" fo:border-left="0.05pt solid #000000" fo:border-right="0.05pt solid #000000" fo:border-top="1pt solid #000000" fo:border-bottom="0.05pt solid #000000">
        <style:background-image/>
      </style:table-cell-properties>
    </style:style>
    <style:style style:name="Tableau30.A2" style:family="table-cell" style:data-style-name="N100">
      <style:table-cell-properties fo:padding="0.0382in" fo:border-left="0.05pt solid #000000" fo:border-right="none" fo:border-top="none" fo:border-bottom="1pt solid #000000"/>
    </style:style>
    <style:style style:name="Tableau30.B2" style:family="table-cell" style:data-style-name="N100">
      <style:table-cell-properties fo:padding="0.0382in" fo:border-left="0.05pt solid #000000" fo:border-right="none" fo:border-top="none" fo:border-bottom="1pt solid #000000"/>
    </style:style>
    <style:style style:name="Tableau30.C2" style:family="table-cell">
      <style:table-cell-properties fo:padding="0.0382in" fo:border-left="0.05pt solid #000000" fo:border-right="none" fo:border-top="none" fo:border-bottom="1pt solid #000000"/>
    </style:style>
    <style:style style:name="Tableau30.D2" style:family="table-cell">
      <style:table-cell-properties fo:padding="0.0382in" fo:border-left="0.05pt solid #000000" fo:border-right="none" fo:border-top="none" fo:border-bottom="1pt solid #000000"/>
    </style:style>
    <style:style style:name="Tableau30.E2" style:family="table-cell">
      <style:table-cell-properties fo:padding="0.0382in" fo:border-left="0.05pt solid #000000" fo:border-right="none" fo:border-top="none" fo:border-bottom="1pt solid #000000"/>
    </style:style>
    <style:style style:name="Tableau30.F2" style:family="table-cell">
      <style:table-cell-properties fo:padding="0.0382in" fo:border-left="0.05pt solid #000000" fo:border-right="0.05pt solid #000000" fo:border-top="none" fo:border-bottom="1pt solid #000000"/>
    </style:style>
    <style:style style:name="Table5" style:family="table">
      <style:table-properties style:width="6.6931in" fo:margin-left="0in" fo:margin-right="-0.0007in" table:align="margins"/>
    </style:style>
    <style:style style:name="Table5.A" style:family="table-column">
      <style:table-column-properties style:column-width="0.6076in" style:rel-column-width="5949*"/>
    </style:style>
    <style:style style:name="Table5.B" style:family="table-column">
      <style:table-column-properties style:column-width="1.7278in" style:rel-column-width="16917*"/>
    </style:style>
    <style:style style:name="Table5.C" style:family="table-column">
      <style:table-column-properties style:column-width="1.9007in" style:rel-column-width="18610*"/>
    </style:style>
    <style:style style:name="Table5.D" style:family="table-column">
      <style:table-column-properties style:column-width="2.4569in" style:rel-column-width="24059*"/>
    </style:style>
    <style:style style:name="Table5.A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5.D1" style:family="table-cell">
      <style:table-cell-properties fo:background-color="#e6e6ff" fo:padding="0.0382in" fo:border-left="0.05pt solid #000000" fo:border-right="0.05pt solid #000000" fo:border-top="1pt solid #000000" fo:border-bottom="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au3" style:family="table">
      <style:table-properties style:width="5.9188in" fo:margin-left="0.3868in" fo:margin-right="0.3868in" table:align="margins" fo:keep-with-next="auto"/>
    </style:style>
    <style:style style:name="Tableau3.A" style:family="table-column">
      <style:table-column-properties style:column-width="1.2118in" style:rel-column-width="13417*"/>
    </style:style>
    <style:style style:name="Tableau3.B" style:family="table-column">
      <style:table-column-properties style:column-width="4.7069in" style:rel-column-width="52118*"/>
    </style:style>
    <style:style style:name="Tableau3.A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B1" style:family="table-cell">
      <style:table-cell-properties fo:background-color="#e6e6ff" fo:padding="0.0382in" fo:border-left="0.05pt solid #000000" fo:border-right="0.05pt solid #000000" fo:border-top="1pt solid #000000" fo:border-bottom="0.05pt solid #000000">
        <style:background-image/>
      </style:table-cell-properties>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au3.A3" style:family="table-cell">
      <style:table-cell-properties fo:padding="0.0382in" fo:border-left="0.05pt solid #000000" fo:border-right="none" fo:border-top="none" fo:border-bottom="0.05pt solid #000000"/>
    </style:style>
    <style:style style:name="Tableau3.B3" style:family="table-cell">
      <style:table-cell-properties fo:padding="0.0382in" fo:border-left="0.05pt solid #000000" fo:border-right="0.05pt solid #000000" fo:border-top="none" fo:border-bottom="0.05pt solid #000000"/>
    </style:style>
    <style:style style:name="Tableau3.A4" style:family="table-cell">
      <style:table-cell-properties fo:padding="0.0382in" fo:border-left="0.05pt solid #000000" fo:border-right="none" fo:border-top="none" fo:border-bottom="0.05pt solid #000000"/>
    </style:style>
    <style:style style:name="Tableau3.B4" style:family="table-cell">
      <style:table-cell-properties fo:padding="0.0382in" fo:border-left="0.05pt solid #000000" fo:border-right="0.05pt solid #000000" fo:border-top="none" fo:border-bottom="0.05pt solid #000000"/>
    </style:style>
    <style:style style:name="Tableau3.A5" style:family="table-cell">
      <style:table-cell-properties fo:padding="0.0382in" fo:border-left="0.05pt solid #000000" fo:border-right="none" fo:border-top="none" fo:border-bottom="0.05pt solid #000000"/>
    </style:style>
    <style:style style:name="Tableau3.B5" style:family="table-cell">
      <style:table-cell-properties fo:padding="0.0382in" fo:border-left="0.05pt solid #000000" fo:border-right="0.05pt solid #000000" fo:border-top="none" fo:border-bottom="0.05pt solid #000000"/>
    </style:style>
    <style:style style:name="Tableau3.A6" style:family="table-cell">
      <style:table-cell-properties fo:padding="0.0382in" fo:border-left="0.05pt solid #000000" fo:border-right="none" fo:border-top="none" fo:border-bottom="0.05pt solid #000000"/>
    </style:style>
    <style:style style:name="Tableau3.B6" style:family="table-cell">
      <style:table-cell-properties fo:padding="0.0382in" fo:border-left="0.05pt solid #000000" fo:border-right="0.05pt solid #000000" fo:border-top="none" fo:border-bottom="0.05pt solid #000000"/>
    </style:style>
    <style:style style:name="Table7" style:family="table">
      <style:table-properties style:width="6.0979in" fo:margin-left="0.591in" table:align="left" fo:keep-with-next="always"/>
    </style:style>
    <style:style style:name="Table7.A" style:family="table-column">
      <style:table-column-properties style:column-width="1.1493in"/>
    </style:style>
    <style:style style:name="Table7.B" style:family="table-column">
      <style:table-column-properties style:column-width="2.5438in"/>
    </style:style>
    <style:style style:name="Table7.C" style:family="table-column">
      <style:table-column-properties style:column-width="0.6472in"/>
    </style:style>
    <style:style style:name="Table7.D" style:family="table-column">
      <style:table-column-properties style:column-width="0.8597in"/>
    </style:style>
    <style:style style:name="Table7.E" style:family="table-column">
      <style:table-column-properties style:column-width="0.8979in"/>
    </style:style>
    <style:style style:name="Table7.A1" style:family="table-cell">
      <style:table-cell-properties fo:background-color="#e5ecf9" fo:padding="0.0382in" fo:border-left="0.05pt solid #29166f" fo:border-right="none" fo:border-top="0.05pt solid #29166f" fo:border-bottom="0.05pt solid #29166f">
        <style:background-image/>
      </style:table-cell-properties>
    </style:style>
    <style:style style:name="Table7.E1" style:family="table-cell">
      <style:table-cell-properties fo:background-color="#e5ecf9" fo:padding="0.0382in" fo:border="0.05pt solid #29166f">
        <style:background-image/>
      </style:table-cell-properties>
    </style:style>
    <style:style style:name="Table7.A2" style:family="table-cell">
      <style:table-cell-properties fo:padding="0.0382in" fo:border-left="0.05pt solid #29166f" fo:border-right="none" fo:border-top="none" fo:border-bottom="0.05pt solid #29166f"/>
    </style:style>
    <style:style style:name="Table7.B2" style:family="table-cell">
      <style:table-cell-properties fo:padding="0.0382in" fo:border-left="0.05pt solid #29166f" fo:border-right="none" fo:border-top="none" fo:border-bottom="0.05pt solid #29166f"/>
    </style:style>
    <style:style style:name="Table7.C2" style:family="table-cell">
      <style:table-cell-properties fo:padding="0.0382in" fo:border-left="0.05pt solid #29166f" fo:border-right="none" fo:border-top="none" fo:border-bottom="0.05pt solid #29166f"/>
    </style:style>
    <style:style style:name="Table7.D2" style:family="table-cell">
      <style:table-cell-properties fo:padding="0.0382in" fo:border-left="0.05pt solid #29166f" fo:border-right="none" fo:border-top="none" fo:border-bottom="0.05pt solid #29166f"/>
    </style:style>
    <style:style style:name="Table7.E2" style:family="table-cell">
      <style:table-cell-properties fo:padding="0.0382in" fo:border-left="0.05pt solid #29166f" fo:border-right="0.05pt solid #29166f" fo:border-top="none" fo:border-bottom="0.05pt solid #29166f"/>
    </style:style>
    <style:style style:name="Table7.A3" style:family="table-cell">
      <style:table-cell-properties fo:padding="0.0382in" fo:border-left="0.05pt solid #29166f" fo:border-right="none" fo:border-top="none" fo:border-bottom="0.05pt solid #29166f"/>
    </style:style>
    <style:style style:name="Table7.B3" style:family="table-cell">
      <style:table-cell-properties fo:padding="0.0382in" fo:border-left="0.05pt solid #29166f" fo:border-right="none" fo:border-top="none" fo:border-bottom="0.05pt solid #29166f"/>
    </style:style>
    <style:style style:name="Table7.C3" style:family="table-cell">
      <style:table-cell-properties fo:padding="0.0382in" fo:border-left="0.05pt solid #29166f" fo:border-right="none" fo:border-top="none" fo:border-bottom="0.05pt solid #29166f"/>
    </style:style>
    <style:style style:name="Table7.D3" style:family="table-cell">
      <style:table-cell-properties fo:padding="0.0382in" fo:border-left="0.05pt solid #29166f" fo:border-right="none" fo:border-top="none" fo:border-bottom="0.05pt solid #29166f"/>
    </style:style>
    <style:style style:name="Table7.E3" style:family="table-cell">
      <style:table-cell-properties fo:padding="0.0382in" fo:border-left="0.05pt solid #29166f" fo:border-right="0.05pt solid #29166f" fo:border-top="none" fo:border-bottom="0.05pt solid #29166f"/>
    </style:style>
    <style:style style:name="Table2" style:family="table">
      <style:table-properties style:width="6.1049in" fo:margin-left="0.5903in" fo:margin-right="-0.0021in" table:align="margins" fo:keep-with-next="always"/>
    </style:style>
    <style:style style:name="Table2.A" style:family="table-column">
      <style:table-column-properties style:column-width="0.8854in" style:rel-column-width="9505*"/>
    </style:style>
    <style:style style:name="Table2.B" style:family="table-column">
      <style:table-column-properties style:column-width="4.2194in" style:rel-column-width="45292*"/>
    </style:style>
    <style:style style:name="Table2.C" style:family="table-column">
      <style:table-column-properties style:column-width="1in" style:rel-column-width="1073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Footer">
      <style:paragraph-properties fo:text-align="start" style:justify-single-word="false"/>
      <style:text-properties style:font-name="Century Gothic4" fo:language="en" fo:country="US"/>
    </style:style>
    <style:style style:name="P4" style:family="paragraph" style:parent-style-name="Footer">
      <style:paragraph-properties fo:text-align="center" style:justify-single-word="false"/>
      <style:text-properties style:font-name="Century Gothic4" fo:font-size="8pt" fo:language="en" fo:country="US" fo:font-weight="normal" style:font-size-asian="8pt" style:font-weight-asian="normal" style:font-size-complex="8pt" style:font-weight-complex="normal"/>
    </style:style>
    <style:style style:name="P5" style:family="paragraph" style:parent-style-name="Footer">
      <style:paragraph-properties fo:text-align="end" style:justify-single-word="false"/>
      <style:text-properties style:font-name="Century Gothic4" fo:font-size="8pt" fo:language="en" fo:country="US" style:font-size-asian="8pt" style:font-size-complex="8pt"/>
    </style:style>
    <style:style style:name="P6" style:family="paragraph" style:parent-style-name="Footer">
      <style:paragraph-properties fo:text-align="start" style:justify-single-word="false"/>
      <style:text-properties style:font-name="Century Gothic4" fo:font-size="8pt" fo:language="en" fo:country="US" style:font-size-asian="8pt" style:font-size-complex="8pt"/>
    </style:style>
    <style:style style:name="P7" style:family="paragraph" style:parent-style-name="Table_20_Heading">
      <style:text-properties fo:language="en" fo:country="US"/>
    </style:style>
    <style:style style:name="P8" style:family="paragraph" style:parent-style-name="Table_20_Heading">
      <style:text-properties fo:color="#29166f" style:font-name="Century Gothic4" fo:font-size="16pt" fo:language="en" fo:country="US" fo:font-style="italic" fo:font-weight="bold" style:font-size-asian="16pt" style:font-style-asian="italic" style:font-weight-asian="bold" style:font-size-complex="16pt" style:font-style-complex="italic" style:font-weight-complex="bold"/>
    </style:style>
    <style:style style:name="P9" style:family="paragraph" style:parent-style-name="Table_20_Heading">
      <style:text-properties fo:color="#29166f" style:font-name="Century Gothic4" fo:font-size="16pt" fo:language="en" fo:country="US" fo:font-style="italic" fo:font-weight="bold" officeooo:rsid="00836088" officeooo:paragraph-rsid="00836088" style:font-size-asian="16pt" style:font-style-asian="italic" style:font-weight-asian="bold" style:font-size-complex="16pt" style:font-style-complex="italic" style:font-weight-complex="bold"/>
    </style:style>
    <style:style style:name="P10" style:family="paragraph" style:parent-style-name="Table_20_Heading">
      <style:text-properties fo:color="#29166f" style:font-name="Century Gothic4" fo:font-size="9pt" fo:language="en" fo:country="US" style:font-size-asian="9pt" style:font-size-complex="9pt"/>
    </style:style>
    <style:style style:name="P11" style:family="paragraph" style:parent-style-name="Table_20_Heading">
      <style:text-properties fo:color="#004586" style:font-name="Century Gothic4" fo:font-size="9pt" fo:language="en" fo:country="US" style:font-size-asian="9pt" style:font-size-complex="9pt"/>
    </style:style>
    <style:style style:name="P12" style:family="paragraph" style:parent-style-name="Table_20_Heading">
      <style:paragraph-properties fo:text-align="center" style:justify-single-word="false"/>
      <style:text-properties fo:color="#004586" style:font-name="Century Gothic4" fo:font-size="9pt" fo:language="en" fo:country="US" style:font-size-asian="9pt" style:font-size-complex="9pt"/>
    </style:style>
    <style:style style:name="P13" style:family="paragraph" style:parent-style-name="Table_20_Heading">
      <style:text-properties fo:color="#004586" style:font-name="Century Gothic4" fo:font-size="8pt" fo:language="en" fo:country="US" style:font-size-asian="8pt" style:font-size-complex="8pt"/>
    </style:style>
    <style:style style:name="P14" style:family="paragraph" style:parent-style-name="Table_20_Heading">
      <style:paragraph-properties fo:text-align="center" style:justify-single-word="false"/>
      <style:text-properties fo:color="#004586" style:font-name="Century Gothic4" fo:font-size="10pt" fo:language="en" fo:country="US" style:font-size-asian="10pt" style:font-size-complex="10pt"/>
    </style:style>
    <style:style style:name="P15" style:family="paragraph" style:parent-style-name="Table_20_Heading">
      <style:paragraph-properties fo:text-align="center" style:justify-single-word="false">
        <style:tab-stops>
          <style:tab-stop style:position="0.35in"/>
        </style:tab-stops>
      </style:paragraph-properties>
      <style:text-properties fo:color="#004586" style:font-name="Century Gothic4" fo:font-size="10pt" fo:language="en" fo:country="US" style:font-size-asian="10pt" style:font-size-complex="10pt"/>
    </style:style>
    <style:style style:name="P16" style:family="paragraph" style:parent-style-name="Table_20_Heading">
      <style:text-properties style:font-name="Thorndale AMT" fo:font-size="10pt" fo:language="en" fo:country="US" officeooo:paragraph-rsid="0081e518" style:font-size-asian="10pt" style:font-size-complex="10pt"/>
    </style:style>
    <style:style style:name="P17" style:family="paragraph" style:parent-style-name="Table">
      <style:text-properties fo:language="en" fo:country="US"/>
    </style:style>
    <style:style style:name="P18" style:family="paragraph" style:parent-style-name="Table">
      <style:paragraph-properties fo:text-align="center" style:justify-single-word="false"/>
      <style:text-properties fo:language="en" fo:country="US"/>
    </style:style>
    <style:style style:name="P19" style:family="paragraph" style:parent-style-name="Table">
      <style:paragraph-properties fo:text-align="center" style:justify-single-word="false"/>
      <style:text-properties fo:font-size="12pt" fo:language="en" fo:country="US" officeooo:paragraph-rsid="0081e518" style:font-size-asian="12pt" style:font-size-complex="12pt"/>
    </style:style>
    <style:style style:name="P20" style:family="paragraph" style:parent-style-name="Standard">
      <style:text-properties fo:font-size="2pt" fo:language="en" fo:country="US" style:font-size-asian="2pt" style:font-size-complex="2pt"/>
    </style:style>
    <style:style style:name="P21" style:family="paragraph" style:parent-style-name="Standard">
      <style:text-properties style:font-name="Century Gothic4" fo:font-size="10pt" fo:language="en" fo:country="US" style:font-size-asian="10pt" style:font-size-complex="10pt"/>
    </style:style>
    <style:style style:name="P22" style:family="paragraph" style:parent-style-name="Standard">
      <style:paragraph-properties fo:text-align="center" style:justify-single-word="false" style:snap-to-layout-grid="false"/>
      <style:text-properties style:font-name="Century Gothic4" fo:font-size="10pt" fo:language="en" fo:country="US" style:font-size-asian="10pt" style:font-size-complex="10pt"/>
    </style:style>
    <style:style style:name="P23" style:family="paragraph" style:parent-style-name="Standard">
      <style:paragraph-properties fo:text-align="justify" style:justify-single-word="false" style:snap-to-layout-grid="false"/>
      <style:text-properties style:font-name="Century Gothic4" fo:font-size="10pt" fo:language="en" fo:country="US" style:font-size-asian="10pt" style:font-size-complex="10pt"/>
    </style:style>
    <style:style style:name="P24" style:family="paragraph" style:parent-style-name="Standard">
      <style:text-properties style:font-name="Century Gothic4" fo:font-size="10.5pt" fo:language="en" fo:country="US" style:font-size-asian="10.5pt" style:font-size-complex="10.5pt"/>
    </style:style>
    <style:style style:name="P25" style:family="paragraph" style:parent-style-name="Standard">
      <style:text-properties fo:font-size="10pt" fo:language="en" fo:country="US" fo:font-style="italic" style:text-underline-style="solid" style:text-underline-width="auto" style:text-underline-color="font-color" style:font-size-asian="10pt" style:font-style-asian="italic" style:font-size-complex="10pt" style:font-style-complex="italic"/>
    </style:style>
    <style:style style:name="P26" style:family="paragraph" style:parent-style-name="Standard">
      <style:text-properties fo:font-size="10pt" fo:language="en" fo:country="US" fo:background-color="#ffff00" style:font-size-asian="10pt" style:font-size-complex="10pt"/>
    </style:style>
    <style:style style:name="P27" style:family="paragraph" style:parent-style-name="Standard">
      <style:text-properties fo:font-size="10pt" fo:language="en" fo:country="US" style:font-size-asian="10pt" style:font-size-complex="10pt"/>
    </style:style>
    <style:style style:name="P28" style:family="paragraph" style:parent-style-name="Standard">
      <style:text-properties fo:language="en" fo:country="US"/>
    </style:style>
    <style:style style:name="P29" style:family="paragraph" style:parent-style-name="Standard">
      <style:text-properties fo:language="en" fo:country="US" officeooo:paragraph-rsid="0081e518"/>
    </style:style>
    <style:style style:name="P30" style:family="paragraph" style:parent-style-name="Standard">
      <style:paragraph-properties fo:break-before="page"/>
      <style:text-properties fo:font-size="10pt" fo:language="en" fo:country="US" style:font-size-asian="10pt" style:font-size-complex="10pt"/>
    </style:style>
    <style:style style:name="P31" style:family="paragraph" style:parent-style-name="Text_20_body">
      <style:paragraph-properties fo:break-before="page"/>
      <style:text-properties fo:language="en" fo:country="US"/>
    </style:style>
    <style:style style:name="P32" style:family="paragraph" style:parent-style-name="Text_20_body">
      <style:text-properties fo:language="en" fo:country="US"/>
    </style:style>
    <style:style style:name="P33" style:family="paragraph" style:parent-style-name="Text_20_body">
      <style:text-properties fo:language="en" fo:country="US" officeooo:paragraph-rsid="00b70521"/>
    </style:style>
    <style:style style:name="P34" style:family="paragraph" style:parent-style-name="Preformatted_20_Start" style:master-page-name="">
      <style:paragraph-properties fo:keep-together="always" style:page-number="auto" fo:keep-with-next="auto"/>
      <style:text-properties fo:language="en" fo:country="US" fo:font-style="normal" fo:font-weight="normal" officeooo:rsid="01061025" officeooo:paragraph-rsid="01061025" style:font-style-asian="normal" style:font-weight-asian="normal" style:font-style-complex="normal" style:font-weight-complex="normal"/>
    </style:style>
    <style:style style:name="P35" style:family="paragraph" style:parent-style-name="Table_20_Contents">
      <style:paragraph-properties fo:text-align="center" style:justify-single-word="false"/>
      <style:text-properties style:font-name="Thorndale AMT" fo:font-size="10pt" fo:language="en" fo:country="US" fo:font-weight="bold" officeooo:rsid="013a2ca9" officeooo:paragraph-rsid="013a2ca9" style:font-size-asian="10pt" style:font-weight-asian="bold" style:font-size-complex="10pt" style:font-weight-complex="bold"/>
    </style:style>
    <style:style style:name="P36" style:family="paragraph" style:parent-style-name="Table_20_Contents">
      <style:paragraph-properties fo:text-align="center" style:justify-single-word="false"/>
      <style:text-properties style:font-name="Thorndale AMT" fo:font-size="10pt" fo:language="en" fo:country="US" fo:font-weight="bold" officeooo:rsid="024d8e31" officeooo:paragraph-rsid="024d8e31"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style:font-name="Thorndale AMT" fo:font-size="10pt" fo:language="en" fo:country="US" fo:font-weight="bold" officeooo:rsid="013b6bda" officeooo:paragraph-rsid="013b6bda"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style:font-name="Thorndale AMT" fo:font-size="10pt" fo:language="en" fo:country="US" fo:font-weight="bold" officeooo:rsid="0256f1d6" officeooo:paragraph-rsid="0256f1d6"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style:font-name="Thorndale AMT" fo:font-size="10pt" fo:language="en" fo:country="US" fo:font-weight="bold" officeooo:rsid="0256f1d6" officeooo:paragraph-rsid="024d8e31" style:font-size-asian="10pt" style:font-weight-asian="bold" style:font-size-complex="10pt" style:font-weight-complex="bold"/>
    </style:style>
    <style:style style:name="P40" style:family="paragraph" style:parent-style-name="Table_20_Contents">
      <style:paragraph-properties fo:text-align="justify" style:justify-single-word="false"/>
      <style:text-properties style:font-name="Thorndale AMT" fo:font-size="10pt" fo:language="en" fo:country="US" officeooo:rsid="0182a92b" officeooo:paragraph-rsid="0182a92b" style:font-size-asian="10pt" style:font-size-complex="10pt"/>
    </style:style>
    <style:style style:name="P41" style:family="paragraph" style:parent-style-name="Table_20_Contents">
      <style:paragraph-properties fo:text-align="justify" style:justify-single-word="false"/>
      <style:text-properties style:font-name="Thorndale AMT" fo:font-size="10pt" fo:language="en" fo:country="US" officeooo:rsid="01434362" officeooo:paragraph-rsid="02459be3" style:font-size-asian="10pt" style:font-size-complex="10pt"/>
    </style:style>
    <style:style style:name="P42" style:family="paragraph" style:parent-style-name="Table_20_Contents">
      <style:paragraph-properties fo:text-align="justify" style:justify-single-word="false"/>
      <style:text-properties style:font-name="Thorndale AMT" fo:font-size="10pt" fo:language="en" fo:country="US" officeooo:rsid="014a3a6b" officeooo:paragraph-rsid="014a3a6b" style:font-size-asian="10pt" style:font-size-complex="10pt"/>
    </style:style>
    <style:style style:name="P43" style:family="paragraph" style:parent-style-name="Table_20_Contents">
      <style:paragraph-properties fo:text-align="justify" style:justify-single-word="false"/>
      <style:text-properties style:font-name="Thorndale AMT" fo:font-size="10pt" fo:language="en" fo:country="US" officeooo:rsid="0106a3e1" officeooo:paragraph-rsid="0106a3e1" style:font-size-asian="10pt" style:font-size-complex="10pt"/>
    </style:style>
    <style:style style:name="P44" style:family="paragraph" style:parent-style-name="Table_20_Contents">
      <style:paragraph-properties fo:text-align="justify" style:justify-single-word="false"/>
      <style:text-properties style:font-name="Thorndale AMT" fo:font-size="10pt" fo:language="en" fo:country="US" officeooo:rsid="0106a3e1" officeooo:paragraph-rsid="017d9dd6" style:font-size-asian="10pt" style:font-size-complex="10pt"/>
    </style:style>
    <style:style style:name="P45" style:family="paragraph" style:parent-style-name="Table_20_Contents">
      <style:paragraph-properties fo:text-align="justify" style:justify-single-word="false"/>
      <style:text-properties style:font-name="Thorndale AMT" fo:font-size="10pt" fo:language="en" fo:country="US" officeooo:paragraph-rsid="0081e518" style:font-size-asian="10pt" style:font-size-complex="10pt"/>
    </style:style>
    <style:style style:name="P46" style:family="paragraph" style:parent-style-name="Table_20_Contents">
      <style:paragraph-properties fo:text-align="justify" style:justify-single-word="false"/>
      <style:text-properties style:font-name="Thorndale AMT" fo:font-size="10pt" fo:language="en" fo:country="US" officeooo:paragraph-rsid="02459be3" style:font-size-asian="10pt" style:font-size-complex="10pt"/>
    </style:style>
    <style:style style:name="P47" style:family="paragraph" style:parent-style-name="Table_20_Contents">
      <style:paragraph-properties fo:text-align="justify" style:justify-single-word="false"/>
      <style:text-properties style:font-name="Thorndale AMT" fo:font-size="10pt" fo:language="en" fo:country="US" officeooo:paragraph-rsid="01a50eb4" style:font-size-asian="10pt" style:font-size-complex="10pt"/>
    </style:style>
    <style:style style:name="P48" style:family="paragraph" style:parent-style-name="Table_20_Contents">
      <style:paragraph-properties fo:text-align="justify" style:justify-single-word="false"/>
      <style:text-properties style:font-name="Thorndale AMT" fo:font-size="10pt" fo:language="en" fo:country="US" officeooo:paragraph-rsid="01a62b87" style:font-size-asian="10pt" style:font-size-complex="10pt"/>
    </style:style>
    <style:style style:name="P49" style:family="paragraph" style:parent-style-name="Table_20_Contents">
      <style:paragraph-properties fo:text-align="justify" style:justify-single-word="false"/>
      <style:text-properties style:font-name="Thorndale AMT" fo:font-size="10pt" fo:language="en" fo:country="US" officeooo:paragraph-rsid="02504bfb" style:font-size-asian="10pt" style:font-size-complex="10pt"/>
    </style:style>
    <style:style style:name="P50" style:family="paragraph" style:parent-style-name="Table_20_Contents">
      <style:paragraph-properties fo:text-align="justify" style:justify-single-word="false"/>
      <style:text-properties style:font-name="Thorndale AMT" fo:font-size="10pt" fo:language="en" fo:country="US" officeooo:rsid="0181db95" officeooo:paragraph-rsid="0181db95" style:font-size-asian="10pt" style:font-size-complex="10pt"/>
    </style:style>
    <style:style style:name="P51" style:family="paragraph" style:parent-style-name="Table_20_Contents">
      <style:paragraph-properties fo:text-align="justify" style:justify-single-word="false"/>
      <style:text-properties style:font-name="Thorndale AMT" fo:font-size="10pt" fo:language="en" fo:country="US" officeooo:rsid="008bbdad" officeooo:paragraph-rsid="008bbdad" style:font-size-asian="10pt" style:font-size-complex="10pt"/>
    </style:style>
    <style:style style:name="P52" style:family="paragraph" style:parent-style-name="Table_20_Contents">
      <style:paragraph-properties fo:text-align="justify" style:justify-single-word="false"/>
      <style:text-properties style:font-name="Thorndale AMT" fo:font-size="10pt" fo:language="en" fo:country="US" officeooo:rsid="0099f89f" officeooo:paragraph-rsid="02459be3" style:font-size-asian="10pt" style:font-size-complex="10pt"/>
    </style:style>
    <style:style style:name="P53" style:family="paragraph" style:parent-style-name="Table_20_Contents">
      <style:paragraph-properties fo:text-align="justify" style:justify-single-word="false"/>
      <style:text-properties style:font-name="Thorndale AMT" fo:font-size="10pt" fo:language="en" fo:country="US" officeooo:rsid="008befd9" officeooo:paragraph-rsid="008befd9" style:font-size-asian="10pt" style:font-size-complex="10pt"/>
    </style:style>
    <style:style style:name="P54" style:family="paragraph" style:parent-style-name="Table_20_Contents">
      <style:paragraph-properties fo:text-align="justify" style:justify-single-word="false"/>
      <style:text-properties style:font-name="Thorndale AMT" fo:font-size="10pt" fo:language="en" fo:country="US" officeooo:rsid="0181543b" officeooo:paragraph-rsid="0181543b" style:font-size-asian="10pt" style:font-size-complex="10pt"/>
    </style:style>
    <style:style style:name="P55" style:family="paragraph" style:parent-style-name="Table_20_Contents">
      <style:paragraph-properties fo:text-align="justify" style:justify-single-word="false"/>
      <style:text-properties style:font-name="Thorndale AMT" fo:font-size="10pt" fo:language="en" fo:country="US" officeooo:rsid="017f8d24" officeooo:paragraph-rsid="017f8d24" style:font-size-asian="10pt" style:font-size-complex="10pt"/>
    </style:style>
    <style:style style:name="P56" style:family="paragraph" style:parent-style-name="Table_20_Contents">
      <style:paragraph-properties fo:text-align="justify" style:justify-single-word="false"/>
      <style:text-properties style:font-name="Thorndale AMT" fo:font-size="10pt" fo:language="en" fo:country="US" officeooo:rsid="024d8e31" officeooo:paragraph-rsid="024d8e31" style:font-size-asian="10pt" style:font-size-complex="10pt"/>
    </style:style>
    <style:style style:name="P57" style:family="paragraph" style:parent-style-name="Table_20_Contents">
      <style:paragraph-properties fo:text-align="justify" style:justify-single-word="false"/>
      <style:text-properties style:font-name="Thorndale AMT" fo:font-size="10pt" fo:language="en" fo:country="US" officeooo:rsid="024d8e31" officeooo:paragraph-rsid="0256f1d6" style:font-size-asian="10pt" style:font-size-complex="10pt"/>
    </style:style>
    <style:style style:name="P58" style:family="paragraph" style:parent-style-name="Table_20_Contents">
      <style:paragraph-properties fo:text-align="justify" style:justify-single-word="false"/>
      <style:text-properties style:font-name="Thorndale AMT" fo:font-size="10pt" fo:language="en" fo:country="US" officeooo:rsid="017f7118" officeooo:paragraph-rsid="017f7118" style:font-size-asian="10pt" style:font-size-complex="10pt"/>
    </style:style>
    <style:style style:name="P59" style:family="paragraph" style:parent-style-name="Table_20_Contents">
      <style:paragraph-properties fo:text-align="justify" style:justify-single-word="false"/>
      <style:text-properties style:font-name="Thorndale AMT" fo:font-size="10pt" fo:language="en" fo:country="US" officeooo:rsid="017ea59f" officeooo:paragraph-rsid="017ea59f" style:font-size-asian="10pt" style:font-size-complex="10pt"/>
    </style:style>
    <style:style style:name="P60" style:family="paragraph" style:parent-style-name="Table_20_Contents">
      <style:paragraph-properties fo:text-align="justify" style:justify-single-word="false"/>
      <style:text-properties style:font-name="Thorndale AMT" fo:font-size="10pt" fo:language="en" fo:country="US" officeooo:rsid="0182c227" officeooo:paragraph-rsid="0182c227" style:font-size-asian="10pt" style:font-size-complex="10pt"/>
    </style:style>
    <style:style style:name="P61" style:family="paragraph" style:parent-style-name="Table_20_Contents">
      <style:paragraph-properties fo:text-align="justify" style:justify-single-word="false"/>
      <style:text-properties style:font-name="Thorndale AMT" fo:font-size="10pt" fo:language="en" fo:country="US" officeooo:rsid="01849a87" officeooo:paragraph-rsid="01849a87" style:font-size-asian="10pt" style:font-size-complex="10pt"/>
    </style:style>
    <style:style style:name="P62" style:family="paragraph" style:parent-style-name="Table_20_Contents">
      <style:paragraph-properties fo:text-align="justify" style:justify-single-word="false"/>
      <style:text-properties style:font-name="Thorndale AMT" fo:font-size="10pt" fo:language="en" fo:country="US" officeooo:rsid="01849a87" officeooo:paragraph-rsid="0256f1d6" style:font-size-asian="10pt" style:font-size-complex="10pt"/>
    </style:style>
    <style:style style:name="P63" style:family="paragraph" style:parent-style-name="Table_20_Contents">
      <style:paragraph-properties fo:text-align="justify" style:justify-single-word="false"/>
      <style:text-properties style:font-name="Thorndale AMT" fo:font-size="10pt" fo:language="en" fo:country="US" officeooo:rsid="0243eaf3" officeooo:paragraph-rsid="0243eaf3" style:font-size-asian="10pt" style:font-size-complex="10pt"/>
    </style:style>
    <style:style style:name="P64" style:family="paragraph" style:parent-style-name="Table_20_Contents">
      <style:text-properties style:font-name="Century Gothic4" fo:font-size="12pt" fo:language="en" fo:country="US" style:font-size-asian="12pt" style:font-size-complex="12pt"/>
    </style:style>
    <style:style style:name="P65" style:family="paragraph" style:parent-style-name="Table_20_Contents">
      <style:paragraph-properties fo:text-align="start" style:justify-single-word="false"/>
      <style:text-properties style:font-name="Century Gothic4" fo:font-size="10pt" fo:language="en" fo:country="US" style:font-size-asian="10pt" style:font-size-complex="10pt"/>
    </style:style>
    <style:style style:name="P66" style:family="paragraph" style:parent-style-name="Table_20_Contents">
      <style:paragraph-properties fo:text-align="center" style:justify-single-word="false"/>
      <style:text-properties style:font-name="Century Gothic4" fo:font-size="10pt" fo:language="en" fo:country="US" fo:font-style="italic" fo:font-weight="bold" style:font-size-asian="10pt" style:font-style-asian="italic" style:font-weight-asian="bold" style:font-size-complex="10pt" style:font-style-complex="italic" style:font-weight-complex="bold"/>
    </style:style>
    <style:style style:name="P67" style:family="paragraph" style:parent-style-name="Table_20_Contents">
      <style:paragraph-properties fo:text-align="center" style:justify-single-word="false"/>
      <style:text-properties style:font-name="Century Gothic4" fo:font-size="10pt" fo:language="en" fo:country="US" fo:font-style="italic" style:font-size-asian="10pt" style:font-style-asian="italic" style:font-size-complex="10pt" style:font-style-complex="italic"/>
    </style:style>
    <style:style style:name="P68" style:family="paragraph" style:parent-style-name="Table_20_Contents">
      <style:paragraph-properties fo:text-align="center" style:justify-single-word="false"/>
      <style:text-properties style:font-name="Century Gothic4" fo:font-size="13pt" fo:language="en" fo:country="US" style:font-size-asian="13pt" style:font-size-complex="13pt"/>
    </style:style>
    <style:style style:name="P69" style:family="paragraph" style:parent-style-name="Table_20_Contents">
      <style:text-properties style:font-name="Century Gothic4" fo:font-size="8pt" fo:language="en" fo:country="US" style:font-size-asian="8pt" style:font-size-complex="8pt"/>
    </style:style>
    <style:style style:name="P70" style:family="paragraph" style:parent-style-name="Table_20_Contents">
      <style:paragraph-properties fo:text-align="center" style:justify-single-word="false"/>
      <style:text-properties style:font-name="Century Gothic4" fo:font-size="8pt" fo:language="en" fo:country="US" style:font-size-asian="8pt" style:font-size-complex="8pt"/>
    </style:style>
    <style:style style:name="P71" style:family="paragraph" style:parent-style-name="Table_20_Contents">
      <style:paragraph-properties fo:text-align="center" style:justify-single-word="false"/>
      <style:text-properties style:font-name="Century Gothic4" fo:font-size="8pt" fo:language="en" fo:country="US" officeooo:paragraph-rsid="006cd90f" style:font-size-asian="8pt" style:font-size-complex="8pt"/>
    </style:style>
    <style:style style:name="P72" style:family="paragraph" style:parent-style-name="Table_20_Contents">
      <style:paragraph-properties fo:text-align="center" style:justify-single-word="false"/>
      <style:text-properties style:font-name="Century Gothic4" fo:font-size="8pt" fo:language="en" fo:country="US" officeooo:rsid="011236f9" officeooo:paragraph-rsid="01fca12d" style:font-size-asian="8pt" style:font-size-complex="8pt"/>
    </style:style>
    <style:style style:name="P73" style:family="paragraph" style:parent-style-name="Table_20_Contents">
      <style:text-properties style:font-name="Century Gothic4" fo:font-size="9pt" fo:language="en" fo:country="US" style:font-size-asian="9pt" style:font-size-complex="9pt"/>
    </style:style>
    <style:style style:name="P74" style:family="paragraph" style:parent-style-name="Table_20_Contents">
      <style:text-properties style:font-name="Century Gothic4" fo:font-size="9pt" fo:language="en" fo:country="US" fo:font-weight="normal" style:font-size-asian="9pt" style:font-weight-asian="normal" style:font-size-complex="9pt" style:font-weight-complex="normal"/>
    </style:style>
    <style:style style:name="P75" style:family="paragraph" style:parent-style-name="Table_20_Contents">
      <style:paragraph-properties fo:text-align="center" style:justify-single-word="false"/>
      <style:text-properties fo:color="#29166f" style:font-name="Century Gothic4" fo:font-size="24pt" fo:language="en" fo:country="US" fo:font-weight="bold" officeooo:rsid="008405be" officeooo:paragraph-rsid="008405be" style:font-size-asian="24pt" style:font-weight-asian="bold" style:font-size-complex="24pt" style:font-weight-complex="bold"/>
    </style:style>
    <style:style style:name="P76" style:family="paragraph" style:parent-style-name="Table_20_Contents">
      <style:paragraph-properties fo:text-align="center" style:justify-single-word="false"/>
      <style:text-properties fo:color="#29166f" style:font-name="Century Gothic4" fo:font-size="24pt" fo:language="en" fo:country="US" fo:font-weight="bold" style:font-size-asian="24pt" style:font-weight-asian="bold" style:font-size-complex="24pt" style:font-weight-complex="bold"/>
    </style:style>
    <style:style style:name="P77" style:family="paragraph" style:parent-style-name="Table_20_Contents">
      <style:paragraph-properties fo:text-align="center" style:justify-single-word="false"/>
      <style:text-properties fo:color="#29166f" style:font-name="Century Gothic4" fo:font-size="16pt" fo:language="en" fo:country="US" fo:font-weight="bold" style:font-size-asian="16pt" style:font-weight-asian="bold" style:font-size-complex="16pt" style:font-weight-complex="bold"/>
    </style:style>
    <style:style style:name="P78" style:family="paragraph" style:parent-style-name="Table_20_Contents">
      <style:paragraph-properties fo:text-align="center" style:justify-single-word="false"/>
      <style:text-properties fo:color="#29166f" style:font-name="Century Gothic4" fo:font-size="16pt" fo:language="en" fo:country="US" fo:font-weight="bold" officeooo:rsid="008405be" officeooo:paragraph-rsid="008405be" style:font-size-asian="16pt" style:font-weight-asian="bold" style:font-size-complex="16pt" style:font-weight-complex="bold"/>
    </style:style>
    <style:style style:name="P79" style:family="paragraph" style:parent-style-name="Table_20_Contents">
      <style:text-properties fo:color="#666666" style:font-name="Century Gothic4" fo:font-size="8pt" fo:language="en" fo:country="US" fo:font-style="italic" fo:font-weight="bold" style:font-size-asian="8pt" style:font-style-asian="italic" style:font-weight-asian="bold" style:font-size-complex="8pt" style:font-style-complex="italic" style:font-weight-complex="bold"/>
    </style:style>
    <style:style style:name="P80" style:family="paragraph" style:parent-style-name="Table_20_Contents">
      <style:text-properties fo:font-size="8pt" fo:language="en" fo:country="US" style:font-size-asian="8pt" style:font-size-complex="8pt"/>
    </style:style>
    <style:style style:name="P81" style:family="paragraph" style:parent-style-name="Table_20_Contents">
      <style:paragraph-properties fo:text-align="center" style:justify-single-word="false"/>
      <style:text-properties fo:font-size="8pt" fo:language="en" fo:country="US" style:font-size-asian="8pt" style:font-size-complex="8pt"/>
    </style:style>
    <style:style style:name="P82" style:family="paragraph" style:parent-style-name="Table_20_Contents">
      <style:text-properties fo:font-size="8pt" fo:language="en" fo:country="US" style:font-name-asian="PPBION+Palatino-BoldItalic" style:font-size-asian="8pt" style:font-name-complex="PPBION+Palatino-BoldItalic" style:font-size-complex="8pt"/>
    </style:style>
    <style:style style:name="P83" style:family="paragraph" style:parent-style-name="FunctionPrototype">
      <style:text-properties fo:language="en" fo:country="US" style:text-underline-style="solid" style:text-underline-width="auto" style:text-underline-color="font-color"/>
    </style:style>
    <style:style style:name="P84" style:family="paragraph" style:parent-style-name="Illustration_20_Index_20_Heading">
      <style:text-properties fo:language="en" fo:country="US"/>
    </style:style>
    <style:style style:name="P85" style:family="paragraph" style:parent-style-name="Text_20_body_20_indent_5f_1">
      <style:text-properties fo:language="en" fo:country="US"/>
    </style:style>
    <style:style style:name="P86" style:family="paragraph" style:parent-style-name="Paragraph">
      <style:paragraph-properties loext:contextual-spacing="false" fo:margin-left="0.3752in" fo:margin-right="0in" fo:margin-top="0in" fo:margin-bottom="0in" style:contextual-spacing="false" fo:text-align="justify" style:justify-single-word="false" fo:text-indent="0in" style:auto-text-indent="false"/>
      <style:text-properties style:font-name="Century Gothic4" fo:font-size="10pt" fo:language="en" fo:country="US" style:font-size-asian="10pt" style:font-size-complex="10pt"/>
    </style:style>
    <style:style style:name="P87" style:family="paragraph" style:parent-style-name="Paragraph">
      <style:text-properties style:font-name="Thorndale AMT" fo:language="en" fo:country="US"/>
    </style:style>
    <style:style style:name="P88" style:family="paragraph" style:parent-style-name="Paragraph">
      <style:text-properties fo:language="en" fo:country="US"/>
    </style:style>
    <style:style style:name="P89" style:family="paragraph" style:parent-style-name="Paragraph">
      <style:text-properties fo:language="en" fo:country="US" officeooo:paragraph-rsid="020dcfae"/>
    </style:style>
    <style:style style:name="P90" style:family="paragraph" style:parent-style-name="Paragraph">
      <style:text-properties fo:language="en" fo:country="US" fo:font-weight="normal" officeooo:rsid="020d364b" officeooo:paragraph-rsid="020dcfae" style:font-weight-asian="normal" style:font-weight-complex="normal"/>
    </style:style>
    <style:style style:name="P91" style:family="paragraph" style:parent-style-name="Paragraph">
      <style:text-properties fo:language="en" fo:country="US" officeooo:paragraph-rsid="0081e518"/>
    </style:style>
    <style:style style:name="P92" style:family="paragraph" style:parent-style-name="Paragraph">
      <style:paragraph-properties fo:text-align="center" style:justify-single-word="false"/>
      <style:text-properties fo:language="en" fo:country="US" officeooo:paragraph-rsid="0081e518"/>
    </style:style>
    <style:style style:name="P93" style:family="paragraph" style:parent-style-name="Paragraph">
      <style:text-properties fo:language="en" fo:country="US" officeooo:paragraph-rsid="00d910b6"/>
    </style:style>
    <style:style style:name="P94" style:family="paragraph" style:parent-style-name="Paragraph">
      <style:text-properties fo:language="en" fo:country="US" officeooo:paragraph-rsid="00d84199"/>
    </style:style>
    <style:style style:name="P95" style:family="paragraph" style:parent-style-name="Paragraph">
      <style:text-properties fo:language="en" fo:country="US" officeooo:paragraph-rsid="00e728a0"/>
    </style:style>
    <style:style style:name="P96" style:family="paragraph" style:parent-style-name="Paragraph">
      <style:paragraph-properties fo:margin-left="0in" fo:margin-right="0in" fo:text-indent="0in" style:auto-text-indent="false"/>
      <style:text-properties fo:language="en" fo:country="US" fo:font-weight="normal" officeooo:rsid="020d364b" officeooo:paragraph-rsid="020dcfae" style:font-weight-asian="normal" style:font-weight-complex="normal"/>
    </style:style>
    <style:style style:name="P97" style:family="paragraph" style:parent-style-name="Text_20_body_20_indent_5f_2">
      <style:paragraph-properties fo:margin-left="0in" fo:margin-right="0in" fo:text-indent="0in" style:auto-text-indent="false"/>
      <style:text-properties style:font-name="Courier new" fo:font-size="9pt" fo:language="en" fo:country="US" fo:font-weight="bold" officeooo:rsid="010a5d3d" officeooo:paragraph-rsid="01aefa5f" style:font-size-asian="9pt" style:font-weight-asian="bold" style:font-size-complex="9pt" style:font-weight-complex="bold"/>
    </style:style>
    <style:style style:name="P98" style:family="paragraph" style:parent-style-name="Text_20_body_20_indent_5f_2">
      <style:paragraph-properties fo:margin-left="0in" fo:margin-right="0in" fo:text-indent="0in" style:auto-text-indent="false"/>
      <style:text-properties fo:language="en" fo:country="US" officeooo:rsid="010921e0" officeooo:paragraph-rsid="01aefa5f"/>
    </style:style>
    <style:style style:name="P99" style:family="paragraph" style:parent-style-name="Text_20_body_20_indent_5f_2">
      <style:text-properties style:font-name="Courier new" fo:font-size="9pt" fo:language="en" fo:country="US" fo:font-weight="bold" officeooo:rsid="010a5d3d" officeooo:paragraph-rsid="01aefa5f" style:font-size-asian="9pt" style:font-weight-asian="bold" style:font-size-complex="9pt" style:font-weight-complex="bold"/>
    </style:style>
    <style:style style:name="P100" style:family="paragraph" style:parent-style-name="Text_20_body_20_indent_5f_2">
      <style:text-properties style:font-name="Courier new" fo:font-size="9pt" fo:language="en" fo:country="US" officeooo:paragraph-rsid="01aefa5f" style:font-size-asian="9pt" style:font-size-complex="9pt"/>
    </style:style>
    <style:style style:name="P101" style:family="paragraph" style:parent-style-name="Text_20_body_20_indent_5f_2">
      <style:text-properties fo:language="en" fo:country="US"/>
    </style:style>
    <style:style style:name="P102" style:family="paragraph" style:parent-style-name="Text_20_body_20_indent_5f_2">
      <style:text-properties fo:language="en" fo:country="US" officeooo:paragraph-rsid="00f85bb3"/>
    </style:style>
    <style:style style:name="P103" style:family="paragraph" style:parent-style-name="Text_20_body_20_indent_5f_2">
      <style:text-properties fo:language="en" fo:country="US" officeooo:rsid="021b0189"/>
    </style:style>
    <style:style style:name="P104" style:family="paragraph" style:parent-style-name="Text_20_body_20_indent_5f_2">
      <style:text-properties fo:language="en" fo:country="US" officeooo:rsid="020becf5" officeooo:paragraph-rsid="020becf5"/>
    </style:style>
    <style:style style:name="P105" style:family="paragraph" style:parent-style-name="Text_20_body_20_indent_5f_2">
      <style:text-properties fo:language="en" fo:country="US" officeooo:paragraph-rsid="020becf5"/>
    </style:style>
    <style:style style:name="P106" style:family="paragraph" style:parent-style-name="Text_20_body_20_indent_5f_2">
      <style:text-properties fo:language="en" fo:country="US" officeooo:paragraph-rsid="010921e0"/>
    </style:style>
    <style:style style:name="P107" style:family="paragraph" style:parent-style-name="Text_20_body_20_indent_5f_2">
      <style:text-properties fo:language="en" fo:country="US" officeooo:paragraph-rsid="010bb03c"/>
    </style:style>
    <style:style style:name="P108" style:family="paragraph" style:parent-style-name="Text_20_body_20_indent_5f_2">
      <style:text-properties fo:language="en" fo:country="US" officeooo:paragraph-rsid="01992985"/>
    </style:style>
    <style:style style:name="P109" style:family="paragraph" style:parent-style-name="Text_20_body_20_indent_5f_2">
      <style:text-properties fo:language="en" fo:country="US" officeooo:rsid="01a6d280"/>
    </style:style>
    <style:style style:name="P110" style:family="paragraph" style:parent-style-name="Text_20_body_20_indent_5f_2">
      <style:paragraph-properties fo:margin-left="0.7874in" fo:margin-right="0in" fo:text-indent="0in" style:auto-text-indent="false"/>
      <style:text-properties fo:language="en" fo:country="US"/>
    </style:style>
    <style:style style:name="P111" style:family="paragraph" style:parent-style-name="FunctionStart">
      <style:text-properties fo:language="en" fo:country="US" style:text-underline-style="solid" style:text-underline-width="auto" style:text-underline-color="font-color" fo:font-weight="bold" officeooo:rsid="02153a1b" officeooo:paragraph-rsid="02153a1b" style:font-weight-asian="bold" style:font-weight-complex="bold"/>
    </style:style>
    <style:style style:name="P112" style:family="paragraph" style:parent-style-name="FunctionStart">
      <style:text-properties fo:language="en" fo:country="US" style:text-underline-style="solid" style:text-underline-width="auto" style:text-underline-color="font-color" officeooo:paragraph-rsid="01aaee76"/>
    </style:style>
    <style:style style:name="P113" style:family="paragraph" style:parent-style-name="FunctionStart">
      <style:text-properties fo:language="en" fo:country="US" style:text-underline-style="solid" style:text-underline-width="auto" style:text-underline-color="font-color" officeooo:paragraph-rsid="01aefa5f"/>
    </style:style>
    <style:style style:name="P114" style:family="paragraph" style:parent-style-name="FunctionStart">
      <style:text-properties fo:language="en" fo:country="US" style:text-underline-style="solid" style:text-underline-width="auto" style:text-underline-color="font-color" officeooo:paragraph-rsid="010921e0"/>
    </style:style>
    <style:style style:name="P115" style:family="paragraph" style:parent-style-name="FunctionStart">
      <style:text-properties fo:language="en" fo:country="US" style:text-underline-style="solid" style:text-underline-width="auto" style:text-underline-color="font-color" officeooo:paragraph-rsid="01ba58f3"/>
    </style:style>
    <style:style style:name="P116" style:family="paragraph" style:parent-style-name="FunctionStart">
      <style:text-properties fo:language="en" fo:country="US" style:text-underline-style="solid" style:text-underline-width="auto" style:text-underline-color="font-color" officeooo:paragraph-rsid="010bb03c"/>
    </style:style>
    <style:style style:name="P117" style:family="paragraph" style:parent-style-name="FunctionStart">
      <style:text-properties fo:language="en" fo:country="US" style:text-underline-style="solid" style:text-underline-width="auto" style:text-underline-color="font-color" officeooo:paragraph-rsid="0081e518"/>
    </style:style>
    <style:style style:name="P118" style:family="paragraph" style:parent-style-name="FunctionStart">
      <style:text-properties fo:language="en" fo:country="US" style:text-underline-style="solid" style:text-underline-width="auto" style:text-underline-color="font-color" officeooo:paragraph-rsid="01b93d7e"/>
    </style:style>
    <style:style style:name="P119" style:family="paragraph" style:parent-style-name="FunctionStart">
      <style:text-properties fo:language="en" fo:country="US" style:text-underline-style="solid" style:text-underline-width="auto" style:text-underline-color="font-color" officeooo:paragraph-rsid="01b70399"/>
    </style:style>
    <style:style style:name="P120" style:family="paragraph" style:parent-style-name="FunctionStart">
      <style:text-properties fo:language="en" fo:country="US" style:text-underline-style="solid" style:text-underline-width="auto" style:text-underline-color="font-color" officeooo:paragraph-rsid="00d910b6"/>
    </style:style>
    <style:style style:name="P121" style:family="paragraph" style:parent-style-name="FunctionStart">
      <style:text-properties fo:language="en" fo:country="US" style:text-underline-style="solid" style:text-underline-width="auto" style:text-underline-color="font-color" officeooo:paragraph-rsid="0196cb40"/>
    </style:style>
    <style:style style:name="P122" style:family="paragraph" style:parent-style-name="FunctionStart">
      <style:text-properties fo:language="en" fo:country="US" style:text-underline-style="solid" style:text-underline-width="auto" style:text-underline-color="font-color" officeooo:paragraph-rsid="01bb7d2a"/>
    </style:style>
    <style:style style:name="P123" style:family="paragraph" style:parent-style-name="FunctionStart">
      <style:text-properties fo:language="en" fo:country="US" style:text-underline-style="solid" style:text-underline-width="auto" style:text-underline-color="font-color" officeooo:paragraph-rsid="0193f5d4"/>
    </style:style>
    <style:style style:name="P124" style:family="paragraph" style:parent-style-name="FunctionStart">
      <style:text-properties fo:language="en" fo:country="US" style:text-underline-style="solid" style:text-underline-width="auto" style:text-underline-color="font-color" officeooo:paragraph-rsid="00d84199"/>
    </style:style>
    <style:style style:name="P125" style:family="paragraph" style:parent-style-name="FunctionStart">
      <style:text-properties fo:language="en" fo:country="US" style:text-underline-style="solid" style:text-underline-width="auto" style:text-underline-color="font-color" officeooo:paragraph-rsid="01c0cad3"/>
    </style:style>
    <style:style style:name="P126" style:family="paragraph" style:parent-style-name="FunctionStart">
      <style:text-properties fo:language="en" fo:country="US" style:text-underline-style="solid" style:text-underline-width="auto" style:text-underline-color="font-color" officeooo:paragraph-rsid="024dbdd8"/>
    </style:style>
    <style:style style:name="P127" style:family="paragraph" style:parent-style-name="FunctionStart">
      <style:text-properties fo:language="en" fo:country="US" style:text-underline-style="solid" style:text-underline-width="auto" style:text-underline-color="font-color" officeooo:paragraph-rsid="01c49e75"/>
    </style:style>
    <style:style style:name="P128" style:family="paragraph" style:parent-style-name="FunctionStart">
      <style:text-properties fo:language="en" fo:country="US" style:text-underline-style="solid" style:text-underline-width="auto" style:text-underline-color="font-color" officeooo:paragraph-rsid="01c7a1ea"/>
    </style:style>
    <style:style style:name="P129" style:family="paragraph" style:parent-style-name="FunctionStart">
      <style:text-properties fo:language="en" fo:country="US" style:text-underline-style="solid" style:text-underline-width="auto" style:text-underline-color="font-color" officeooo:paragraph-rsid="01c9e91d"/>
    </style:style>
    <style:style style:name="P130" style:family="paragraph" style:parent-style-name="FunctionStart">
      <style:text-properties fo:language="en" fo:country="US" style:text-underline-style="solid" style:text-underline-width="auto" style:text-underline-color="font-color" officeooo:paragraph-rsid="01ccac9c"/>
    </style:style>
    <style:style style:name="P131" style:family="paragraph" style:parent-style-name="FunctionStart">
      <style:text-properties fo:language="en" fo:country="US" style:text-underline-style="solid" style:text-underline-width="auto" style:text-underline-color="font-color" officeooo:paragraph-rsid="01d5b801"/>
    </style:style>
    <style:style style:name="P132" style:family="paragraph" style:parent-style-name="FunctionStart">
      <style:text-properties fo:language="en" fo:country="US" style:text-underline-style="solid" style:text-underline-width="auto" style:text-underline-color="font-color" officeooo:paragraph-rsid="00b70521"/>
    </style:style>
    <style:style style:name="P133" style:family="paragraph" style:parent-style-name="FunctionStart">
      <style:text-properties fo:language="en" fo:country="US" style:text-underline-style="solid" style:text-underline-width="auto" style:text-underline-color="font-color" officeooo:paragraph-rsid="01d083f3"/>
    </style:style>
    <style:style style:name="P134" style:family="paragraph" style:parent-style-name="FunctionStart">
      <style:text-properties fo:language="en" fo:country="US" style:text-underline-style="solid" style:text-underline-width="auto" style:text-underline-color="font-color" officeooo:paragraph-rsid="024eafcd"/>
    </style:style>
    <style:style style:name="P135" style:family="paragraph" style:parent-style-name="FunctionStart">
      <style:text-properties fo:language="en" fo:country="US" style:text-underline-style="none" fo:font-weight="normal" officeooo:paragraph-rsid="02153a1b" style:font-weight-asian="normal" style:font-weight-complex="normal"/>
    </style:style>
    <style:style style:name="P136" style:family="paragraph" style:parent-style-name="FunctionStart">
      <style:text-properties fo:language="en" fo:country="US" style:text-underline-style="none" fo:font-weight="normal" officeooo:rsid="02153a1b" officeooo:paragraph-rsid="02153a1b" style:font-weight-asian="normal" style:font-weight-complex="normal"/>
    </style:style>
    <style:style style:name="P137" style:family="paragraph" style:parent-style-name="FunctionStart">
      <style:text-properties fo:language="en" fo:country="US" style:text-underline-style="none" fo:font-weight="normal" officeooo:paragraph-rsid="0213601c" style:font-weight-asian="normal" style:font-weight-complex="normal"/>
    </style:style>
    <style:style style:name="P138" style:family="paragraph" style:parent-style-name="FunctionStart">
      <style:text-properties fo:language="en" fo:country="US" style:text-underline-style="none" fo:font-weight="normal" officeooo:rsid="0213601c" officeooo:paragraph-rsid="0213601c" style:font-weight-asian="normal" style:font-weight-complex="normal"/>
    </style:style>
    <style:style style:name="P139" style:family="paragraph" style:parent-style-name="FunctionStart">
      <style:text-properties fo:language="en" fo:country="US" style:text-underline-style="none" fo:font-weight="normal" officeooo:rsid="020dcfae" officeooo:paragraph-rsid="020dcfae" style:font-weight-asian="normal" style:font-weight-complex="normal"/>
    </style:style>
    <style:style style:name="P140" style:family="paragraph" style:parent-style-name="FunctionStart">
      <style:text-properties fo:language="en" fo:country="US" style:text-underline-style="none" officeooo:paragraph-rsid="020dcfae"/>
    </style:style>
    <style:style style:name="P141" style:family="paragraph" style:parent-style-name="FunctionStart">
      <style:text-properties fo:language="en" fo:country="US" fo:font-weight="bold" officeooo:rsid="02153a1b" officeooo:paragraph-rsid="02153a1b" style:font-weight-asian="bold" style:font-weight-complex="bold"/>
    </style:style>
    <style:style style:name="P142" style:family="paragraph" style:parent-style-name="FunctionStart">
      <style:text-properties fo:language="en" fo:country="US" fo:font-weight="bold" officeooo:rsid="0215dd23" officeooo:paragraph-rsid="0215dd23" style:font-weight-asian="bold" style:font-weight-complex="bold"/>
    </style:style>
    <style:style style:name="P143" style:family="paragraph" style:parent-style-name="FunctionStart">
      <style:text-properties fo:language="en" fo:country="US" fo:font-weight="bold" officeooo:rsid="01cf5e5b" officeooo:paragraph-rsid="01cf5e5b" style:font-weight-asian="bold" style:font-weight-complex="bold"/>
    </style:style>
    <style:style style:name="P144" style:family="paragraph" style:parent-style-name="FunctionStart">
      <style:text-properties fo:language="en" fo:country="US" fo:font-style="normal" style:text-underline-style="none" fo:font-weight="normal" officeooo:paragraph-rsid="01cf5e5b" style:font-style-asian="normal" style:font-weight-asian="normal" style:font-style-complex="normal" style:font-weight-complex="normal"/>
    </style:style>
    <style:style style:name="P145" style:family="paragraph" style:parent-style-name="FunctionStart">
      <style:text-properties fo:language="en" fo:country="US" officeooo:paragraph-rsid="0081e518"/>
    </style:style>
    <style:style style:name="P146" style:family="paragraph" style:parent-style-name="FunctionEnd">
      <style:text-properties style:font-name="Century Gothic5" fo:font-size="9pt" fo:language="en" fo:country="US" style:text-underline-style="none" fo:font-weight="normal" officeooo:rsid="017f8d24" officeooo:paragraph-rsid="01aefa5f" style:font-size-asian="7.84999990463257pt" style:font-weight-asian="normal" style:font-size-complex="9pt" style:font-weight-complex="normal"/>
    </style:style>
    <style:style style:name="P147" style:family="paragraph" style:parent-style-name="FunctionEnd">
      <style:text-properties style:font-name="Courier" fo:font-size="9pt" fo:language="en" fo:country="US" fo:font-weight="bold" officeooo:rsid="010a5d3d" officeooo:paragraph-rsid="01aefa5f" style:font-size-asian="7.84999990463257pt" style:font-weight-asian="bold" style:font-size-complex="9pt" style:font-weight-complex="bold"/>
    </style:style>
    <style:style style:name="P148" style:family="paragraph" style:parent-style-name="FunctionEnd">
      <style:text-properties fo:language="en" fo:country="US"/>
    </style:style>
    <style:style style:name="P149" style:family="paragraph" style:parent-style-name="FunctionEnd">
      <style:text-properties fo:language="en" fo:country="US" fo:font-weight="normal" officeooo:rsid="020d364b" officeooo:paragraph-rsid="020dcfae" style:font-weight-asian="normal" style:font-weight-complex="normal"/>
    </style:style>
    <style:style style:name="P150" style:family="paragraph" style:parent-style-name="FunctionEnd">
      <style:text-properties fo:language="en" fo:country="US" style:text-underline-style="none"/>
    </style:style>
    <style:style style:name="P151" style:family="paragraph" style:parent-style-name="FunctionEnd">
      <style:text-properties fo:language="en" fo:country="US" style:text-underline-style="none" fo:font-weight="normal" officeooo:rsid="02153a1b" officeooo:paragraph-rsid="02153a1b" style:font-weight-asian="normal" style:font-weight-complex="normal"/>
    </style:style>
    <style:style style:name="P152" style:family="paragraph" style:parent-style-name="FunctionEnd">
      <style:text-properties fo:language="en" fo:country="US" style:text-underline-style="none" fo:font-weight="normal" officeooo:rsid="0213601c" style:font-weight-asian="normal" style:font-weight-complex="normal"/>
    </style:style>
    <style:style style:name="P153" style:family="paragraph" style:parent-style-name="FunctionEnd">
      <style:text-properties fo:language="en" fo:country="US" style:text-underline-style="none" fo:font-weight="normal" officeooo:rsid="020dcfae" officeooo:paragraph-rsid="020dcfae" style:font-weight-asian="normal" style:font-weight-complex="normal"/>
    </style:style>
    <style:style style:name="P154" style:family="paragraph" style:parent-style-name="FunctionEnd">
      <style:text-properties fo:language="en" fo:country="US" style:text-underline-style="none" fo:font-weight="normal" officeooo:rsid="0206dded" style:font-weight-asian="normal" style:font-weight-complex="normal"/>
    </style:style>
    <style:style style:name="P155" style:family="paragraph" style:parent-style-name="FunctionEnd">
      <style:text-properties fo:language="en" fo:country="US" style:text-underline-style="none" fo:font-weight="normal" officeooo:rsid="010a5d3d" style:font-weight-asian="normal" style:font-weight-complex="normal"/>
    </style:style>
    <style:style style:name="P156" style:family="paragraph" style:parent-style-name="FunctionEnd">
      <style:text-properties fo:language="en" fo:country="US" style:text-underline-style="none" officeooo:paragraph-rsid="020dcfae"/>
    </style:style>
    <style:style style:name="P157" style:family="paragraph" style:parent-style-name="FunctionEnd">
      <style:text-properties fo:language="en" fo:country="US" fo:font-style="normal" style:text-underline-style="none" fo:font-weight="normal" officeooo:rsid="0222b14f" officeooo:paragraph-rsid="0222b14f" style:font-style-asian="normal" style:font-weight-asian="normal" style:font-style-complex="normal" style:font-weight-complex="normal"/>
    </style:style>
    <style:style style:name="P158" style:family="paragraph" style:parent-style-name="FunctionEnd">
      <style:text-properties fo:language="en" fo:country="US" fo:font-style="normal" style:text-underline-style="none" fo:font-weight="normal" officeooo:rsid="020d364b" officeooo:paragraph-rsid="0222b14f" style:font-style-asian="normal" style:font-weight-asian="normal" style:font-style-complex="normal" style:font-weight-complex="normal"/>
    </style:style>
    <style:style style:name="P159" style:family="paragraph" style:parent-style-name="FunctionEnd">
      <style:text-properties fo:language="en" fo:country="US" fo:font-style="normal" style:text-underline-style="none" fo:font-weight="normal" officeooo:rsid="0206dded" style:font-style-asian="normal" style:font-weight-asian="normal" style:font-style-complex="normal" style:font-weight-complex="normal"/>
    </style:style>
    <style:style style:name="P160" style:family="paragraph" style:parent-style-name="FunctionEnd">
      <style:text-properties fo:language="en" fo:country="US" fo:font-style="normal" fo:font-weight="normal" officeooo:paragraph-rsid="0081e518" style:font-style-asian="normal" style:font-weight-asian="normal" style:font-style-complex="normal" style:font-weight-complex="normal"/>
    </style:style>
    <style:style style:name="P161" style:family="paragraph" style:parent-style-name="FunctionEnd">
      <style:text-properties fo:language="en" fo:country="US" officeooo:paragraph-rsid="010bb03c"/>
    </style:style>
    <style:style style:name="P162" style:family="paragraph" style:parent-style-name="FunctionEnd">
      <style:text-properties fo:language="en" fo:country="US" fo:font-style="italic" fo:font-weight="normal" officeooo:paragraph-rsid="0081e518" style:font-style-asian="italic" style:font-weight-asian="normal" style:font-style-complex="italic" style:font-weight-complex="normal"/>
    </style:style>
    <style:style style:name="P163" style:family="paragraph" style:parent-style-name="FunctionEnd">
      <style:text-properties fo:language="en" fo:country="US" officeooo:paragraph-rsid="01aefa5f"/>
    </style:style>
    <style:style style:name="P164" style:family="paragraph" style:parent-style-name="FunctionEnd">
      <style:text-properties fo:language="en" fo:country="US" officeooo:paragraph-rsid="0081e518"/>
    </style:style>
    <style:style style:name="P165" style:family="paragraph" style:parent-style-name="FunctionEnd">
      <style:text-properties fo:language="en" fo:country="US" officeooo:paragraph-rsid="01992985"/>
    </style:style>
    <style:style style:name="P166" style:family="paragraph" style:parent-style-name="FunctionEnd">
      <style:text-properties fo:language="en" fo:country="US" officeooo:paragraph-rsid="00e728a0"/>
    </style:style>
    <style:style style:name="P167" style:family="paragraph" style:parent-style-name="FunctionEnd">
      <style:text-properties fo:language="en" fo:country="US" officeooo:paragraph-rsid="00b70521"/>
    </style:style>
    <style:style style:name="P168" style:family="paragraph" style:parent-style-name="FunctionEnd">
      <style:text-properties fo:language="en" fo:country="US" officeooo:rsid="01a6d280"/>
    </style:style>
    <style:style style:name="P169" style:family="paragraph" style:parent-style-name="FunctionEnd">
      <style:text-properties fo:language="en" fo:country="US" officeooo:rsid="01a6d280" officeooo:paragraph-rsid="01aefa5f"/>
    </style:style>
    <style:style style:name="P170" style:family="paragraph" style:parent-style-name="FunctionHeading">
      <style:text-properties fo:language="en" fo:country="US" style:text-underline-style="solid" style:text-underline-width="auto" style:text-underline-color="font-color" officeooo:paragraph-rsid="01aaee76"/>
    </style:style>
    <style:style style:name="P171" style:family="paragraph" style:parent-style-name="FunctionHeading">
      <style:text-properties fo:language="en" fo:country="US" style:text-underline-style="solid" style:text-underline-width="auto" style:text-underline-color="font-color" officeooo:paragraph-rsid="01aefa5f"/>
    </style:style>
    <style:style style:name="P172" style:family="paragraph" style:parent-style-name="FunctionHeading">
      <style:text-properties fo:language="en" fo:country="US" style:text-underline-style="solid" style:text-underline-width="auto" style:text-underline-color="font-color" officeooo:paragraph-rsid="010921e0"/>
    </style:style>
    <style:style style:name="P173" style:family="paragraph" style:parent-style-name="FunctionHeading">
      <style:text-properties fo:language="en" fo:country="US" style:text-underline-style="solid" style:text-underline-width="auto" style:text-underline-color="font-color" officeooo:paragraph-rsid="01ba58f3"/>
    </style:style>
    <style:style style:name="P174" style:family="paragraph" style:parent-style-name="FunctionHeading">
      <style:text-properties fo:language="en" fo:country="US" style:text-underline-style="solid" style:text-underline-width="auto" style:text-underline-color="font-color" officeooo:paragraph-rsid="01bae2b3"/>
    </style:style>
    <style:style style:name="P175" style:family="paragraph" style:parent-style-name="FunctionHeading">
      <style:text-properties fo:language="en" fo:country="US" style:text-underline-style="solid" style:text-underline-width="auto" style:text-underline-color="font-color" officeooo:paragraph-rsid="010bb03c"/>
    </style:style>
    <style:style style:name="P176" style:family="paragraph" style:parent-style-name="FunctionHeading">
      <style:text-properties fo:language="en" fo:country="US" style:text-underline-style="solid" style:text-underline-width="auto" style:text-underline-color="font-color" officeooo:paragraph-rsid="0081e518"/>
    </style:style>
    <style:style style:name="P177" style:family="paragraph" style:parent-style-name="FunctionHeading">
      <style:text-properties fo:language="en" fo:country="US" style:text-underline-style="solid" style:text-underline-width="auto" style:text-underline-color="font-color" officeooo:paragraph-rsid="01b93d7e"/>
    </style:style>
    <style:style style:name="P178" style:family="paragraph" style:parent-style-name="FunctionHeading">
      <style:text-properties fo:language="en" fo:country="US" style:text-underline-style="solid" style:text-underline-width="auto" style:text-underline-color="font-color" officeooo:paragraph-rsid="01b70399"/>
    </style:style>
    <style:style style:name="P179" style:family="paragraph" style:parent-style-name="FunctionHeading">
      <style:text-properties fo:language="en" fo:country="US" style:text-underline-style="solid" style:text-underline-width="auto" style:text-underline-color="font-color" officeooo:paragraph-rsid="00d910b6"/>
    </style:style>
    <style:style style:name="P180" style:family="paragraph" style:parent-style-name="FunctionHeading">
      <style:text-properties fo:language="en" fo:country="US" style:text-underline-style="solid" style:text-underline-width="auto" style:text-underline-color="font-color" officeooo:paragraph-rsid="0196cb40"/>
    </style:style>
    <style:style style:name="P181" style:family="paragraph" style:parent-style-name="FunctionHeading">
      <style:text-properties fo:language="en" fo:country="US" style:text-underline-style="solid" style:text-underline-width="auto" style:text-underline-color="font-color" officeooo:paragraph-rsid="01992985"/>
    </style:style>
    <style:style style:name="P182" style:family="paragraph" style:parent-style-name="FunctionHeading">
      <style:text-properties fo:language="en" fo:country="US" style:text-underline-style="solid" style:text-underline-width="auto" style:text-underline-color="font-color" officeooo:paragraph-rsid="01bb7d2a"/>
    </style:style>
    <style:style style:name="P183" style:family="paragraph" style:parent-style-name="FunctionHeading">
      <style:text-properties fo:language="en" fo:country="US" style:text-underline-style="solid" style:text-underline-width="auto" style:text-underline-color="font-color" officeooo:paragraph-rsid="0193f5d4"/>
    </style:style>
    <style:style style:name="P184" style:family="paragraph" style:parent-style-name="FunctionHeading">
      <style:text-properties fo:language="en" fo:country="US" style:text-underline-style="solid" style:text-underline-width="auto" style:text-underline-color="font-color" officeooo:paragraph-rsid="00d84199"/>
    </style:style>
    <style:style style:name="P185" style:family="paragraph" style:parent-style-name="FunctionHeading">
      <style:text-properties fo:language="en" fo:country="US" style:text-underline-style="solid" style:text-underline-width="auto" style:text-underline-color="font-color" officeooo:paragraph-rsid="01c0cad3"/>
    </style:style>
    <style:style style:name="P186" style:family="paragraph" style:parent-style-name="FunctionHeading">
      <style:text-properties fo:language="en" fo:country="US" style:text-underline-style="solid" style:text-underline-width="auto" style:text-underline-color="font-color" officeooo:paragraph-rsid="024dbdd8"/>
    </style:style>
    <style:style style:name="P187" style:family="paragraph" style:parent-style-name="FunctionHeading">
      <style:text-properties fo:language="en" fo:country="US" style:text-underline-style="solid" style:text-underline-width="auto" style:text-underline-color="font-color" officeooo:paragraph-rsid="01c49e75"/>
    </style:style>
    <style:style style:name="P188" style:family="paragraph" style:parent-style-name="FunctionHeading">
      <style:text-properties fo:language="en" fo:country="US" style:text-underline-style="solid" style:text-underline-width="auto" style:text-underline-color="font-color" officeooo:paragraph-rsid="01c7a1ea"/>
    </style:style>
    <style:style style:name="P189" style:family="paragraph" style:parent-style-name="FunctionHeading">
      <style:text-properties fo:language="en" fo:country="US" style:text-underline-style="solid" style:text-underline-width="auto" style:text-underline-color="font-color" officeooo:paragraph-rsid="01c9e91d"/>
    </style:style>
    <style:style style:name="P190" style:family="paragraph" style:parent-style-name="FunctionHeading">
      <style:text-properties fo:language="en" fo:country="US" style:text-underline-style="solid" style:text-underline-width="auto" style:text-underline-color="font-color" officeooo:paragraph-rsid="01ccac9c"/>
    </style:style>
    <style:style style:name="P191" style:family="paragraph" style:parent-style-name="FunctionHeading">
      <style:text-properties fo:language="en" fo:country="US" style:text-underline-style="solid" style:text-underline-width="auto" style:text-underline-color="font-color" officeooo:paragraph-rsid="01cf5e5b"/>
    </style:style>
    <style:style style:name="P192" style:family="paragraph" style:parent-style-name="FunctionHeading">
      <style:text-properties fo:language="en" fo:country="US" style:text-underline-style="solid" style:text-underline-width="auto" style:text-underline-color="font-color" officeooo:paragraph-rsid="00e728a0"/>
    </style:style>
    <style:style style:name="P193" style:family="paragraph" style:parent-style-name="FunctionHeading">
      <style:text-properties fo:language="en" fo:country="US" style:text-underline-style="solid" style:text-underline-width="auto" style:text-underline-color="font-color" officeooo:paragraph-rsid="01d5b801"/>
    </style:style>
    <style:style style:name="P194" style:family="paragraph" style:parent-style-name="FunctionHeading">
      <style:text-properties fo:language="en" fo:country="US" style:text-underline-style="solid" style:text-underline-width="auto" style:text-underline-color="font-color" officeooo:paragraph-rsid="00b70521"/>
    </style:style>
    <style:style style:name="P195" style:family="paragraph" style:parent-style-name="FunctionHeading">
      <style:text-properties fo:language="en" fo:country="US" style:text-underline-style="solid" style:text-underline-width="auto" style:text-underline-color="font-color" officeooo:paragraph-rsid="01d083f3"/>
    </style:style>
    <style:style style:name="P196" style:family="paragraph" style:parent-style-name="FunctionHeading">
      <style:text-properties fo:language="en" fo:country="US" style:text-underline-style="solid" style:text-underline-width="auto" style:text-underline-color="font-color" officeooo:paragraph-rsid="024eafcd"/>
    </style:style>
    <style:style style:name="P197" style:family="paragraph" style:parent-style-name="FunctionDescription">
      <style:text-properties fo:language="en" fo:country="US" officeooo:rsid="01ad5ec0" officeooo:paragraph-rsid="01d9f81f"/>
    </style:style>
    <style:style style:name="P198" style:family="paragraph" style:parent-style-name="FunctionDescription">
      <style:text-properties fo:language="en" fo:country="US" officeooo:rsid="01ad5ec0" officeooo:paragraph-rsid="01d63438"/>
    </style:style>
    <style:style style:name="P199" style:family="paragraph" style:parent-style-name="FunctionDescription">
      <style:text-properties fo:language="en" fo:country="US" officeooo:rsid="01ad5ec0" officeooo:paragraph-rsid="01d85159"/>
    </style:style>
    <style:style style:name="P200" style:family="paragraph" style:parent-style-name="FunctionDescription">
      <style:text-properties fo:language="en" fo:country="US" officeooo:rsid="01ad5ec0" officeooo:paragraph-rsid="01dd3646"/>
    </style:style>
    <style:style style:name="P201" style:family="paragraph" style:parent-style-name="FunctionDescription">
      <style:text-properties fo:language="en" fo:country="US" officeooo:rsid="01ad5ec0" officeooo:paragraph-rsid="01e8593b"/>
    </style:style>
    <style:style style:name="P202" style:family="paragraph" style:parent-style-name="FunctionDescription">
      <style:text-properties fo:language="en" fo:country="US" officeooo:rsid="01ad5ec0" officeooo:paragraph-rsid="01e49e84"/>
    </style:style>
    <style:style style:name="P203" style:family="paragraph" style:parent-style-name="FunctionDescription">
      <style:text-properties fo:language="en" fo:country="US" officeooo:rsid="01ad5ec0" officeooo:paragraph-rsid="01e85aba"/>
    </style:style>
    <style:style style:name="P204" style:family="paragraph" style:parent-style-name="FunctionDescription">
      <style:text-properties fo:language="en" fo:country="US" officeooo:rsid="01ad5ec0" officeooo:paragraph-rsid="01ea56a6"/>
    </style:style>
    <style:style style:name="P205" style:family="paragraph" style:parent-style-name="FunctionDescription">
      <style:text-properties fo:language="en" fo:country="US" officeooo:rsid="01ad5ec0" officeooo:paragraph-rsid="01ec4afe"/>
    </style:style>
    <style:style style:name="P206" style:family="paragraph" style:parent-style-name="FunctionDescription">
      <style:text-properties fo:language="en" fo:country="US" officeooo:rsid="01ad5ec0" officeooo:paragraph-rsid="01f13e16"/>
    </style:style>
    <style:style style:name="P207" style:family="paragraph" style:parent-style-name="FunctionDescription">
      <style:text-properties fo:language="en" fo:country="US" officeooo:rsid="01ad5ec0" officeooo:paragraph-rsid="01f34185"/>
    </style:style>
    <style:style style:name="P208" style:family="paragraph" style:parent-style-name="FunctionDescription">
      <style:text-properties fo:language="en" fo:country="US" officeooo:rsid="01ad5ec0" officeooo:paragraph-rsid="0200031c"/>
    </style:style>
    <style:style style:name="P209" style:family="paragraph" style:parent-style-name="FunctionDescription">
      <style:text-properties fo:language="en" fo:country="US" officeooo:rsid="01ad5ec0" officeooo:paragraph-rsid="02014f91"/>
    </style:style>
    <style:style style:name="P210" style:family="paragraph" style:parent-style-name="FunctionDescription">
      <style:text-properties fo:language="en" fo:country="US" officeooo:rsid="01ad5ec0" officeooo:paragraph-rsid="0202f832"/>
    </style:style>
    <style:style style:name="P211" style:family="paragraph" style:parent-style-name="FunctionDescription">
      <style:text-properties fo:language="en" fo:country="US" officeooo:rsid="01ad5ec0" officeooo:paragraph-rsid="02041e2a"/>
    </style:style>
    <style:style style:name="P212" style:family="paragraph" style:parent-style-name="FunctionDescription">
      <style:text-properties fo:language="en" fo:country="US" officeooo:rsid="01ad5ec0" officeooo:paragraph-rsid="0204bc79"/>
    </style:style>
    <style:style style:name="P213" style:family="paragraph" style:parent-style-name="FunctionDescription">
      <style:text-properties fo:language="en" fo:country="US" officeooo:rsid="01ad5ec0" officeooo:paragraph-rsid="01fe3998"/>
    </style:style>
    <style:style style:name="P214" style:family="paragraph" style:parent-style-name="FunctionDescription">
      <style:text-properties fo:language="en" fo:country="US" officeooo:rsid="01ad5ec0" officeooo:paragraph-rsid="01f5f5f7"/>
    </style:style>
    <style:style style:name="P215" style:family="paragraph" style:parent-style-name="FunctionDescription">
      <style:text-properties fo:language="en" fo:country="US" officeooo:rsid="01ad5ec0" officeooo:paragraph-rsid="01f6f4df"/>
    </style:style>
    <style:style style:name="P216" style:family="paragraph" style:parent-style-name="FunctionDescription">
      <style:text-properties fo:language="en" fo:country="US" officeooo:paragraph-rsid="01aaee76"/>
    </style:style>
    <style:style style:name="P217" style:family="paragraph" style:parent-style-name="FunctionDescription">
      <style:text-properties fo:language="en" fo:country="US" fo:font-weight="normal" officeooo:rsid="01ad5ec0" officeooo:paragraph-rsid="01d9f81f" style:font-weight-asian="normal" style:font-weight-complex="normal"/>
    </style:style>
    <style:style style:name="P218" style:family="paragraph" style:parent-style-name="FunctionDescription">
      <style:text-properties fo:language="en" fo:country="US" fo:font-weight="normal" officeooo:rsid="01ad5ec0" officeooo:paragraph-rsid="01d63438" style:font-weight-asian="normal" style:font-weight-complex="normal"/>
    </style:style>
    <style:style style:name="P219" style:family="paragraph" style:parent-style-name="FunctionDescription">
      <style:text-properties fo:language="en" fo:country="US" fo:font-weight="normal" officeooo:rsid="01ad5ec0" officeooo:paragraph-rsid="01d85159" style:font-weight-asian="normal" style:font-weight-complex="normal"/>
    </style:style>
    <style:style style:name="P220" style:family="paragraph" style:parent-style-name="FunctionDescription">
      <style:text-properties fo:language="en" fo:country="US" fo:font-weight="normal" officeooo:rsid="01ad5ec0" officeooo:paragraph-rsid="01dd3646" style:font-weight-asian="normal" style:font-weight-complex="normal"/>
    </style:style>
    <style:style style:name="P221" style:family="paragraph" style:parent-style-name="FunctionDescription">
      <style:text-properties fo:language="en" fo:country="US" fo:font-weight="normal" officeooo:rsid="01ad5ec0" officeooo:paragraph-rsid="01e191ca" style:font-weight-asian="normal" style:font-weight-complex="normal"/>
    </style:style>
    <style:style style:name="P222" style:family="paragraph" style:parent-style-name="FunctionDescription">
      <style:text-properties fo:language="en" fo:country="US" fo:font-weight="normal" officeooo:rsid="01ad5ec0" officeooo:paragraph-rsid="01e8593b" style:font-weight-asian="normal" style:font-weight-complex="normal"/>
    </style:style>
    <style:style style:name="P223" style:family="paragraph" style:parent-style-name="FunctionDescription">
      <style:text-properties fo:language="en" fo:country="US" fo:font-weight="normal" officeooo:rsid="01ad5ec0" officeooo:paragraph-rsid="01e49e84" style:font-weight-asian="normal" style:font-weight-complex="normal"/>
    </style:style>
    <style:style style:name="P224" style:family="paragraph" style:parent-style-name="FunctionDescription">
      <style:text-properties fo:language="en" fo:country="US" fo:font-weight="normal" officeooo:rsid="01ad5ec0" officeooo:paragraph-rsid="01ea56a6" style:font-weight-asian="normal" style:font-weight-complex="normal"/>
    </style:style>
    <style:style style:name="P225" style:family="paragraph" style:parent-style-name="FunctionDescription">
      <style:text-properties fo:language="en" fo:country="US" fo:font-weight="normal" officeooo:rsid="01ad5ec0" officeooo:paragraph-rsid="01ec4afe" style:font-weight-asian="normal" style:font-weight-complex="normal"/>
    </style:style>
    <style:style style:name="P226" style:family="paragraph" style:parent-style-name="FunctionDescription">
      <style:text-properties fo:language="en" fo:country="US" fo:font-weight="normal" officeooo:rsid="01ad5ec0" officeooo:paragraph-rsid="01f13e16" style:font-weight-asian="normal" style:font-weight-complex="normal"/>
    </style:style>
    <style:style style:name="P227" style:family="paragraph" style:parent-style-name="FunctionDescription">
      <style:text-properties fo:language="en" fo:country="US" fo:font-weight="normal" officeooo:rsid="01ad5ec0" officeooo:paragraph-rsid="01f324a0" style:font-weight-asian="normal" style:font-weight-complex="normal"/>
    </style:style>
    <style:style style:name="P228" style:family="paragraph" style:parent-style-name="FunctionDescription">
      <style:text-properties fo:language="en" fo:country="US" fo:font-weight="normal" officeooo:rsid="01ad5ec0" officeooo:paragraph-rsid="01f34185" style:font-weight-asian="normal" style:font-weight-complex="normal"/>
    </style:style>
    <style:style style:name="P229" style:family="paragraph" style:parent-style-name="FunctionDescription">
      <style:text-properties fo:language="en" fo:country="US" fo:font-weight="normal" officeooo:rsid="01ad5ec0" officeooo:paragraph-rsid="01f34cea" style:font-weight-asian="normal" style:font-weight-complex="normal"/>
    </style:style>
    <style:style style:name="P230" style:family="paragraph" style:parent-style-name="FunctionDescription">
      <style:text-properties fo:language="en" fo:country="US" fo:font-weight="normal" officeooo:rsid="01ad5ec0" officeooo:paragraph-rsid="0200031c" style:font-weight-asian="normal" style:font-weight-complex="normal"/>
    </style:style>
    <style:style style:name="P231" style:family="paragraph" style:parent-style-name="FunctionDescription">
      <style:text-properties fo:language="en" fo:country="US" fo:font-weight="normal" officeooo:rsid="01ad5ec0" officeooo:paragraph-rsid="02014f91" style:font-weight-asian="normal" style:font-weight-complex="normal"/>
    </style:style>
    <style:style style:name="P232" style:family="paragraph" style:parent-style-name="FunctionDescription">
      <style:text-properties fo:language="en" fo:country="US" fo:font-weight="normal" officeooo:rsid="01ad5ec0" officeooo:paragraph-rsid="0202f832" style:font-weight-asian="normal" style:font-weight-complex="normal"/>
    </style:style>
    <style:style style:name="P233" style:family="paragraph" style:parent-style-name="FunctionDescription">
      <style:text-properties fo:language="en" fo:country="US" fo:font-weight="normal" officeooo:rsid="01ad5ec0" officeooo:paragraph-rsid="02041e2a" style:font-weight-asian="normal" style:font-weight-complex="normal"/>
    </style:style>
    <style:style style:name="P234" style:family="paragraph" style:parent-style-name="FunctionDescription">
      <style:text-properties fo:language="en" fo:country="US" fo:font-weight="normal" officeooo:rsid="01ad5ec0" officeooo:paragraph-rsid="0204bc79" style:font-weight-asian="normal" style:font-weight-complex="normal"/>
    </style:style>
    <style:style style:name="P235" style:family="paragraph" style:parent-style-name="FunctionDescription">
      <style:text-properties fo:language="en" fo:country="US" fo:font-weight="normal" officeooo:rsid="01ad5ec0" officeooo:paragraph-rsid="01fe3998" style:font-weight-asian="normal" style:font-weight-complex="normal"/>
    </style:style>
    <style:style style:name="P236" style:family="paragraph" style:parent-style-name="FunctionDescription">
      <style:text-properties fo:language="en" fo:country="US" fo:font-weight="normal" officeooo:rsid="01ad5ec0" officeooo:paragraph-rsid="01f5f5f7" style:font-weight-asian="normal" style:font-weight-complex="normal"/>
    </style:style>
    <style:style style:name="P237" style:family="paragraph" style:parent-style-name="FunctionDescription">
      <style:text-properties fo:language="en" fo:country="US" fo:font-weight="normal" officeooo:rsid="01ad5ec0" officeooo:paragraph-rsid="01fa7c62" style:font-weight-asian="normal" style:font-weight-complex="normal"/>
    </style:style>
    <style:style style:name="P238" style:family="paragraph" style:parent-style-name="FunctionDescription">
      <style:text-properties fo:language="en" fo:country="US" fo:font-weight="normal" officeooo:rsid="01ad5ec0" officeooo:paragraph-rsid="01f6f4df" style:font-weight-asian="normal" style:font-weight-complex="normal"/>
    </style:style>
    <style:style style:name="P239" style:family="paragraph" style:parent-style-name="FunctionDescription">
      <style:text-properties fo:language="en" fo:country="US" fo:font-weight="normal" officeooo:rsid="01ad5ec0" officeooo:paragraph-rsid="02054893" style:font-weight-asian="normal" style:font-weight-complex="normal"/>
    </style:style>
    <style:style style:name="P240" style:family="paragraph" style:parent-style-name="FunctionDescription">
      <style:text-properties fo:language="en" fo:country="US" fo:font-weight="normal" officeooo:rsid="01d9f81f" officeooo:paragraph-rsid="01d9f81f" style:font-weight-asian="normal" style:font-weight-complex="normal"/>
    </style:style>
    <style:style style:name="P241" style:family="paragraph" style:parent-style-name="FunctionDescription">
      <style:text-properties fo:language="en" fo:country="US" fo:font-weight="normal" officeooo:paragraph-rsid="010921e0" style:font-weight-asian="normal" style:font-weight-complex="normal"/>
    </style:style>
    <style:style style:name="P242" style:family="paragraph" style:parent-style-name="FunctionDescription">
      <style:text-properties fo:language="en" fo:country="US" fo:font-weight="normal" officeooo:rsid="010bb03c" officeooo:paragraph-rsid="010bb03c" style:font-weight-asian="normal" style:font-weight-complex="normal"/>
    </style:style>
    <style:style style:name="P243" style:family="paragraph" style:parent-style-name="FunctionDescription">
      <style:text-properties fo:language="en" fo:country="US" fo:font-weight="normal" officeooo:rsid="010d86b3" officeooo:paragraph-rsid="010d86b3" style:font-weight-asian="normal" style:font-weight-complex="normal"/>
    </style:style>
    <style:style style:name="P244" style:family="paragraph" style:parent-style-name="FunctionDescription">
      <style:text-properties fo:language="en" fo:country="US" fo:font-weight="normal" officeooo:rsid="008f26c9" officeooo:paragraph-rsid="01b7b723" style:font-weight-asian="normal" style:font-weight-complex="normal"/>
    </style:style>
    <style:style style:name="P245" style:family="paragraph" style:parent-style-name="FunctionDescription">
      <style:text-properties fo:language="en" fo:country="US" fo:font-weight="normal" officeooo:rsid="01b320cf" officeooo:paragraph-rsid="01b320cf" style:font-weight-asian="normal" style:font-weight-complex="normal"/>
    </style:style>
    <style:style style:name="P246" style:family="paragraph" style:parent-style-name="FunctionDescription">
      <style:text-properties fo:language="en" fo:country="US" fo:font-weight="normal" officeooo:rsid="010a5d3d" officeooo:paragraph-rsid="01b1a2c4" style:font-weight-asian="normal" style:font-weight-complex="normal"/>
    </style:style>
    <style:style style:name="P247" style:family="paragraph" style:parent-style-name="FunctionDescription">
      <style:text-properties fo:language="en" fo:country="US" fo:font-weight="normal" officeooo:rsid="01b1a2c4" officeooo:paragraph-rsid="01b1a2c4" style:font-weight-asian="normal" style:font-weight-complex="normal"/>
    </style:style>
    <style:style style:name="P248" style:family="paragraph" style:parent-style-name="FunctionDescription">
      <style:text-properties fo:language="en" fo:country="US" fo:font-weight="normal" officeooo:rsid="023dbdc2" officeooo:paragraph-rsid="023dbdc2" style:font-weight-asian="normal" style:font-weight-complex="normal"/>
    </style:style>
    <style:style style:name="P249" style:family="paragraph" style:parent-style-name="FunctionDescription">
      <style:text-properties fo:language="en" fo:country="US" fo:font-weight="normal" officeooo:rsid="01d63438" officeooo:paragraph-rsid="01d63438" style:font-weight-asian="normal" style:font-weight-complex="normal"/>
    </style:style>
    <style:style style:name="P250" style:family="paragraph" style:parent-style-name="FunctionDescription">
      <style:text-properties fo:language="en" fo:country="US" fo:font-weight="normal" officeooo:rsid="01d71d9f" officeooo:paragraph-rsid="01d71d9f" style:font-weight-asian="normal" style:font-weight-complex="normal"/>
    </style:style>
    <style:style style:name="P251" style:family="paragraph" style:parent-style-name="FunctionDescription">
      <style:text-properties fo:language="en" fo:country="US" fo:font-weight="normal" officeooo:rsid="01d85159" officeooo:paragraph-rsid="01d85159" style:font-weight-asian="normal" style:font-weight-complex="normal"/>
    </style:style>
    <style:style style:name="P252" style:family="paragraph" style:parent-style-name="FunctionDescription">
      <style:text-properties fo:language="en" fo:country="US" fo:font-weight="normal" officeooo:rsid="01d85159" officeooo:paragraph-rsid="01dd3646" style:font-weight-asian="normal" style:font-weight-complex="normal"/>
    </style:style>
    <style:style style:name="P253" style:family="paragraph" style:parent-style-name="FunctionDescription">
      <style:text-properties fo:language="en" fo:country="US" fo:font-weight="normal" officeooo:rsid="01e191ca" officeooo:paragraph-rsid="01e191ca" style:font-weight-asian="normal" style:font-weight-complex="normal"/>
    </style:style>
    <style:style style:name="P254" style:family="paragraph" style:parent-style-name="FunctionDescription">
      <style:text-properties fo:language="en" fo:country="US" fo:font-weight="normal" officeooo:rsid="00b028da" officeooo:paragraph-rsid="00e728a0" style:font-weight-asian="normal" style:font-weight-complex="normal"/>
    </style:style>
    <style:style style:name="P255" style:family="paragraph" style:parent-style-name="FunctionDescription">
      <style:text-properties fo:language="en" fo:country="US" fo:font-weight="normal" officeooo:rsid="01e8593b" officeooo:paragraph-rsid="01e8593b" style:font-weight-asian="normal" style:font-weight-complex="normal"/>
    </style:style>
    <style:style style:name="P256" style:family="paragraph" style:parent-style-name="FunctionDescription">
      <style:text-properties fo:language="en" fo:country="US" fo:font-weight="normal" officeooo:rsid="01e49e84" officeooo:paragraph-rsid="01e49e84" style:font-weight-asian="normal" style:font-weight-complex="normal"/>
    </style:style>
    <style:style style:name="P257" style:family="paragraph" style:parent-style-name="FunctionDescription">
      <style:text-properties fo:language="en" fo:country="US" fo:font-weight="normal" officeooo:rsid="01e49e84" officeooo:paragraph-rsid="01e806be" style:font-weight-asian="normal" style:font-weight-complex="normal"/>
    </style:style>
    <style:style style:name="P258" style:family="paragraph" style:parent-style-name="FunctionDescription">
      <style:text-properties fo:language="en" fo:country="US" fo:font-weight="normal" officeooo:rsid="01ea56a6" officeooo:paragraph-rsid="01ea56a6" style:font-weight-asian="normal" style:font-weight-complex="normal"/>
    </style:style>
    <style:style style:name="P259" style:family="paragraph" style:parent-style-name="FunctionDescription">
      <style:text-properties fo:language="en" fo:country="US" fo:font-weight="normal" officeooo:rsid="01ec4afe" officeooo:paragraph-rsid="01ec4afe" style:font-weight-asian="normal" style:font-weight-complex="normal"/>
    </style:style>
    <style:style style:name="P260" style:family="paragraph" style:parent-style-name="FunctionDescription">
      <style:text-properties fo:language="en" fo:country="US" fo:font-weight="normal" officeooo:rsid="01f13e16" officeooo:paragraph-rsid="01f13e16" style:font-weight-asian="normal" style:font-weight-complex="normal"/>
    </style:style>
    <style:style style:name="P261" style:family="paragraph" style:parent-style-name="FunctionDescription">
      <style:text-properties fo:language="en" fo:country="US" fo:font-weight="normal" officeooo:rsid="01f324a0" officeooo:paragraph-rsid="01f324a0" style:font-weight-asian="normal" style:font-weight-complex="normal"/>
    </style:style>
    <style:style style:name="P262" style:family="paragraph" style:parent-style-name="FunctionDescription">
      <style:text-properties fo:language="en" fo:country="US" fo:font-weight="normal" officeooo:rsid="01f34185" officeooo:paragraph-rsid="01f34185" style:font-weight-asian="normal" style:font-weight-complex="normal"/>
    </style:style>
    <style:style style:name="P263" style:family="paragraph" style:parent-style-name="FunctionDescription">
      <style:text-properties fo:language="en" fo:country="US" fo:font-weight="normal" officeooo:rsid="01f34cea" officeooo:paragraph-rsid="01f34cea" style:font-weight-asian="normal" style:font-weight-complex="normal"/>
    </style:style>
    <style:style style:name="P264" style:family="paragraph" style:parent-style-name="FunctionDescription">
      <style:text-properties fo:language="en" fo:country="US" fo:font-weight="normal" officeooo:rsid="0200031c" officeooo:paragraph-rsid="0200031c" style:font-weight-asian="normal" style:font-weight-complex="normal"/>
    </style:style>
    <style:style style:name="P265" style:family="paragraph" style:parent-style-name="FunctionDescription">
      <style:text-properties fo:language="en" fo:country="US" fo:font-weight="normal" officeooo:rsid="02014f91" officeooo:paragraph-rsid="02014f91" style:font-weight-asian="normal" style:font-weight-complex="normal"/>
    </style:style>
    <style:style style:name="P266" style:family="paragraph" style:parent-style-name="FunctionDescription">
      <style:text-properties fo:language="en" fo:country="US" fo:font-weight="normal" officeooo:rsid="0202f832" officeooo:paragraph-rsid="0202f832" style:font-weight-asian="normal" style:font-weight-complex="normal"/>
    </style:style>
    <style:style style:name="P267" style:family="paragraph" style:parent-style-name="FunctionDescription">
      <style:text-properties fo:language="en" fo:country="US" fo:font-weight="normal" officeooo:rsid="02041e2a" officeooo:paragraph-rsid="02041e2a" style:font-weight-asian="normal" style:font-weight-complex="normal"/>
    </style:style>
    <style:style style:name="P268" style:family="paragraph" style:parent-style-name="FunctionDescription">
      <style:text-properties fo:language="en" fo:country="US" fo:font-weight="normal" officeooo:rsid="0204bc79" officeooo:paragraph-rsid="0204bc79" style:font-weight-asian="normal" style:font-weight-complex="normal"/>
    </style:style>
    <style:style style:name="P269" style:family="paragraph" style:parent-style-name="FunctionDescription">
      <style:text-properties fo:language="en" fo:country="US" fo:font-weight="normal" officeooo:rsid="01fe3998" officeooo:paragraph-rsid="01fe3998" style:font-weight-asian="normal" style:font-weight-complex="normal"/>
    </style:style>
    <style:style style:name="P270" style:family="paragraph" style:parent-style-name="FunctionDescription">
      <style:text-properties fo:language="en" fo:country="US" fo:font-weight="normal" officeooo:rsid="01f5f5f7" officeooo:paragraph-rsid="01f5f5f7" style:font-weight-asian="normal" style:font-weight-complex="normal"/>
    </style:style>
    <style:style style:name="P271" style:family="paragraph" style:parent-style-name="FunctionDescription">
      <style:text-properties fo:language="en" fo:country="US" fo:font-weight="normal" officeooo:rsid="01fa7c62" officeooo:paragraph-rsid="01fa7c62" style:font-weight-asian="normal" style:font-weight-complex="normal"/>
    </style:style>
    <style:style style:name="P272" style:family="paragraph" style:parent-style-name="FunctionDescription">
      <style:text-properties fo:language="en" fo:country="US" fo:font-weight="normal" officeooo:rsid="01f6f4df" officeooo:paragraph-rsid="01f6f4df" style:font-weight-asian="normal" style:font-weight-complex="normal"/>
    </style:style>
    <style:style style:name="P273" style:family="paragraph" style:parent-style-name="FunctionDescription">
      <style:text-properties fo:language="en" fo:country="US" fo:font-weight="normal" officeooo:rsid="02054893" officeooo:paragraph-rsid="02054893" style:font-weight-asian="normal" style:font-weight-complex="normal"/>
    </style:style>
    <style:style style:name="P274" style:family="paragraph" style:parent-style-name="FunctionDescription">
      <style:text-properties fo:language="en" fo:country="US" officeooo:paragraph-rsid="01aefa5f"/>
    </style:style>
    <style:style style:name="P275" style:family="paragraph" style:parent-style-name="FunctionDescription">
      <style:text-properties fo:language="en" fo:country="US" officeooo:rsid="01d9f81f" officeooo:paragraph-rsid="01d9f81f"/>
    </style:style>
    <style:style style:name="P276" style:family="paragraph" style:parent-style-name="FunctionDescription">
      <style:text-properties fo:language="en" fo:country="US" officeooo:paragraph-rsid="010921e0"/>
    </style:style>
    <style:style style:name="P277" style:family="paragraph" style:parent-style-name="FunctionDescription">
      <style:text-properties fo:language="en" fo:country="US" fo:font-weight="bold" officeooo:rsid="010921e0" officeooo:paragraph-rsid="010921e0" style:font-weight-asian="bold" style:font-weight-complex="bold"/>
    </style:style>
    <style:style style:name="P278" style:family="paragraph" style:parent-style-name="FunctionDescription">
      <style:text-properties fo:language="en" fo:country="US" fo:font-weight="bold" officeooo:paragraph-rsid="01b320cf" style:font-weight-asian="bold" style:font-weight-complex="bold"/>
    </style:style>
    <style:style style:name="P279" style:family="paragraph" style:parent-style-name="FunctionDescription">
      <style:text-properties fo:language="en" fo:country="US" fo:font-weight="bold" officeooo:rsid="023dbdc2" officeooo:paragraph-rsid="023dbdc2" style:font-weight-asian="bold" style:font-weight-complex="bold"/>
    </style:style>
    <style:style style:name="P280" style:family="paragraph" style:parent-style-name="FunctionDescription">
      <style:text-properties fo:language="en" fo:country="US" fo:font-weight="bold" officeooo:rsid="01ccc67d" officeooo:paragraph-rsid="01ccc67d" style:font-weight-asian="bold" style:font-weight-complex="bold"/>
    </style:style>
    <style:style style:name="P281" style:family="paragraph" style:parent-style-name="FunctionDescription">
      <style:text-properties fo:language="en" fo:country="US" officeooo:paragraph-rsid="010a5d3d"/>
    </style:style>
    <style:style style:name="P282" style:family="paragraph" style:parent-style-name="FunctionDescription">
      <style:text-properties fo:language="en" fo:country="US" officeooo:rsid="010a5d3d"/>
    </style:style>
    <style:style style:name="P283" style:family="paragraph" style:parent-style-name="FunctionDescription">
      <style:text-properties fo:language="en" fo:country="US" officeooo:rsid="010a5d3d" officeooo:paragraph-rsid="010a5d3d"/>
    </style:style>
    <style:style style:name="P284" style:family="paragraph" style:parent-style-name="FunctionDescription">
      <style:text-properties fo:language="en" fo:country="US" officeooo:paragraph-rsid="01ba58f3"/>
    </style:style>
    <style:style style:name="P285" style:family="paragraph" style:parent-style-name="FunctionDescription">
      <style:text-properties fo:language="en" fo:country="US" style:text-underline-style="none" fo:font-weight="normal" officeooo:rsid="01ad5ec0" officeooo:paragraph-rsid="01ba58f3" style:font-weight-asian="normal" style:font-weight-complex="normal"/>
    </style:style>
    <style:style style:name="P286" style:family="paragraph" style:parent-style-name="FunctionDescription">
      <style:text-properties fo:language="en" fo:country="US" fo:font-style="normal" style:text-underline-style="none" fo:font-weight="normal" officeooo:rsid="010ebf74" officeooo:paragraph-rsid="01bae2b3" style:font-style-asian="normal" style:font-weight-asian="normal" style:font-style-complex="normal" style:font-weight-complex="normal"/>
    </style:style>
    <style:style style:name="P287" style:family="paragraph" style:parent-style-name="FunctionDescription">
      <style:text-properties fo:language="en" fo:country="US" fo:font-style="normal" style:text-underline-style="none" fo:font-weight="normal" officeooo:rsid="01bae2b3" officeooo:paragraph-rsid="01bae2b3" style:font-style-asian="normal" style:font-weight-asian="normal" style:font-style-complex="normal" style:font-weight-complex="normal"/>
    </style:style>
    <style:style style:name="P288" style:family="paragraph" style:parent-style-name="FunctionDescription">
      <style:text-properties fo:language="en" fo:country="US" fo:font-style="normal" fo:font-weight="normal" officeooo:rsid="0134f9c7" officeooo:paragraph-rsid="0134f9c7" style:font-style-asian="normal" style:font-weight-asian="normal" style:font-style-complex="normal" style:font-weight-complex="normal"/>
    </style:style>
    <style:style style:name="P289" style:family="paragraph" style:parent-style-name="FunctionDescription">
      <style:text-properties fo:language="en" fo:country="US" fo:font-style="normal" fo:font-weight="normal" officeooo:paragraph-rsid="0090e6ab" style:font-style-asian="normal" style:font-weight-asian="normal" style:font-style-complex="normal" style:font-weight-complex="normal"/>
    </style:style>
    <style:style style:name="P290" style:family="paragraph" style:parent-style-name="FunctionDescription">
      <style:text-properties fo:language="en" fo:country="US" fo:font-style="normal" fo:font-weight="normal" officeooo:rsid="0090e6ab" officeooo:paragraph-rsid="0090e6ab" style:font-style-asian="normal" style:font-weight-asian="normal" style:font-style-complex="normal" style:font-weight-complex="normal"/>
    </style:style>
    <style:style style:name="P291" style:family="paragraph" style:parent-style-name="FunctionDescription">
      <style:text-properties fo:language="en" fo:country="US" fo:font-style="normal" fo:font-weight="normal" officeooo:rsid="00d910b6" officeooo:paragraph-rsid="014fef41" style:font-style-asian="normal" style:font-weight-asian="normal" style:font-style-complex="normal" style:font-weight-complex="normal"/>
    </style:style>
    <style:style style:name="P292" style:family="paragraph" style:parent-style-name="FunctionDescription">
      <style:text-properties fo:language="en" fo:country="US" fo:font-style="normal" fo:font-weight="normal" officeooo:rsid="014fef41" officeooo:paragraph-rsid="014fef41" style:font-style-asian="normal" style:font-weight-asian="normal" style:font-style-complex="normal" style:font-weight-complex="normal"/>
    </style:style>
    <style:style style:name="P293" style:family="paragraph" style:parent-style-name="FunctionDescription">
      <style:text-properties fo:language="en" fo:country="US" fo:font-style="normal" fo:font-weight="normal" officeooo:rsid="014c5cb2" officeooo:paragraph-rsid="0196cb40" style:font-style-asian="normal" style:font-weight-asian="normal" style:font-style-complex="normal" style:font-weight-complex="normal"/>
    </style:style>
    <style:style style:name="P294" style:family="paragraph" style:parent-style-name="FunctionDescription">
      <style:text-properties fo:language="en" fo:country="US" fo:font-style="normal" fo:font-weight="normal" officeooo:rsid="009c68fb" officeooo:paragraph-rsid="0196cb40" style:font-style-asian="normal" style:font-weight-asian="normal" style:font-style-complex="normal" style:font-weight-complex="normal"/>
    </style:style>
    <style:style style:name="P295" style:family="paragraph" style:parent-style-name="FunctionDescription">
      <style:text-properties fo:language="en" fo:country="US" fo:font-style="normal" fo:font-weight="normal" officeooo:paragraph-rsid="0196cb40" style:font-style-asian="normal" style:font-weight-asian="normal" style:font-style-complex="normal" style:font-weight-complex="normal"/>
    </style:style>
    <style:style style:name="P296" style:family="paragraph" style:parent-style-name="FunctionDescription">
      <style:text-properties fo:language="en" fo:country="US" fo:font-style="normal" fo:font-weight="normal" officeooo:rsid="01ad5ec0" officeooo:paragraph-rsid="01c0cad3" style:font-style-asian="normal" style:font-weight-asian="normal" style:font-style-complex="normal" style:font-weight-complex="normal"/>
    </style:style>
    <style:style style:name="P297" style:family="paragraph" style:parent-style-name="FunctionDescription">
      <style:text-properties fo:language="en" fo:country="US" fo:font-style="normal" fo:font-weight="normal" officeooo:rsid="01ad5ec0" officeooo:paragraph-rsid="025e3f30" style:font-style-asian="normal" style:font-weight-asian="normal" style:font-style-complex="normal" style:font-weight-complex="normal"/>
    </style:style>
    <style:style style:name="P298" style:family="paragraph" style:parent-style-name="FunctionDescription">
      <style:text-properties fo:language="en" fo:country="US" fo:font-style="normal" fo:font-weight="normal" officeooo:rsid="01ad5ec0" officeooo:paragraph-rsid="0260c0d4" style:font-style-asian="normal" style:font-weight-asian="normal" style:font-style-complex="normal" style:font-weight-complex="normal"/>
    </style:style>
    <style:style style:name="P299" style:family="paragraph" style:parent-style-name="FunctionDescription">
      <style:text-properties fo:language="en" fo:country="US" fo:font-style="normal" fo:font-weight="normal" officeooo:rsid="01ad5ec0" officeooo:paragraph-rsid="01c7a1ea" style:font-style-asian="normal" style:font-weight-asian="normal" style:font-style-complex="normal" style:font-weight-complex="normal"/>
    </style:style>
    <style:style style:name="P300" style:family="paragraph" style:parent-style-name="FunctionDescription">
      <style:text-properties fo:language="en" fo:country="US" fo:font-style="normal" fo:font-weight="normal" officeooo:rsid="01ad5ec0" officeooo:paragraph-rsid="023dbdc2" style:font-style-asian="normal" style:font-weight-asian="normal" style:font-style-complex="normal" style:font-weight-complex="normal"/>
    </style:style>
    <style:style style:name="P301" style:family="paragraph" style:parent-style-name="FunctionDescription">
      <style:text-properties fo:language="en" fo:country="US" fo:font-style="normal" fo:font-weight="normal" officeooo:rsid="01ad5ec0" officeooo:paragraph-rsid="01ccc67d" style:font-style-asian="normal" style:font-weight-asian="normal" style:font-style-complex="normal" style:font-weight-complex="normal"/>
    </style:style>
    <style:style style:name="P302" style:family="paragraph" style:parent-style-name="FunctionDescription">
      <style:text-properties fo:language="en" fo:country="US" fo:font-style="normal" fo:font-weight="normal" officeooo:rsid="01ad5ec0" officeooo:paragraph-rsid="01d0137f" style:font-style-asian="normal" style:font-weight-asian="normal" style:font-style-complex="normal" style:font-weight-complex="normal"/>
    </style:style>
    <style:style style:name="P303" style:family="paragraph" style:parent-style-name="FunctionDescription">
      <style:text-properties fo:language="en" fo:country="US" fo:font-style="normal" fo:font-weight="normal" officeooo:rsid="01ad5ec0" officeooo:paragraph-rsid="01d5b801" style:font-style-asian="normal" style:font-weight-asian="normal" style:font-style-complex="normal" style:font-weight-complex="normal"/>
    </style:style>
    <style:style style:name="P304" style:family="paragraph" style:parent-style-name="FunctionDescription">
      <style:text-properties fo:language="en" fo:country="US" fo:font-style="normal" fo:font-weight="normal" officeooo:rsid="01ad5ec0" officeooo:paragraph-rsid="025c0fab" style:font-style-asian="normal" style:font-weight-asian="normal" style:font-style-complex="normal" style:font-weight-complex="normal"/>
    </style:style>
    <style:style style:name="P305" style:family="paragraph" style:parent-style-name="FunctionDescription">
      <style:text-properties fo:language="en" fo:country="US" fo:font-style="normal" fo:font-weight="normal" officeooo:rsid="01ad5ec0" officeooo:paragraph-rsid="026b3d30" style:font-style-asian="normal" style:font-weight-asian="normal" style:font-style-complex="normal" style:font-weight-complex="normal"/>
    </style:style>
    <style:style style:name="P306" style:family="paragraph" style:parent-style-name="FunctionDescription">
      <style:text-properties fo:language="en" fo:country="US" fo:font-style="normal" fo:font-weight="normal" officeooo:rsid="025e3f30" officeooo:paragraph-rsid="025e3f30" style:font-style-asian="normal" style:font-weight-asian="normal" style:font-style-complex="normal" style:font-weight-complex="normal"/>
    </style:style>
    <style:style style:name="P307" style:family="paragraph" style:parent-style-name="FunctionDescription">
      <style:text-properties fo:language="en" fo:country="US" fo:font-style="normal" fo:font-weight="normal" officeooo:rsid="025e70de" officeooo:paragraph-rsid="025e70de" style:font-style-asian="normal" style:font-weight-asian="normal" style:font-style-complex="normal" style:font-weight-complex="normal"/>
    </style:style>
    <style:style style:name="P308" style:family="paragraph" style:parent-style-name="FunctionDescription">
      <style:text-properties fo:language="en" fo:country="US" fo:font-style="normal" fo:font-weight="normal" officeooo:rsid="00a90eb8" officeooo:paragraph-rsid="00a90eb8" style:font-style-asian="normal" style:font-weight-asian="normal" style:font-style-complex="normal" style:font-weight-complex="normal"/>
    </style:style>
    <style:style style:name="P309" style:family="paragraph" style:parent-style-name="FunctionDescription">
      <style:text-properties fo:language="en" fo:country="US" fo:font-style="normal" fo:font-weight="normal" officeooo:rsid="00aa6873" officeooo:paragraph-rsid="00aa6873" style:font-style-asian="normal" style:font-weight-asian="normal" style:font-style-complex="normal" style:font-weight-complex="normal"/>
    </style:style>
    <style:style style:name="P310" style:family="paragraph" style:parent-style-name="FunctionDescription">
      <style:text-properties fo:language="en" fo:country="US" fo:font-style="normal" fo:font-weight="normal" officeooo:rsid="00aa6873" officeooo:paragraph-rsid="01c7a1ea" style:font-style-asian="normal" style:font-weight-asian="normal" style:font-style-complex="normal" style:font-weight-complex="normal"/>
    </style:style>
    <style:style style:name="P311" style:family="paragraph" style:parent-style-name="FunctionDescription">
      <style:text-properties fo:language="en" fo:country="US" fo:font-style="normal" fo:font-weight="normal" officeooo:rsid="023dbdc2" officeooo:paragraph-rsid="023dbdc2" style:font-style-asian="normal" style:font-weight-asian="normal" style:font-style-complex="normal" style:font-weight-complex="normal"/>
    </style:style>
    <style:style style:name="P312" style:family="paragraph" style:parent-style-name="FunctionDescription">
      <style:text-properties fo:language="en" fo:country="US" fo:font-style="normal" fo:font-weight="normal" officeooo:rsid="01ccc67d" officeooo:paragraph-rsid="01ccc67d" style:font-style-asian="normal" style:font-weight-asian="normal" style:font-style-complex="normal" style:font-weight-complex="normal"/>
    </style:style>
    <style:style style:name="P313" style:family="paragraph" style:parent-style-name="FunctionDescription">
      <style:text-properties fo:language="en" fo:country="US" fo:font-style="normal" fo:font-weight="normal" officeooo:rsid="01d0137f" officeooo:paragraph-rsid="01d0137f" style:font-style-asian="normal" style:font-weight-asian="normal" style:font-style-complex="normal" style:font-weight-complex="normal"/>
    </style:style>
    <style:style style:name="P314" style:family="paragraph" style:parent-style-name="FunctionDescription">
      <style:text-properties fo:language="en" fo:country="US" fo:font-style="normal" fo:font-weight="normal" officeooo:rsid="00b365de" officeooo:paragraph-rsid="017d1c07" style:font-style-asian="normal" style:font-weight-asian="normal" style:font-style-complex="normal" style:font-weight-complex="normal"/>
    </style:style>
    <style:style style:name="P315" style:family="paragraph" style:parent-style-name="FunctionDescription">
      <style:text-properties fo:language="en" fo:country="US" fo:font-style="normal" fo:font-weight="normal" officeooo:rsid="017d1c07" officeooo:paragraph-rsid="017d1c07" style:font-style-asian="normal" style:font-weight-asian="normal" style:font-style-complex="normal" style:font-weight-complex="normal"/>
    </style:style>
    <style:style style:name="P316" style:family="paragraph" style:parent-style-name="FunctionDescription">
      <style:text-properties fo:language="en" fo:country="US" fo:font-style="normal" fo:font-weight="normal" officeooo:rsid="01d5b801" officeooo:paragraph-rsid="01d5b801" style:font-style-asian="normal" style:font-weight-asian="normal" style:font-style-complex="normal" style:font-weight-complex="normal"/>
    </style:style>
    <style:style style:name="P317" style:family="paragraph" style:parent-style-name="FunctionDescription">
      <style:text-properties fo:language="en" fo:country="US" fo:font-style="normal" fo:font-weight="normal" officeooo:rsid="025c0fab" officeooo:paragraph-rsid="025c0fab" style:font-style-asian="normal" style:font-weight-asian="normal" style:font-style-complex="normal" style:font-weight-complex="normal"/>
    </style:style>
    <style:style style:name="P318" style:family="paragraph" style:parent-style-name="FunctionDescription">
      <style:text-properties fo:language="en" fo:country="US" fo:font-style="normal" fo:font-weight="normal" officeooo:rsid="00c6bb84" officeooo:paragraph-rsid="0170a515" style:font-style-asian="normal" style:font-weight-asian="normal" style:font-style-complex="normal" style:font-weight-complex="normal"/>
    </style:style>
    <style:style style:name="P319" style:family="paragraph" style:parent-style-name="FunctionDescription">
      <style:text-properties fo:language="en" fo:country="US" fo:font-style="normal" fo:font-weight="normal" officeooo:rsid="00c6bb84" officeooo:paragraph-rsid="01730a15" style:font-style-asian="normal" style:font-weight-asian="normal" style:font-style-complex="normal" style:font-weight-complex="normal"/>
    </style:style>
    <style:style style:name="P320" style:family="paragraph" style:parent-style-name="FunctionDescription">
      <style:text-properties fo:language="en" fo:country="US" fo:font-style="normal" fo:font-weight="normal" officeooo:rsid="00c6bb84" officeooo:paragraph-rsid="0174f5a6" style:font-style-asian="normal" style:font-weight-asian="normal" style:font-style-complex="normal" style:font-weight-complex="normal"/>
    </style:style>
    <style:style style:name="P321" style:family="paragraph" style:parent-style-name="FunctionDescription">
      <style:text-properties fo:language="en" fo:country="US" fo:font-style="normal" fo:font-weight="normal" officeooo:rsid="0170a515" officeooo:paragraph-rsid="0170a515" style:font-style-asian="normal" style:font-weight-asian="normal" style:font-style-complex="normal" style:font-weight-complex="normal"/>
    </style:style>
    <style:style style:name="P322" style:family="paragraph" style:parent-style-name="FunctionDescription">
      <style:text-properties fo:language="en" fo:country="US" fo:font-style="normal" fo:font-weight="normal" officeooo:rsid="0170a515" officeooo:paragraph-rsid="0175dcec" style:font-style-asian="normal" style:font-weight-asian="normal" style:font-style-complex="normal" style:font-weight-complex="normal"/>
    </style:style>
    <style:style style:name="P323" style:family="paragraph" style:parent-style-name="FunctionDescription">
      <style:text-properties fo:language="en" fo:country="US" fo:font-style="normal" fo:font-weight="normal" officeooo:rsid="01730a15" officeooo:paragraph-rsid="01730a15" style:font-style-asian="normal" style:font-weight-asian="normal" style:font-style-complex="normal" style:font-weight-complex="normal"/>
    </style:style>
    <style:style style:name="P324" style:family="paragraph" style:parent-style-name="FunctionDescription">
      <style:text-properties fo:language="en" fo:country="US" fo:font-style="normal" fo:font-weight="normal" officeooo:rsid="01730a15" officeooo:paragraph-rsid="0175dcec" style:font-style-asian="normal" style:font-weight-asian="normal" style:font-style-complex="normal" style:font-weight-complex="normal"/>
    </style:style>
    <style:style style:name="P325" style:family="paragraph" style:parent-style-name="FunctionDescription">
      <style:text-properties fo:language="en" fo:country="US" fo:font-style="normal" fo:font-weight="normal" officeooo:rsid="00c770e9" officeooo:paragraph-rsid="0178302d" style:font-style-asian="normal" style:font-weight-asian="normal" style:font-style-complex="normal" style:font-weight-complex="normal"/>
    </style:style>
    <style:style style:name="P326" style:family="paragraph" style:parent-style-name="FunctionDescription">
      <style:text-properties fo:language="en" fo:country="US" fo:font-style="normal" fo:font-weight="normal" officeooo:rsid="0178302d" officeooo:paragraph-rsid="0178302d" style:font-style-asian="normal" style:font-weight-asian="normal" style:font-style-complex="normal" style:font-weight-complex="normal"/>
    </style:style>
    <style:style style:name="P327" style:family="paragraph" style:parent-style-name="FunctionDescription">
      <style:text-properties fo:language="en" fo:country="US" fo:font-style="normal" fo:font-weight="normal" officeooo:rsid="00c8b3ba" officeooo:paragraph-rsid="0178a0b8" style:font-style-asian="normal" style:font-weight-asian="normal" style:font-style-complex="normal" style:font-weight-complex="normal"/>
    </style:style>
    <style:style style:name="P328" style:family="paragraph" style:parent-style-name="FunctionDescription">
      <style:text-properties fo:language="en" fo:country="US" fo:font-style="normal" fo:font-weight="normal" officeooo:rsid="0178a0b8" officeooo:paragraph-rsid="0178a0b8" style:font-style-asian="normal" style:font-weight-asian="normal" style:font-style-complex="normal" style:font-weight-complex="normal"/>
    </style:style>
    <style:style style:name="P329" style:family="paragraph" style:parent-style-name="FunctionDescription">
      <style:text-properties fo:language="en" fo:country="US" fo:font-style="normal" fo:font-weight="normal" officeooo:rsid="00cae172" officeooo:paragraph-rsid="017998eb" style:font-style-asian="normal" style:font-weight-asian="normal" style:font-style-complex="normal" style:font-weight-complex="normal"/>
    </style:style>
    <style:style style:name="P330" style:family="paragraph" style:parent-style-name="FunctionDescription">
      <style:text-properties fo:language="en" fo:country="US" fo:font-style="normal" fo:font-weight="normal" officeooo:rsid="017998eb" officeooo:paragraph-rsid="017998eb" style:font-style-asian="normal" style:font-weight-asian="normal" style:font-style-complex="normal" style:font-weight-complex="normal"/>
    </style:style>
    <style:style style:name="P331" style:family="paragraph" style:parent-style-name="FunctionDescription">
      <style:text-properties fo:language="en" fo:country="US" fo:font-style="normal" officeooo:rsid="009e4cb4" officeooo:paragraph-rsid="009e4cb4" style:font-style-asian="normal" style:font-style-complex="normal"/>
    </style:style>
    <style:style style:name="P332" style:family="paragraph" style:parent-style-name="FunctionDescription">
      <style:text-properties fo:language="en" fo:country="US" fo:font-style="normal" officeooo:rsid="009e4cb4" officeooo:paragraph-rsid="00e17085" style:font-style-asian="normal" style:font-style-complex="normal"/>
    </style:style>
    <style:style style:name="P333" style:family="paragraph" style:parent-style-name="FunctionDescription">
      <style:text-properties fo:language="en" fo:country="US" fo:font-style="normal" officeooo:rsid="009e4cb4" officeooo:paragraph-rsid="01c0cad3" style:font-style-asian="normal" style:font-style-complex="normal"/>
    </style:style>
    <style:style style:name="P334" style:family="paragraph" style:parent-style-name="FunctionDescription">
      <style:text-properties fo:language="en" fo:country="US" fo:font-style="normal" officeooo:paragraph-rsid="0196cb40" style:font-style-asian="normal" style:font-style-complex="normal"/>
    </style:style>
    <style:style style:name="P335" style:family="paragraph" style:parent-style-name="FunctionDescription">
      <style:text-properties fo:language="en" fo:country="US" fo:font-style="normal" officeooo:rsid="009c68fb" officeooo:paragraph-rsid="0196cb40" style:font-style-asian="normal" style:font-style-complex="normal"/>
    </style:style>
    <style:style style:name="P336" style:family="paragraph" style:parent-style-name="FunctionDescription">
      <style:text-properties fo:language="en" fo:country="US" fo:font-style="normal" officeooo:rsid="00e17085" officeooo:paragraph-rsid="00e17085" style:font-style-asian="normal" style:font-style-complex="normal"/>
    </style:style>
    <style:style style:name="P337" style:family="paragraph" style:parent-style-name="FunctionDescription">
      <style:text-properties fo:language="en" fo:country="US" fo:font-style="normal" officeooo:rsid="00e17085" officeooo:paragraph-rsid="01c0cad3" style:font-style-asian="normal" style:font-style-complex="normal"/>
    </style:style>
    <style:style style:name="P338" style:family="paragraph" style:parent-style-name="FunctionDescription">
      <style:text-properties fo:language="en" fo:country="US" fo:font-style="normal" style:text-underline-style="solid" style:text-underline-width="auto" style:text-underline-color="font-color" fo:font-weight="normal" officeooo:paragraph-rsid="01992985" style:font-style-asian="normal" style:font-weight-asian="normal" style:font-style-complex="normal" style:font-weight-complex="normal"/>
    </style:style>
    <style:style style:name="P339" style:family="paragraph" style:parent-style-name="FunctionDescription">
      <style:text-properties fo:language="en" fo:country="US" officeooo:paragraph-rsid="010bb03c"/>
    </style:style>
    <style:style style:name="P340" style:family="paragraph" style:parent-style-name="FunctionDescription">
      <style:text-properties fo:language="en" fo:country="US" officeooo:rsid="010f389e" officeooo:paragraph-rsid="010f389e"/>
    </style:style>
    <style:style style:name="P341" style:family="paragraph" style:parent-style-name="FunctionDescription">
      <style:text-properties fo:language="en" fo:country="US" officeooo:paragraph-rsid="010ebf74"/>
    </style:style>
    <style:style style:name="P342" style:family="paragraph" style:parent-style-name="FunctionDescription">
      <style:text-properties fo:language="en" fo:country="US" officeooo:rsid="010ebf74" officeooo:paragraph-rsid="010ebf74"/>
    </style:style>
    <style:style style:name="P343" style:family="paragraph" style:parent-style-name="FunctionDescription">
      <style:text-properties fo:language="en" fo:country="US" officeooo:paragraph-rsid="0081e518"/>
    </style:style>
    <style:style style:name="P344" style:family="paragraph" style:parent-style-name="FunctionDescription">
      <style:text-properties fo:language="en" fo:country="US" officeooo:paragraph-rsid="0136c15e"/>
    </style:style>
    <style:style style:name="P345" style:family="paragraph" style:parent-style-name="FunctionDescription">
      <style:text-properties fo:language="en" fo:country="US" officeooo:paragraph-rsid="023a3aad"/>
    </style:style>
    <style:style style:name="P346" style:family="paragraph" style:parent-style-name="FunctionDescription">
      <style:text-properties fo:language="en" fo:country="US" officeooo:paragraph-rsid="00870983"/>
    </style:style>
    <style:style style:name="P347" style:family="paragraph" style:parent-style-name="FunctionDescription">
      <style:text-properties fo:language="en" fo:country="US" fo:font-style="italic" fo:font-weight="bold" officeooo:paragraph-rsid="0081e518" style:font-style-asian="italic" style:font-weight-asian="bold" style:font-style-complex="italic" style:font-weight-complex="bold"/>
    </style:style>
    <style:style style:name="P348" style:family="paragraph" style:parent-style-name="FunctionDescription">
      <style:text-properties fo:language="en" fo:country="US" fo:font-style="italic" fo:font-weight="normal" officeooo:rsid="01b7b723" officeooo:paragraph-rsid="01b7b723" style:font-style-asian="italic" style:font-weight-asian="normal" style:font-style-complex="italic" style:font-weight-complex="normal"/>
    </style:style>
    <style:style style:name="P349" style:family="paragraph" style:parent-style-name="FunctionDescription">
      <style:text-properties fo:language="en" fo:country="US" officeooo:paragraph-rsid="01b93d7e"/>
    </style:style>
    <style:style style:name="P350" style:family="paragraph" style:parent-style-name="FunctionDescription">
      <style:text-properties fo:language="en" fo:country="US" officeooo:paragraph-rsid="0090e6ab"/>
    </style:style>
    <style:style style:name="P351" style:family="paragraph" style:parent-style-name="FunctionDescription">
      <style:text-properties fo:language="en" fo:country="US" officeooo:paragraph-rsid="01652ca1"/>
    </style:style>
    <style:style style:name="P352" style:family="paragraph" style:parent-style-name="FunctionDescription">
      <style:text-properties fo:language="en" fo:country="US" officeooo:paragraph-rsid="0096d63a"/>
    </style:style>
    <style:style style:name="P353" style:family="paragraph" style:parent-style-name="FunctionDescription">
      <style:text-properties fo:language="en" fo:country="US" officeooo:rsid="008f26c9" officeooo:paragraph-rsid="008f26c9"/>
    </style:style>
    <style:style style:name="P354" style:family="paragraph" style:parent-style-name="FunctionDescription">
      <style:text-properties fo:language="en" fo:country="US" officeooo:paragraph-rsid="01b70399"/>
    </style:style>
    <style:style style:name="P355" style:family="paragraph" style:parent-style-name="FunctionDescription">
      <style:text-properties fo:language="en" fo:country="US" officeooo:paragraph-rsid="00d910b6"/>
    </style:style>
    <style:style style:name="P356" style:family="paragraph" style:parent-style-name="FunctionDescription">
      <style:text-properties fo:language="en" fo:country="US" officeooo:paragraph-rsid="01b1a2c4"/>
    </style:style>
    <style:style style:name="P357" style:family="paragraph" style:parent-style-name="FunctionDescription">
      <style:text-properties fo:language="en" fo:country="US" officeooo:paragraph-rsid="01b51474"/>
    </style:style>
    <style:style style:name="P358" style:family="paragraph" style:parent-style-name="FunctionDescription">
      <style:text-properties fo:language="en" fo:country="US" officeooo:paragraph-rsid="0196cb40"/>
    </style:style>
    <style:style style:name="P359" style:family="paragraph" style:parent-style-name="FunctionDescription">
      <style:text-properties fo:language="en" fo:country="US" officeooo:rsid="014c0158" officeooo:paragraph-rsid="0196cb40"/>
    </style:style>
    <style:style style:name="P360" style:family="paragraph" style:parent-style-name="FunctionDescription">
      <style:text-properties fo:language="en" fo:country="US" officeooo:paragraph-rsid="01992985"/>
    </style:style>
    <style:style style:name="P361" style:family="paragraph" style:parent-style-name="FunctionDescription">
      <style:text-properties fo:language="en" fo:country="US" style:text-underline-style="solid" style:text-underline-width="auto" style:text-underline-color="font-color" officeooo:paragraph-rsid="01992985"/>
    </style:style>
    <style:style style:name="P362" style:family="paragraph" style:parent-style-name="FunctionDescription">
      <style:text-properties fo:language="en" fo:country="US" officeooo:rsid="00dcf3b0" officeooo:paragraph-rsid="01992985"/>
    </style:style>
    <style:style style:name="P363" style:family="paragraph" style:parent-style-name="FunctionDescription">
      <style:text-properties fo:language="en" fo:country="US" officeooo:rsid="014fbdfa" officeooo:paragraph-rsid="01992985"/>
    </style:style>
    <style:style style:name="P364" style:family="paragraph" style:parent-style-name="FunctionDescription">
      <style:text-properties fo:language="en" fo:country="US" officeooo:paragraph-rsid="01bb7d2a"/>
    </style:style>
    <style:style style:name="P365" style:family="paragraph" style:parent-style-name="FunctionDescription">
      <style:text-properties fo:language="en" fo:country="US" officeooo:paragraph-rsid="0193f5d4"/>
    </style:style>
    <style:style style:name="P366" style:family="paragraph" style:parent-style-name="FunctionDescription">
      <style:text-properties fo:language="en" fo:country="US" officeooo:rsid="0151605e" officeooo:paragraph-rsid="0193f5d4"/>
    </style:style>
    <style:style style:name="P367" style:family="paragraph" style:parent-style-name="FunctionDescription">
      <style:text-properties fo:language="en" fo:country="US" officeooo:paragraph-rsid="00d84199"/>
    </style:style>
    <style:style style:name="P368" style:family="paragraph" style:parent-style-name="FunctionDescription">
      <style:text-properties fo:language="en" fo:country="US" officeooo:paragraph-rsid="01535f1d"/>
    </style:style>
    <style:style style:name="P369" style:family="paragraph" style:parent-style-name="FunctionDescription">
      <style:text-properties fo:language="en" fo:country="US" officeooo:paragraph-rsid="01c0cad3"/>
    </style:style>
    <style:style style:name="P370" style:family="paragraph" style:parent-style-name="FunctionDescription">
      <style:text-properties fo:language="en" fo:country="US" officeooo:paragraph-rsid="024dbdd8"/>
    </style:style>
    <style:style style:name="P371" style:family="paragraph" style:parent-style-name="FunctionDescription">
      <style:text-properties fo:language="en" fo:country="US" officeooo:paragraph-rsid="0258f9b0"/>
    </style:style>
    <style:style style:name="P372" style:family="paragraph" style:parent-style-name="FunctionDescription">
      <style:text-properties fo:language="en" fo:country="US" officeooo:rsid="0258f9b0" officeooo:paragraph-rsid="0258f9b0"/>
    </style:style>
    <style:style style:name="P373" style:family="paragraph" style:parent-style-name="FunctionDescription">
      <style:text-properties fo:language="en" fo:country="US" officeooo:paragraph-rsid="00e1d58e"/>
    </style:style>
    <style:style style:name="P374" style:family="paragraph" style:parent-style-name="FunctionDescription">
      <style:text-properties fo:language="en" fo:country="US" officeooo:paragraph-rsid="01c49e75"/>
    </style:style>
    <style:style style:name="P375" style:family="paragraph" style:parent-style-name="FunctionDescription">
      <style:text-properties fo:language="en" fo:country="US" officeooo:paragraph-rsid="0155c251"/>
    </style:style>
    <style:style style:name="P376" style:family="paragraph" style:parent-style-name="FunctionDescription">
      <style:text-properties fo:language="en" fo:country="US" officeooo:paragraph-rsid="01c7a1ea"/>
    </style:style>
    <style:style style:name="P377" style:family="paragraph" style:parent-style-name="FunctionDescription">
      <style:text-properties fo:language="en" fo:country="US" officeooo:paragraph-rsid="01c9e91d"/>
    </style:style>
    <style:style style:name="P378" style:family="paragraph" style:parent-style-name="FunctionDescription">
      <style:text-properties fo:language="en" fo:country="US" officeooo:rsid="023dbdc2" officeooo:paragraph-rsid="023dbdc2"/>
    </style:style>
    <style:style style:name="P379" style:family="paragraph" style:parent-style-name="FunctionDescription">
      <style:text-properties fo:language="en" fo:country="US" officeooo:paragraph-rsid="01ccac9c"/>
    </style:style>
    <style:style style:name="P380" style:family="paragraph" style:parent-style-name="FunctionDescription">
      <style:text-properties fo:language="en" fo:country="US" officeooo:rsid="01ccc67d" officeooo:paragraph-rsid="01ccc67d"/>
    </style:style>
    <style:style style:name="P381" style:family="paragraph" style:parent-style-name="FunctionDescription">
      <style:text-properties fo:language="en" fo:country="US" officeooo:paragraph-rsid="01ccc67d"/>
    </style:style>
    <style:style style:name="P382" style:family="paragraph" style:parent-style-name="FunctionDescription">
      <style:text-properties fo:language="en" fo:country="US" officeooo:paragraph-rsid="01cf5e5b"/>
    </style:style>
    <style:style style:name="P383" style:family="paragraph" style:parent-style-name="FunctionDescription">
      <style:text-properties fo:language="en" fo:country="US" officeooo:rsid="01cf5e5b" officeooo:paragraph-rsid="01cf5e5b"/>
    </style:style>
    <style:style style:name="P384" style:family="paragraph" style:parent-style-name="FunctionDescription">
      <style:text-properties fo:language="en" fo:country="US" officeooo:paragraph-rsid="01d0137f"/>
    </style:style>
    <style:style style:name="P385" style:family="paragraph" style:parent-style-name="FunctionDescription">
      <style:text-properties fo:language="en" fo:country="US" officeooo:rsid="01d63438" officeooo:paragraph-rsid="01d63438"/>
    </style:style>
    <style:style style:name="P386" style:family="paragraph" style:parent-style-name="FunctionDescription">
      <style:text-properties fo:language="en" fo:country="US" officeooo:paragraph-rsid="01d85159"/>
    </style:style>
    <style:style style:name="P387" style:family="paragraph" style:parent-style-name="FunctionDescription">
      <style:text-properties fo:language="en" fo:country="US" officeooo:paragraph-rsid="01dd3646"/>
    </style:style>
    <style:style style:name="P388" style:family="paragraph" style:parent-style-name="FunctionDescription">
      <style:text-properties fo:language="en" fo:country="US" officeooo:rsid="00b028da" officeooo:paragraph-rsid="00b028da"/>
    </style:style>
    <style:style style:name="P389" style:family="paragraph" style:parent-style-name="FunctionDescription">
      <style:text-properties fo:language="en" fo:country="US" officeooo:rsid="00b028da" officeooo:paragraph-rsid="00e728a0"/>
    </style:style>
    <style:style style:name="P390" style:family="paragraph" style:parent-style-name="FunctionDescription">
      <style:text-properties fo:language="en" fo:country="US" officeooo:paragraph-rsid="00b028da"/>
    </style:style>
    <style:style style:name="P391" style:family="paragraph" style:parent-style-name="FunctionDescription">
      <style:text-properties fo:language="en" fo:country="US" officeooo:paragraph-rsid="00aec941"/>
    </style:style>
    <style:style style:name="P392" style:family="paragraph" style:parent-style-name="FunctionDescription">
      <style:text-properties fo:language="en" fo:country="US" officeooo:rsid="00ae0fa3" officeooo:paragraph-rsid="015d2f01"/>
    </style:style>
    <style:style style:name="P393" style:family="paragraph" style:parent-style-name="FunctionDescription">
      <style:text-properties fo:language="en" fo:country="US" officeooo:rsid="015d2f01" officeooo:paragraph-rsid="015d2f01"/>
    </style:style>
    <style:style style:name="P394" style:family="paragraph" style:parent-style-name="FunctionDescription">
      <style:text-properties fo:language="en" fo:country="US" officeooo:paragraph-rsid="015d2f01"/>
    </style:style>
    <style:style style:name="P395" style:family="paragraph" style:parent-style-name="FunctionDescription">
      <style:text-properties fo:language="en" fo:country="US" officeooo:paragraph-rsid="00e728a0"/>
    </style:style>
    <style:style style:name="P396" style:family="paragraph" style:parent-style-name="FunctionDescription">
      <style:text-properties fo:language="en" fo:country="US" officeooo:rsid="01e8593b" officeooo:paragraph-rsid="01e8593b"/>
    </style:style>
    <style:style style:name="P397" style:family="paragraph" style:parent-style-name="FunctionDescription">
      <style:text-properties fo:language="en" fo:country="US" officeooo:rsid="00b53499" officeooo:paragraph-rsid="00b53499"/>
    </style:style>
    <style:style style:name="P398" style:family="paragraph" style:parent-style-name="FunctionDescription">
      <style:text-properties fo:language="en" fo:country="US" officeooo:paragraph-rsid="016acb4c"/>
    </style:style>
    <style:style style:name="P399" style:family="paragraph" style:parent-style-name="FunctionDescription">
      <style:text-properties fo:language="en" fo:country="US" officeooo:paragraph-rsid="01d5b801"/>
    </style:style>
    <style:style style:name="P400" style:family="paragraph" style:parent-style-name="FunctionDescription">
      <style:text-properties fo:language="en" fo:country="US" officeooo:rsid="00b55258" officeooo:paragraph-rsid="00b55258"/>
    </style:style>
    <style:style style:name="P401" style:family="paragraph" style:parent-style-name="FunctionDescription">
      <style:text-properties fo:language="en" fo:country="US" officeooo:paragraph-rsid="01e806be"/>
    </style:style>
    <style:style style:name="P402" style:family="paragraph" style:parent-style-name="FunctionDescription">
      <style:text-properties fo:language="en" fo:country="US" officeooo:paragraph-rsid="00b70521"/>
    </style:style>
    <style:style style:name="P403" style:family="paragraph" style:parent-style-name="FunctionDescription">
      <style:text-properties fo:language="en" fo:country="US" officeooo:paragraph-rsid="016b0930"/>
    </style:style>
    <style:style style:name="P404" style:family="paragraph" style:parent-style-name="FunctionDescription">
      <style:text-properties fo:language="en" fo:country="US" officeooo:paragraph-rsid="016d511f"/>
    </style:style>
    <style:style style:name="P405" style:family="paragraph" style:parent-style-name="FunctionDescription">
      <style:text-properties fo:language="en" fo:country="US" officeooo:rsid="00b9f235" officeooo:paragraph-rsid="00b9f235"/>
    </style:style>
    <style:style style:name="P406" style:family="paragraph" style:parent-style-name="FunctionDescription">
      <style:text-properties fo:language="en" fo:country="US" officeooo:rsid="00b9f235" officeooo:paragraph-rsid="01d083f3"/>
    </style:style>
    <style:style style:name="P407" style:family="paragraph" style:parent-style-name="FunctionDescription">
      <style:text-properties fo:language="en" fo:country="US" officeooo:paragraph-rsid="00b9f235"/>
    </style:style>
    <style:style style:name="P408" style:family="paragraph" style:parent-style-name="FunctionDescription">
      <style:text-properties fo:language="en" fo:country="US" officeooo:paragraph-rsid="01d083f3"/>
    </style:style>
    <style:style style:name="P409" style:family="paragraph" style:parent-style-name="FunctionDescription">
      <style:text-properties fo:language="en" fo:country="US" officeooo:paragraph-rsid="01d26207"/>
    </style:style>
    <style:style style:name="P410" style:family="paragraph" style:parent-style-name="FunctionDescription">
      <style:text-properties fo:language="en" fo:country="US" officeooo:paragraph-rsid="024eafcd"/>
    </style:style>
    <style:style style:name="P411" style:family="paragraph" style:parent-style-name="FunctionDescription">
      <style:text-properties fo:language="en" fo:country="US" officeooo:paragraph-rsid="025aaae9"/>
    </style:style>
    <style:style style:name="P412" style:family="paragraph" style:parent-style-name="FunctionDescription">
      <style:text-properties fo:language="en" fo:country="US" officeooo:rsid="025aaae9" officeooo:paragraph-rsid="025aaae9"/>
    </style:style>
    <style:style style:name="P413" style:family="paragraph" style:parent-style-name="FunctionDescription">
      <style:text-properties fo:language="en" fo:country="US" officeooo:rsid="025c0fab" officeooo:paragraph-rsid="025c0fab"/>
    </style:style>
    <style:style style:name="P414" style:family="paragraph" style:parent-style-name="FunctionDescription">
      <style:text-properties fo:language="en" fo:country="US" officeooo:rsid="01ec4afe" officeooo:paragraph-rsid="01ec4afe"/>
    </style:style>
    <style:style style:name="P415" style:family="paragraph" style:parent-style-name="FunctionDescription">
      <style:text-properties fo:language="en" fo:country="US" officeooo:rsid="01f324a0" officeooo:paragraph-rsid="01f324a0"/>
    </style:style>
    <style:style style:name="P416" style:family="paragraph" style:parent-style-name="FunctionDescription">
      <style:text-properties fo:language="en" fo:country="US" officeooo:rsid="01f34cea" officeooo:paragraph-rsid="01f34cea"/>
    </style:style>
    <style:style style:name="P417" style:family="paragraph" style:parent-style-name="FunctionDescription">
      <style:text-properties fo:language="en" fo:country="US" officeooo:rsid="0200031c" officeooo:paragraph-rsid="0200031c"/>
    </style:style>
    <style:style style:name="P418" style:family="paragraph" style:parent-style-name="FunctionDescription">
      <style:text-properties fo:language="en" fo:country="US" officeooo:rsid="02014f91" officeooo:paragraph-rsid="02014f91"/>
    </style:style>
    <style:style style:name="P419" style:family="paragraph" style:parent-style-name="FunctionDescription">
      <style:text-properties fo:language="en" fo:country="US" officeooo:rsid="0202f832" officeooo:paragraph-rsid="0202f832"/>
    </style:style>
    <style:style style:name="P420" style:family="paragraph" style:parent-style-name="FunctionDescription">
      <style:text-properties fo:language="en" fo:country="US" officeooo:rsid="02041e2a" officeooo:paragraph-rsid="02041e2a"/>
    </style:style>
    <style:style style:name="P421" style:family="paragraph" style:parent-style-name="FunctionDescription">
      <style:text-properties fo:language="en" fo:country="US" officeooo:rsid="0204bc79" officeooo:paragraph-rsid="0204bc79"/>
    </style:style>
    <style:style style:name="P422" style:family="paragraph" style:parent-style-name="FunctionDescription">
      <style:text-properties fo:language="en" fo:country="US" officeooo:rsid="01fe3998" officeooo:paragraph-rsid="01fe3998"/>
    </style:style>
    <style:style style:name="P423" style:family="paragraph" style:parent-style-name="FunctionDescription">
      <style:text-properties fo:language="en" fo:country="US" officeooo:rsid="01fb0439" officeooo:paragraph-rsid="01fb0439"/>
    </style:style>
    <style:style style:name="P424" style:family="paragraph" style:parent-style-name="FunctionDescription">
      <style:text-properties fo:language="en" fo:country="US" officeooo:rsid="02054893" officeooo:paragraph-rsid="02054893"/>
    </style:style>
    <style:style style:name="P425" style:family="paragraph" style:parent-style-name="FunctionDescription">
      <style:text-properties fo:language="en" fo:country="US" officeooo:rsid="00ca3fee" officeooo:paragraph-rsid="00ca3fee"/>
    </style:style>
    <style:style style:name="P426" style:family="paragraph" style:parent-style-name="FunctionDescription">
      <style:text-properties fo:language="en" fo:country="US" officeooo:rsid="017b5ea7" officeooo:paragraph-rsid="017b5ea7"/>
    </style:style>
    <style:style style:name="P427" style:family="paragraph" style:parent-style-name="FunctionDescription">
      <style:text-properties fo:language="en" fo:country="US" officeooo:rsid="00f3eeca" officeooo:paragraph-rsid="017b5ea7"/>
    </style:style>
    <style:style style:name="P428" style:family="paragraph" style:parent-style-name="FunctionDescription">
      <style:text-properties fo:language="en" fo:country="US" officeooo:rsid="024ab2a1" officeooo:paragraph-rsid="024ab2a1"/>
    </style:style>
    <style:style style:name="P429" style:family="paragraph" style:parent-style-name="FunctionDescription">
      <style:paragraph-properties fo:margin-left="0.5902in" fo:margin-right="0in" fo:text-indent="0in" style:auto-text-indent="false"/>
      <style:text-properties fo:language="en" fo:country="US" officeooo:paragraph-rsid="0081e518"/>
    </style:style>
    <style:style style:name="P430" style:family="paragraph" style:parent-style-name="FunctionDescription">
      <style:paragraph-properties fo:margin-left="0.5902in" fo:margin-right="0in" fo:text-indent="0in" style:auto-text-indent="false"/>
      <style:text-properties fo:language="en" fo:country="US" officeooo:paragraph-rsid="01b70399"/>
    </style:style>
    <style:style style:name="P431" style:family="paragraph" style:parent-style-name="FunctionDescription">
      <style:paragraph-properties fo:margin-left="0.5902in" fo:margin-right="0in" fo:text-indent="0in" style:auto-text-indent="false"/>
      <style:text-properties fo:language="en" fo:country="US" officeooo:paragraph-rsid="01d083f3"/>
    </style:style>
    <style:style style:name="P432" style:family="paragraph" style:parent-style-name="Preformatted_20_Start">
      <style:text-properties fo:language="en" fo:country="US"/>
    </style:style>
    <style:style style:name="P433" style:family="paragraph" style:parent-style-name="Preformatted_20_Start">
      <style:text-properties fo:language="en" fo:country="US" fo:font-style="normal" fo:font-weight="normal" officeooo:paragraph-rsid="012d4eff" style:font-style-asian="normal" style:font-weight-asian="normal" style:font-style-complex="normal" style:font-weight-complex="normal"/>
    </style:style>
    <style:style style:name="P434" style:family="paragraph" style:parent-style-name="Preformatted_20_Start">
      <style:text-properties fo:language="en" fo:country="US" fo:font-style="normal" fo:font-weight="normal" officeooo:rsid="0235b853" officeooo:paragraph-rsid="0235b853" style:font-style-asian="normal" style:font-weight-asian="normal" style:font-style-complex="normal" style:font-weight-complex="normal"/>
    </style:style>
    <style:style style:name="P435" style:family="paragraph" style:parent-style-name="Preformatted_20_Start">
      <style:text-properties fo:language="en" fo:country="US" fo:font-style="normal" fo:font-weight="normal" officeooo:paragraph-rsid="01061025" style:font-style-asian="normal" style:font-weight-asian="normal" style:font-style-complex="normal" style:font-weight-complex="normal"/>
    </style:style>
    <style:style style:name="P436" style:family="paragraph" style:parent-style-name="Preformatted_20_Start">
      <style:text-properties fo:language="en" fo:country="US" fo:font-style="normal" fo:font-weight="normal" officeooo:rsid="01061025" officeooo:paragraph-rsid="01061025" style:font-style-asian="normal" style:font-weight-asian="normal" style:font-style-complex="normal" style:font-weight-complex="normal"/>
    </style:style>
    <style:style style:name="P437" style:family="paragraph" style:parent-style-name="Preformatted_20_Start">
      <style:text-properties fo:language="en" fo:country="US" officeooo:rsid="008a07f5" officeooo:paragraph-rsid="008a07f5"/>
    </style:style>
    <style:style style:name="P438" style:family="paragraph" style:parent-style-name="Preformatted_20_Start">
      <style:text-properties fo:language="en" fo:country="US" officeooo:rsid="01061025" officeooo:paragraph-rsid="024cce50"/>
    </style:style>
    <style:style style:name="P439" style:family="paragraph" style:parent-style-name="Preformatted_20_Start">
      <style:text-properties fo:language="en" fo:country="US" officeooo:rsid="024cce50" officeooo:paragraph-rsid="024cce50"/>
    </style:style>
    <style:style style:name="P440" style:family="paragraph" style:parent-style-name="Preformatted_20_Start">
      <style:text-properties fo:language="en" fo:country="US" officeooo:rsid="00c6bb84" officeooo:paragraph-rsid="00c6bb84"/>
    </style:style>
    <style:style style:name="P441" style:family="paragraph" style:parent-style-name="Preformatted_20_Start">
      <style:text-properties fo:language="en" fo:country="US" officeooo:rsid="00c770e9" officeooo:paragraph-rsid="00c770e9"/>
    </style:style>
    <style:style style:name="P442" style:family="paragraph" style:parent-style-name="Preformatted_20_Start">
      <style:text-properties fo:language="en" fo:country="US" officeooo:rsid="0178a0b8" officeooo:paragraph-rsid="0178a0b8"/>
    </style:style>
    <style:style style:name="P443" style:family="paragraph" style:parent-style-name="Heading_20_1">
      <style:text-properties fo:language="en" fo:country="US"/>
    </style:style>
    <style:style style:name="P444" style:family="paragraph" style:parent-style-name="Heading_20_1" style:master-page-name="Right_20_Page">
      <style:paragraph-properties style:page-number="auto"/>
      <style:text-properties style:font-name="Century Gothic4" fo:language="en" fo:country="US" officeooo:paragraph-rsid="0222b14f"/>
    </style:style>
    <style:style style:name="P445" style:family="paragraph" style:parent-style-name="Heading_20_3">
      <style:text-properties fo:language="en" fo:country="US"/>
    </style:style>
    <style:style style:name="P446" style:family="paragraph" style:parent-style-name="Heading_20_3">
      <style:text-properties fo:language="en" fo:country="US" fo:font-weight="bold" style:font-weight-asian="bold" style:font-weight-complex="bold"/>
    </style:style>
    <style:style style:name="P447" style:family="paragraph" style:parent-style-name="Heading_20_3">
      <style:text-properties fo:language="en" fo:country="US" officeooo:paragraph-rsid="0186454d"/>
    </style:style>
    <style:style style:name="P448" style:family="paragraph" style:parent-style-name="Heading_20_3">
      <style:text-properties fo:language="en" fo:country="US" officeooo:rsid="010921e0" officeooo:paragraph-rsid="0187b7c0"/>
    </style:style>
    <style:style style:name="P449" style:family="paragraph" style:parent-style-name="Heading_20_3">
      <style:text-properties fo:language="en" fo:country="US" officeooo:rsid="010bb03c" officeooo:paragraph-rsid="018913bf"/>
    </style:style>
    <style:style style:name="P450" style:family="paragraph" style:parent-style-name="Heading_20_3">
      <style:text-properties fo:language="en" fo:country="US" officeooo:rsid="010bb03c" officeooo:paragraph-rsid="010bb03c"/>
    </style:style>
    <style:style style:name="P451" style:family="paragraph" style:parent-style-name="Heading_20_3">
      <style:text-properties fo:language="en" fo:country="US" officeooo:paragraph-rsid="0196cb40"/>
    </style:style>
    <style:style style:name="P452" style:family="paragraph" style:parent-style-name="Heading_20_3">
      <style:text-properties fo:language="en" fo:country="US" officeooo:paragraph-rsid="0197026f"/>
    </style:style>
    <style:style style:name="P453" style:family="paragraph" style:parent-style-name="Heading_20_3">
      <style:text-properties fo:language="en" fo:country="US" officeooo:rsid="024dbdd8" officeooo:paragraph-rsid="024dbdd8"/>
    </style:style>
    <style:style style:name="P454" style:family="paragraph" style:parent-style-name="Heading_20_3">
      <style:text-properties fo:language="en" fo:country="US" officeooo:rsid="01a6d280"/>
    </style:style>
    <style:style style:name="P455" style:family="paragraph" style:parent-style-name="Heading_20_3">
      <style:text-properties fo:language="en" fo:country="US" officeooo:rsid="01a6d280" officeooo:paragraph-rsid="026f70de"/>
    </style:style>
    <style:style style:name="P456" style:family="paragraph" style:parent-style-name="Heading_20_3">
      <style:text-properties fo:language="en" fo:country="US" officeooo:paragraph-rsid="024eafcd"/>
    </style:style>
    <style:style style:name="P457" style:family="paragraph" style:parent-style-name="Heading_20_3">
      <style:text-properties style:font-name="Century Gothic5" fo:font-size="16pt" fo:language="en" fo:country="US" officeooo:rsid="0182a92b" officeooo:paragraph-rsid="0186454d" style:font-size-asian="16pt" style:font-size-complex="16pt"/>
    </style:style>
    <style:style style:name="P458" style:family="paragraph" style:parent-style-name="Heading_20_3">
      <style:text-properties style:font-name="Century Gothic5" fo:font-size="16pt" fo:language="en" fo:country="US" officeooo:paragraph-rsid="0186454d" style:font-size-asian="16pt" style:font-size-complex="16pt"/>
    </style:style>
    <style:style style:name="P459" style:family="paragraph" style:parent-style-name="Heading_20_3">
      <style:text-properties style:font-name="Century Gothic5" fo:font-size="16pt" fo:language="en" fo:country="US" officeooo:rsid="01a45c56" style:font-size-asian="16pt" style:font-size-complex="16pt"/>
    </style:style>
    <style:style style:name="P460" style:family="paragraph" style:parent-style-name="Heading_20_3">
      <style:text-properties style:font-name="Century Gothic5" fo:font-size="16pt" fo:language="en" fo:country="US" officeooo:rsid="01a45c56" officeooo:paragraph-rsid="02434cc5" style:font-size-asian="16pt" style:font-size-complex="16pt"/>
    </style:style>
    <style:style style:name="P461" style:family="paragraph" style:parent-style-name="Heading_20_3">
      <style:paragraph-properties fo:break-before="page"/>
      <style:text-properties style:font-name="Century Gothic5" fo:font-size="16pt" fo:language="en" fo:country="US" officeooo:rsid="017f8d24" style:font-size-asian="16pt" style:font-size-complex="16pt"/>
    </style:style>
    <style:style style:name="P462" style:family="paragraph" style:parent-style-name="Heading_20_2">
      <style:text-properties style:font-name="Century Gothic4" fo:language="en" fo:country="US"/>
    </style:style>
    <style:style style:name="P463" style:family="paragraph" style:parent-style-name="Heading_20_2">
      <style:text-properties fo:language="en" fo:country="US"/>
    </style:style>
    <style:style style:name="P464" style:family="paragraph" style:parent-style-name="Heading_20_2">
      <style:text-properties fo:language="en" fo:country="US" officeooo:paragraph-rsid="021b0189"/>
    </style:style>
    <style:style style:name="P465" style:family="paragraph" style:parent-style-name="Heading_20_2">
      <style:paragraph-properties fo:break-before="page"/>
      <style:text-properties fo:language="en" fo:country="US"/>
    </style:style>
    <style:style style:name="P466" style:family="paragraph" style:parent-style-name="Heading_20_4">
      <style:text-properties fo:language="en" fo:country="US"/>
    </style:style>
    <style:style style:name="P467" style:family="paragraph" style:parent-style-name="Heading_20_4">
      <style:text-properties fo:language="en" fo:country="US" officeooo:rsid="021b0189" officeooo:paragraph-rsid="021f9445"/>
    </style:style>
    <style:style style:name="P468" style:family="paragraph" style:parent-style-name="Table_20_Contents">
      <style:paragraph-properties fo:text-align="center" style:justify-single-word="false"/>
      <style:text-properties style:font-name="Thorndale AMT" fo:font-size="10pt" fo:language="en" fo:country="US" fo:font-weight="bold" officeooo:rsid="013b6bda" officeooo:paragraph-rsid="026c9937" style:font-size-asian="10pt" style:font-weight-asian="bold" style:font-size-complex="10pt" style:font-weight-complex="bold"/>
    </style:style>
    <style:style style:name="P469" style:family="paragraph" style:parent-style-name="Table_20_Contents">
      <style:paragraph-properties fo:text-align="justify" style:justify-single-word="false"/>
      <style:text-properties style:font-name="Thorndale AMT" fo:font-size="10pt" fo:language="en" fo:country="US" officeooo:rsid="01849a87" officeooo:paragraph-rsid="026de001" style:font-size-asian="10pt" style:font-size-complex="10pt"/>
    </style:style>
    <style:style style:name="P470" style:family="paragraph" style:parent-style-name="Table_20_Contents">
      <style:paragraph-properties fo:text-align="justify" style:justify-single-word="false"/>
      <style:text-properties style:font-name="Thorndale AMT" fo:font-size="10pt" fo:language="en" fo:country="US" officeooo:paragraph-rsid="02704e08" style:font-size-asian="10pt" style:font-size-complex="10pt"/>
    </style:style>
    <style:style style:name="P471" style:family="paragraph" style:parent-style-name="Contents_20_1">
      <style:paragraph-properties>
        <style:tab-stops>
          <style:tab-stop style:position="6.6929in" style:type="right" style:leader-style="dotted" style:leader-text="."/>
        </style:tab-stops>
      </style:paragraph-properties>
    </style:style>
    <style:style style:name="P472" style:family="paragraph" style:parent-style-name="Contents_20_2">
      <style:paragraph-properties>
        <style:tab-stops>
          <style:tab-stop style:position="6.5752in" style:type="right" style:leader-style="dotted" style:leader-text="."/>
        </style:tab-stops>
      </style:paragraph-properties>
    </style:style>
    <style:style style:name="P473" style:family="paragraph" style:parent-style-name="Contents_20_3">
      <style:paragraph-properties>
        <style:tab-stops>
          <style:tab-stop style:position="6.3791in" style:type="right" style:leader-style="dotted" style:leader-text="."/>
        </style:tab-stops>
      </style:paragraph-properties>
    </style:style>
    <style:style style:name="P474" style:family="paragraph" style:parent-style-name="Contents_20_4">
      <style:paragraph-properties>
        <style:tab-stops>
          <style:tab-stop style:position="6.1035in" style:type="right" style:leader-style="dotted" style:leader-text="."/>
        </style:tab-stops>
      </style:paragraph-properties>
    </style:style>
    <style:style style:name="P475" style:family="paragraph" style:parent-style-name="Table_20_index_20_1">
      <style:paragraph-properties>
        <style:tab-stops>
          <style:tab-stop style:position="6.6929in" style:type="right" style:leader-style="dotted" style:leader-text="."/>
        </style:tab-stops>
      </style:paragraph-properties>
    </style:style>
    <style:style style:name="P476" style:family="paragraph" style:parent-style-name="Text_20_body_20_indent_5f_2" style:list-style-name="L1">
      <style:text-properties fo:language="en" fo:country="US"/>
    </style:style>
    <style:style style:name="P477" style:family="paragraph" style:parent-style-name="Text_20_body_20_indent_5f_2">
      <style:text-properties fo:language="en" fo:country="US" officeooo:rsid="01a6d280"/>
    </style:style>
    <style:style style:name="P478" style:family="paragraph" style:parent-style-name="FunctionHeading">
      <style:text-properties fo:language="en" fo:country="US" style:text-underline-style="solid" style:text-underline-width="auto" style:text-underline-color="font-color" officeooo:paragraph-rsid="026f70de"/>
    </style:style>
    <style:style style:name="P479" style:family="paragraph" style:parent-style-name="FunctionStart">
      <style:text-properties fo:language="en" fo:country="US" style:text-underline-style="solid" style:text-underline-width="auto" style:text-underline-color="font-color" officeooo:paragraph-rsid="026f70de"/>
    </style:style>
    <style:style style:name="P480" style:family="paragraph" style:parent-style-name="FunctionEnd">
      <style:text-properties fo:language="en" fo:country="US" officeooo:paragraph-rsid="026f70de"/>
    </style:style>
    <style:style style:name="P481" style:family="paragraph" style:parent-style-name="FunctionEnd">
      <style:text-properties fo:language="en" fo:country="US" officeooo:rsid="01a6d280" officeooo:paragraph-rsid="01aefa5f"/>
    </style:style>
    <style:style style:name="P482" style:family="paragraph" style:parent-style-name="FunctionDescription">
      <style:text-properties fo:language="en" fo:country="US" officeooo:rsid="01ad5ec0" officeooo:paragraph-rsid="026f70de"/>
    </style:style>
    <style:style style:name="P483" style:family="paragraph" style:parent-style-name="FunctionDescription">
      <style:text-properties fo:language="en" fo:country="US" fo:font-weight="normal" officeooo:rsid="01f34185" officeooo:paragraph-rsid="0270bd60" style:font-weight-asian="normal" style:font-weight-complex="normal"/>
    </style:style>
    <style:style style:name="P484" style:family="paragraph" style:parent-style-name="FunctionDescription">
      <style:text-properties fo:language="en" fo:country="US" fo:font-weight="normal" officeooo:rsid="01f34cea" officeooo:paragraph-rsid="02725ce3" style:font-weight-asian="normal" style:font-weight-complex="normal"/>
    </style:style>
    <style:style style:name="P485" style:family="paragraph" style:parent-style-name="FunctionDescription">
      <style:text-properties fo:language="en" fo:country="US" officeooo:rsid="01f34cea" officeooo:paragraph-rsid="027376e1"/>
    </style:style>
    <style:style style:name="P486" style:family="paragraph" style:parent-style-name="FunctionDescription">
      <style:text-properties fo:language="en" fo:country="US" officeooo:paragraph-rsid="026f70de"/>
    </style:style>
    <style:style style:name="T1" style:family="text">
      <style:text-properties fo:font-size="8pt" style:font-size-asian="8pt" style:font-size-complex="8pt"/>
    </style:style>
    <style:style style:name="T2" style:family="text">
      <style:text-properties officeooo:rsid="00fb5c35"/>
    </style:style>
    <style:style style:name="T3" style:family="text">
      <style:text-properties fo:color="#ff950e" fo:font-style="italic" fo:font-weight="bold" style:font-style-asian="italic" style:font-weight-asian="bold" style:font-style-complex="italic" style:font-weight-complex="bold"/>
    </style:style>
    <style:style style:name="T4" style:family="text">
      <style:text-properties fo:color="#29166f"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officeooo:rsid="009c68fb"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14c5cb2" style:font-style-asian="normal" style:font-weight-asian="normal" style:font-style-complex="normal" style:font-weight-complex="normal"/>
    </style:style>
    <style:style style:name="T10" style:family="text">
      <style:text-properties fo:font-style="normal" fo:font-weight="normal" officeooo:rsid="0090e6ab" style:font-style-asian="normal" style:font-weight-asian="normal" style:font-style-complex="normal"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870983" style:font-style-asian="italic" style:font-weight-asian="bold" style:font-style-complex="italic" style:font-weight-complex="bold"/>
    </style:style>
    <style:style style:name="T13" style:family="text">
      <style:text-properties fo:font-style="italic" fo:font-weight="bold" officeooo:rsid="0090e6ab" style:font-style-asian="italic" style:font-weight-asian="bold" style:font-style-complex="italic" style:font-weight-complex="bold"/>
    </style:style>
    <style:style style:name="T14" style:family="text">
      <style:text-properties fo:font-style="italic" fo:font-weight="bold" officeooo:rsid="00a0dd7c" style:font-style-asian="italic" style:font-weight-asian="bold" style:font-style-complex="italic" style:font-weight-complex="bold"/>
    </style:style>
    <style:style style:name="T15" style:family="text">
      <style:text-properties fo:font-style="italic" fo:font-weight="bold" officeooo:rsid="00aec941" style:font-style-asian="italic" style:font-weight-asian="bold" style:font-style-complex="italic" style:font-weight-complex="bold"/>
    </style:style>
    <style:style style:name="T16" style:family="text">
      <style:text-properties fo:font-style="italic" fo:font-weight="bold" officeooo:rsid="009c68fb" style:font-style-asian="italic" style:font-weight-asian="bold" style:font-style-complex="italic" style:font-weight-complex="bold"/>
    </style:style>
    <style:style style:name="T17" style:family="text">
      <style:text-properties fo:font-style="italic" fo:font-weight="bold" officeooo:rsid="00e17085" style:font-style-asian="italic" style:font-weight-asian="bold" style:font-style-complex="italic" style:font-weight-complex="bold"/>
    </style:style>
    <style:style style:name="T18" style:family="text">
      <style:text-properties fo:font-style="italic" fo:font-weight="bold" officeooo:rsid="010ebf74" style:font-style-asian="italic" style:font-weight-asian="bold" style:font-style-complex="italic" style:font-weight-complex="bold"/>
    </style:style>
    <style:style style:name="T19" style:family="text">
      <style:text-properties fo:font-style="italic" fo:font-weight="bold" officeooo:rsid="01171c6f" style:font-style-asian="italic" style:font-weight-asian="bold" style:font-style-complex="italic" style:font-weight-complex="bold"/>
    </style:style>
    <style:style style:name="T20" style:family="text">
      <style:text-properties fo:font-style="italic" fo:font-weight="bold" officeooo:rsid="0136c15e" style:font-style-asian="italic" style:font-weight-asian="bold" style:font-style-complex="italic" style:font-weight-complex="bold"/>
    </style:style>
    <style:style style:name="T21" style:family="text">
      <style:text-properties fo:font-style="italic" fo:font-weight="bold" officeooo:rsid="0170a515" style:font-style-asian="italic" style:font-weight-asian="bold" style:font-style-complex="italic" style:font-weight-complex="bold"/>
    </style:style>
    <style:style style:name="T22" style:family="text">
      <style:text-properties fo:font-style="italic" fo:font-weight="bold" officeooo:rsid="01730a15" style:font-style-asian="italic" style:font-weight-asian="bold" style:font-style-complex="italic" style:font-weight-complex="bold"/>
    </style:style>
    <style:style style:name="T23" style:family="text">
      <style:text-properties fo:font-style="italic" fo:font-weight="bold" officeooo:rsid="0178302d" style:font-style-asian="italic" style:font-weight-asian="bold" style:font-style-complex="italic" style:font-weight-complex="bold"/>
    </style:style>
    <style:style style:name="T24" style:family="text">
      <style:text-properties fo:font-style="italic" fo:font-weight="bold" officeooo:rsid="0178a0b8" style:font-style-asian="italic" style:font-weight-asian="bold" style:font-style-complex="italic" style:font-weight-complex="bold"/>
    </style:style>
    <style:style style:name="T25" style:family="text">
      <style:text-properties fo:font-style="italic" fo:font-weight="bold" officeooo:rsid="017998eb" style:font-style-asian="italic" style:font-weight-asian="bold" style:font-style-complex="italic" style:font-weight-complex="bold"/>
    </style:style>
    <style:style style:name="T26" style:family="text">
      <style:text-properties fo:font-style="italic" fo:font-weight="bold" officeooo:rsid="017d1c07" style:font-style-asian="italic" style:font-weight-asian="bold" style:font-style-complex="italic" style:font-weight-complex="bold"/>
    </style:style>
    <style:style style:name="T27" style:family="text">
      <style:text-properties fo:font-style="italic" fo:font-weight="bold" officeooo:rsid="01b7b723" style:font-style-asian="italic" style:font-weight-asian="bold" style:font-style-complex="italic" style:font-weight-complex="bold"/>
    </style:style>
    <style:style style:name="T28" style:family="text">
      <style:text-properties fo:font-style="italic" fo:font-weight="bold" officeooo:rsid="01c16eed" style:font-style-asian="italic" style:font-weight-asian="bold" style:font-style-complex="italic" style:font-weight-complex="bold"/>
    </style:style>
    <style:style style:name="T29" style:family="text">
      <style:text-properties fo:font-style="italic" fo:font-weight="bold" officeooo:rsid="01c3c9e0" style:font-style-asian="italic" style:font-weight-asian="bold" style:font-style-complex="italic" style:font-weight-complex="bold"/>
    </style:style>
    <style:style style:name="T30" style:family="text">
      <style:text-properties fo:font-style="italic" fo:font-weight="bold" officeooo:rsid="01c8354d" style:font-style-asian="italic" style:font-weight-asian="bold" style:font-style-complex="italic" style:font-weight-complex="bold"/>
    </style:style>
    <style:style style:name="T31" style:family="text">
      <style:text-properties fo:font-style="italic" fo:font-weight="bold" officeooo:rsid="01d3bee2" style:font-style-asian="italic" style:font-weight-asian="bold" style:font-style-complex="italic" style:font-weight-complex="bold"/>
    </style:style>
    <style:style style:name="T32" style:family="text">
      <style:text-properties fo:font-style="italic" fo:font-weight="bold" officeooo:rsid="023a3aad" style:font-style-asian="italic" style:font-weight-asian="bold" style:font-style-complex="italic" style:font-weight-complex="bold"/>
    </style:style>
    <style:style style:name="T33" style:family="text">
      <style:text-properties fo:font-style="italic" style:font-style-asian="italic" style:font-style-complex="italic"/>
    </style:style>
    <style:style style:name="T34" style:family="text">
      <style:text-properties fo:font-style="italic" officeooo:rsid="01b7b723" style:font-style-asian="italic" style:font-style-complex="italic"/>
    </style:style>
    <style:style style:name="T35" style:family="text">
      <style:text-properties fo:font-weight="bold" style:font-weight-asian="bold" style:font-weight-complex="bold"/>
    </style:style>
    <style:style style:name="T36" style:family="text">
      <style:text-properties fo:font-weight="bold" officeooo:rsid="008f26c9" style:font-weight-asian="bold" style:font-weight-complex="bold"/>
    </style:style>
    <style:style style:name="T37" style:family="text">
      <style:text-properties fo:font-weight="bold" officeooo:rsid="0090e6ab" style:font-weight-asian="bold" style:font-weight-complex="bold"/>
    </style:style>
    <style:style style:name="T38" style:family="text">
      <style:text-properties fo:font-weight="bold" officeooo:rsid="00a0dd7c" style:font-weight-asian="bold" style:font-weight-complex="bold"/>
    </style:style>
    <style:style style:name="T39" style:family="text">
      <style:text-properties fo:font-weight="bold" officeooo:rsid="00b53499" style:font-weight-asian="bold" style:font-weight-complex="bold"/>
    </style:style>
    <style:style style:name="T40" style:family="text">
      <style:text-properties fo:font-weight="bold" officeooo:rsid="00b70521" style:font-weight-asian="bold" style:font-weight-complex="bold"/>
    </style:style>
    <style:style style:name="T41" style:family="text">
      <style:text-properties fo:font-weight="bold" officeooo:rsid="00b8406d" style:font-weight-asian="bold" style:font-weight-complex="bold"/>
    </style:style>
    <style:style style:name="T42" style:family="text">
      <style:text-properties fo:font-weight="bold" officeooo:rsid="00d84199" style:font-weight-asian="bold" style:font-weight-complex="bold"/>
    </style:style>
    <style:style style:name="T43" style:family="text">
      <style:text-properties fo:font-weight="bold" officeooo:rsid="00d910b6" style:font-weight-asian="bold" style:font-weight-complex="bold"/>
    </style:style>
    <style:style style:name="T44" style:family="text">
      <style:text-properties fo:font-weight="bold" officeooo:rsid="00dcf3b0" style:font-weight-asian="bold" style:font-weight-complex="bold"/>
    </style:style>
    <style:style style:name="T45" style:family="text">
      <style:text-properties fo:font-weight="bold" officeooo:rsid="00e728a0" style:font-weight-asian="bold" style:font-weight-complex="bold"/>
    </style:style>
    <style:style style:name="T46" style:family="text">
      <style:text-properties fo:font-weight="bold" officeooo:rsid="010921e0" style:font-weight-asian="bold" style:font-weight-complex="bold"/>
    </style:style>
    <style:style style:name="T47" style:family="text">
      <style:text-properties fo:font-weight="bold" officeooo:rsid="010a5d3d" style:font-weight-asian="bold" style:font-weight-complex="bold"/>
    </style:style>
    <style:style style:name="T48" style:family="text">
      <style:text-properties fo:font-weight="bold" officeooo:rsid="010bb03c" style:font-weight-asian="bold" style:font-weight-complex="bold"/>
    </style:style>
    <style:style style:name="T49" style:family="text">
      <style:text-properties fo:font-weight="bold" officeooo:rsid="010f32d0" style:font-weight-asian="bold" style:font-weight-complex="bold"/>
    </style:style>
    <style:style style:name="T50" style:family="text">
      <style:text-properties fo:font-weight="bold" officeooo:rsid="0110925a" style:font-weight-asian="bold" style:font-weight-complex="bold"/>
    </style:style>
    <style:style style:name="T51" style:family="text">
      <style:text-properties fo:font-weight="bold" officeooo:rsid="014c5cb2" style:font-weight-asian="bold" style:font-weight-complex="bold"/>
    </style:style>
    <style:style style:name="T52" style:family="text">
      <style:text-properties fo:font-weight="bold" officeooo:rsid="014fbdfa" style:font-weight-asian="bold" style:font-weight-complex="bold"/>
    </style:style>
    <style:style style:name="T53" style:family="text">
      <style:text-properties fo:font-weight="bold" officeooo:rsid="014fef41" style:font-weight-asian="bold" style:font-weight-complex="bold"/>
    </style:style>
    <style:style style:name="T54" style:family="text">
      <style:text-properties fo:font-weight="bold" officeooo:rsid="01535f1d" style:font-weight-asian="bold" style:font-weight-complex="bold"/>
    </style:style>
    <style:style style:name="T55" style:family="text">
      <style:text-properties fo:font-weight="bold" officeooo:rsid="01537855" style:font-weight-asian="bold" style:font-weight-complex="bold"/>
    </style:style>
    <style:style style:name="T56" style:family="text">
      <style:text-properties fo:font-weight="bold" officeooo:rsid="0155c251" style:font-weight-asian="bold" style:font-weight-complex="bold"/>
    </style:style>
    <style:style style:name="T57" style:family="text">
      <style:text-properties fo:font-weight="bold" officeooo:rsid="015d2f01" style:font-weight-asian="bold" style:font-weight-complex="bold"/>
    </style:style>
    <style:style style:name="T58" style:family="text">
      <style:text-properties fo:font-weight="bold" officeooo:rsid="01652ca1" style:font-weight-asian="bold" style:font-weight-complex="bold"/>
    </style:style>
    <style:style style:name="T59" style:family="text">
      <style:text-properties fo:font-weight="bold" officeooo:rsid="0166a2f9" style:font-weight-asian="bold" style:font-weight-complex="bold"/>
    </style:style>
    <style:style style:name="T60" style:family="text">
      <style:text-properties fo:font-weight="bold" officeooo:rsid="016b0930" style:font-weight-asian="bold" style:font-weight-complex="bold"/>
    </style:style>
    <style:style style:name="T61" style:family="text">
      <style:text-properties fo:font-weight="bold" officeooo:rsid="016d511f" style:font-weight-asian="bold" style:font-weight-complex="bold"/>
    </style:style>
    <style:style style:name="T62" style:family="text">
      <style:text-properties fo:font-weight="bold" officeooo:rsid="018adec1" style:font-weight-asian="bold" style:font-weight-complex="bold"/>
    </style:style>
    <style:style style:name="T63" style:family="text">
      <style:text-properties fo:font-weight="bold" officeooo:rsid="01b1a2c4" style:font-weight-asian="bold" style:font-weight-complex="bold"/>
    </style:style>
    <style:style style:name="T64" style:family="text">
      <style:text-properties fo:font-weight="bold" officeooo:rsid="01b51474" style:font-weight-asian="bold" style:font-weight-complex="bold"/>
    </style:style>
    <style:style style:name="T65" style:family="text">
      <style:text-properties fo:font-weight="bold" officeooo:rsid="01b70399" style:font-weight-asian="bold" style:font-weight-complex="bold"/>
    </style:style>
    <style:style style:name="T66" style:family="text">
      <style:text-properties fo:font-weight="bold" officeooo:rsid="01b7b723" style:font-weight-asian="bold" style:font-weight-complex="bold"/>
    </style:style>
    <style:style style:name="T67" style:family="text">
      <style:text-properties fo:font-weight="bold" officeooo:rsid="01b93d7e" style:font-weight-asian="bold" style:font-weight-complex="bold"/>
    </style:style>
    <style:style style:name="T68" style:family="text">
      <style:text-properties fo:font-weight="bold" officeooo:rsid="01ba58f3" style:font-weight-asian="bold" style:font-weight-complex="bold"/>
    </style:style>
    <style:style style:name="T69" style:family="text">
      <style:text-properties fo:font-weight="bold" officeooo:rsid="01bae2b3" style:font-weight-asian="bold" style:font-weight-complex="bold"/>
    </style:style>
    <style:style style:name="T70" style:family="text">
      <style:text-properties fo:font-weight="bold" officeooo:rsid="01bb7d2a" style:font-weight-asian="bold" style:font-weight-complex="bold"/>
    </style:style>
    <style:style style:name="T71" style:family="text">
      <style:text-properties fo:font-weight="bold" officeooo:rsid="01bd19eb" style:font-weight-asian="bold" style:font-weight-complex="bold"/>
    </style:style>
    <style:style style:name="T72" style:family="text">
      <style:text-properties fo:font-weight="bold" officeooo:rsid="01c0cad3" style:font-weight-asian="bold" style:font-weight-complex="bold"/>
    </style:style>
    <style:style style:name="T73" style:family="text">
      <style:text-properties fo:font-weight="bold" officeooo:rsid="01c1f8d8" style:font-weight-asian="bold" style:font-weight-complex="bold"/>
    </style:style>
    <style:style style:name="T74" style:family="text">
      <style:text-properties fo:font-weight="bold" officeooo:rsid="01c49e75" style:font-weight-asian="bold" style:font-weight-complex="bold"/>
    </style:style>
    <style:style style:name="T75" style:family="text">
      <style:text-properties fo:font-weight="bold" officeooo:rsid="01c6535f" style:font-weight-asian="bold" style:font-weight-complex="bold"/>
    </style:style>
    <style:style style:name="T76" style:family="text">
      <style:text-properties fo:font-weight="bold" officeooo:rsid="01c7a1ea" style:font-weight-asian="bold" style:font-weight-complex="bold"/>
    </style:style>
    <style:style style:name="T77" style:family="text">
      <style:text-properties fo:font-weight="bold" officeooo:rsid="01ccac9c" style:font-weight-asian="bold" style:font-weight-complex="bold"/>
    </style:style>
    <style:style style:name="T78" style:family="text">
      <style:text-properties fo:font-weight="bold" officeooo:rsid="01ccc67d" style:font-weight-asian="bold" style:font-weight-complex="bold"/>
    </style:style>
    <style:style style:name="T79" style:family="text">
      <style:text-properties fo:font-weight="bold" officeooo:rsid="01cf5e5b" style:font-weight-asian="bold" style:font-weight-complex="bold"/>
    </style:style>
    <style:style style:name="T80" style:family="text">
      <style:text-properties fo:font-weight="bold" officeooo:rsid="01d0137f" style:font-weight-asian="bold" style:font-weight-complex="bold"/>
    </style:style>
    <style:style style:name="T81" style:family="text">
      <style:text-properties fo:font-weight="bold" officeooo:rsid="01d083f3" style:font-weight-asian="bold" style:font-weight-complex="bold"/>
    </style:style>
    <style:style style:name="T82" style:family="text">
      <style:text-properties fo:font-weight="bold" officeooo:rsid="01d26207" style:font-weight-asian="bold" style:font-weight-complex="bold"/>
    </style:style>
    <style:style style:name="T83" style:family="text">
      <style:text-properties fo:font-weight="bold" officeooo:rsid="01d30650" style:font-weight-asian="bold" style:font-weight-complex="bold"/>
    </style:style>
    <style:style style:name="T84" style:family="text">
      <style:text-properties fo:font-weight="bold" officeooo:rsid="01d5b801" style:font-weight-asian="bold" style:font-weight-complex="bold"/>
    </style:style>
    <style:style style:name="T85" style:family="text">
      <style:text-properties fo:font-weight="bold" officeooo:rsid="01d63438" style:font-weight-asian="bold" style:font-weight-complex="bold"/>
    </style:style>
    <style:style style:name="T86" style:family="text">
      <style:text-properties fo:font-weight="bold" officeooo:rsid="01d85159" style:font-weight-asian="bold" style:font-weight-complex="bold"/>
    </style:style>
    <style:style style:name="T87" style:family="text">
      <style:text-properties fo:font-weight="bold" officeooo:rsid="01d9f81f" style:font-weight-asian="bold" style:font-weight-complex="bold"/>
    </style:style>
    <style:style style:name="T88" style:family="text">
      <style:text-properties fo:font-weight="bold" officeooo:rsid="01de6a08" style:font-weight-asian="bold" style:font-weight-complex="bold"/>
    </style:style>
    <style:style style:name="T89" style:family="text">
      <style:text-properties fo:font-weight="bold" officeooo:rsid="01e024fb" style:font-weight-asian="bold" style:font-weight-complex="bold"/>
    </style:style>
    <style:style style:name="T90" style:family="text">
      <style:text-properties fo:font-weight="bold" officeooo:rsid="01e191ca" style:font-weight-asian="bold" style:font-weight-complex="bold"/>
    </style:style>
    <style:style style:name="T91" style:family="text">
      <style:text-properties fo:font-weight="bold" officeooo:rsid="01e33e85" style:font-weight-asian="bold" style:font-weight-complex="bold"/>
    </style:style>
    <style:style style:name="T92" style:family="text">
      <style:text-properties fo:font-weight="bold" officeooo:rsid="01e4183a" style:font-weight-asian="bold" style:font-weight-complex="bold"/>
    </style:style>
    <style:style style:name="T93" style:family="text">
      <style:text-properties fo:font-weight="bold" officeooo:rsid="01e49e84" style:font-weight-asian="bold" style:font-weight-complex="bold"/>
    </style:style>
    <style:style style:name="T94" style:family="text">
      <style:text-properties fo:font-weight="bold" officeooo:rsid="01e806be" style:font-weight-asian="bold" style:font-weight-complex="bold"/>
    </style:style>
    <style:style style:name="T95" style:family="text">
      <style:text-properties fo:font-weight="bold" officeooo:rsid="01e8593b" style:font-weight-asian="bold" style:font-weight-complex="bold"/>
    </style:style>
    <style:style style:name="T96" style:family="text">
      <style:text-properties fo:font-weight="bold" officeooo:rsid="01ec4afe" style:font-weight-asian="bold" style:font-weight-complex="bold"/>
    </style:style>
    <style:style style:name="T97" style:family="text">
      <style:text-properties fo:font-weight="bold" officeooo:rsid="01e85aba" style:font-weight-asian="bold" style:font-weight-complex="bold"/>
    </style:style>
    <style:style style:name="T98" style:family="text">
      <style:text-properties fo:font-weight="bold" officeooo:rsid="01ea56a6" style:font-weight-asian="bold" style:font-weight-complex="bold"/>
    </style:style>
    <style:style style:name="T99" style:family="text">
      <style:text-properties fo:font-weight="bold" officeooo:rsid="01f324a0" style:font-weight-asian="bold" style:font-weight-complex="bold"/>
    </style:style>
    <style:style style:name="T100" style:family="text">
      <style:text-properties fo:font-weight="bold" officeooo:rsid="01f13e16" style:font-weight-asian="bold" style:font-weight-complex="bold"/>
    </style:style>
    <style:style style:name="T101" style:family="text">
      <style:text-properties fo:font-weight="bold" officeooo:rsid="01f34185" style:font-weight-asian="bold" style:font-weight-complex="bold"/>
    </style:style>
    <style:style style:name="T102" style:family="text">
      <style:text-properties fo:font-weight="bold" officeooo:rsid="01f5f5f7" style:font-weight-asian="bold" style:font-weight-complex="bold"/>
    </style:style>
    <style:style style:name="T103" style:family="text">
      <style:text-properties fo:font-weight="bold" officeooo:rsid="01f6f4df" style:font-weight-asian="bold" style:font-weight-complex="bold"/>
    </style:style>
    <style:style style:name="T104" style:family="text">
      <style:text-properties fo:font-weight="bold" officeooo:rsid="01fa7c62" style:font-weight-asian="bold" style:font-weight-complex="bold"/>
    </style:style>
    <style:style style:name="T105" style:family="text">
      <style:text-properties fo:font-weight="bold" officeooo:rsid="01fe3998" style:font-weight-asian="bold" style:font-weight-complex="bold"/>
    </style:style>
    <style:style style:name="T106" style:family="text">
      <style:text-properties fo:font-weight="bold" officeooo:rsid="0200031c" style:font-weight-asian="bold" style:font-weight-complex="bold"/>
    </style:style>
    <style:style style:name="T107" style:family="text">
      <style:text-properties fo:font-weight="bold" officeooo:rsid="01f34cea" style:font-weight-asian="bold" style:font-weight-complex="bold"/>
    </style:style>
    <style:style style:name="T108" style:family="text">
      <style:text-properties fo:font-weight="bold" officeooo:rsid="02014f91" style:font-weight-asian="bold" style:font-weight-complex="bold"/>
    </style:style>
    <style:style style:name="T109" style:family="text">
      <style:text-properties fo:font-weight="bold" officeooo:rsid="0202f832" style:font-weight-asian="bold" style:font-weight-complex="bold"/>
    </style:style>
    <style:style style:name="T110" style:family="text">
      <style:text-properties fo:font-weight="bold" officeooo:rsid="02041e2a" style:font-weight-asian="bold" style:font-weight-complex="bold"/>
    </style:style>
    <style:style style:name="T111" style:family="text">
      <style:text-properties fo:font-weight="bold" officeooo:rsid="0204bc79" style:font-weight-asian="bold" style:font-weight-complex="bold"/>
    </style:style>
    <style:style style:name="T112" style:family="text">
      <style:text-properties fo:font-weight="bold" officeooo:rsid="02054893" style:font-weight-asian="bold" style:font-weight-complex="bold"/>
    </style:style>
    <style:style style:name="T113" style:family="text">
      <style:text-properties fo:font-weight="bold" officeooo:rsid="020becf5" style:font-weight-asian="bold" style:font-weight-complex="bold"/>
    </style:style>
    <style:style style:name="T114" style:family="text">
      <style:text-properties fo:font-weight="bold" officeooo:rsid="020dcfae" style:font-weight-asian="bold" style:font-weight-complex="bold"/>
    </style:style>
    <style:style style:name="T115" style:family="text">
      <style:text-properties fo:font-weight="bold" officeooo:rsid="0213601c" style:font-weight-asian="bold" style:font-weight-complex="bold"/>
    </style:style>
    <style:style style:name="T116" style:family="text">
      <style:text-properties fo:font-weight="bold" officeooo:rsid="02153a1b" style:font-weight-asian="bold" style:font-weight-complex="bold"/>
    </style:style>
    <style:style style:name="T117" style:family="text">
      <style:text-properties fo:font-weight="bold" officeooo:rsid="020d364b" style:font-weight-asian="bold" style:font-weight-complex="bold"/>
    </style:style>
    <style:style style:name="T118" style:family="text">
      <style:text-properties fo:font-weight="bold" officeooo:rsid="0222b14f" style:font-weight-asian="bold" style:font-weight-complex="bold"/>
    </style:style>
    <style:style style:name="T119" style:family="text">
      <style:text-properties fo:font-weight="bold" officeooo:rsid="023dbdc2" style:font-weight-asian="bold" style:font-weight-complex="bold"/>
    </style:style>
    <style:style style:name="T120" style:family="text">
      <style:text-properties fo:font-weight="bold" officeooo:rsid="0258f9b0" style:font-weight-asian="bold" style:font-weight-complex="bold"/>
    </style:style>
    <style:style style:name="T121" style:family="text">
      <style:text-properties fo:font-weight="bold" officeooo:rsid="025aaae9" style:font-weight-asian="bold" style:font-weight-complex="bold"/>
    </style:style>
    <style:style style:name="T122" style:family="text">
      <style:text-properties fo:font-weight="bold" officeooo:rsid="025e3f30" style:font-weight-asian="bold" style:font-weight-complex="bold"/>
    </style:style>
    <style:style style:name="T123" style:family="text">
      <style:text-properties fo:font-weight="bold" officeooo:rsid="025e70de" style:font-weight-asian="bold" style:font-weight-complex="bold"/>
    </style:style>
    <style:style style:name="T124" style:family="text">
      <style:text-properties fo:font-weight="bold" officeooo:rsid="025c0fab" style:font-weight-asian="bold" style:font-weight-complex="bold"/>
    </style:style>
    <style:style style:name="T125" style:family="text">
      <style:text-properties fo:font-weight="bold" officeooo:rsid="0270bd60" style:font-weight-asian="bold" style:font-weight-complex="bold"/>
    </style:style>
    <style:style style:name="T126" style:family="text">
      <style:text-properties fo:font-weight="bold" officeooo:rsid="02725ce3" style:font-weight-asian="bold" style:font-weight-complex="bold"/>
    </style:style>
    <style:style style:name="T127" style:family="text">
      <style:text-properties fo:font-weight="normal" style:font-weight-asian="normal" style:font-weight-complex="normal"/>
    </style:style>
    <style:style style:name="T128" style:family="text">
      <style:text-properties fo:font-weight="normal" officeooo:rsid="0099f89f" style:font-weight-asian="normal" style:font-weight-complex="normal"/>
    </style:style>
    <style:style style:name="T129" style:family="text">
      <style:text-properties fo:font-weight="normal" officeooo:rsid="00eaa37f" style:font-weight-asian="normal" style:font-weight-complex="normal"/>
    </style:style>
    <style:style style:name="T130" style:family="text">
      <style:text-properties fo:font-weight="normal" officeooo:rsid="010921e0" style:font-weight-asian="normal" style:font-weight-complex="normal"/>
    </style:style>
    <style:style style:name="T131" style:family="text">
      <style:text-properties fo:font-weight="normal" officeooo:rsid="010bb03c" style:font-weight-asian="normal" style:font-weight-complex="normal"/>
    </style:style>
    <style:style style:name="T132" style:family="text">
      <style:text-properties fo:font-weight="normal" officeooo:rsid="010d86b3" style:font-weight-asian="normal" style:font-weight-complex="normal"/>
    </style:style>
    <style:style style:name="T133" style:family="text">
      <style:text-properties fo:font-weight="normal" officeooo:rsid="01b320cf" style:font-weight-asian="normal" style:font-weight-complex="normal"/>
    </style:style>
    <style:style style:name="T134" style:family="text">
      <style:text-properties fo:font-weight="normal" officeooo:rsid="020becf5" style:font-weight-asian="normal" style:font-weight-complex="normal"/>
    </style:style>
    <style:style style:name="T135" style:family="text">
      <style:text-properties fo:font-weight="normal" officeooo:rsid="020d364b" style:font-weight-asian="normal" style:font-weight-complex="normal"/>
    </style:style>
    <style:style style:name="T136" style:family="text">
      <style:text-properties fo:font-weight="normal" officeooo:rsid="020dcfae" style:font-weight-asian="normal" style:font-weight-complex="normal"/>
    </style:style>
    <style:style style:name="T137" style:family="text">
      <style:text-properties officeooo:rsid="00870983"/>
    </style:style>
    <style:style style:name="T138" style:family="text">
      <style:text-properties officeooo:rsid="00884c4b"/>
    </style:style>
    <style:style style:name="T139" style:family="text">
      <style:text-properties officeooo:rsid="008a07f5"/>
    </style:style>
    <style:style style:name="T140" style:family="text">
      <style:text-properties officeooo:rsid="008bbdad"/>
    </style:style>
    <style:style style:name="T141" style:family="text">
      <style:text-properties officeooo:rsid="008befd9"/>
    </style:style>
    <style:style style:name="T142" style:family="text">
      <style:text-properties officeooo:rsid="008ed826"/>
    </style:style>
    <style:style style:name="T143" style:family="text">
      <style:text-properties officeooo:rsid="0090e6ab"/>
    </style:style>
    <style:style style:name="T144" style:family="text">
      <style:text-properties officeooo:rsid="0096d63a"/>
    </style:style>
    <style:style style:name="T145" style:family="text">
      <style:text-properties officeooo:rsid="00989838"/>
    </style:style>
    <style:style style:name="T146" style:family="text">
      <style:text-properties officeooo:rsid="0099f89f"/>
    </style:style>
    <style:style style:name="T147" style:family="text">
      <style:text-properties officeooo:rsid="009b2670"/>
    </style:style>
    <style:style style:name="T148" style:family="text">
      <style:text-properties officeooo:rsid="00a0dd7c"/>
    </style:style>
    <style:style style:name="T149" style:family="text">
      <style:text-properties officeooo:rsid="00a24667"/>
    </style:style>
    <style:style style:name="T150" style:family="text">
      <style:text-properties officeooo:rsid="00b53499"/>
    </style:style>
    <style:style style:name="T151" style:family="text">
      <style:text-properties officeooo:rsid="00b70521"/>
    </style:style>
    <style:style style:name="T152" style:family="text">
      <style:text-properties officeooo:rsid="00b8406d"/>
    </style:style>
    <style:style style:name="T153" style:family="text">
      <style:text-properties officeooo:rsid="00b9f235"/>
    </style:style>
    <style:style style:name="T154" style:family="text">
      <style:text-properties officeooo:rsid="00bcdb70"/>
    </style:style>
    <style:style style:name="T155" style:family="text">
      <style:text-properties officeooo:rsid="00c5c039"/>
    </style:style>
    <style:style style:name="T156" style:family="text">
      <style:text-properties officeooo:rsid="00c6bb84"/>
    </style:style>
    <style:style style:name="T157" style:family="text">
      <style:text-properties officeooo:rsid="00ca3fee"/>
    </style:style>
    <style:style style:name="T158" style:family="text">
      <style:text-properties officeooo:rsid="00d84199"/>
    </style:style>
    <style:style style:name="T159" style:family="text">
      <style:text-properties officeooo:rsid="00d910b6"/>
    </style:style>
    <style:style style:name="T160" style:family="text">
      <style:text-properties officeooo:rsid="00dad6b1"/>
    </style:style>
    <style:style style:name="T161" style:family="text">
      <style:text-properties officeooo:rsid="00db972e"/>
    </style:style>
    <style:style style:name="T162" style:family="text">
      <style:text-properties officeooo:rsid="00dbf8cd"/>
    </style:style>
    <style:style style:name="T163" style:family="text">
      <style:text-properties officeooo:rsid="00dcf3b0"/>
    </style:style>
    <style:style style:name="T164" style:family="text">
      <style:text-properties officeooo:rsid="00de7505"/>
    </style:style>
    <style:style style:name="T165" style:family="text">
      <style:text-properties officeooo:rsid="00e17085"/>
    </style:style>
    <style:style style:name="T166" style:family="text">
      <style:text-properties officeooo:rsid="00e1d58e"/>
    </style:style>
    <style:style style:name="T167" style:family="text">
      <style:text-properties officeooo:rsid="00e728a0"/>
    </style:style>
    <style:style style:name="T168" style:family="text">
      <style:text-properties officeooo:rsid="00eaa37f"/>
    </style:style>
    <style:style style:name="T169" style:family="text">
      <style:text-properties officeooo:rsid="00eda7ae"/>
    </style:style>
    <style:style style:name="T170" style:family="text">
      <style:text-properties officeooo:rsid="00f06325"/>
    </style:style>
    <style:style style:name="T171" style:family="text">
      <style:text-properties officeooo:rsid="00f1ae53"/>
    </style:style>
    <style:style style:name="T172" style:family="text">
      <style:text-properties officeooo:rsid="00f283a1"/>
    </style:style>
    <style:style style:name="T173" style:family="text">
      <style:text-properties officeooo:rsid="00f499fb"/>
    </style:style>
    <style:style style:name="T174" style:family="text">
      <style:text-properties officeooo:rsid="00f89b94"/>
    </style:style>
    <style:style style:name="T175" style:family="text">
      <style:text-properties officeooo:rsid="00fbaa22"/>
    </style:style>
    <style:style style:name="T176" style:family="text">
      <style:text-properties officeooo:rsid="010921e0"/>
    </style:style>
    <style:style style:name="T177" style:family="text">
      <style:text-properties officeooo:rsid="010a5d3d"/>
    </style:style>
    <style:style style:name="T178" style:family="text">
      <style:text-properties officeooo:rsid="010bb03c"/>
    </style:style>
    <style:style style:name="T179" style:family="text">
      <style:text-properties officeooo:rsid="010ebf74"/>
    </style:style>
    <style:style style:name="T180" style:family="text">
      <style:text-properties officeooo:rsid="010f32d0"/>
    </style:style>
    <style:style style:name="T181" style:family="text">
      <style:text-properties officeooo:rsid="01171c6f"/>
    </style:style>
    <style:style style:name="T182" style:family="text">
      <style:text-properties officeooo:rsid="011b8b05"/>
    </style:style>
    <style:style style:name="T183" style:family="text">
      <style:text-properties officeooo:rsid="012d4eff"/>
    </style:style>
    <style:style style:name="T184" style:family="text">
      <style:text-properties officeooo:rsid="012d665f"/>
    </style:style>
    <style:style style:name="T185" style:family="text">
      <style:text-properties officeooo:rsid="0136c15e"/>
    </style:style>
    <style:style style:name="T186" style:family="text">
      <style:text-properties officeooo:rsid="014c0158"/>
    </style:style>
    <style:style style:name="T187" style:family="text">
      <style:text-properties officeooo:rsid="014c5cb2"/>
    </style:style>
    <style:style style:name="T188" style:family="text">
      <style:text-properties officeooo:rsid="014fbdfa"/>
    </style:style>
    <style:style style:name="T189" style:family="text">
      <style:text-properties officeooo:rsid="014fef41"/>
    </style:style>
    <style:style style:name="T190" style:family="text">
      <style:text-properties officeooo:rsid="01535f1d"/>
    </style:style>
    <style:style style:name="T191" style:family="text">
      <style:text-properties officeooo:rsid="0155c251"/>
    </style:style>
    <style:style style:name="T192" style:family="text">
      <style:text-properties officeooo:rsid="0156dbf3"/>
    </style:style>
    <style:style style:name="T193" style:family="text">
      <style:text-properties officeooo:rsid="015751d3"/>
    </style:style>
    <style:style style:name="T194" style:family="text">
      <style:text-properties officeooo:rsid="015950ed"/>
    </style:style>
    <style:style style:name="T195" style:family="text">
      <style:text-properties officeooo:rsid="015d2f01"/>
    </style:style>
    <style:style style:name="T196" style:family="text">
      <style:text-properties officeooo:rsid="0162fd86"/>
    </style:style>
    <style:style style:name="T197" style:family="text">
      <style:text-properties officeooo:rsid="01652ca1"/>
    </style:style>
    <style:style style:name="T198" style:family="text">
      <style:text-properties officeooo:rsid="01653d0a"/>
    </style:style>
    <style:style style:name="T199" style:family="text">
      <style:text-properties officeooo:rsid="016705cc"/>
    </style:style>
    <style:style style:name="T200" style:family="text">
      <style:text-properties officeooo:rsid="01695466"/>
    </style:style>
    <style:style style:name="T201" style:family="text">
      <style:text-properties officeooo:rsid="016a241b"/>
    </style:style>
    <style:style style:name="T202" style:family="text">
      <style:text-properties officeooo:rsid="016a83eb"/>
    </style:style>
    <style:style style:name="T203" style:family="text">
      <style:text-properties officeooo:rsid="016acb4c"/>
    </style:style>
    <style:style style:name="T204" style:family="text">
      <style:text-properties officeooo:rsid="016b0930"/>
    </style:style>
    <style:style style:name="T205" style:family="text">
      <style:text-properties officeooo:rsid="016cae25"/>
    </style:style>
    <style:style style:name="T206" style:family="text">
      <style:text-properties officeooo:rsid="016d511f"/>
    </style:style>
    <style:style style:name="T207" style:family="text">
      <style:text-properties officeooo:rsid="016e6655"/>
    </style:style>
    <style:style style:name="T208" style:family="text">
      <style:text-properties officeooo:rsid="0170a515"/>
    </style:style>
    <style:style style:name="T209" style:family="text">
      <style:text-properties officeooo:rsid="0171b0c1"/>
    </style:style>
    <style:style style:name="T210" style:family="text">
      <style:text-properties officeooo:rsid="01730a15"/>
    </style:style>
    <style:style style:name="T211" style:family="text">
      <style:text-properties officeooo:rsid="0174f5a6"/>
    </style:style>
    <style:style style:name="T212" style:family="text">
      <style:text-properties officeooo:rsid="0177936e"/>
    </style:style>
    <style:style style:name="T213" style:family="text">
      <style:text-properties officeooo:rsid="0178215f"/>
    </style:style>
    <style:style style:name="T214" style:family="text">
      <style:text-properties officeooo:rsid="0178302d"/>
    </style:style>
    <style:style style:name="T215" style:family="text">
      <style:text-properties officeooo:rsid="0178a0b8"/>
    </style:style>
    <style:style style:name="T216" style:family="text">
      <style:text-properties officeooo:rsid="0179839d"/>
    </style:style>
    <style:style style:name="T217" style:family="text">
      <style:text-properties officeooo:rsid="017998eb"/>
    </style:style>
    <style:style style:name="T218" style:family="text">
      <style:text-properties officeooo:rsid="017b5ea7"/>
    </style:style>
    <style:style style:name="T219" style:family="text">
      <style:text-properties officeooo:rsid="017c383e"/>
    </style:style>
    <style:style style:name="T220" style:family="text">
      <style:text-properties officeooo:rsid="017d1c07"/>
    </style:style>
    <style:style style:name="T221" style:family="text">
      <style:text-properties officeooo:rsid="017d9dd6"/>
    </style:style>
    <style:style style:name="T222" style:family="text">
      <style:text-properties officeooo:rsid="017f8d24"/>
    </style:style>
    <style:style style:name="T223" style:family="text">
      <style:text-properties officeooo:rsid="0181db95"/>
    </style:style>
    <style:style style:name="T224" style:family="text">
      <style:text-properties officeooo:rsid="0182a92b"/>
    </style:style>
    <style:style style:name="T225" style:family="text">
      <style:text-properties officeooo:rsid="0186454d"/>
    </style:style>
    <style:style style:name="T226" style:family="text">
      <style:text-properties officeooo:rsid="018b255d"/>
    </style:style>
    <style:style style:name="T227" style:family="text">
      <style:text-properties officeooo:rsid="01980b2d"/>
    </style:style>
    <style:style style:name="T228" style:family="text">
      <style:text-properties style:font-name="Century Gothic5" fo:font-size="16pt" officeooo:rsid="0182a92b" style:font-size-asian="16pt" style:font-size-complex="16pt"/>
    </style:style>
    <style:style style:name="T229" style:family="text">
      <style:text-properties style:font-name="Century Gothic5" fo:font-size="16pt" officeooo:rsid="0186454d" style:font-size-asian="16pt" style:font-size-complex="16pt"/>
    </style:style>
    <style:style style:name="T230" style:family="text">
      <style:text-properties officeooo:rsid="01a45c56"/>
    </style:style>
    <style:style style:name="T231" style:family="text">
      <style:text-properties officeooo:rsid="01ad5ec0"/>
    </style:style>
    <style:style style:name="T232" style:family="text">
      <style:text-properties officeooo:rsid="01b1a2c4"/>
    </style:style>
    <style:style style:name="T233" style:family="text">
      <style:text-properties officeooo:rsid="01b320cf"/>
    </style:style>
    <style:style style:name="T234" style:family="text">
      <style:text-properties officeooo:rsid="01b51474"/>
    </style:style>
    <style:style style:name="T235" style:family="text">
      <style:text-properties officeooo:rsid="01b70399"/>
    </style:style>
    <style:style style:name="T236" style:family="text">
      <style:text-properties officeooo:rsid="01b7b723"/>
    </style:style>
    <style:style style:name="T237" style:family="text">
      <style:text-properties officeooo:rsid="01b93d7e"/>
    </style:style>
    <style:style style:name="T238" style:family="text">
      <style:text-properties officeooo:rsid="01ba58f3"/>
    </style:style>
    <style:style style:name="T239" style:family="text">
      <style:text-properties style:text-underline-style="none"/>
    </style:style>
    <style:style style:name="T240" style:family="text">
      <style:text-properties officeooo:rsid="01bae2b3"/>
    </style:style>
    <style:style style:name="T241" style:family="text">
      <style:text-properties officeooo:rsid="01bb7d2a"/>
    </style:style>
    <style:style style:name="T242" style:family="text">
      <style:text-properties officeooo:rsid="01bd19eb"/>
    </style:style>
    <style:style style:name="T243" style:family="text">
      <style:text-properties officeooo:rsid="01c0cad3"/>
    </style:style>
    <style:style style:name="T244" style:family="text">
      <style:text-properties officeooo:rsid="01c16eed"/>
    </style:style>
    <style:style style:name="T245" style:family="text">
      <style:text-properties officeooo:rsid="01c49e75"/>
    </style:style>
    <style:style style:name="T246" style:family="text">
      <style:text-properties officeooo:rsid="01c6d205"/>
    </style:style>
    <style:style style:name="T247" style:family="text">
      <style:text-properties officeooo:rsid="01c7a1ea"/>
    </style:style>
    <style:style style:name="T248" style:family="text">
      <style:text-properties officeooo:rsid="01ccc67d"/>
    </style:style>
    <style:style style:name="T249" style:family="text">
      <style:text-properties officeooo:rsid="01cf5e5b"/>
    </style:style>
    <style:style style:name="T250" style:family="text">
      <style:text-properties officeooo:rsid="01d0137f"/>
    </style:style>
    <style:style style:name="T251" style:family="text">
      <style:text-properties officeooo:rsid="01d083f3"/>
    </style:style>
    <style:style style:name="T252" style:family="text">
      <style:text-properties officeooo:rsid="01d30650"/>
    </style:style>
    <style:style style:name="T253" style:family="text">
      <style:text-properties officeooo:rsid="01d5b801"/>
    </style:style>
    <style:style style:name="T254" style:family="text">
      <style:text-properties officeooo:rsid="01d63438"/>
    </style:style>
    <style:style style:name="T255" style:family="text">
      <style:text-properties officeooo:rsid="01d85159"/>
    </style:style>
    <style:style style:name="T256" style:family="text">
      <style:text-properties officeooo:rsid="01d8fbc1"/>
    </style:style>
    <style:style style:name="T257" style:family="text">
      <style:text-properties officeooo:rsid="01d9f81f"/>
    </style:style>
    <style:style style:name="T258" style:family="text">
      <style:text-properties officeooo:rsid="01de6a08"/>
    </style:style>
    <style:style style:name="T259" style:family="text">
      <style:text-properties officeooo:rsid="01e024fb"/>
    </style:style>
    <style:style style:name="T260" style:family="text">
      <style:text-properties officeooo:rsid="01e191ca"/>
    </style:style>
    <style:style style:name="T261" style:family="text">
      <style:text-properties officeooo:rsid="01e33e85"/>
    </style:style>
    <style:style style:name="T262" style:family="text">
      <style:text-properties officeooo:rsid="01e3a21b"/>
    </style:style>
    <style:style style:name="T263" style:family="text">
      <style:text-properties officeooo:rsid="01e4183a"/>
    </style:style>
    <style:style style:name="T264" style:family="text">
      <style:text-properties officeooo:rsid="01e49e84"/>
    </style:style>
    <style:style style:name="T265" style:family="text">
      <style:text-properties officeooo:rsid="01e50907"/>
    </style:style>
    <style:style style:name="T266" style:family="text">
      <style:text-properties officeooo:rsid="01e806be"/>
    </style:style>
    <style:style style:name="T267" style:family="text">
      <style:text-properties officeooo:rsid="01e8593b"/>
    </style:style>
    <style:style style:name="T268" style:family="text">
      <style:text-properties officeooo:rsid="01e85aba"/>
    </style:style>
    <style:style style:name="T269" style:family="text">
      <style:text-properties officeooo:rsid="01ea56a6"/>
    </style:style>
    <style:style style:name="T270" style:family="text">
      <style:text-properties officeooo:rsid="01eb0ec5"/>
    </style:style>
    <style:style style:name="T271" style:family="text">
      <style:text-properties officeooo:rsid="01ec4afe"/>
    </style:style>
    <style:style style:name="T272" style:family="text">
      <style:text-properties officeooo:rsid="01f13e16"/>
    </style:style>
    <style:style style:name="T273" style:family="text">
      <style:text-properties officeooo:rsid="01f324a0"/>
    </style:style>
    <style:style style:name="T274" style:family="text">
      <style:text-properties officeooo:rsid="01f34185"/>
    </style:style>
    <style:style style:name="T275" style:family="text">
      <style:text-properties officeooo:rsid="01f34cea"/>
    </style:style>
    <style:style style:name="T276" style:family="text">
      <style:text-properties officeooo:rsid="01f5f5f7"/>
    </style:style>
    <style:style style:name="T277" style:family="text">
      <style:text-properties officeooo:rsid="01f6f4df"/>
    </style:style>
    <style:style style:name="T278" style:family="text">
      <style:text-properties officeooo:rsid="01fa7c62"/>
    </style:style>
    <style:style style:name="T279" style:family="text">
      <style:text-properties officeooo:rsid="01fca12d"/>
    </style:style>
    <style:style style:name="T280" style:family="text">
      <style:text-properties officeooo:rsid="01fe3998"/>
    </style:style>
    <style:style style:name="T281" style:family="text">
      <style:text-properties officeooo:rsid="0200031c"/>
    </style:style>
    <style:style style:name="T282" style:family="text">
      <style:text-properties officeooo:rsid="02014f91"/>
    </style:style>
    <style:style style:name="T283" style:family="text">
      <style:text-properties officeooo:rsid="0202f832"/>
    </style:style>
    <style:style style:name="T284" style:family="text">
      <style:text-properties officeooo:rsid="02041e2a"/>
    </style:style>
    <style:style style:name="T285" style:family="text">
      <style:text-properties officeooo:rsid="0204bc79"/>
    </style:style>
    <style:style style:name="T286" style:family="text">
      <style:text-properties officeooo:rsid="02054893"/>
    </style:style>
    <style:style style:name="T287" style:family="text">
      <style:text-properties officeooo:rsid="020becf5"/>
    </style:style>
    <style:style style:name="T288" style:family="text">
      <style:text-properties officeooo:rsid="0213601c"/>
    </style:style>
    <style:style style:name="T289" style:family="text">
      <style:text-properties officeooo:rsid="02153a1b"/>
    </style:style>
    <style:style style:name="T290" style:family="text">
      <style:text-properties officeooo:rsid="021f9445"/>
    </style:style>
    <style:style style:name="T291" style:family="text">
      <style:text-properties officeooo:rsid="0222b14f"/>
    </style:style>
    <style:style style:name="T292" style:family="text">
      <style:text-properties officeooo:rsid="022327f3"/>
    </style:style>
    <style:style style:name="T293" style:family="text">
      <style:text-properties officeooo:rsid="022d339b"/>
    </style:style>
    <style:style style:name="T294" style:family="text">
      <style:text-properties officeooo:rsid="023a3aad"/>
    </style:style>
    <style:style style:name="T295" style:family="text">
      <style:text-properties officeooo:rsid="023ca2f4"/>
    </style:style>
    <style:style style:name="T296" style:family="text">
      <style:text-properties officeooo:rsid="023dbdc2"/>
    </style:style>
    <style:style style:name="T297" style:family="text">
      <style:text-properties officeooo:rsid="0243eaf3"/>
    </style:style>
    <style:style style:name="T298" style:family="text">
      <style:text-properties officeooo:rsid="024cce50"/>
    </style:style>
    <style:style style:name="T299" style:family="text">
      <style:text-properties officeooo:rsid="024eafcd"/>
    </style:style>
    <style:style style:name="T300" style:family="text">
      <style:text-properties officeooo:rsid="0251d445"/>
    </style:style>
    <style:style style:name="T301" style:family="text">
      <style:text-properties officeooo:rsid="0258f9b0"/>
    </style:style>
    <style:style style:name="T302" style:family="text">
      <style:text-properties officeooo:rsid="025aaae9"/>
    </style:style>
    <style:style style:name="T303" style:family="text">
      <style:text-properties officeooo:rsid="025c0fab"/>
    </style:style>
    <style:style style:name="T304" style:family="text">
      <style:text-properties officeooo:rsid="025e3f30"/>
    </style:style>
    <style:style style:name="T305" style:family="text">
      <style:text-properties officeooo:rsid="025e70de"/>
    </style:style>
    <style:style style:name="T306" style:family="text">
      <style:text-properties officeooo:rsid="0260c0d4"/>
    </style:style>
    <style:style style:name="T307" style:family="text">
      <style:text-properties officeooo:rsid="026551aa"/>
    </style:style>
    <style:style style:name="T308" style:family="text">
      <style:text-properties officeooo:rsid="026c9937"/>
    </style:style>
    <style:style style:name="T309" style:family="text">
      <style:text-properties officeooo:rsid="026de001"/>
    </style:style>
    <style:style style:name="T310" style:family="text">
      <style:text-properties officeooo:rsid="026f70de"/>
    </style:style>
    <style:style style:name="T311" style:family="text">
      <style:text-properties officeooo:rsid="0270bd60"/>
    </style:style>
    <style:style style:name="T312" style:family="text">
      <style:text-properties officeooo:rsid="02725ce3"/>
    </style:style>
    <style:style style:name="T313" style:family="text">
      <style:text-properties officeooo:rsid="027376e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IFC"/>
        <text:variable-decl office:value-type="float" text:name="RTM"/>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IOxOS Technologies SA" text:name="Company"/>
      </text:user-field-decls>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64"/>
            <text:p text:style-name="P75">TscMon</text:p>
            <text:p text:style-name="P75">User's Manual</text:p>
            <text:p text:style-name="P76"/>
          </table:table-cell>
          <table:covered-table-cell/>
          <table:covered-table-cell/>
        </table:table-row>
        <table:table-row table:style-name="Table1.2">
          <table:table-cell table:style-name="Table1.A7" table:number-columns-spanned="3" office:value-type="string">
            <text:p text:style-name="P64"/>
          </table:table-cell>
          <table:covered-table-cell/>
          <table:covered-table-cell/>
        </table:table-row>
        <table:table-row table:style-name="Table1.3">
          <table:table-cell table:style-name="Table1.A3" office:value-type="string">
            <text:p text:style-name="P64"/>
          </table:table-cell>
          <table:table-cell table:style-name="Table1.B3" office:value-type="string">
            <text:p text:style-name="P64"/>
          </table:table-cell>
          <table:table-cell table:style-name="Table1.C3" office:value-type="string">
            <text:p text:style-name="P64"/>
          </table:table-cell>
        </table:table-row>
        <table:table-row table:style-name="Table1.2">
          <table:table-cell table:style-name="Table1.A7" table:number-columns-spanned="3" office:value-type="string">
            <text:p text:style-name="P77"/>
          </table:table-cell>
          <table:covered-table-cell/>
          <table:covered-table-cell/>
        </table:table-row>
        <table:table-row table:style-name="Table1.5">
          <table:table-cell table:style-name="Table1.A7" table:number-columns-spanned="3" office:value-type="string">
            <text:p text:style-name="P78">Command Interpreter for TSC</text:p>
          </table:table-cell>
          <table:covered-table-cell/>
          <table:covered-table-cell/>
        </table:table-row>
        <table:table-row table:style-name="Table1.6">
          <table:table-cell table:style-name="Table1.A7" table:number-columns-spanned="3" office:value-type="string">
            <text:p text:style-name="P79"/>
            <text:p text:style-name="P79"/>
            <text:p text:style-name="P65"/>
            <text:p text:style-name="P65"/>
          </table:table-cell>
          <table:covered-table-cell/>
          <table:covered-table-cell/>
        </table:table-row>
        <table:table-row table:style-name="Table1.7">
          <table:table-cell table:style-name="Table1.A7" table:number-columns-spanned="3" office:value-type="string">
            <text:p text:style-name="P66">IOxOS Technologies SA </text:p>
            <text:p text:style-name="P67">4, Chemin des Fontenailles</text:p>
            <text:p text:style-name="P67">CH-1196 Gland</text:p>
            <text:p text:style-name="P67">SWITZERLAND</text:p>
          </table:table-cell>
          <table:covered-table-cell/>
          <table:covered-table-cell/>
        </table:table-row>
      </table:table>
      <text:p text:style-name="P28"/>
      <text:p text:style-name="P30"/>
      <table:table table:name="Tableau31" table:style-name="Tableau31">
        <table:table-column table:style-name="Tableau31.A"/>
        <table:table-row table:style-name="Tableau31.1">
          <table:table-cell table:style-name="Tableau31.A1" office:value-type="string">
            <text:p text:style-name="P68"><text:span text:style-name="T4">IO</text:span><text:span text:style-name="T3">x</text:span><text:span text:style-name="T4">OS Technologies SA universal property</text:span></text:p>
            <text:p text:style-name="P22"/>
            <text:p text:style-name="P23">The content of this document is the property of <text:user-field-get text:name="Company">IOxOS Technologies SA</text:user-field-get>. <text:span text:style-name="T5">It is supplied in confidence and commercial security on its contents must be maintained. It must not be used for any purpose other than that for which it is supplied nor may information contained in it be disclosed to un-authorized persons. It must not be reproduced in whole or part without permission in writing from </text:span><text:span text:style-name="T5"><text:user-field-get text:name="Company">IOxOS Technologies SA</text:user-field-get></text:span><text:span text:style-name="T5">.</text:span></text:p>
          </table:table-cell>
        </table:table-row>
      </table:table>
      <text:p text:style-name="P21"><text:soft-page-break/></text:p>
      <text:p text:style-name="P24">Version Control</text:p>
      <table:table table:name="Tableau30" table:style-name="Tableau30">
        <table:table-column table:style-name="Tableau30.A"/>
        <table:table-column table:style-name="Tableau30.B"/>
        <table:table-column table:style-name="Tableau30.C"/>
        <table:table-column table:style-name="Tableau30.D"/>
        <table:table-column table:style-name="Tableau30.E"/>
        <table:table-column table:style-name="Tableau30.F"/>
        <table:table-header-rows>
          <table:table-row>
            <table:table-cell table:style-name="Tableau30.A1" office:value-type="float" office:value="0">
              <text:p text:style-name="P11">Version</text:p>
            </table:table-cell>
            <table:table-cell table:style-name="Tableau30.B1" office:value-type="string">
              <text:p text:style-name="P12">Date</text:p>
            </table:table-cell>
            <table:table-cell table:style-name="Tableau30.C1" office:value-type="string">
              <text:p text:style-name="P11">Chapter and section modifications</text:p>
            </table:table-cell>
            <table:table-cell table:style-name="Tableau30.D1" office:value-type="string">
              <text:p text:style-name="P11">Author</text:p>
            </table:table-cell>
            <table:table-cell table:style-name="Tableau30.E1" office:value-type="string">
              <text:p text:style-name="P11">Checked</text:p>
            </table:table-cell>
            <table:table-cell table:style-name="Tableau30.F1" office:value-type="string">
              <text:p text:style-name="P11">Approved</text:p>
            </table:table-cell>
          </table:table-row>
        </table:table-header-rows>
        <table:table-row>
          <table:table-cell table:style-name="Tableau30.A2" office:value-type="float" office:value="0">
            <text:p text:style-name="P70"><text:span text:style-name="T175">1.</text:span>0.<text:span text:style-name="T175">0</text:span></text:p>
          </table:table-cell>
          <table:table-cell table:style-name="Tableau30.B2" office:value-type="float" office:value="42109">
            <text:p text:style-name="P72">20 Nov 2017</text:p>
          </table:table-cell>
          <table:table-cell table:style-name="Tableau30.C2" office:value-type="string">
            <text:p text:style-name="P69">Initial version</text:p>
          </table:table-cell>
          <table:table-cell table:style-name="Tableau30.D2" office:value-type="string">
            <text:p text:style-name="P70">JFG / <text:span text:style-name="T279">XP</text:span></text:p>
          </table:table-cell>
          <table:table-cell table:style-name="Tableau30.E2" office:value-type="string">
            <text:p text:style-name="P70">IGA</text:p>
          </table:table-cell>
          <table:table-cell table:style-name="Tableau30.F2" office:value-type="string">
            <text:p text:style-name="P70">JBO</text:p>
          </table:table-cell>
        </table:table-row>
      </table:table>
      <text:p text:style-name="P21"/>
      <text:p text:style-name="P24">Author references </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13">Initial</text:p>
            </table:table-cell>
            <table:table-cell table:style-name="Table5.A1" office:value-type="string">
              <text:p text:style-name="P13">Name</text:p>
            </table:table-cell>
            <table:table-cell table:style-name="Table5.A1" office:value-type="string">
              <text:p text:style-name="P13">Company</text:p>
            </table:table-cell>
            <table:table-cell table:style-name="Table5.D1" office:value-type="string">
              <text:p text:style-name="P13">Comments</text:p>
            </table:table-cell>
          </table:table-row>
        </table:table-header-rows>
        <table:table-row>
          <table:table-cell table:style-name="Table5.A5" office:value-type="string">
            <text:p text:style-name="P70">[JBO]</text:p>
          </table:table-cell>
          <table:table-cell table:style-name="Table5.B5" office:value-type="string">
            <text:p text:style-name="P69">Joel BOVIER</text:p>
          </table:table-cell>
          <table:table-cell table:style-name="Table5.C5" office:value-type="string">
            <text:p text:style-name="P70">IOxOS Technologies SA</text:p>
          </table:table-cell>
          <table:table-cell table:style-name="Table5.D5" office:value-type="string">
            <text:p text:style-name="P69"/>
          </table:table-cell>
        </table:table-row>
        <table:table-row>
          <table:table-cell table:style-name="Table5.A5" office:value-type="string">
            <text:p text:style-name="P70">[JFG]</text:p>
          </table:table-cell>
          <table:table-cell table:style-name="Table5.B5" office:value-type="string">
            <text:p text:style-name="P69">Jean-Francois GILOT</text:p>
          </table:table-cell>
          <table:table-cell table:style-name="Table5.C5" office:value-type="string">
            <text:p text:style-name="P70">IOxOS Technologies SA</text:p>
          </table:table-cell>
          <table:table-cell table:style-name="Table5.D5" office:value-type="string">
            <text:p text:style-name="P69"/>
          </table:table-cell>
        </table:table-row>
        <table:table-row>
          <table:table-cell table:style-name="Table5.A4" office:value-type="string">
            <text:p text:style-name="P70">[IGA]</text:p>
          </table:table-cell>
          <table:table-cell table:style-name="Table5.B4" office:value-type="string">
            <text:p text:style-name="P69">Iván GARCÍA-ALFONSO</text:p>
          </table:table-cell>
          <table:table-cell table:style-name="Table5.C4" office:value-type="string">
            <text:p text:style-name="P70">IOxOS Technologies SA</text:p>
          </table:table-cell>
          <table:table-cell table:style-name="Table5.D4" office:value-type="string">
            <text:p text:style-name="P69"/>
          </table:table-cell>
        </table:table-row>
        <table:table-row>
          <table:table-cell table:style-name="Table5.A5" office:value-type="string">
            <text:p text:style-name="P70">[XP]</text:p>
          </table:table-cell>
          <table:table-cell table:style-name="Table5.B5" office:value-type="string">
            <text:p text:style-name="P69">Xavier PAILLARD</text:p>
          </table:table-cell>
          <table:table-cell table:style-name="Table5.C5" office:value-type="string">
            <text:p text:style-name="P71">IOxOS Technologies SA</text:p>
          </table:table-cell>
          <table:table-cell table:style-name="Table5.D5" office:value-type="string">
            <text:p text:style-name="P69"/>
          </table:table-cell>
        </table:table-row>
      </table:table>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471">1.Introduction<text:tab/>7</text:p>
          <text:p text:style-name="P472"><text:s/>1.1 Purpose<text:tab/>7</text:p>
          <text:p text:style-name="P472"><text:s/>1.2 Acronyms and Abbreviations<text:tab/>7</text:p>
          <text:p text:style-name="P472"><text:s/>1.3 References<text:tab/>8</text:p>
          <text:p text:style-name="P471">2.TSC Command Interpreter<text:tab/>9</text:p>
          <text:p text:style-name="P472"><text:s/>2.1 Introduction<text:tab/>9</text:p>
          <text:p text:style-name="P473"><text:s/>2.1.1 Command Syntax<text:tab/>9</text:p>
          <text:p text:style-name="P473"><text:s/>2.1.2 Command Parameters<text:tab/>9</text:p>
          <text:p text:style-name="P474"><text:s/>2.1.2.1 Address and Address Range<text:tab/>9</text:p>
          <text:p text:style-name="P474"><text:s/>2.1.2.2 Data and Data Set<text:tab/>9</text:p>
          <text:p text:style-name="P473"><text:s/>2.1.3 Starting TscMon<text:tab/>10</text:p>
          <text:p text:style-name="P474"><text:s/>2.1.3.1 Specifics TscMon commands<text:tab/>11</text:p>
          <text:p text:style-name="P472"><text:s/>2.2 Command List<text:tab/>15</text:p>
          <text:p text:style-name="P473"><text:s/>2.2.1 ACQ1430 operations<text:tab/>18</text:p>
          <text:p text:style-name="P473"><text:s/>2.2.2 ADC3110 operations<text:tab/>18</text:p>
          <text:p text:style-name="P473"><text:s/>2.2.3 ADC3117 operations<text:tab/>19</text:p>
          <text:p text:style-name="P473"><text:s/>2.2.4 Command Aliases Management<text:tab/>20</text:p>
          <text:p text:style-name="P473"><text:s/>2.2.5 Compare with mask the content of IFC PON register with data<text:tab/>21</text:p>
          <text:p text:style-name="P473"><text:s/>2.2.6 Buffer Compare<text:tab/>22</text:p>
          <text:p text:style-name="P473"><text:s/>2.2.7 Show TSC Configuration<text:tab/>23</text:p>
          <text:p text:style-name="P473"><text:s/>2.2.8 Compare with mask the content of a location in PCI tree<text:tab/>24</text:p>
          <text:p text:style-name="P473"><text:s/>2.2.9 Compare with Mask the Content of an TSC CSR Register <text:tab/>25</text:p>
          <text:p text:style-name="P473"><text:s/>2.2.10 Compare with Mask the Content of a SHM Address <text:tab/>26</text:p>
          <text:p text:style-name="P473"><text:s/>2.2.11 Compare with mask the content of a location in USR space with data<text:tab/>27</text:p>
          <text:p text:style-name="P473"><text:s/>2.2.12 Display TSC PCI Configuration Registers<text:tab/>28</text:p>
          <text:p text:style-name="P473"><text:s/>2.2.13 Display content of a set of IFC PON registers<text:tab/>28</text:p>
          <text:p text:style-name="P473"><text:s/>2.2.14 Display Address Range from System Memory<text:tab/>29</text:p>
          <text:p text:style-name="P473"><text:s/>2.2.15 DMA operations<text:tab/>30</text:p>
          <text:p text:style-name="P473"><text:s/>2.2.16 Display content in PCI tree<text:tab/>31</text:p>
          <text:p text:style-name="P473"><text:s/>2.2.17 Display TSC CSR Registers<text:tab/>32</text:p>
          <text:p text:style-name="P473"><text:s/>2.2.18 Display Address Range from Shared Memory<text:tab/>33</text:p>
          <text:p text:style-name="P473"><text:s/>2.2.19 Display content of USR space<text:tab/>34</text:p>
          <text:p text:style-name="P473"><text:s/>2.2.20 FIFOs operations<text:tab/>35</text:p>
          <text:p text:style-name="P473"><text:s/>2.2.21 Fill Address Range in Kernel Buffer<text:tab/>36</text:p>
          <text:p text:style-name="P473"><text:s/>2.2.22 Fill PCI tree addresses with data<text:tab/>37</text:p>
          <text:p text:style-name="P473"><text:s/>2.2.23 Fill Address Range in Shared memory<text:tab/>38</text:p>
          <text:p text:style-name="P473"><text:s/>2.2.24 Fill USR space with data<text:tab/>39</text:p>
          <text:p text:style-name="P473"><text:s/>2.2.25 Display history of commands<text:tab/>40</text:p>
          <text:p text:style-name="P473"><text:s/>2.2.26 Perform i2c command<text:tab/>40</text:p>
          <text:p text:style-name="P473"><text:s/>2.2.27 TSC kernel buffer operations<text:tab/>41</text:p>
          <text:p text:style-name="P473"><text:s/>2.2.28 Read/write LMK04803 registers<text:tab/>42</text:p>
          <text:p text:style-name="P473"><text:s/>2.2.29 Read/write loop from/to PCI addresses<text:tab/>42</text:p>
          <text:p text:style-name="P473"><text:s/>2.2.30 Read/write loop from/to shared memory<text:tab/>43</text:p>
          <text:p text:style-name="P473"><text:s/>2.2.31 Read/write loop from/to user area<text:tab/>43</text:p>
          <text:p text:style-name="P473"><text:s/>2.2.32 Mapping operation<text:tab/>44</text:p>
          <text:p text:style-name="P473"><text:s/>2.2.33 MTCA.4 PON mailbox operations<text:tab/>48</text:p>
          <text:p text:style-name="P473"><text:s/>2.2.34 Patch TSC PCI CFG register<text:tab/>48</text:p>
          <text:p text:style-name="P473"><text:s/>2.2.35 Read/write data from/to TSC IFC PON register<text:tab/>49</text:p>
          <text:p text:style-name="P473"><text:s/>2.2.36 Patch an address in system memory<text:tab/>50</text:p>
          <text:p text:style-name="P473"><text:s/>2.2.37 Read/write data from/to PCI tree address<text:tab/>51</text:p>
          <text:p text:style-name="P473"><text:soft-page-break/><text:s/>2.2.38 Patch TSC CSR Register<text:tab/>51</text:p>
          <text:p text:style-name="P473"><text:s/>2.2.39 Patch an Address in Shared Memory<text:tab/>53</text:p>
          <text:p text:style-name="P473"><text:s/>2.2.40 Read/write data from/to FPGA USR space<text:tab/>53</text:p>
          <text:p text:style-name="P473"><text:s/>2.2.41 MTCA.4 RTM operations<text:tab/>54</text:p>
          <text:p text:style-name="P473"><text:s/>2.2.42 Semaphores operations<text:tab/>55</text:p>
          <text:p text:style-name="P473"><text:s/>2.2.43 Select central or io device<text:tab/>56</text:p>
          <text:p text:style-name="P473"><text:s/>2.2.44 Perform specific command on SMEM DDR memory<text:tab/>56</text:p>
          <text:p text:style-name="P473"><text:s/>2.2.45 Perform DMA operation using channel &lt;x&gt;<text:tab/>58</text:p>
          <text:p text:style-name="P473"><text:s/>2.2.46 Timer<text:tab/>59</text:p>
          <text:p text:style-name="P473"><text:s/>2.2.47 Launch test suite<text:tab/>60</text:p>
          <text:p text:style-name="P473"><text:s/>2.2.48 Kill test suite<text:tab/>60</text:p>
          <text:p text:style-name="P473"><text:s/>2.2.49 Display a list of existing test<text:tab/>60</text:p>
          <text:p text:style-name="P473"><text:s/>2.2.50 Show status of test suite<text:tab/>61</text:p>
          <text:p text:style-name="P473"><text:s/>2.2.51 Start execution of a test or a chain of tests<text:tab/>61</text:p>
          <text:p text:style-name="P473"><text:s/>2.2.52 Stop current test execution<text:tab/>62</text:p>
          <text:p text:style-name="P473"><text:s/>2.2.53 Set test control parameter<text:tab/>62</text:p>
          <text:p text:style-name="P473"><text:s/>2.2.54 Perform read/write test in PCI tree address space<text:tab/>63</text:p>
          <text:p text:style-name="P473"><text:s/>2.2.55 Perform read/write test on shared memory<text:tab/>63</text:p>
          <text:p text:style-name="P473"><text:s/>2.2.56 Perform read/write test on FPGA USR memory<text:tab/>64</text:p>
          <text:p text:style-name="P473"><text:s/>2.2.57 Wait for test to complete<text:tab/>64</text:p>
          <text:p text:style-name="P472"><text:s/>2.3 Script execution<text:tab/>66</text:p>
          <text:p text:style-name="P473"><text:s/>2.3.1 Executing an TscMon script<text:tab/>66</text:p>
          <text:p text:style-name="P473"><text:s/>2.3.2 Script Parameters<text:tab/>69</text:p>
          <text:p text:style-name="P473"><text:s/>2.3.3 Script Control Operations<text:tab/>70</text:p>
          <text:p text:style-name="P473"><text:s/>2.3.4 Exiting from a Script<text:tab/>71</text:p>
          <text:p text:style-name="P473"><text:s/>2.3.5 Command Execution in Batch Mode<text:tab/>72</text:p>
        </text:index-body>
      </text:table-of-content>
      <text:p text:style-name="P27"/>
      <text:p text:style-name="P27"/>
      <text:p text:style-name="P30"/>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475">Table 1.1: Acronyms<text:tab/>7</text:p>
          <text:p text:style-name="P475">Table 1.2: References<text:tab/>8</text:p>
          <text:p text:style-name="P475">Table 2.1: TscMon Command List<text:tab/>17</text:p>
        </text:index-body>
      </text:table-index>
      <text:p text:style-name="P27"/>
      <text:p text:style-name="P27"/>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84">Illustration Index</text:p>
          </text:index-title>
        </text:index-body>
      </text:illustration-index>
      <text:p text:style-name="P26"/>
      <text:h text:style-name="P444" text:outline-level="1" text:restart-numbering="true" text:start-value="-1">Introduction</text:h>
      <text:h text:style-name="P462" text:outline-level="2">Purpose</text:h>
      <text:p text:style-name="P85">This manual is intended for use by system designers, software developers and support personnel. </text:p>
      <text:p text:style-name="P85">It is recommended that the reader has a reasonable background in PC<text:span text:style-name="T173">I</text:span> architecture, including experience or knowledge of I/O buses and related protocols.</text:p>
      <text:p text:style-name="P86"/>
      <text:h text:style-name="P462" text:outline-level="2">Acronyms and Abbreviations</text:h>
      <table:table table:name="Tableau3" table:style-name="Tableau3">
        <table:table-column table:style-name="Tableau3.A"/>
        <table:table-column table:style-name="Tableau3.B"/>
        <table:table-header-rows>
          <table:table-row>
            <table:table-cell table:style-name="Tableau3.A1" office:value-type="string">
              <text:p text:style-name="P15">Acronym</text:p>
            </table:table-cell>
            <table:table-cell table:style-name="Tableau3.B1" office:value-type="string">
              <text:p text:style-name="P14">Definition</text:p>
            </table:table-cell>
          </table:table-row>
        </table:table-header-rows>
        <table:table-row>
          <table:table-cell table:style-name="Tableau3.A5" office:value-type="string">
            <text:p text:style-name="P73">DMA</text:p>
          </table:table-cell>
          <table:table-cell table:style-name="Tableau3.B2" office:value-type="string">
            <text:p text:style-name="P74">Direct Memory Access</text:p>
          </table:table-cell>
        </table:table-row>
        <table:table-row>
          <table:table-cell table:style-name="Tableau3.A5" office:value-type="string">
            <text:p text:style-name="P73">IO</text:p>
          </table:table-cell>
          <table:table-cell table:style-name="Tableau3.B5" office:value-type="string">
            <text:p text:style-name="P73">Input/Output</text:p>
          </table:table-cell>
        </table:table-row>
        <table:table-row>
          <table:table-cell table:style-name="Tableau3.A5" office:value-type="string">
            <text:p text:style-name="P73">PC</text:p>
          </table:table-cell>
          <table:table-cell table:style-name="Tableau3.B5" office:value-type="string">
            <text:p text:style-name="P73">Personal Computer</text:p>
          </table:table-cell>
        </table:table-row>
        <table:table-row>
          <table:table-cell table:style-name="Tableau3.A5" office:value-type="string">
            <text:p text:style-name="P73">PCI</text:p>
          </table:table-cell>
          <table:table-cell table:style-name="Tableau3.B5" office:value-type="string">
            <text:p text:style-name="P73">Peripheral Component Interconnect</text:p>
          </table:table-cell>
        </table:table-row>
        <table:table-row>
          <table:table-cell table:style-name="Tableau3.A6" office:value-type="string">
            <text:p text:style-name="P73">PCIe</text:p>
          </table:table-cell>
          <table:table-cell table:style-name="Tableau3.B6" office:value-type="string">
            <text:p text:style-name="P73">PCI Express</text:p>
          </table:table-cell>
        </table:table-row>
      </table:table>
      <text:p text:style-name="P18">Table <text:sequence text:ref-name="refTable0" text:name="Table" text:formula="ooow:Table+1" style:num-format="1">1.1</text:sequence>: Acronyms</text:p>
      <text:p text:style-name="P32"/>
      <text:p text:style-name="P31"/>
      <text:h text:style-name="P463" text:outline-level="2">References</text:h>
      <text:p text:style-name="P87"/>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10">Reference</text:p>
            </table:table-cell>
            <table:table-cell table:style-name="Table7.A1" office:value-type="string">
              <text:p text:style-name="P10">Title</text:p>
            </table:table-cell>
            <table:table-cell table:style-name="Table7.A1" office:value-type="string">
              <text:p text:style-name="P10">Version</text:p>
            </table:table-cell>
            <table:table-cell table:style-name="Table7.A1" office:value-type="string">
              <text:p text:style-name="P10">Date</text:p>
            </table:table-cell>
            <table:table-cell table:style-name="Table7.E1" office:value-type="string">
              <text:p text:style-name="P10">Owner</text:p>
            </table:table-cell>
          </table:table-row>
        </table:table-header-rows>
        <table:table-row>
          <table:table-cell table:style-name="Table7.A2" office:value-type="string">
            <text:p text:style-name="P80"/>
          </table:table-cell>
          <table:table-cell table:style-name="Table7.B2" office:value-type="string">
            <text:p text:style-name="P82">PCI Local Bus Specification</text:p>
          </table:table-cell>
          <table:table-cell table:style-name="Table7.C2" office:value-type="string">
            <text:p text:style-name="P81">3.0</text:p>
          </table:table-cell>
          <table:table-cell table:style-name="Table7.D2" office:value-type="string">
            <text:p text:style-name="P81">Aug 12,2002</text:p>
          </table:table-cell>
          <table:table-cell table:style-name="Table7.E2" office:value-type="string">
            <text:p text:style-name="P80">PCI-SIG</text:p>
          </table:table-cell>
        </table:table-row>
        <table:table-row>
          <table:table-cell table:style-name="Table7.A3" office:value-type="string">
            <text:p text:style-name="P80"/>
          </table:table-cell>
          <table:table-cell table:style-name="Table7.B3" office:value-type="string">
            <text:p text:style-name="P80"><text:bookmark-start text:name="PCIe Base Specification"/>PCIe Base Specification<text:bookmark-end text:name="PCIe Base Specification"/></text:p>
          </table:table-cell>
          <table:table-cell table:style-name="Table7.C3" office:value-type="string">
            <text:p text:style-name="P81">2.0</text:p>
          </table:table-cell>
          <table:table-cell table:style-name="Table7.D3" office:value-type="string">
            <text:p text:style-name="P81">Jan 4, 2007</text:p>
          </table:table-cell>
          <table:table-cell table:style-name="Table7.E3" office:value-type="string">
            <text:p text:style-name="P80">PCI-SIG</text:p>
          </table:table-cell>
        </table:table-row>
      </table:table>
      <text:p text:style-name="P18">Table <text:sequence text:ref-name="refTable1" text:name="Table" text:formula="ooow:Table+1" style:num-format="1">1.2</text:sequence>: References</text:p>
      <text:p text:style-name="P88"/>
      <text:h text:style-name="P443" text:outline-level="1"><text:bookmark-start text:name="__RefNumPara__38113831"/><text:span text:style-name="T139">TSC</text:span> Command Interpreter<text:bookmark-end text:name="__RefNumPara__38113831"/></text:h>
      <text:h text:style-name="P463" text:outline-level="2"><text:bookmark-start text:name="__RefNumPara__9044_526549300"/><text:bookmark-start text:name="__RefHeading__5084_1226288612"/>Introduction<text:bookmark-end text:name="__RefNumPara__9044_526549300"/><text:bookmark-end text:name="__RefHeading__5084_1226288612"/></text:h>
      <text:p text:style-name="P85"><text:span text:style-name="T11">TscMon</text:span> is a<text:span text:style-name="T139">n</text:span> application linked with the TSC user's library. It allows the user to perform interactively a set of command to operate the <text:span text:style-name="T181">TSC</text:span> interface. Once the <text:span text:style-name="T19">tsc</text:span> driver has been inserted in the kernel, <text:span text:style-name="T11">TscMon</text:span> is very useful to set-up and debug <text:span text:style-name="T181">various</text:span> configuration<text:span text:style-name="T181">s</text:span>.</text:p>
      <text:h text:style-name="P445" text:outline-level="3"><text:span text:style-name="T145">Command </text:span>Syntax</text:h>
      <text:p text:style-name="P101"><text:span text:style-name="T11">TscMon</text:span> command syntax is as follow:</text:p>
      <text:p text:style-name="P110">cmd.ext para#1:m#1 para#2:m#2 …</text:p>
      <text:p text:style-name="P101">where</text:p>
      <text:p text:style-name="P110"><text:span text:style-name="T35">cmd</text:span> is the command name</text:p>
      <text:p text:style-name="P110"><text:span text:style-name="T35">ext</text:span><text:span text:style-name="T127"> is a command extension (optional)</text:span></text:p>
      <text:p text:style-name="P110"><text:span text:style-name="T35">para#i</text:span> are the command parameters</text:p>
      <text:p text:style-name="P110"><text:span text:style-name="T35">m#i</text:span> are the parameter modifiers<text:span text:style-name="T127"> (optional)</text:span></text:p>
      <text:p text:style-name="P101">The <text:span text:style-name="T11">help</text:span> command displays a list of all allowed command names.</text:p>
      <text:h text:style-name="P445" text:outline-level="3">Command Parameters</text:h>
      <text:p text:style-name="P101"><text:span text:style-name="T11">TscMon</text:span> parameters can be strings, integers, ranges or data set. By default integers are interpreted and displayed as hexadecimal numbers.</text:p>
      <text:p text:style-name="P102">Some commands takes address range and data set parameters. </text:p>
      <text:h text:style-name="P466" text:outline-level="4">Address and <text:span text:style-name="T160">A</text:span>ddress <text:span text:style-name="T160">R</text:span>ange</text:h>
      <text:p text:style-name="P101">Ranges shall be in the form of</text:p>
      <text:p text:style-name="P110">start..end</text:p>
      <text:p text:style-name="P101">or</text:p>
      <text:p text:style-name="P110">start..end:space</text:p>
      <text:p text:style-name="P101">where </text:p>
      <text:p text:style-name="P110"><text:span text:style-name="T35">start</text:span> and <text:span text:style-name="T35">end</text:span> are integers</text:p>
      <text:p text:style-name="P110"><text:span text:style-name="T35">space</text:span> is an address space identifier</text:p>
      <text:h text:style-name="P466" text:outline-level="4"><text:bookmark-start text:name="__RefHeading__7958_1226288612"/>Data and <text:span text:style-name="T160">D</text:span>ata <text:span text:style-name="T160">S</text:span>et<text:bookmark-end text:name="__RefHeading__7958_1226288612"/></text:h>
      <text:p text:style-name="P101"><text:span text:style-name="T145">d</text:span>ata set parameter shall be in the form of</text:p>
      <text:p text:style-name="P110">c:data..para</text:p>
      <text:p text:style-name="P101">where <text:span text:style-name="T35">c</text:span> is a ASCII character identifying the set:</text:p>
      <text:p text:style-name="P110"><text:s text:c="2"/><text:span text:style-name="T35">r:</text:span>&lt;seed&gt; <text:s text:c="18"/>→ fill <text:span text:style-name="T174">range </text:span>with pseudo random data</text:p>
      <text:p text:style-name="P110"><text:soft-page-break/><text:s text:c="2"/><text:span text:style-name="T35">s:</text:span>&lt;start&gt;<text:span text:style-name="T35">..</text:span>&lt;inc&gt; <text:s text:c="6"/>→ fill <text:span text:style-name="T174">range </text:span>with a ramp</text:p>
      <text:p text:style-name="P110"><text:s text:c="2"/><text:span text:style-name="T35">w:</text:span>&lt;data&gt;<text:span text:style-name="T35">..</text:span>&lt;mask&gt; <text:s/>→ fill <text:span text:style-name="T174">range </text:span>with a walking pattern</text:p>
      <text:p text:style-name="P101">For random data set, the rand() function is used with &lt;seed&gt; parameter as seed for the random generator. The first data of the set is the &lt;seed&gt; parameter</text:p>
      <text:p text:style-name="P101">The ramp data set starts with the &lt;start&gt; parameter and &lt;inc&gt; parameter is used as increment to generate the next data in the set.</text:p>
      <text:p text:style-name="P101">The walking pattern data set is calculated according to the following formula:</text:p>
      <text:p text:style-name="P101"><text:s text:c="4"/>&lt;data&gt; XOR &lt;mask&gt;</text:p>
      <text:p text:style-name="P101">To calculate the next data in the set, the mask is left rotated by 1 over the data size. This allows to generate a 32 bit walking 1 with</text:p>
      <text:p text:style-name="P101"><text:s text:c="2"/><text:span text:style-name="T35">w:ffffffff..fffffffe</text:span></text:p>
      <text:p text:style-name="P101">and a walking 0 with</text:p>
      <text:p text:style-name="P101"><text:s text:c="2"/><text:span text:style-name="T35">w:ffffffff..1</text:span></text:p>
      <text:h text:style-name="P446" text:outline-level="3">Starting TscMon</text:h>
      <text:p text:style-name="P101"><text:span text:style-name="T35">TscMon</text:span> is started by invoking the <text:span text:style-name="T35">TscMon</text:span> binary file from <text:span text:style-name="T139">a</text:span> shell </text:p>
      <text:p text:style-name="P85"/>
      <text:p text:style-name="P34">root@IFC<text:span text:style-name="T183">1410</text:span>: ./<text:span text:style-name="T183">TscMon</text:span></text:p>
      <text:p text:style-name="P433"/>
      <text:p text:style-name="P434"><text:s text:c="10"/>_______ <text:s text:c="6"/>__ <text:s/>__ <text:s text:c="477"/></text:p>
      <text:p text:style-name="P434"><text:s text:c="9"/>|__ <text:s text:c="2"/>__| <text:s text:c="4"/>| <text:s/>\/ <text:s/>| <text:s text:c="476"/></text:p>
      <text:p text:style-name="P434"><text:s text:c="12"/>| |___ <text:s/>___| \ <text:s/>/ | ___ <text:s/>_ __ <text:s text:c="466"/></text:p>
      <text:p text:style-name="P434"><text:s text:c="12"/>| / __|/ __| |\/| |/ _ \| '_ \ <text:s text:c="465"/></text:p>
      <text:p text:style-name="P434"><text:s text:c="12"/>| \__ \ (__| | <text:s/>| | (_) | | | | <text:s text:c="464"/></text:p>
      <text:p text:style-name="P434"><text:s text:c="12"/>|_|___/\___|_| <text:s/>|_|\___/|_| |_| <text:s text:c="464"/></text:p>
      <text:p text:style-name="P434"><text:s text:c="508"/></text:p>
      <text:p text:style-name="P434"><text:s text:c="5"/>+------------------------------------------+ <text:s text:c="458"/></text:p>
      <text:p text:style-name="P434"><text:s text:c="5"/>| <text:s/>IOxOS Technologies Copyright 2015-2017 <text:s/>| <text:s text:c="458"/></text:p>
      <text:p text:style-name="P434"><text:s text:c="5"/>| <text:s/>TscMon - CENTRAL 1001 diagnostic tool <text:s text:c="2"/>| <text:s text:c="458"/></text:p>
      <text:p text:style-name="P434"><text:s text:c="5"/>| <text:s/>Version 1.40 - Dec <text:s/>1 2017 11:11:30 <text:s text:c="4"/>| <text:s text:c="458"/></text:p>
      <text:p text:style-name="P434"><text:s text:c="5"/>| <text:s/>FPGA Built Nov 28 2017 13:32:35 <text:s text:c="8"/>| <text:s text:c="458"/></text:p>
      <text:p text:style-name="P434"><text:s text:c="5"/>| <text:s/>FPGA Sign <text:s/>08111701 <text:s text:c="20"/>| <text:s text:c="458"/></text:p>
      <text:p text:style-name="P434"><text:s text:c="5"/>| <text:s/>Driver IFC1410 Version 1.40 <text:s text:c="12"/>| <text:s text:c="458"/></text:p>
      <text:p text:style-name="P434"><text:s text:c="5"/>| <text:s/>******* Official release 1.4.3 ******* <text:s/>| <text:s text:c="458"/></text:p>
      <text:p text:style-name="P434"><text:s text:c="5"/>+------------------------------------------+ </text:p>
      <text:p text:style-name="P435"/>
      <text:p text:style-name="P436">1:TscMon&gt;</text:p>
      <text:p text:style-name="P85"/>
      <text:p text:style-name="P101">TscMon supports online help. The <text:span text:style-name="T11">help</text:span> or <text:span text:style-name="T11">?</text:span> command displays the list of available commands. It can take an<text:span text:style-name="T174">y</text:span> command name as parameter.</text:p>
      <text:p text:style-name="P437">1:TscMon&gt;<text:span text:style-name="T11">help</text:span></text:p>
      <text:p text:style-name="P438"><text:s/><text:span text:style-name="T298">acq1430 <text:s text:c="2"/>adc3110 <text:s text:c="2"/>adc3117 <text:s text:c="2"/>alias</text:span></text:p>
      <text:p text:style-name="P439"><text:s/>ci <text:s text:c="7"/>cmp <text:s text:c="6"/>conf <text:s text:c="5"/>cp1</text:p>
      <text:p text:style-name="P439"><text:s/>cp2 <text:s text:c="6"/>cr <text:s text:c="7"/>cs1 <text:s text:c="6"/>cs2</text:p>
      <text:p text:style-name="P439"><text:s/>cs <text:s text:c="7"/>cu1 <text:s text:c="6"/>cu2 <text:s text:c="6"/>cu</text:p>
      <text:p text:style-name="P439"><text:s/>dc <text:s text:c="7"/>di <text:s text:c="7"/>dk <text:s text:c="7"/>dma</text:p>
      <text:p text:style-name="P439"><text:s/>dm <text:s text:c="7"/>dp1 <text:s text:c="6"/>dp2 <text:s text:c="6"/>dr</text:p>
      <text:p text:style-name="P439"><text:s/>ds1 <text:s text:c="6"/>ds2 <text:s text:c="6"/>ds <text:s text:c="7"/>du1</text:p>
      <text:p text:style-name="P439"><text:s/>du2 <text:s text:c="6"/>du <text:s text:c="7"/>fifo <text:s text:c="5"/>fk</text:p>
      <text:p text:style-name="P439"><text:s/>fp1 <text:s text:c="6"/>fp2 <text:s text:c="6"/>fm <text:s text:c="7"/>fs1</text:p>
      <text:p text:style-name="P439"><text:soft-page-break/><text:s/>fs2 <text:s text:c="6"/>fs <text:s text:c="7"/>fu <text:s text:c="7"/>fu1</text:p>
      <text:p text:style-name="P439"><text:s/>fu2 <text:s text:c="6"/>help <text:s text:c="5"/>his <text:s text:c="6"/>i2c</text:p>
      <text:p text:style-name="P439"><text:s/>kbuf <text:s text:c="5"/>lmk <text:s text:c="6"/>lp1 <text:s text:c="6"/>lp2</text:p>
      <text:p text:style-name="P439"><text:s/>ls1 <text:s text:c="6"/>ls2 <text:s text:c="6"/>ls <text:s text:c="7"/>lu2</text:p>
      <text:p text:style-name="P439"><text:s/>lu1 <text:s text:c="6"/>lu <text:s text:c="7"/>map <text:s text:c="6"/>mbox</text:p>
      <text:p text:style-name="P439"><text:s/>pc <text:s text:c="7"/>pi <text:s text:c="7"/>pk <text:s text:c="7"/>pm</text:p>
      <text:p text:style-name="P439"><text:s/>pp1 <text:s text:c="6"/>pp2 <text:s text:c="6"/>pr <text:s text:c="7"/>ps1</text:p>
      <text:p text:style-name="P439"><text:s/>ps2 <text:s text:c="6"/>ps <text:s text:c="7"/>pu1 <text:s text:c="6"/>pu2</text:p>
      <text:p text:style-name="P439"><text:s/>pu <text:s text:c="7"/>rtm <text:s text:c="6"/>semaphore set</text:p>
      <text:p text:style-name="P439"><text:s/>smem <text:s text:c="5"/>tdma <text:s text:c="5"/>timer <text:s text:c="4"/>tinit</text:p>
      <text:p text:style-name="P439"><text:s/>tkill <text:s text:c="4"/>tlist <text:s text:c="4"/>tstatus <text:s text:c="2"/>tstart</text:p>
      <text:p text:style-name="P439"><text:s/>tstop <text:s text:c="4"/>tset <text:s text:c="5"/>tp1 <text:s text:c="6"/>tp2</text:p>
      <text:p text:style-name="P439"><text:s/>ts1 <text:s text:c="6"/>ts2 <text:s text:c="6"/>ts <text:s text:c="7"/>tu1</text:p>
      <text:p text:style-name="P438"><text:span text:style-name="T298"><text:s/>tu2 <text:s text:c="6"/>tu <text:s text:c="7"/>twait <text:s text:c="4"/></text:span><text:s text:c="5"/><text:span text:style-name="T139"><text:s text:c="5"/></text:span></text:p>
      <text:p text:style-name="P437">2:TscMon&gt;<text:span text:style-name="T35">?</text:span><text:span text:style-name="T11"> help</text:span></text:p>
      <text:p text:style-name="P437"><text:s text:c="2"/>Display list of commands or syntax of command &lt;cmd&gt;</text:p>
      <text:p text:style-name="P437"><text:s text:c="2"/>help</text:p>
      <text:p text:style-name="P437"><text:s text:c="2"/>help &lt;cmd&gt;</text:p>
      <text:p text:style-name="P85"/>
      <text:p text:style-name="P101">During its initialization phase, <text:span text:style-name="T35">TscMon</text:span> allocat<text:span text:style-name="T184">e</text:span><text:span text:style-name="T182">s</text:span> a 1 Mbyte data buffer in kernel space.</text:p>
      <text:p text:style-name="P103"/>
      <text:p text:style-name="P101"><text:span text:style-name="T35">TscMon</text:span> provides a set of command<text:span text:style-name="T290">s</text:span> to perform CPU read/write accesses from/to:</text:p>
      <text:list xml:id="list3224702432" text:style-name="L1">
        <text:list-item>
          <text:p text:style-name="P476">the TSC shared memory <text:span text:style-name="T182">(embedded FPGA memory and DDR3 memory)</text:span></text:p>
        </text:list-item>
        <text:list-item>
          <text:p text:style-name="P476">the kernel buffer allocated in local host system memory</text:p>
        </text:list-item>
      </text:list>
      <text:p text:style-name="P101"/>
      <text:h text:style-name="P467" text:outline-level="4"><text:bookmark-start text:name="__RefHeading__8737_526549300"/>Specifics TscMon commands<text:bookmark-end text:name="__RefHeading__8737_526549300"/></text:h>
      <text:p text:style-name="P104">Several commands exist to execute specifics actions in <text:span text:style-name="T35">TscMon</text:span> application:</text:p>
      <text:p text:style-name="P104"/>
      <text:p text:style-name="P105"><text:span text:style-name="T287">– “</text:span><text:span text:style-name="T113">@”</text:span><text:span text:style-name="T134"> </text:span><text:span text:style-name="T135">This command allows to load and execute a </text:span><text:span text:style-name="T117">TscMon</text:span><text:span text:style-name="T135"> script :</text:span></text:p>
      <text:p text:style-name="P111">Example</text:p>
      <text:p text:style-name="P135"><text:span text:style-name="T289">24:TscMon&gt;</text:span><text:span text:style-name="T116">@myscript.xpm</text:span></text:p>
      <text:p text:style-name="P136">Start execution of script file myscript</text:p>
      <text:p text:style-name="P136">24:TscMon&gt;ds.w 100000</text:p>
      <text:p text:style-name="P136">device: 0</text:p>
      <text:p text:style-name="P136">0x00100000 : 00000000 00000000 00000000 00000000 <text:s/>................</text:p>
      <text:p text:style-name="P136">0x00100010 : 00000000 00000000 00000000 00000000 <text:s/>................</text:p>
      <text:p text:style-name="P136">0x00100020 : 00000000 00000000 00000000 00000000 <text:s/>................</text:p>
      <text:p text:style-name="P136">0x00100030 : 00000000 00000000 00000000 00000000 <text:s/>................</text:p>
      <text:p text:style-name="P149"/>
      <text:p text:style-name="P151">The content of the script is:</text:p>
      <text:p text:style-name="P151">ds.w 100000</text:p>
      <text:p text:style-name="P151"/>
      <text:p text:style-name="P89"/>
      <text:p text:style-name="P90"/>
      <text:p text:style-name="P90"><text:soft-page-break/></text:p>
      <text:p text:style-name="P90"/>
      <text:p text:style-name="P105"><text:span text:style-name="T287">– “</text:span><text:span text:style-name="T113">$</text:span><text:span text:style-name="T134">” </text:span><text:span text:style-name="T135">This command allows to execute a Linux shell command :</text:span></text:p>
      <text:p text:style-name="P111">Example</text:p>
      <text:p text:style-name="P137"><text:span text:style-name="T288">17:TscMon&gt;</text:span><text:span text:style-name="T115">$uname -a</text:span></text:p>
      <text:p text:style-name="P138">OS command: &lt;uname -a&gt;</text:p>
      <text:p text:style-name="P138">Linux IFC1410 4.1.8-rt8+gbd51baf #39 SMP Fri Jan 13 17:02:41 CET 2017 ppc64 GNU/Linux</text:p>
      <text:p text:style-name="P152">return code: 0</text:p>
      <text:p text:style-name="P152"/>
      <text:p text:style-name="P89"/>
      <text:p text:style-name="P96"/>
      <text:p text:style-name="P105"><text:span text:style-name="T287">– “</text:span><text:span text:style-name="T113">&amp;</text:span><text:span text:style-name="T134">” </text:span><text:span text:style-name="T135">This command allows to repeat the command </text:span><text:span text:style-name="T136">(type a key to stop the repeat) </text:span><text:span text:style-name="T135">:</text:span></text:p>
      <text:p text:style-name="P141">Example</text:p>
      <text:p text:style-name="P140"><text:span text:style-name="T136">5:TscMon&gt;</text:span><text:span text:style-name="T114">&amp;dma.0 start 100000:2 0:8 1000 <text:s text:c="468"/></text:span></text:p>
      <text:p text:style-name="P140"><text:span text:style-name="T114">Entering loop mode [enter any character to stop loop]... <text:s text:c="5"/></text:span><text:span text:style-name="T136"><text:s text:c="446"/></text:span></text:p>
      <text:p text:style-name="P139">OK -&gt; status = 24000114 <text:s text:c="484"/></text:p>
      <text:p text:style-name="P139">OK -&gt; status = 24000114 <text:s text:c="484"/></text:p>
      <text:p text:style-name="P139">OK -&gt; status = 24000114 <text:s text:c="484"/></text:p>
      <text:p text:style-name="P139">OK -&gt; status = 24000114 <text:s text:c="486"/></text:p>
      <text:p text:style-name="P150">…</text:p>
      <text:p text:style-name="P150"/>
      <text:p text:style-name="P89"/>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text:p>
      <text:p text:style-name="P105"><text:span text:style-name="T287">– “</text:span><text:span text:style-name="T113">+</text:span><text:span text:style-name="T134">” </text:span><text:span text:style-name="T135">This command allows to call a specific alias :</text:span></text:p>
      <text:p text:style-name="P141">Example</text:p>
      <text:p text:style-name="P157">2:TscMon&gt;alias set myalias "ds.w 100000"</text:p>
      <text:p text:style-name="P158"><text:span text:style-name="T292">3</text:span><text:span text:style-name="T291">:TscMon&gt;alias show</text:span></text:p>
      <text:p text:style-name="P157">alias list:</text:p>
      <text:p text:style-name="P157">myalias "ds.w 100000"</text:p>
      <text:p text:style-name="P158"><text:span text:style-name="T292">4</text:span><text:span text:style-name="T291">:TscMon&gt;</text:span><text:span text:style-name="T118">+myalias</text:span></text:p>
      <text:p text:style-name="P157">ds.w 100000</text:p>
      <text:p text:style-name="P157">device: 0</text:p>
      <text:p text:style-name="P157">0x00100000 : ffff0000 ffff0000 0000ffff ffff0000 <text:s/>................</text:p>
      <text:p text:style-name="P157">0x00100010 : 00000000 ffffffff ffff0000 00000000 <text:s/>................</text:p>
      <text:p text:style-name="P157">0x00100020 : 0000ffff ffffffff ffff0000 ffff0000 <text:s/>................</text:p>
      <text:p text:style-name="P157">0x00100030 : 0000ffff ffff0000 00000000 ffffffff <text:s/>................</text:p>
      <text:p text:style-name="P157"/>
      <text:p text:style-name="P89"/>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text:p>
      <text:p text:style-name="P105"><text:span text:style-name="T287">– “</text:span><text:span text:style-name="T113">!</text:span><text:span text:style-name="T134">” </text:span><text:span text:style-name="T135">This command allows to call a specific command according to the command history :</text:span></text:p>
      <text:p text:style-name="P142">Example</text:p>
      <text:p text:style-name="P153">1:TscMon&gt;ds.w 100000</text:p>
      <text:p text:style-name="P153">device: 0</text:p>
      <text:p text:style-name="P153">0x00100000 : ffff0000 ffff0000 0000ffff ffff0000 <text:s/>................</text:p>
      <text:p text:style-name="P153">0x00100010 : 00000000 ffffffff ffff0000 00000000 <text:s/>................</text:p>
      <text:p text:style-name="P153">0x00100020 : 0000ffff ffffffff ffff0000 ffff0000 <text:s/>................</text:p>
      <text:p text:style-name="P153">0x00100030 : 0000ffff ffff0000 00000000 ffffffff <text:s/>................</text:p>
      <text:p text:style-name="P153">2:TscMon&gt;dm.w 100</text:p>
      <text:p text:style-name="P153">device: 0</text:p>
      <text:p text:style-name="P153">0x00000100 : 00000000 00000000 00000000 00000000 <text:s/>................</text:p>
      <text:p text:style-name="P153">0x00000110 : 00000000 00000000 00000000 00000000 <text:s/>................</text:p>
      <text:p text:style-name="P153">0x00000120 : 00000000 00000000 00000000 00000000 <text:s/>................</text:p>
      <text:p text:style-name="P153">0x00000130 : 00000000 00000000 00000000 00000000 <text:s/>................</text:p>
      <text:p text:style-name="P153">3:TscMon&gt;history</text:p>
      <text:p text:style-name="P153"><text:s text:c="3"/>0 ds.w 100000</text:p>
      <text:p text:style-name="P153"><text:s text:c="3"/>1 dm.w 100</text:p>
      <text:p text:style-name="P156"><text:span text:style-name="T136">4:TscMon&gt;</text:span><text:span text:style-name="T114">!1</text:span></text:p>
      <text:p text:style-name="P153">dm.w 100</text:p>
      <text:p text:style-name="P153">device: 0</text:p>
      <text:p text:style-name="P153">0x00000100 : 00000000 00000000 00000000 00000000 <text:s/>................</text:p>
      <text:p text:style-name="P153">0x00000110 : 00000000 00000000 00000000 00000000 <text:s/>................</text:p>
      <text:p text:style-name="P153">0x00000120 : 00000000 00000000 00000000 00000000 <text:s/>................</text:p>
      <text:p text:style-name="P153">0x00000130 : 00000000 00000000 00000000 00000000 <text:s/>................</text:p>
      <text:p text:style-name="P153"/>
      <text:p text:style-name="P91"/>
      <text:p text:style-name="P91"/>
      <text:h text:style-name="P464" text:outline-level="2"><text:soft-page-break/>Command List</text:h>
      <table:table table:name="Table2" table:style-name="Table2">
        <table:table-column table:style-name="Table2.A"/>
        <table:table-column table:style-name="Table2.B"/>
        <table:table-column table:style-name="Table2.C"/>
        <text:soft-page-break/>
        <table:table-row>
          <table:table-cell table:style-name="Table2.A1" office:value-type="string">
            <text:p text:style-name="P16">Command</text:p>
          </table:table-cell>
          <table:table-cell table:style-name="Table2.A1" office:value-type="string">
            <text:p text:style-name="P16">Description</text:p>
          </table:table-cell>
          <table:table-cell table:style-name="Table2.C1" office:value-type="string">
            <text:p text:style-name="P16">Reference</text:p>
          </table:table-cell>
        </table:table-row>
        <table:table-row>
          <table:table-cell table:style-name="Table2.A2" office:value-type="string">
            <text:p text:style-name="P35">acq1430</text:p>
          </table:table-cell>
          <table:table-cell table:style-name="Table2.A2" office:value-type="string">
            <text:p text:style-name="P40">ACQ1430 operations</text:p>
          </table:table-cell>
          <table:table-cell table:style-name="Table2.C2" office:value-type="string">
            <text:p text:style-name="P41">$<text:bookmark-ref text:reference-format="chapter" text:ref-name="__RefNumPara__5403_130689687">2.2.1</text:bookmark-ref></text:p>
          </table:table-cell>
        </table:table-row>
        <table:table-row>
          <table:table-cell table:style-name="Table2.A2" office:value-type="string">
            <text:p text:style-name="P35">adc3110</text:p>
          </table:table-cell>
          <table:table-cell table:style-name="Table2.A2" office:value-type="string">
            <text:p text:style-name="P40">ADC3110 operations</text:p>
          </table:table-cell>
          <table:table-cell table:style-name="Table2.C2" office:value-type="string">
            <text:p text:style-name="P41">$<text:bookmark-ref text:reference-format="chapter" text:ref-name="__RefNumPara__5406_130689687">2.2.2</text:bookmark-ref></text:p>
          </table:table-cell>
        </table:table-row>
        <table:table-row>
          <table:table-cell table:style-name="Table2.A2" office:value-type="string">
            <text:p text:style-name="P35">adc3117</text:p>
          </table:table-cell>
          <table:table-cell table:style-name="Table2.A2" office:value-type="string">
            <text:p text:style-name="P40">ADC3117 operations</text:p>
          </table:table-cell>
          <table:table-cell table:style-name="Table2.C2" office:value-type="string">
            <text:p text:style-name="P41">$<text:bookmark-ref text:reference-format="chapter" text:ref-name="__RefNumPara__5408_130689687">2.2.3</text:bookmark-ref></text:p>
          </table:table-cell>
        </table:table-row>
        <table:table-row>
          <table:table-cell table:style-name="Table2.A2" office:value-type="string">
            <text:p text:style-name="P35">alias</text:p>
          </table:table-cell>
          <table:table-cell table:style-name="Table2.A2" office:value-type="string">
            <text:p text:style-name="P42">Create command aliases</text:p>
          </table:table-cell>
          <table:table-cell table:style-name="Table2.C2" office:value-type="string">
            <text:p text:style-name="P41">$<text:bookmark-ref text:reference-format="chapter" text:ref-name="__RefNumPara__13068_1259868242">2.2.4</text:bookmark-ref></text:p>
          </table:table-cell>
        </table:table-row>
        <table:table-row>
          <table:table-cell table:style-name="Table2.A2" office:value-type="string">
            <text:p text:style-name="P35">ci</text:p>
          </table:table-cell>
          <table:table-cell table:style-name="Table2.A2" office:value-type="string">
            <text:p text:style-name="P40">Compare with mask the content of IFC PON register with data</text:p>
          </table:table-cell>
          <table:table-cell table:style-name="Table2.C2" office:value-type="string">
            <text:p text:style-name="P41">$<text:bookmark-ref text:reference-format="chapter" text:ref-name="__RefNumPara__5868_130689687">2.2.5</text:bookmark-ref></text:p>
          </table:table-cell>
        </table:table-row>
        <table:table-row>
          <table:table-cell table:style-name="Table2.A2" office:value-type="string">
            <text:p text:style-name="P35">cmp</text:p>
          </table:table-cell>
          <table:table-cell table:style-name="Table2.A2" office:value-type="string">
            <text:p text:style-name="P43">Compare content of two data buffer</text:p>
          </table:table-cell>
          <table:table-cell table:style-name="Table2.C2" office:value-type="string">
            <text:p text:style-name="P41">$<text:bookmark-ref text:reference-format="chapter" text:ref-name="__RefNumPara__12519_1259868242">2.2.6</text:bookmark-ref></text:p>
          </table:table-cell>
        </table:table-row>
        <table:table-row>
          <table:table-cell table:style-name="Table2.A2" office:value-type="string">
            <text:p text:style-name="P35">conf</text:p>
          </table:table-cell>
          <table:table-cell table:style-name="Table2.A2" office:value-type="string">
            <text:p text:style-name="P45"><text:span text:style-name="T141">S</text:span>how TSC <text:span text:style-name="T140">current </text:span>configuration</text:p>
          </table:table-cell>
          <table:table-cell table:style-name="Table2.C2" office:value-type="string">
            <text:p text:style-name="P46">$<text:bookmark-ref text:reference-format="chapter" text:ref-name="__RefNumPara__30442419">2.2.7</text:bookmark-ref></text:p>
          </table:table-cell>
        </table:table-row>
        <table:table-row>
          <table:table-cell table:style-name="Table2.A2" office:value-type="string">
            <text:p text:style-name="P35">cp1, cp2</text:p>
          </table:table-cell>
          <table:table-cell table:style-name="Table2.A2" office:value-type="string">
            <text:p text:style-name="P50">Compare with mask the content of a location in <text:span text:style-name="T226">PCI tree</text:span></text:p>
          </table:table-cell>
          <table:table-cell table:style-name="Table2.C2" office:value-type="string">
            <text:p text:style-name="P46">$<text:bookmark-ref text:reference-format="chapter" text:ref-name="__RefNumPara__6100_130689687">2.2.8</text:bookmark-ref></text:p>
          </table:table-cell>
        </table:table-row>
        <table:table-row>
          <table:table-cell table:style-name="Table2.A2" office:value-type="string">
            <text:p text:style-name="P35">cr</text:p>
          </table:table-cell>
          <table:table-cell table:style-name="Table2.A2" office:value-type="string">
            <text:p text:style-name="P51">Compare with mask the content of CSR register with data</text:p>
          </table:table-cell>
          <table:table-cell table:style-name="Table2.C2" office:value-type="string">
            <text:p text:style-name="P52">$<text:bookmark-ref text:reference-format="chapter" text:ref-name="__RefNumPara__304931191">2.2.9</text:bookmark-ref></text:p>
          </table:table-cell>
        </table:table-row>
        <table:table-row>
          <table:table-cell table:style-name="Table2.A2" office:value-type="string">
            <text:p text:style-name="P35">cs, cs1, cs2</text:p>
          </table:table-cell>
          <table:table-cell table:style-name="Table2.A2" office:value-type="string">
            <text:p text:style-name="P51">Compare with mask the content of a location in SHM with data</text:p>
          </table:table-cell>
          <table:table-cell table:style-name="Table2.C2" office:value-type="string">
            <text:p text:style-name="P52">$<text:bookmark-ref text:reference-format="chapter" text:ref-name="__RefNumPara__3050651911">2.2.10</text:bookmark-ref></text:p>
          </table:table-cell>
        </table:table-row>
        <table:table-row>
          <table:table-cell table:style-name="Table2.A2" office:value-type="string">
            <text:p text:style-name="P35">cu, cu1, cu2</text:p>
          </table:table-cell>
          <table:table-cell table:style-name="Table2.A2" office:value-type="string">
            <text:p text:style-name="P50">Compare with mask the content of a location in USR space with data</text:p>
          </table:table-cell>
          <table:table-cell table:style-name="Table2.C2" office:value-type="string">
            <text:p text:style-name="P52">$<text:bookmark-ref text:reference-format="chapter" text:ref-name="__RefNumPara__6336_130689687">2.2.11</text:bookmark-ref></text:p>
          </table:table-cell>
        </table:table-row>
        <table:table-row>
          <table:table-cell table:style-name="Table2.A2" office:value-type="string">
            <text:p text:style-name="P35">dc</text:p>
          </table:table-cell>
          <table:table-cell table:style-name="Table2.A2" office:value-type="string">
            <text:p text:style-name="P53">Display content of a set of TSC PCI CFG registers</text:p>
          </table:table-cell>
          <table:table-cell table:style-name="Table2.C2" office:value-type="string">
            <text:p text:style-name="P52">$<text:bookmark-ref text:reference-format="chapter" text:ref-name="__RefNumPara__304549191">2.2.12</text:bookmark-ref></text:p>
          </table:table-cell>
        </table:table-row>
        <table:table-row>
          <table:table-cell table:style-name="Table2.A2" office:value-type="string">
            <text:p text:style-name="P35">di</text:p>
          </table:table-cell>
          <table:table-cell table:style-name="Table2.A2" office:value-type="string">
            <text:p text:style-name="P54">Display content of a set of IFC PON registers</text:p>
          </table:table-cell>
          <table:table-cell table:style-name="Table2.C2" office:value-type="string">
            <text:p text:style-name="P52">$<text:bookmark-ref text:reference-format="chapter" text:ref-name="__RefNumPara__6458_130689687">2.2.13</text:bookmark-ref></text:p>
          </table:table-cell>
        </table:table-row>
        <table:table-row>
          <table:table-cell table:style-name="Table2.A2" office:value-type="string">
            <text:p text:style-name="P35">dm, dk</text:p>
          </table:table-cell>
          <table:table-cell table:style-name="Table2.A2" office:value-type="string">
            <text:p text:style-name="P53">Display content of kernel buffer in System Memory</text:p>
          </table:table-cell>
          <table:table-cell table:style-name="Table2.C2" office:value-type="string">
            <text:p text:style-name="P46">$<text:bookmark-ref text:reference-format="chapter" text:ref-name="__RefNumPara__30446419">2.2.14</text:bookmark-ref></text:p>
          </table:table-cell>
        </table:table-row>
        <table:table-row>
          <table:table-cell table:style-name="Table2.A2" office:value-type="string">
            <text:p text:style-name="P35">dma</text:p>
          </table:table-cell>
          <table:table-cell table:style-name="Table2.A2" office:value-type="string">
            <text:p text:style-name="P53">Perform DMA operation</text:p>
          </table:table-cell>
          <table:table-cell table:style-name="Table2.C2" office:value-type="string">
            <text:p text:style-name="P46">$<text:bookmark-ref text:reference-format="chapter" text:ref-name="__RefNumPara__7808_130689687">2.2.15</text:bookmark-ref></text:p>
          </table:table-cell>
        </table:table-row>
        <table:table-row>
          <table:table-cell table:style-name="Table2.A2" office:value-type="string">
            <text:p text:style-name="P35">dp1, dp2</text:p>
          </table:table-cell>
          <table:table-cell table:style-name="Table2.A2" office:value-type="string">
            <text:p text:style-name="P55">Display content in PCI tree</text:p>
          </table:table-cell>
          <table:table-cell table:style-name="Table2.C2" office:value-type="string">
            <text:p text:style-name="P46">$<text:bookmark-ref text:reference-format="chapter" text:ref-name="__RefNumPara__8182_130689687">2.2.16</text:bookmark-ref></text:p>
          </table:table-cell>
        </table:table-row>
        <table:table-row>
          <table:table-cell table:style-name="Table2.A2" office:value-type="string">
            <text:p text:style-name="P35">dr</text:p>
          </table:table-cell>
          <table:table-cell table:style-name="Table2.A2" office:value-type="string">
            <text:p text:style-name="P53">Display content of a set of TSC CSR registers</text:p>
          </table:table-cell>
          <table:table-cell table:style-name="Table2.C2" office:value-type="string">
            <text:p text:style-name="P46">$<text:bookmark-ref text:reference-format="chapter" text:ref-name="__RefNumPara__8184_130689687">2.2.17</text:bookmark-ref></text:p>
          </table:table-cell>
        </table:table-row>
        <table:table-row>
          <table:table-cell table:style-name="Table2.A2" office:value-type="string">
            <text:p text:style-name="P35">ds, ds1, ds2</text:p>
          </table:table-cell>
          <table:table-cell table:style-name="Table2.A2" office:value-type="string">
            <text:p text:style-name="P53">Display content of Shared Memory</text:p>
          </table:table-cell>
          <table:table-cell table:style-name="Table2.C2" office:value-type="string">
            <text:p text:style-name="P46">$<text:bookmark-ref text:reference-format="chapter" text:ref-name="__RefNumPara__304464191">2.2.18</text:bookmark-ref></text:p>
          </table:table-cell>
        </table:table-row>
        <table:table-row>
          <table:table-cell table:style-name="Table2.A2" office:value-type="string">
            <text:p text:style-name="P35">du, du1, du2</text:p>
          </table:table-cell>
          <table:table-cell table:style-name="Table2.A2" office:value-type="string">
            <text:p text:style-name="P55">Display content of USR space</text:p>
          </table:table-cell>
          <table:table-cell table:style-name="Table2.C2" office:value-type="string">
            <text:p text:style-name="P46">$<text:bookmark-ref text:reference-format="chapter" text:ref-name="__RefNumPara__8428_130689687">2.2.19</text:bookmark-ref></text:p>
          </table:table-cell>
        </table:table-row>
        <table:table-row>
          <table:table-cell table:style-name="Table2.A2" office:value-type="string">
            <text:p text:style-name="P36">fifo</text:p>
          </table:table-cell>
          <table:table-cell table:style-name="Table2.A2" office:value-type="string">
            <text:p text:style-name="P56">FIFOs operations</text:p>
          </table:table-cell>
          <table:table-cell table:style-name="Table2.C2" office:value-type="string">
            <text:p text:style-name="P46">$<text:bookmark-ref text:reference-format="chapter" text:ref-name="__RefNumPara__21977_404764663">2.2.20</text:bookmark-ref></text:p>
          </table:table-cell>
        </table:table-row>
        <table:table-row>
          <table:table-cell table:style-name="Table2.A2" office:value-type="string">
            <text:p text:style-name="P35">fm, fk</text:p>
          </table:table-cell>
          <table:table-cell table:style-name="Table2.A2" office:value-type="string">
            <text:p text:style-name="P45"><text:span text:style-name="T141">F</text:span>ill <text:span text:style-name="T141">kernel</text:span> buffer in system memory</text:p>
          </table:table-cell>
          <table:table-cell table:style-name="Table2.C2" office:value-type="string">
            <text:p text:style-name="P46">$<text:bookmark-ref text:reference-format="chapter" text:ref-name="__RefNumPara__30464119">2.2.21</text:bookmark-ref></text:p>
          </table:table-cell>
        </table:table-row>
        <table:table-row>
          <table:table-cell table:style-name="Table2.A2" office:value-type="string">
            <text:p text:style-name="P35">fp1, fp2</text:p>
          </table:table-cell>
          <table:table-cell table:style-name="Table2.A2" office:value-type="string">
            <text:p text:style-name="P55">Fill PCI tree addresses with data</text:p>
          </table:table-cell>
          <table:table-cell table:style-name="Table2.C2" office:value-type="string">
            <text:p text:style-name="P46">$<text:bookmark-ref text:reference-format="chapter" text:ref-name="__RefNumPara__9807_1544553314">2.2.22</text:bookmark-ref></text:p>
          </table:table-cell>
        </table:table-row>
        <table:table-row>
          <table:table-cell table:style-name="Table2.A2" office:value-type="string">
            <text:p text:style-name="P35">fs, fs1, fs2</text:p>
          </table:table-cell>
          <table:table-cell table:style-name="Table2.A2" office:value-type="string">
            <text:p text:style-name="P45"><text:span text:style-name="T222">F</text:span>ill data buffer in TSC shared memory</text:p>
          </table:table-cell>
          <table:table-cell table:style-name="Table2.C2" office:value-type="string">
            <text:p text:style-name="P46">$<text:bookmark-ref text:reference-format="chapter" text:ref-name="__RefNumPara__30466019">2.2.23</text:bookmark-ref></text:p>
          </table:table-cell>
        </table:table-row>
        <table:table-row>
          <table:table-cell table:style-name="Table2.A2" office:value-type="string">
            <text:p text:style-name="P35">fu, fu1, fu2</text:p>
          </table:table-cell>
          <table:table-cell table:style-name="Table2.A2" office:value-type="string">
            <text:p text:style-name="P55">Fill USR space with data</text:p>
          </table:table-cell>
          <table:table-cell table:style-name="Table2.C2" office:value-type="string">
            <text:p text:style-name="P46">$<text:bookmark-ref text:reference-format="chapter" text:ref-name="__RefNumPara__9811_1544553314">2.2.24</text:bookmark-ref></text:p>
          </table:table-cell>
        </table:table-row>
        <table:table-row>
          <table:table-cell table:style-name="Table2.A2" office:value-type="string">
            <text:p text:style-name="P35">help</text:p>
          </table:table-cell>
          <table:table-cell table:style-name="Table2.A2" office:value-type="string">
            <text:p text:style-name="P45"><text:span text:style-name="T222">D</text:span>isplay list of commands or syntax of command &lt;cmd&gt;</text:p>
          </table:table-cell>
          <table:table-cell table:style-name="Table2.C2" office:value-type="string">
            <text:p text:style-name="P46">$<text:bookmark-ref text:reference-format="chapter" text:ref-name="__RefNumPara__9044_526549300">2.1</text:bookmark-ref></text:p>
          </table:table-cell>
        </table:table-row>
        <table:table-row>
          <table:table-cell table:style-name="Table2.A2" office:value-type="string">
            <text:p text:style-name="P35">his</text:p>
          </table:table-cell>
          <table:table-cell table:style-name="Table2.A2" office:value-type="string">
            <text:p text:style-name="P55">Display history of commands</text:p>
          </table:table-cell>
          <table:table-cell table:style-name="Table2.C2" office:value-type="string">
            <text:p text:style-name="P46">$<text:bookmark-ref text:reference-format="chapter" text:ref-name="__RefNumPara__41272201">2.2.25</text:bookmark-ref></text:p>
          </table:table-cell>
        </table:table-row>
        <table:table-row>
          <table:table-cell table:style-name="Table2.A2" office:value-type="string">
            <text:p text:style-name="P35">i2c</text:p>
          </table:table-cell>
          <table:table-cell table:style-name="Table2.A2" office:value-type="string">
            <text:p text:style-name="P55">Perform i2c command</text:p>
          </table:table-cell>
          <table:table-cell table:style-name="Table2.C2" office:value-type="string">
            <text:p text:style-name="P46">$<text:bookmark-ref text:reference-format="chapter" text:ref-name="__RefNumPara__10336_1544553314">2.2.26</text:bookmark-ref></text:p>
          </table:table-cell>
        </table:table-row>
        <table:table-row>
          <table:table-cell table:style-name="Table2.A2" office:value-type="string">
            <text:p text:style-name="P35">kbuf</text:p>
          </table:table-cell>
          <table:table-cell table:style-name="Table2.A2" office:value-type="string">
            <text:p text:style-name="P55">TSC kernel buffer operations</text:p>
          </table:table-cell>
          <table:table-cell table:style-name="Table2.C2" office:value-type="string">
            <text:p text:style-name="P46">$<text:bookmark-ref text:reference-format="chapter" text:ref-name="__RefNumPara__10339_1544553314">2.2.27</text:bookmark-ref></text:p>
          </table:table-cell>
        </table:table-row>
        <table:table-row>
          <table:table-cell table:style-name="Table2.A2" office:value-type="string">
            <text:p text:style-name="P35">lmk</text:p>
          </table:table-cell>
          <table:table-cell table:style-name="Table2.A2" office:value-type="string">
            <text:p text:style-name="P55">Read/write LMK04803 registers</text:p>
          </table:table-cell>
          <table:table-cell table:style-name="Table2.C2" office:value-type="string">
            <text:p text:style-name="P46">$<text:bookmark-ref text:reference-format="chapter" text:ref-name="__RefNumPara__10486_1544553314">2.2.28</text:bookmark-ref></text:p>
          </table:table-cell>
        </table:table-row>
        <table:table-row>
          <table:table-cell table:style-name="Table2.A2" office:value-type="string">
            <text:p text:style-name="P35">lp1, lp2</text:p>
          </table:table-cell>
          <table:table-cell table:style-name="Table2.A2" office:value-type="string">
            <text:p text:style-name="P55">Read/write loop from/to PCI addresses</text:p>
          </table:table-cell>
          <table:table-cell table:style-name="Table2.C2" office:value-type="string">
            <text:p text:style-name="P46">$<text:bookmark-ref text:reference-format="chapter" text:ref-name="__RefNumPara__10488_1544553314">2.2.29</text:bookmark-ref></text:p>
          </table:table-cell>
        </table:table-row>
        <table:table-row>
          <table:table-cell table:style-name="Table2.A2" office:value-type="string">
            <text:p text:style-name="P35">ls, ls1, ls2</text:p>
          </table:table-cell>
          <table:table-cell table:style-name="Table2.A2" office:value-type="string">
            <text:p text:style-name="P58">Read/write loop from/to shared memory</text:p>
          </table:table-cell>
          <table:table-cell table:style-name="Table2.C2" office:value-type="string">
            <text:p text:style-name="P46">$<text:bookmark-ref text:reference-format="chapter" text:ref-name="__RefNumPara__10490_1544553314">2.2.30</text:bookmark-ref></text:p>
          </table:table-cell>
        </table:table-row>
        <table:table-row>
          <table:table-cell table:style-name="Table2.A2" office:value-type="string">
            <text:p text:style-name="P35">lu, lu1, lu2</text:p>
          </table:table-cell>
          <table:table-cell table:style-name="Table2.A2" office:value-type="string">
            <text:p text:style-name="P59">Read/write loop from/to user area</text:p>
          </table:table-cell>
          <table:table-cell table:style-name="Table2.C2" office:value-type="string">
            <text:p text:style-name="P47">$<text:bookmark-ref text:reference-format="chapter" text:ref-name="__RefNumPara__10492_1544553314">2.2.31</text:bookmark-ref></text:p>
          </table:table-cell>
        </table:table-row>
        <table:table-row>
          <table:table-cell table:style-name="Table2.A2" office:value-type="string">
            <text:p text:style-name="P37">map</text:p>
          </table:table-cell>
          <table:table-cell table:style-name="Table2.A2" office:value-type="string">
            <text:p text:style-name="P45">TSC address mapping operations</text:p>
          </table:table-cell>
          <table:table-cell table:style-name="Table2.C2" office:value-type="string">
            <text:p text:style-name="P47">$<text:bookmark-ref text:reference-format="chapter" text:ref-name="__RefNumPara__10494_1544553314">2.2.32</text:bookmark-ref></text:p>
          </table:table-cell>
        </table:table-row>
        <table:table-row>
          <table:table-cell table:style-name="Table2.A2" office:value-type="string">
            <text:p text:style-name="P37">mbox</text:p>
          </table:table-cell>
          <table:table-cell table:style-name="Table2.A2" office:value-type="string">
            <text:p text:style-name="P59">MTCA.4 PON mailbox operations</text:p>
          </table:table-cell>
          <table:table-cell table:style-name="Table2.C2" office:value-type="string">
            <text:p text:style-name="P47">$<text:bookmark-ref text:reference-format="chapter" text:ref-name="__RefNumPara__10642_1544553314">2.2.33</text:bookmark-ref></text:p>
          </table:table-cell>
        </table:table-row>
        <table:table-row>
          <table:table-cell table:style-name="Table2.A2" office:value-type="string">
            <text:p text:style-name="P37">pc</text:p>
          </table:table-cell>
          <table:table-cell table:style-name="Table2.A2" office:value-type="string">
            <text:p text:style-name="P45"><text:span text:style-name="T222">R</text:span>ead/write data from/to TSC PCI configuration space</text:p>
          </table:table-cell>
          <table:table-cell table:style-name="Table2.C2" office:value-type="string">
            <text:p text:style-name="P45">$<text:bookmark-ref text:reference-format="chapter" text:ref-name="__RefNumPara__30493119">2.2.34</text:bookmark-ref></text:p>
          </table:table-cell>
        </table:table-row>
        <table:table-row>
          <table:table-cell table:style-name="Table2.A2" office:value-type="string">
            <text:p text:style-name="P37">pi</text:p>
          </table:table-cell>
          <table:table-cell table:style-name="Table2.A2" office:value-type="string">
            <text:p text:style-name="P44"><text:span text:style-name="T222">R</text:span>ead/write data from/to TSC <text:span text:style-name="T221">IFC PON register</text:span></text:p>
          </table:table-cell>
          <table:table-cell table:style-name="Table2.C2" office:value-type="string">
            <text:p text:style-name="P48">$<text:bookmark-ref text:reference-format="chapter" text:ref-name="__RefNumPara__10646_1544553314">2.2.35</text:bookmark-ref></text:p>
          </table:table-cell>
        </table:table-row>
        <text:soft-page-break/>
        <table:table-row>
          <table:table-cell table:style-name="Table2.A2" office:value-type="string">
            <text:p text:style-name="P37">pm, pk</text:p>
          </table:table-cell>
          <table:table-cell table:style-name="Table2.A2" office:value-type="string">
            <text:p text:style-name="P45"><text:span text:style-name="T222">R</text:span>ead/write data from/to TSC system memory</text:p>
          </table:table-cell>
          <table:table-cell table:style-name="Table2.C2" office:value-type="string">
            <text:p text:style-name="P45">$<text:bookmark-ref text:reference-format="chapter" text:ref-name="__RefHeading__342509201">2.2.36</text:bookmark-ref></text:p>
          </table:table-cell>
        </table:table-row>
        <table:table-row>
          <table:table-cell table:style-name="Table2.A2" office:value-type="string">
            <text:p text:style-name="P37">pp1, pp2</text:p>
          </table:table-cell>
          <table:table-cell table:style-name="Table2.A2" office:value-type="string">
            <text:p text:style-name="P60">Read/write data from/to PCI tree address</text:p>
          </table:table-cell>
          <table:table-cell table:style-name="Table2.C2" office:value-type="string">
            <text:p text:style-name="P45">$<text:bookmark-ref text:reference-format="chapter" text:ref-name="__RefHeading__10649_1544553314">2.2.37</text:bookmark-ref></text:p>
          </table:table-cell>
        </table:table-row>
        <table:table-row>
          <table:table-cell table:style-name="Table2.A2" office:value-type="string">
            <text:p text:style-name="P37">pr</text:p>
          </table:table-cell>
          <table:table-cell table:style-name="Table2.A2" office:value-type="string">
            <text:p text:style-name="P45"><text:span text:style-name="T222">Re</text:span>ad/write data from/to TSC register</text:p>
          </table:table-cell>
          <table:table-cell table:style-name="Table2.C2" office:value-type="string">
            <text:p text:style-name="P45">$<text:bookmark-ref text:reference-format="chapter" text:ref-name="__RefHeading__34245920">2.2.38</text:bookmark-ref></text:p>
          </table:table-cell>
        </table:table-row>
        <table:table-row>
          <table:table-cell table:style-name="Table2.A2" office:value-type="string">
            <text:p text:style-name="P37">ps, ps1, ps2</text:p>
          </table:table-cell>
          <table:table-cell table:style-name="Table2.A2" office:value-type="string">
            <text:p text:style-name="P45"><text:span text:style-name="T222">R</text:span>ead/write data from/to TSC shared memory</text:p>
          </table:table-cell>
          <table:table-cell table:style-name="Table2.C2" office:value-type="string">
            <text:p text:style-name="P45">$<text:bookmark-ref text:reference-format="chapter" text:ref-name="__RefHeading__34250920">2.2.39</text:bookmark-ref></text:p>
          </table:table-cell>
        </table:table-row>
        <table:table-row>
          <table:table-cell table:style-name="Table2.A2" office:value-type="string">
            <text:p text:style-name="P37">pu, pu1, pu2</text:p>
          </table:table-cell>
          <table:table-cell table:style-name="Table2.A2" office:value-type="string">
            <text:p text:style-name="P60">Read/write data from/to FPGA USR space</text:p>
          </table:table-cell>
          <table:table-cell table:style-name="Table2.C2" office:value-type="string">
            <text:p text:style-name="P45">$<text:bookmark-ref text:reference-format="chapter" text:ref-name="__RefHeading__10958_1544553314">2.2.40</text:bookmark-ref></text:p>
          </table:table-cell>
        </table:table-row>
        <table:table-row>
          <table:table-cell table:style-name="Table2.A2" office:value-type="string">
            <text:p text:style-name="P37">rtm</text:p>
          </table:table-cell>
          <table:table-cell table:style-name="Table2.A2" office:value-type="string">
            <text:p text:style-name="P61">MTCA.4 RTM operations</text:p>
          </table:table-cell>
          <table:table-cell table:style-name="Table2.C2" office:value-type="string">
            <text:p text:style-name="P45">$<text:bookmark-ref text:reference-format="chapter" text:ref-name="__RefHeading__10960_1544553314">2.2.41</text:bookmark-ref></text:p>
          </table:table-cell>
        </table:table-row>
        <table:table-row>
          <table:table-cell table:style-name="Table2.A2" office:value-type="string">
            <text:p text:style-name="P38">semaphore</text:p>
          </table:table-cell>
          <table:table-cell table:style-name="Table2.A2" office:value-type="string">
            <text:p text:style-name="P57">Semaphores operations</text:p>
          </table:table-cell>
          <table:table-cell table:style-name="Table2.C2" office:value-type="string">
            <text:p text:style-name="P45">$<text:bookmark-ref text:reference-format="chapter" text:ref-name="__RefHeading__21980_404764663">2.2.42</text:bookmark-ref></text:p>
          </table:table-cell>
        </table:table-row>
        <table:table-row>
          <table:table-cell table:style-name="Table2.A2" office:value-type="string">
            <text:p text:style-name="P39">set</text:p>
          </table:table-cell>
          <table:table-cell table:style-name="Table2.A2" office:value-type="string">
            <text:p text:style-name="P62">Select central or io device</text:p>
          </table:table-cell>
          <table:table-cell table:style-name="Table2.C2" office:value-type="string">
            <text:p text:style-name="P49">$<text:bookmark-ref text:reference-format="chapter" text:ref-name="__RefHeading__10962_1544553314">2.2.43</text:bookmark-ref></text:p>
          </table:table-cell>
        </table:table-row>
        <table:table-row>
          <table:table-cell table:style-name="Table2.A2" office:value-type="string">
            <text:p text:style-name="P37">smem</text:p>
          </table:table-cell>
          <table:table-cell table:style-name="Table2.A2" office:value-type="string">
            <text:p text:style-name="P61">Perform specific command on SMEM DDR memory</text:p>
          </table:table-cell>
          <table:table-cell table:style-name="Table2.C2" office:value-type="string">
            <text:p text:style-name="P45">$<text:bookmark-ref text:reference-format="chapter" text:ref-name="__RefHeading__10964_1544553314">2.2.44</text:bookmark-ref></text:p>
          </table:table-cell>
        </table:table-row>
        <table:table-row>
          <table:table-cell table:style-name="Table2.A2" office:value-type="string">
            <text:p text:style-name="P37">!, <text:span text:style-name="T297">@, $, &amp;, +</text:span></text:p>
          </table:table-cell>
          <table:table-cell table:style-name="Table2.A2" office:value-type="string">
            <text:p text:style-name="P63">Specific command</text:p>
          </table:table-cell>
          <table:table-cell table:style-name="Table2.C2" office:value-type="string">
            <text:p text:style-name="P45">$<text:bookmark-ref text:reference-format="chapter" text:ref-name="__RefHeading__8737_526549300">2.1.3.1</text:bookmark-ref></text:p>
          </table:table-cell>
        </table:table-row>
        <table:table-row>
          <table:table-cell table:style-name="Table2.A2" office:value-type="string">
            <text:p text:style-name="P37">tdma</text:p>
          </table:table-cell>
          <table:table-cell table:style-name="Table2.A2" office:value-type="string">
            <text:p text:style-name="P61">Perform DMA operation using channel &lt;x&gt;</text:p>
          </table:table-cell>
          <table:table-cell table:style-name="Table2.C2" office:value-type="string">
            <text:p text:style-name="P45">$<text:bookmark-ref text:reference-format="chapter" text:ref-name="__RefHeading__10966_1544553314">2.2.45</text:bookmark-ref></text:p>
          </table:table-cell>
        </table:table-row>
        <table:table-row>
          <table:table-cell table:style-name="Table2.A2" office:value-type="string">
            <text:p text:style-name="P468"><text:span text:style-name="T308">timer</text:span></text:p>
          </table:table-cell>
          <table:table-cell table:style-name="Table2.A2" office:value-type="string">
            <text:p text:style-name="P469"><text:span text:style-name="T309">Perform Timer operations</text:span></text:p>
          </table:table-cell>
          <table:table-cell table:style-name="Table2.C2" office:value-type="string">
            <text:p text:style-name="P470">$<text:bookmark-ref text:reference-format="chapter" text:ref-name="__RefHeading__9433_1728995738">2.2.46</text:bookmark-ref></text:p>
          </table:table-cell>
        </table:table-row>
        <table:table-row>
          <table:table-cell table:style-name="Table2.A2" office:value-type="string">
            <text:p text:style-name="P37">tinit</text:p>
          </table:table-cell>
          <table:table-cell table:style-name="Table2.A2" office:value-type="string">
            <text:p text:style-name="P61">Launch test suite</text:p>
          </table:table-cell>
          <table:table-cell table:style-name="Table2.C2" office:value-type="string">
            <text:p text:style-name="P45">$<text:bookmark-ref text:reference-format="chapter" text:ref-name="__RefHeading__10968_1544553314">2.2.47</text:bookmark-ref></text:p>
          </table:table-cell>
        </table:table-row>
        <table:table-row>
          <table:table-cell table:style-name="Table2.A2" office:value-type="string">
            <text:p text:style-name="P37">tkill</text:p>
          </table:table-cell>
          <table:table-cell table:style-name="Table2.A2" office:value-type="string">
            <text:p text:style-name="P61">Kill test suite</text:p>
          </table:table-cell>
          <table:table-cell table:style-name="Table2.C2" office:value-type="string">
            <text:p text:style-name="P45">$<text:bookmark-ref text:reference-format="chapter" text:ref-name="__RefHeading__10970_1544553314">2.2.48</text:bookmark-ref></text:p>
          </table:table-cell>
        </table:table-row>
        <table:table-row>
          <table:table-cell table:style-name="Table2.A2" office:value-type="string">
            <text:p text:style-name="P37">tlist</text:p>
          </table:table-cell>
          <table:table-cell table:style-name="Table2.A2" office:value-type="string">
            <text:p text:style-name="P61">Display a list of existing test</text:p>
          </table:table-cell>
          <table:table-cell table:style-name="Table2.C2" office:value-type="string">
            <text:p text:style-name="P45">$<text:bookmark-ref text:reference-format="chapter" text:ref-name="__RefHeading__10972_1544553314">2.2.49</text:bookmark-ref></text:p>
          </table:table-cell>
        </table:table-row>
        <table:table-row>
          <table:table-cell table:style-name="Table2.A2" office:value-type="string">
            <text:p text:style-name="P37">tstatus</text:p>
          </table:table-cell>
          <table:table-cell table:style-name="Table2.A2" office:value-type="string">
            <text:p text:style-name="P61">Show status of test suite</text:p>
          </table:table-cell>
          <table:table-cell table:style-name="Table2.C2" office:value-type="string">
            <text:p text:style-name="P45">$<text:bookmark-ref text:reference-format="chapter" text:ref-name="__RefHeading__10974_1544553314">2.2.50</text:bookmark-ref></text:p>
          </table:table-cell>
        </table:table-row>
        <table:table-row>
          <table:table-cell table:style-name="Table2.A2" office:value-type="string">
            <text:p text:style-name="P37">tstart</text:p>
          </table:table-cell>
          <table:table-cell table:style-name="Table2.A2" office:value-type="string">
            <text:p text:style-name="P61">Start execution of a test or a chain of tests</text:p>
          </table:table-cell>
          <table:table-cell table:style-name="Table2.C2" office:value-type="string">
            <text:p text:style-name="P45">$<text:bookmark-ref text:reference-format="chapter" text:ref-name="__RefHeading__10976_1544553314">2.2.51</text:bookmark-ref></text:p>
          </table:table-cell>
        </table:table-row>
        <table:table-row>
          <table:table-cell table:style-name="Table2.A2" office:value-type="string">
            <text:p text:style-name="P37">tstop</text:p>
          </table:table-cell>
          <table:table-cell table:style-name="Table2.A2" office:value-type="string">
            <text:p text:style-name="P61">Stop current test execution</text:p>
          </table:table-cell>
          <table:table-cell table:style-name="Table2.C2" office:value-type="string">
            <text:p text:style-name="P45">$<text:bookmark-ref text:reference-format="chapter" text:ref-name="__RefHeading__10978_1544553314">2.2.52</text:bookmark-ref></text:p>
          </table:table-cell>
        </table:table-row>
        <table:table-row>
          <table:table-cell table:style-name="Table2.A2" office:value-type="string">
            <text:p text:style-name="P37">tset</text:p>
          </table:table-cell>
          <table:table-cell table:style-name="Table2.A2" office:value-type="string">
            <text:p text:style-name="P61">Set test control parameter</text:p>
          </table:table-cell>
          <table:table-cell table:style-name="Table2.C2" office:value-type="string">
            <text:p text:style-name="P45">$<text:bookmark-ref text:reference-format="chapter" text:ref-name="__RefHeading__10980_1544553314">2.2.53</text:bookmark-ref></text:p>
          </table:table-cell>
        </table:table-row>
        <table:table-row>
          <table:table-cell table:style-name="Table2.A2" office:value-type="string">
            <text:p text:style-name="P37">tp1, tp2</text:p>
          </table:table-cell>
          <table:table-cell table:style-name="Table2.A2" office:value-type="string">
            <text:p text:style-name="P61">Perform read/write test in PCI tree address space</text:p>
          </table:table-cell>
          <table:table-cell table:style-name="Table2.C2" office:value-type="string">
            <text:p text:style-name="P45">$<text:bookmark-ref text:reference-format="chapter" text:ref-name="__RefHeading__10982_1544553314">2.2.54</text:bookmark-ref></text:p>
          </table:table-cell>
        </table:table-row>
        <table:table-row>
          <table:table-cell table:style-name="Table2.A2" office:value-type="string">
            <text:p text:style-name="P37">ts, ts1, ts2</text:p>
          </table:table-cell>
          <table:table-cell table:style-name="Table2.A2" office:value-type="string">
            <text:p text:style-name="P61">Perform read/write test on shared memory</text:p>
          </table:table-cell>
          <table:table-cell table:style-name="Table2.C2" office:value-type="string">
            <text:p text:style-name="P45">$<text:bookmark-ref text:reference-format="chapter" text:ref-name="__RefHeading__10984_1544553314">2.2.55</text:bookmark-ref></text:p>
          </table:table-cell>
        </table:table-row>
        <table:table-row>
          <table:table-cell table:style-name="Table2.A2" office:value-type="string">
            <text:p text:style-name="P37">tu, tu1, tu2</text:p>
          </table:table-cell>
          <table:table-cell table:style-name="Table2.A2" office:value-type="string">
            <text:p text:style-name="P61">Perform read/write test on FPGA USR memory</text:p>
          </table:table-cell>
          <table:table-cell table:style-name="Table2.C2" office:value-type="string">
            <text:p text:style-name="P45">$<text:bookmark-ref text:reference-format="chapter" text:ref-name="__RefHeading__10986_1544553314">2.2.56</text:bookmark-ref></text:p>
          </table:table-cell>
        </table:table-row>
        <table:table-row>
          <table:table-cell table:style-name="Table2.A2" office:value-type="string">
            <text:p text:style-name="P37">twait</text:p>
          </table:table-cell>
          <table:table-cell table:style-name="Table2.A2" office:value-type="string">
            <text:p text:style-name="P61">Wait for test to complete</text:p>
          </table:table-cell>
          <table:table-cell table:style-name="Table2.C2" office:value-type="string">
            <text:p text:style-name="P45">$<text:bookmark-ref text:reference-format="chapter" text:ref-name="__RefHeading__10988_1544553314">2.2.57</text:bookmark-ref></text:p>
          </table:table-cell>
        </table:table-row>
      </table:table>
      <text:p text:style-name="P19">Table <text:sequence text:ref-name="refTable2" text:name="Table" text:formula="ooow:Table+1" style:num-format="1">2.1</text:sequence>: TscMon Command List</text:p>
      <text:p text:style-name="P92"/>
      <text:h text:style-name="P457" text:outline-level="3"><text:bookmark-start text:name="__RefNumPara__5403_130689687"/><text:soft-page-break/>ACQ1430 operations<text:bookmark-end text:name="__RefNumPara__5403_130689687"/></text:h>
      <text:p text:style-name="P112">Command</text:p>
      <text:p text:style-name="P197"><text:span text:style-name="T87">ACQ1430</text:span><text:span text:style-name="T257"> → ACQ1430 operations</text:span></text:p>
      <text:p text:style-name="P216"/>
      <text:p text:style-name="P170">Synopsis</text:p>
      <text:p text:style-name="P217"><text:span text:style-name="T87">acq1430</text:span><text:span text:style-name="T257">.&lt;x&gt; &lt;dev&gt; read &lt;reg&gt;</text:span></text:p>
      <text:p text:style-name="P217"><text:span text:style-name="T87">acq1430</text:span><text:span text:style-name="T257">.&lt;x&gt; &lt;dev&gt; write &lt;reg&gt; &lt;data&gt;</text:span></text:p>
      <text:p text:style-name="P217"><text:span text:style-name="T87">acq1430</text:span><text:span text:style-name="T257">.&lt;x&gt; &lt;dev&gt; acqfif &lt;offset&gt; &lt;size&gt;</text:span></text:p>
      <text:p text:style-name="P217"><text:span text:style-name="T87">acq1430</text:span><text:span text:style-name="T257">.&lt;x&gt; &lt;dev&gt; check &lt;offset&gt; &lt;size&gt;</text:span></text:p>
      <text:p text:style-name="P217"><text:span text:style-name="T87">acq1430</text:span><text:span text:style-name="T257">.&lt;x&gt; &lt;dev&gt; acq&lt;size&gt; h:&lt;file_his&gt; d:&lt;file_dat&gt; t:&lt;trig&gt; s:&lt;smem&gt; c:&lt;csr&gt; a:&lt;last_addr&gt; </text:span></text:p>
      <text:p text:style-name="P217"><text:span text:style-name="T87">acq1430</text:span><text:span text:style-name="T257">.&lt;x&gt; &lt;dev&gt; calib</text:span></text:p>
      <text:p text:style-name="P217"><text:span text:style-name="T87">acq1430</text:span><text:span text:style-name="T257">.&lt;x&gt; &lt;file&gt; save &lt;offset&gt; &lt;size&gt;</text:span></text:p>
      <text:p text:style-name="P217"><text:span text:style-name="T87">acq1430</text:span><text:span text:style-name="T257">.&lt;x&gt; tmp102 show</text:span></text:p>
      <text:p text:style-name="P217"><text:span text:style-name="T87">acq1430</text:span><text:span text:style-name="T257">.&lt;x&gt; eeprom sign set</text:span></text:p>
      <text:p text:style-name="P217"><text:span text:style-name="T87">acq1430</text:span><text:span text:style-name="T257">.&lt;x&gt; eeprom sign def b:&lt;board&gt; s:&lt;serial&gt; v:&lt;ver&gt; r:&lt;rev&gt;</text:span></text:p>
      <text:p text:style-name="P217"><text:span text:style-name="T87">acq1430</text:span><text:span text:style-name="T257">.&lt;x&gt; eeprom dump</text:span></text:p>
      <text:p text:style-name="P240"><text:s text:c="3"/>where &lt;x&gt; <text:s text:c="7"/>= index</text:p>
      <text:p text:style-name="P240"><text:s text:c="9"/>&lt;dev&gt; <text:s text:c="5"/>= lmk, ads01, ads23, ads45, ads67, ads89</text:p>
      <text:p text:style-name="P240"><text:s text:c="9"/>&lt;reg&gt; <text:s text:c="5"/>= register</text:p>
      <text:p text:style-name="P240"><text:s text:c="9"/>&lt;data&gt; <text:s text:c="4"/>= data</text:p>
      <text:p text:style-name="P240"><text:s text:c="9"/>&lt;offset&gt; <text:s text:c="2"/>= offset of data buffer</text:p>
      <text:p text:style-name="P240"><text:s text:c="9"/>&lt;size&gt; <text:s text:c="4"/>= size of data buffer</text:p>
      <text:p text:style-name="P240"><text:s text:c="9"/>&lt;file_his&gt; = histogram filename</text:p>
      <text:p text:style-name="P240"><text:s text:c="9"/>&lt;file_dat&gt; = raw data filename</text:p>
      <text:p text:style-name="P216"/>
      <text:p text:style-name="P170">Description</text:p>
      <text:p text:style-name="P159">This command allows to operate on the ACQ1430.</text:p>
      <text:p text:style-name="P159"/>
      <text:h text:style-name="P447" text:outline-level="3"><text:bookmark-start text:name="__RefNumPara__5406_130689687"/><text:span text:style-name="T229">ADC3110</text:span><text:span text:style-name="T228"> operations</text:span><text:bookmark-end text:name="__RefNumPara__5406_130689687"/></text:h>
      <text:p text:style-name="P113">Command</text:p>
      <text:p text:style-name="P197"><text:span text:style-name="T87">ADC3110</text:span><text:span text:style-name="T257"> → ADC3110 operations</text:span></text:p>
      <text:p text:style-name="P274"/>
      <text:p text:style-name="P171">Synopsis</text:p>
      <text:p text:style-name="P217"><text:span text:style-name="T87">adc3110</text:span><text:span text:style-name="T257">.&lt;x&gt; &lt;dev&gt; read &lt;reg&gt;</text:span></text:p>
      <text:p text:style-name="P217"><text:span text:style-name="T87">adc3110</text:span><text:span text:style-name="T257">.&lt;x&gt; &lt;dev&gt; write &lt;reg&gt; &lt;data&gt;</text:span></text:p>
      <text:p text:style-name="P217"><text:span text:style-name="T87">adc3110</text:span><text:span text:style-name="T257">.&lt;x&gt; &lt;dev&gt; acqfif &lt;offset&gt; &lt;size&gt;</text:span></text:p>
      <text:p text:style-name="P217"><text:span text:style-name="T87">adc3110</text:span><text:span text:style-name="T257">.&lt;x&gt; &lt;dev&gt; check &lt;offset&gt; &lt;size&gt;</text:span></text:p>
      <text:p text:style-name="P217"><text:span text:style-name="T87">adc3110</text:span><text:span text:style-name="T257">.&lt;x&gt; &lt;dev&gt; acq&lt;size&gt; h:&lt;file_his&gt; d:&lt;file_dat&gt; t:&lt;trig&gt; s:&lt;smem&gt; c:&lt;csr&gt; a:&lt;last_addr&gt; </text:span></text:p>
      <text:p text:style-name="P217"><text:span text:style-name="T87">adc3110</text:span><text:span text:style-name="T257">.&lt;x&gt; &lt;file&gt; save &lt;offset&gt; &lt;size&gt;</text:span></text:p>
      <text:p text:style-name="P217"><text:span text:style-name="T87">adc3110</text:span><text:span text:style-name="T257">.&lt;x&gt; tmp102 show</text:span></text:p>
      <text:p text:style-name="P217"><text:span text:style-name="T87">adc3110</text:span><text:span text:style-name="T257">.&lt;x&gt; eeprom sign set</text:span></text:p>
      <text:p text:style-name="P217"><text:span text:style-name="T87">adc3110</text:span><text:span text:style-name="T257">.&lt;x&gt; eeprom sign def b:&lt;board&gt; s:&lt;serial&gt; v:&lt;ver&gt; r:&lt;rev&gt;</text:span></text:p>
      <text:p text:style-name="P217"><text:span text:style-name="T87">adc3110</text:span><text:span text:style-name="T257">.&lt;x&gt; eeprom dump</text:span></text:p>
      <text:p text:style-name="P240"><text:s text:c="3"/>where &lt;x&gt; <text:s text:c="7"/>= index</text:p>
      <text:p text:style-name="P240"><text:s text:c="9"/>&lt;dev&gt; <text:s text:c="5"/>= lmk, ads01, ads23, ads45, ads67</text:p>
      <text:p text:style-name="P240"><text:s text:c="9"/>&lt;reg&gt; <text:s text:c="5"/>= register</text:p>
      <text:p text:style-name="P240"><text:s text:c="9"/>&lt;data&gt; <text:s text:c="4"/>= data</text:p>
      <text:p text:style-name="P240"><text:s text:c="9"/>&lt;offset&gt; <text:s text:c="2"/>= offset of data buffer</text:p>
      <text:p text:style-name="P240"><text:s text:c="9"/>&lt;size&gt; <text:s text:c="4"/>= size of data buffer</text:p>
      <text:p text:style-name="P240"><text:s text:c="9"/>&lt;file_his&gt; = histogram filename</text:p>
      <text:p text:style-name="P240"><text:soft-page-break/><text:s text:c="9"/>&lt;file_dat&gt; = raw data filename</text:p>
      <text:p text:style-name="P274"/>
      <text:p text:style-name="P171">Description</text:p>
      <text:p text:style-name="P154">This command allows to operate on the ADC3110.</text:p>
      <text:p text:style-name="P154"/>
      <text:h text:style-name="P458" text:outline-level="3"><text:bookmark-start text:name="__RefNumPara__5408_130689687"/><text:span text:style-name="T225">ADC3117</text:span><text:span text:style-name="T224"> operations</text:span><text:bookmark-end text:name="__RefNumPara__5408_130689687"/></text:h>
      <text:p text:style-name="P113">Command</text:p>
      <text:p text:style-name="P275">ADC3117 → ADC3117 operations</text:p>
      <text:p text:style-name="P274"/>
      <text:p text:style-name="P171">Synopsis</text:p>
      <text:p text:style-name="P217"><text:span text:style-name="T87">adc3117</text:span><text:span text:style-name="T257">.&lt;x&gt; &lt;dev&gt; read &lt;reg&gt;</text:span></text:p>
      <text:p text:style-name="P217"><text:span text:style-name="T87">adc3117</text:span><text:span text:style-name="T257">.&lt;x&gt; &lt;dev&gt; write &lt;reg&gt; &lt;data&gt;</text:span></text:p>
      <text:p text:style-name="P217"><text:span text:style-name="T87">adc3117</text:span><text:span text:style-name="T257">.&lt;x&gt; &lt;dev&gt; acq </text:span></text:p>
      <text:p text:style-name="P217"><text:span text:style-name="T87">adc3117</text:span><text:span text:style-name="T257">.&lt;x&gt; &lt;dev&gt; save o:&lt;offset&gt; s:&lt;size&gt; h:&lt;file_his&gt; d:&lt;file_dat&gt;</text:span></text:p>
      <text:p text:style-name="P217"><text:span text:style-name="T87">adc3117</text:span><text:span text:style-name="T257">.&lt;x&gt; &lt;dev&gt; temp</text:span></text:p>
      <text:p text:style-name="P217"><text:span text:style-name="T87">adc3117</text:span><text:span text:style-name="T257">.&lt;x&gt; eeprom sign set</text:span></text:p>
      <text:p text:style-name="P217"><text:span text:style-name="T87">adc3117</text:span><text:span text:style-name="T257">.&lt;x&gt; eeprom sign def b:&lt;board&gt; s:&lt;serial&gt; v:&lt;ver&gt; r:&lt;rev&gt;</text:span></text:p>
      <text:p text:style-name="P217"><text:span text:style-name="T87">adc3117</text:span><text:span text:style-name="T257">.&lt;x&gt; eeprom dump</text:span></text:p>
      <text:p text:style-name="P217"><text:span text:style-name="T87">adc3117</text:span><text:span text:style-name="T257">.&lt;x&gt; eeprom vref show</text:span></text:p>
      <text:p text:style-name="P217"><text:span text:style-name="T87">adc3117</text:span><text:span text:style-name="T257">.&lt;x&gt; eeprom vref store</text:span></text:p>
      <text:p text:style-name="P217"><text:span text:style-name="T87">adc3117</text:span><text:span text:style-name="T257">.&lt;x&gt; eeprom vref load</text:span></text:p>
      <text:p text:style-name="P217"><text:span text:style-name="T87">adc3117</text:span><text:span text:style-name="T257">.&lt;x&gt; eeprom vref write &lt;filename&gt;</text:span></text:p>
      <text:p text:style-name="P217"><text:span text:style-name="T87">adc3117</text:span><text:span text:style-name="T257">.&lt;x&gt; eeprom vref read &lt;filename&gt;</text:span></text:p>
      <text:p text:style-name="P240"><text:s text:c="3"/>where &lt;x&gt; <text:s text:c="3"/>= index</text:p>
      <text:p text:style-name="P240"><text:s text:c="9"/>&lt;dev&gt; <text:s/>= ads01, ads23, ads1, ads2, dac, xra01, xra23, xratrig, lmk, sy</text:p>
      <text:p text:style-name="P240"><text:s text:c="9"/>&lt;reg&gt; <text:s/>= register</text:p>
      <text:p text:style-name="P240"><text:s text:c="9"/>&lt;data&gt; = data</text:p>
      <text:p text:style-name="P274"/>
      <text:p text:style-name="P171">Description</text:p>
      <text:p text:style-name="P159">This command allows to operate on the ADC3117.</text:p>
      <text:p text:style-name="P159"/>
      <text:p text:style-name="P98"/>
      <text:h text:style-name="P448" text:outline-level="3"><text:bookmark-start text:name="__RefNumPara__13068_1259868242"/><text:soft-page-break/>Command Aliases Management<text:bookmark-end text:name="__RefNumPara__13068_1259868242"/></text:h>
      <text:p text:style-name="P114">Command</text:p>
      <text:p text:style-name="P276"><text:span text:style-name="T46">alias</text:span><text:span text:style-name="T35"> </text:span><text:s/>→ <text:s/><text:span text:style-name="T176">create/destroy/display/save command aliases</text:span></text:p>
      <text:p text:style-name="P276"/>
      <text:p text:style-name="P172">Synopsis</text:p>
      <text:p text:style-name="P277"><text:s text:c="2"/>alias show</text:p>
      <text:p text:style-name="P277"><text:s text:c="2"/>alias clear</text:p>
      <text:p text:style-name="P276"><text:span text:style-name="T46"><text:s text:c="2"/>alias set </text:span><text:span text:style-name="T130">&lt;alias&gt;</text:span><text:span text:style-name="T46"> "</text:span><text:span text:style-name="T130">&lt;cmdline&gt;</text:span><text:span text:style-name="T46">"</text:span></text:p>
      <text:p text:style-name="P276"><text:span text:style-name="T46"><text:s text:c="2"/>alias save </text:span><text:span text:style-name="T130">&lt;filename&gt;</text:span></text:p>
      <text:p text:style-name="P276"><text:span text:style-name="T46"><text:s text:c="2"/>alias load </text:span><text:span text:style-name="T130">&lt;filename&gt;</text:span></text:p>
      <text:p text:style-name="P276"><text:span text:style-name="T46"><text:s text:c="5"/></text:span><text:span text:style-name="T130">where &lt;alias&gt; <text:s text:c="2"/>= alias name to be created by the </text:span><text:span text:style-name="T46">set</text:span><text:span text:style-name="T130"> operation</text:span></text:p>
      <text:p text:style-name="P241"><text:span text:style-name="T176"><text:s text:c="11"/>&lt;cmdline&gt; = command line to be executed when </text:span><text:span text:style-name="T46">$</text:span><text:span text:style-name="T176">&lt;alias&gt; is entered</text:span></text:p>
      <text:p text:style-name="P241"><text:span text:style-name="T176"><text:s text:c="11"/>&lt;filename&gt; = name of the file to be used by </text:span><text:span text:style-name="T46">save</text:span><text:span text:style-name="T176"> and </text:span><text:span text:style-name="T46">load</text:span></text:p>
      <text:p text:style-name="P276"/>
      <text:p text:style-name="P172">Description</text:p>
      <text:p text:style-name="P276">The <text:span text:style-name="T46">alias set</text:span> <text:span text:style-name="T176">operation allows to create an alias for a TscMon command. It takes two parameters </text:span></text:p>
      <text:p text:style-name="P276"/>
      <text:p text:style-name="P172">Examples</text:p>
      <text:p text:style-name="P281"><text:span text:style-name="T177">21:TscMon&gt;</text:span><text:span text:style-name="T47">alias set dma0_des "ds.ws 3000"</text:span></text:p>
      <text:p text:style-name="P281"><text:span text:style-name="T177">22:TscMon&gt;</text:span><text:span text:style-name="T47">alias set dma1_des "ds.ws 3800"</text:span></text:p>
      <text:p text:style-name="P281"><text:span text:style-name="T177">23:TscMon&gt;</text:span><text:span text:style-name="T47">alias show</text:span></text:p>
      <text:p text:style-name="P283">alias list:</text:p>
      <text:p text:style-name="P283">dma0_des "ds.ws 3000"</text:p>
      <text:p text:style-name="P283">dma1_des "ds.ws 3800"</text:p>
      <text:p text:style-name="P281"><text:span text:style-name="T177">24:TscMon&gt;</text:span><text:span text:style-name="T47">$dma0_des</text:span></text:p>
      <text:p text:style-name="P283">ds.ws 3000</text:p>
      <text:p text:style-name="P283">0x00003000 : 0008a000 00010000 00001003 00000010 <text:s/>................</text:p>
      <text:p text:style-name="P283">0x00003010 : 77a00000 00000000 01010c6e 0049d47f <text:s/>...w....n.....I.</text:p>
      <text:p text:style-name="P283">0x00003020 : 0007e000 31010000 00001003 00000010 <text:s/>.......1........</text:p>
      <text:p text:style-name="P283">0x00003030 : 20000000 00000000 01010c5d 0049d47f <text:s/>... ....].....I.</text:p>
      <text:p text:style-name="P281"><text:span text:style-name="T177">25:TscMon&gt;</text:span><text:span text:style-name="T47">$dma1_des</text:span></text:p>
      <text:p text:style-name="P283">ds.ws 3800</text:p>
      <text:p text:style-name="P283">0x00003800 : 0008a000 00010000 00002003 00000010 <text:s/>......... ......</text:p>
      <text:p text:style-name="P283">0x00003810 : 77a00000 00000000 01000b16 004a2cf5 <text:s/>...w.........,J.</text:p>
      <text:p text:style-name="P283">0x00003820 : 0007e000 41010000 00002003 00000010 <text:s/>.......A. ......</text:p>
      <text:p text:style-name="P283">0x00003830 : 20010000 00000000 01000b05 004a2cf5 <text:s/>... .........,J.</text:p>
      <text:p text:style-name="P281"><text:span text:style-name="T177">26:TscMon&gt;</text:span><text:span text:style-name="T47">alias save myalias.ama</text:span></text:p>
      <text:p text:style-name="P283">saving alias list in myalias.ama</text:p>
      <text:p text:style-name="P281"><text:span text:style-name="T177">27:TscMon&gt;</text:span><text:span text:style-name="T47">alias clear</text:span></text:p>
      <text:p text:style-name="P281"><text:span text:style-name="T177">28:TscMon&gt;</text:span><text:span text:style-name="T47">alias show</text:span></text:p>
      <text:p text:style-name="P283">alias list:</text:p>
      <text:p text:style-name="P281"><text:span text:style-name="T177">29:TscMon&gt;</text:span><text:span text:style-name="T47">alias load myalias.ama</text:span></text:p>
      <text:p text:style-name="P283">loading alias list from file "myalias.ama"</text:p>
      <text:p text:style-name="P283"># TscMon alias list</text:p>
      <text:p text:style-name="P283">dma0_des "ds.ws 3000"</text:p>
      <text:p text:style-name="P283">dma1_des "ds.ws 3800"</text:p>
      <text:p text:style-name="P283">#</text:p>
      <text:p text:style-name="P281"><text:span text:style-name="T177">30:TscMon&gt;</text:span><text:span text:style-name="T47">alias show</text:span></text:p>
      <text:p text:style-name="P283">alias list:</text:p>
      <text:p text:style-name="P283">dma0_des "ds.ws 3000"</text:p>
      <text:p text:style-name="P282">dma1_des "ds.ws 3800"</text:p>
      <text:p text:style-name="P155"/>
      <text:p text:style-name="P106"/>
      <text:h text:style-name="P449" text:outline-level="3"><text:bookmark-start text:name="__RefNumPara__5868_130689687"/><text:soft-page-break/>Compare with mask the content of IFC PON register with data<text:bookmark-end text:name="__RefNumPara__5868_130689687"/></text:h>
      <text:p text:style-name="P115">Command</text:p>
      <text:p text:style-name="P284"><text:span text:style-name="T35">c</text:span><text:span text:style-name="T68">i</text:span><text:span text:style-name="T35"> </text:span><text:s text:c="2"/>→ <text:s/><text:span text:style-name="T238">compare with mask the content of IFC pon register with data</text:span></text:p>
      <text:p text:style-name="P284"/>
      <text:p text:style-name="P173">Synopsis</text:p>
      <text:p text:style-name="P284"><text:span text:style-name="T36">c</text:span><text:span text:style-name="T68">i</text:span> &lt;addr&gt; &lt;data&gt; &lt;mask&gt;</text:p>
      <text:p text:style-name="P284"><text:s text:c="3"/>where &lt;addr&gt; = <text:s/>address <text:span text:style-name="T162">offset</text:span> in hexadecimal</text:p>
      <text:p text:style-name="P284"><text:s text:c="9"/>&lt;data&gt; = data in hexadecimal <text:s text:c="8"/></text:p>
      <text:p text:style-name="P284"><text:s text:c="9"/>&lt;mask&gt; = mask in hexadecimal</text:p>
      <text:p text:style-name="P284"/>
      <text:p text:style-name="P173">Description</text:p>
      <text:p text:style-name="P284">The <text:span text:style-name="T35">c</text:span><text:span text:style-name="T68">i</text:span> command shall be used to perform cycles to compare the content of <text:span text:style-name="T238">IFC PON register</text:span><text:span text:style-name="T237"> </text:span>with a predefined data. It takes 3 parameters.</text:p>
      <text:p text:style-name="P284">The first parameter shall be <text:span text:style-name="T162">an </text:span>address <text:span text:style-name="T144">offset in </text:span><text:span text:style-name="T238">PON</text:span>.</text:p>
      <text:p text:style-name="P284">The second parameter shall be <text:span text:style-name="T239">the data to be used for the comparison.</text:span></text:p>
      <text:p text:style-name="P285">The third parameter is the bit mask to be applied before comparing the address content with the data.</text:p>
      <text:p text:style-name="P285"/>
      <text:p text:style-name="P174">Examples</text:p>
      <text:p text:style-name="P286"><text:span text:style-name="T240">79:TscMon&gt;</text:span><text:span text:style-name="T69">di 0</text:span></text:p>
      <text:p text:style-name="P287">00000000 : 73571410 02000000 00000000 00000000</text:p>
      <text:p text:style-name="P286"><text:span text:style-name="T240">81:TscMon&gt;</text:span><text:span text:style-name="T69">ci 0 73571410 ffffffff</text:span></text:p>
      <text:p text:style-name="P287">0000 : <text:s/>73571410 - 73571410 [ffffffff]</text:p>
      <text:p text:style-name="P286"><text:span text:style-name="T240">82:TscMon&gt;</text:span><text:span text:style-name="T69">ci 0 111 ffffffff</text:span></text:p>
      <text:p text:style-name="P287">0000 : <text:s/>00000111 - 73571410 [ffffffff] -&gt; ERROR !!!</text:p>
      <text:p text:style-name="P148"/>
      <text:p text:style-name="P99"/>
      <text:h text:style-name="P450" text:outline-level="3"><text:bookmark-start text:name="__RefNumPara__12519_1259868242"/><text:soft-page-break/>Buffer Compare<text:bookmark-end text:name="__RefNumPara__12519_1259868242"/></text:h>
      <text:p text:style-name="P116">Command</text:p>
      <text:p text:style-name="P339"><text:span text:style-name="T48">cmp</text:span><text:span text:style-name="T35"> </text:span><text:s/>→ <text:s/><text:span text:style-name="T178">compare content of two data buffers</text:span> </text:p>
      <text:p text:style-name="P339"/>
      <text:p text:style-name="P175">Synopsis</text:p>
      <text:p text:style-name="P339"><text:span text:style-name="T48">cmp </text:span><text:span text:style-name="T131">&lt;off1&gt;:&lt;sp1&gt;</text:span><text:span text:style-name="T132">[</text:span><text:span text:style-name="T131">&lt;idx1&gt;</text:span><text:span text:style-name="T132">]</text:span><text:span text:style-name="T131"> &lt;off2&gt;:&lt;sp2&gt;</text:span><text:span text:style-name="T132">[</text:span><text:span text:style-name="T131">&lt;idx2&gt;</text:span><text:span text:style-name="T132">]</text:span><text:span text:style-name="T131"> &lt;len&gt;</text:span></text:p>
      <text:p text:style-name="P242"><text:s text:c="3"/>where &lt;off&gt; <text:s text:c="4"/>= address offset in hexadecimal</text:p>
      <text:p text:style-name="P243"><text:s text:c="9"/>&lt;sp&gt;&lt;idx&gt; = buffer space [<text:span text:style-name="T198">shm1, shm2, user1, user1, kbuf[0..7]</text:span>]</text:p>
      <text:p text:style-name="P242"><text:s text:c="9"/>&lt;len&gt; <text:s text:c="4"/>= buffer size in bytes</text:p>
      <text:p text:style-name="P339"/>
      <text:p text:style-name="P339"><text:s text:c="2"/></text:p>
      <text:p text:style-name="P175">Description</text:p>
      <text:p text:style-name="P339">The <text:span text:style-name="T48">cmp</text:span> command shall be used to <text:span text:style-name="T180">compare the content of two data buffer</text:span><text:span text:style-name="T293">s</text:span><text:span text:style-name="T180">. These buffers can be located in the TSC shared memory [</text:span><text:span text:style-name="T59">shm</text:span><text:span text:style-name="T180">] or dynamically allocated in system memory [</text:span><text:span text:style-name="T59">kbuf</text:span><text:span text:style-name="T180">, </text:span><text:span text:style-name="T49">k0</text:span><text:span text:style-name="T180">-&gt;</text:span><text:span text:style-name="T49">k7</text:span><text:span text:style-name="T180">].</text:span></text:p>
      <text:p text:style-name="P340">The <text:span text:style-name="T50">c</text:span><text:span text:style-name="T35">mp</text:span> command takes three parameters, an address offset in the first buffer, an address offset in the second buffer and a length.</text:p>
      <text:p text:style-name="P340">Address offset parameters are composed if three fields, an offset &lt;off&gt;, a space identifier &lt;sp&gt; an an optional index &lt;id&gt;.</text:p>
      <text:p text:style-name="P340">Data in the two buffers are compared byte per byte starting at &lt;off&gt; up to &lt;off&gt; + &lt;len&gt;. If a mismatch is detected the error fag used script mode as exit condition is set.</text:p>
      <text:p text:style-name="P339"/>
      <text:p text:style-name="P175">Examples</text:p>
      <text:p text:style-name="P341"><text:span text:style-name="T179">9:TscMon&gt;</text:span><text:span text:style-name="T18">fs.w 10000..20000 s:12340000..4</text:span></text:p>
      <text:p text:style-name="P341"><text:span text:style-name="T179">10:TscMon&gt;</text:span><text:span text:style-name="T18">fm.w 0..10000 s:12340000..4</text:span></text:p>
      <text:p text:style-name="P341"><text:span text:style-name="T179">11:TscMon&gt;</text:span><text:span text:style-name="T18">cmp 10000:s 0:m 10000</text:span></text:p>
      <text:p text:style-name="P342">Comparing data buffers.. -&gt; OK</text:p>
      <text:p text:style-name="P341"><text:span text:style-name="T179">12:TscMon&gt;</text:span><text:span text:style-name="T18">ps.w 14004 deadface</text:span></text:p>
      <text:p text:style-name="P341"><text:span text:style-name="T179">13:TscMon&gt;</text:span><text:span text:style-name="T18">cmp 10000:s 0:m 10000</text:span></text:p>
      <text:p text:style-name="P342">Comparing data buffers.. -&gt; NOK</text:p>
      <text:p text:style-name="P342">Error at offset 0x4000</text:p>
      <text:p text:style-name="P342">buf#1 : <text:s text:c="3"/>14000 : 12 34 40 00 de ad fa ce 12 34 40 08 12 34 40 0c </text:p>
      <text:p text:style-name="P342">buf#2 : <text:s text:c="4"/>4000 : 12 34 40 00 12 34 40 04 12 34 40 08 12 34 40 0c </text:p>
      <text:p text:style-name="P161"/>
      <text:p text:style-name="P107"/>
      <text:p text:style-name="P107"/>
      <text:p text:style-name="P107"/>
      <text:h text:style-name="P445" text:outline-level="3"><text:bookmark-start text:name="__RefNumPara__30442419"/><text:soft-page-break/>Show <text:span text:style-name="T138">TSC</text:span> <text:span text:style-name="T176">C</text:span>onfiguration<text:bookmark-end text:name="__RefNumPara__30442419"/></text:h>
      <text:p text:style-name="P117">Command</text:p>
      <text:p text:style-name="P343"><text:span text:style-name="T35">conf</text:span> → <text:s/>display <text:span text:style-name="T138">TSC</text:span> configuration</text:p>
      <text:p text:style-name="P343"/>
      <text:p text:style-name="P176">Synopsis</text:p>
      <text:p text:style-name="P343"><text:span text:style-name="T35">conf</text:span> &lt;operation&gt; &lt;resource&gt;</text:p>
      <text:p text:style-name="P343"/>
      <text:p text:style-name="P343"><text:s text:c="3"/>where &lt;operation&gt; operation to be perform</text:p>
      <text:p text:style-name="P343"><text:s text:c="12"/><text:span text:style-name="T11">show</text:span> <text:s/>→ display resource current configuration</text:p>
      <text:p text:style-name="P343"><text:s text:c="9"/>&lt;resource&gt; string identifying the TSC internal resource</text:p>
      <text:p text:style-name="P343"><text:s text:c="12"/><text:span text:style-name="T11">all</text:span> <text:s text:c="8"/>→ all av<text:span text:style-name="T137">ai</text:span>lable resources</text:p>
      <text:p text:style-name="P343"><text:s text:c="12"/><text:span text:style-name="T12">static</text:span> <text:s text:c="5"/>→ <text:span text:style-name="T137">Static Options</text:span></text:p>
      <text:p text:style-name="P344"><text:span text:style-name="T12"><text:tab/><text:tab/><text:tab/></text:span><text:span text:style-name="T20">device </text:span><text:span text:style-name="T185"><text:s text:c="5"/>→ Current device</text:span></text:p>
      <text:p text:style-name="P345"><text:s text:c="12"/><text:span text:style-name="T32">ddr</text:span><text:span text:style-name="T294"> <text:s text:c="8"/>→ Show DDR3 information</text:span></text:p>
      <text:p text:style-name="P345"><text:span text:style-name="T12"><text:tab/><text:tab/><text:tab/>identifiers</text:span> → Front End PCIe switch (PEX8624)</text:p>
      <text:p text:style-name="P346"><text:s text:c="12"/><text:span text:style-name="T12">pcie</text:span> <text:s text:c="7"/>→ <text:span text:style-name="T137">PCI Express End Point status</text:span></text:p>
      <text:p text:style-name="P346"><text:s text:c="12"/><text:span text:style-name="T12">msi </text:span><text:s text:c="8"/>→ <text:span text:style-name="T137">Interrupt counters</text:span></text:p>
      <text:p text:style-name="P346"><text:s text:c="12"/><text:span text:style-name="T11">smon</text:span> <text:s text:c="7"/>→ FPGA system monitoring</text:p>
      <text:p text:style-name="P343"><text:s text:c="11"/></text:p>
      <text:p text:style-name="P343"/>
      <text:p text:style-name="P176">Description</text:p>
      <text:p text:style-name="P343">The <text:span text:style-name="T35">conf</text:span> command allows to display the current configuration of <text:span text:style-name="T138">the TSC interface</text:span>.</text:p>
      <text:p text:style-name="P343"/>
      <text:p text:style-name="P176">Examples</text:p>
      <text:p text:style-name="P347"/>
      <text:p text:style-name="P288">5:TscMon&gt;conf</text:p>
      <text:p text:style-name="P288"><text:s text:c="3"/>Static Options [0x0000e900]</text:p>
      <text:p text:style-name="P288"><text:s text:c="6"/>PCI IO size <text:s text:c="9"/>: 4 KBytes</text:p>
      <text:p text:style-name="P288"><text:s text:c="6"/>PCI MEM size <text:s text:c="8"/>: 128 MBytes</text:p>
      <text:p text:style-name="P288"><text:s text:c="6"/>PCI PMEM size <text:s text:c="7"/>: 512 MBytes</text:p>
      <text:p text:style-name="P288"><text:s text:c="4"/>PCIE identifier </text:p>
      <text:p text:style-name="P288"><text:s text:c="6"/>Board ID <text:s text:c="12"/>: Reserved</text:p>
      <text:p text:style-name="P288"><text:s text:c="6"/>Revision ID <text:s text:c="9"/>: 0</text:p>
      <text:p text:style-name="P288"><text:s text:c="6"/>PCIe EP <text:s text:c="13"/>: PCIe EP 1</text:p>
      <text:p text:style-name="P288"><text:s text:c="3"/>DDR3 configuration</text:p>
      <text:p text:style-name="P288"><text:s text:c="6"/>DDR3_SIZE <text:s text:c="11"/>: 4 Gbit [0x40000000]</text:p>
      <text:p text:style-name="P288"><text:s text:c="3"/>Identifiers</text:p>
      <text:p text:style-name="P288"><text:s text:c="6"/>FPGA eFUSE <text:s text:c="10"/>: 0x00000000</text:p>
      <text:p text:style-name="P288"><text:s text:c="6"/>FPGA Signature <text:s text:c="6"/>: 0x14111701</text:p>
      <text:p text:style-name="P288"><text:s text:c="6"/>FPGA Version <text:s text:c="8"/>: 0x00010101</text:p>
      <text:p text:style-name="P288"><text:s text:c="6"/>TOSCA Signature <text:s text:c="5"/>: 0x20160401</text:p>
      <text:p text:style-name="P288"><text:s text:c="3"/>PCIe MSI counters</text:p>
      <text:p text:style-name="P288"><text:s text:c="6"/>MSI Requests <text:s text:c="8"/>: 0x00002000</text:p>
      <text:p text:style-name="P288"><text:s text:c="6"/>MSI Armed <text:s text:c="11"/>: 0x00002000</text:p>
      <text:p text:style-name="P288"><text:s text:c="6"/>MSI Acknowledge <text:s text:c="5"/>: 0x00002000</text:p>
      <text:p text:style-name="P288"><text:s text:c="6"/>MSI Status <text:s text:c="10"/>: 0x00000020</text:p>
      <text:p text:style-name="P288"><text:s text:c="3"/>Artix7 System Monitoring</text:p>
      <text:p text:style-name="P288"><text:s text:c="6"/>Temperature <text:s text:c="9"/>: 50.69 [51.68 - 18.21]</text:p>
      <text:p text:style-name="P288"><text:s text:c="6"/>VCCint <text:s text:c="14"/>: 0.93 [0.93 - 0.93]</text:p>
      <text:p text:style-name="P288"><text:s text:c="6"/>VCCaux <text:s text:c="14"/>: 1.78 [1.78 - 1.78]</text:p>
      <text:p text:style-name="P288"><text:s text:c="3"/>Current device</text:p>
      <text:p text:style-name="P288"><text:s text:c="6"/>central</text:p>
      <text:p text:style-name="P162"/>
      <text:p text:style-name="P91"/>
      <text:h text:style-name="P445" text:outline-level="3"><text:bookmark-start text:name="__RefNumPara__6100_130689687"/><text:soft-page-break/><text:span text:style-name="T223">Compare with mask the content of a location in </text:span><text:span text:style-name="T226">PCI tree</text:span><text:bookmark-end text:name="__RefNumPara__6100_130689687"/></text:h>
      <text:p text:style-name="P118">Command</text:p>
      <text:p text:style-name="P349"><text:span text:style-name="T35">c</text:span><text:span text:style-name="T67">p</text:span><text:span text:style-name="T35"> </text:span><text:s text:c="2"/>→ <text:s/><text:span text:style-name="T237">compare with mask the content of a location in PCI tree with a data</text:span></text:p>
      <text:p text:style-name="P349"/>
      <text:p text:style-name="P177">Synopsis</text:p>
      <text:p text:style-name="P349"><text:span text:style-name="T36">c</text:span><text:span text:style-name="T67">p</text:span><text:span text:style-name="T35">.</text:span>&lt;ds&gt; &lt;addr&gt; &lt;data&gt; &lt;mask&gt;</text:p>
      <text:p text:style-name="P349"><text:span text:style-name="T36">c</text:span><text:span text:style-name="T67">p</text:span><text:span text:style-name="T58">1</text:span><text:span text:style-name="T35">.</text:span>&lt;ds&gt; &lt;addr&gt; &lt;data&gt; &lt;mask&gt;</text:p>
      <text:p text:style-name="P349"><text:span text:style-name="T36">c</text:span><text:span text:style-name="T67">p</text:span><text:span text:style-name="T58">2</text:span><text:span text:style-name="T35">.</text:span>&lt;ds&gt; &lt;addr&gt; &lt;data&gt; &lt;mask&gt;</text:p>
      <text:p text:style-name="P349"/>
      <text:p text:style-name="P349"><text:s text:c="3"/>where &lt;ds&gt; = b,s,w, (data size 1,2,4)</text:p>
      <text:p text:style-name="P349"><text:s text:c="9"/>&lt;addr&gt; = <text:s/>address <text:span text:style-name="T162">offset</text:span> in hexadecimal</text:p>
      <text:p text:style-name="P349"><text:s text:c="9"/>&lt;data&gt; = data in hexadecimal</text:p>
      <text:p text:style-name="P349"><text:s text:c="9"/>&lt;mask&gt; = mask in hexadecimal</text:p>
      <text:p text:style-name="P349"/>
      <text:p text:style-name="P177">Description</text:p>
      <text:p text:style-name="P349">The <text:span text:style-name="T35">c</text:span><text:span text:style-name="T67">p</text:span> command shall be used to perform cycles to compare the content of <text:span text:style-name="T237">PCI tree </text:span>with a predefined data. It takes 3 parameters.</text:p>
      <text:p text:style-name="P349">The command extensions is made of 1 characters: </text:p>
      <text:p text:style-name="P349"><text:span text:style-name="T35"><text:s text:c="2"/>b</text:span> → for byte access</text:p>
      <text:p text:style-name="P349"><text:span text:style-name="T35"><text:s text:c="2"/>s →</text:span> for 16 bit access</text:p>
      <text:p text:style-name="P349"><text:span text:style-name="T35"><text:s text:c="2"/>w</text:span> → for 32 bit access </text:p>
      <text:p text:style-name="P349">The first parameter shall be <text:span text:style-name="T162">an </text:span>address <text:span text:style-name="T144">offset in shared memory</text:span>.</text:p>
      <text:p text:style-name="P349">The second parameter shall be the data to be used for the comparison.</text:p>
      <text:p text:style-name="P349">The third parameter is the bit mask to be applied before comparing the address content with the data. </text:p>
      <text:p text:style-name="P163"/>
      <text:h text:style-name="P445" text:outline-level="3" text:is-list-header="true"/>
      <text:p text:style-name="P101"/>
      <text:p text:style-name="P101"/>
      <text:h text:style-name="P445" text:outline-level="3"><text:bookmark-start text:name="__RefNumPara__304931191"/><text:soft-page-break/>Compare with <text:span text:style-name="T161">M</text:span>ask the <text:span text:style-name="T161">C</text:span>ontent of a<text:span text:style-name="T143">n TSC CSR</text:span> <text:span text:style-name="T161">R</text:span>egister <text:bookmark-end text:name="__RefNumPara__304931191"/></text:h>
      <text:p text:style-name="P117">Command</text:p>
      <text:p text:style-name="P343"><text:span text:style-name="T35">c</text:span><text:span text:style-name="T37">r</text:span> <text:s/>→ <text:s/>compare data with content <text:span text:style-name="T143">TSC CSR</text:span> register</text:p>
      <text:p text:style-name="P343"/>
      <text:p text:style-name="P176">Synopsis</text:p>
      <text:p text:style-name="P343"><text:span text:style-name="T35">c</text:span><text:span text:style-name="T37">r</text:span> &lt;reg&gt; &lt;data&gt; &lt;mask&gt;</text:p>
      <text:p text:style-name="P343"/>
      <text:p text:style-name="P343"><text:s text:c="3"/>where &lt;reg&gt; = register offset in hexadecimal</text:p>
      <text:p text:style-name="P343"><text:s text:c="9"/>&lt;data&gt; = data in hexadecimal</text:p>
      <text:p text:style-name="P343"><text:s text:c="9"/>&lt;mask&gt; = mask in hexadecimal</text:p>
      <text:p text:style-name="P343"/>
      <text:p text:style-name="P176">Description</text:p>
      <text:p text:style-name="P343">The <text:span text:style-name="T35">c</text:span><text:span text:style-name="T62">r</text:span><text:span text:style-name="T35"> </text:span>command shall be used to <text:span text:style-name="T143">a</text:span> read cycles targeted to <text:span text:style-name="T143">an</text:span> TSC <text:span text:style-name="T143">CSR register</text:span> and compare the result with a predefined data. Only bit set in the mask parameter are used for the comparison.</text:p>
      <text:p text:style-name="P343">The command takes 3 parameters.</text:p>
      <text:p text:style-name="P343">The first parameter shall be the address offset of the <text:span text:style-name="T143">CSR</text:span> register to be accessed.</text:p>
      <text:p text:style-name="P343">The second parameter shall be the data to be used for the comparison.</text:p>
      <text:p text:style-name="P343">The third parameter is the bit mask to be applied before comparing the address content with the data.</text:p>
      <text:p text:style-name="P343"/>
      <text:p text:style-name="P176">Examples</text:p>
      <text:p text:style-name="P289"><text:span text:style-name="T143">39:TscMon&gt;</text:span><text:span text:style-name="T13">cr.w 18 12011601 ffffffff</text:span></text:p>
      <text:p text:style-name="P290">0018 : <text:s/>12011601 - 12011601 [ffffffff]</text:p>
      <text:p text:style-name="P289"><text:span text:style-name="T143">40:TscMon&gt;</text:span><text:span text:style-name="T13">cr.w 18 12011602 ffffffff</text:span></text:p>
      <text:p text:style-name="P350"><text:span text:style-name="T10">0018 : <text:s/>12011602 - 12011601 [ffffffff] -&gt; ERROR !!!</text:span> </text:p>
      <text:p text:style-name="P164"/>
      <text:p text:style-name="P29"/>
      <text:h text:style-name="P445" text:outline-level="3"><text:bookmark-start text:name="__RefNumPara__3050651911"/><text:soft-page-break/>Compare with <text:span text:style-name="T162">M</text:span>ask the <text:span text:style-name="T162">C</text:span>ontent of a <text:span text:style-name="T142">SHM A</text:span>ddress <text:bookmark-end text:name="__RefNumPara__3050651911"/></text:h>
      <text:p text:style-name="P117">Command</text:p>
      <text:p text:style-name="P343"><text:span text:style-name="T35">cs </text:span><text:s text:c="2"/>→ <text:s/>compare content of Shared Memory <text:span text:style-name="T197">(1 or 2) </text:span>with data</text:p>
      <text:p text:style-name="P343"/>
      <text:p text:style-name="P176">Synopsis</text:p>
      <text:p text:style-name="P343"><text:span text:style-name="T36">c</text:span><text:span text:style-name="T35">s.</text:span>&lt;ds&gt; &lt;addr&gt; &lt;data&gt; &lt;mask&gt;</text:p>
      <text:p text:style-name="P351"><text:span text:style-name="T36">c</text:span><text:span text:style-name="T35">s</text:span><text:span text:style-name="T58">1</text:span><text:span text:style-name="T35">.</text:span>&lt;ds&gt; &lt;addr&gt; &lt;data&gt; &lt;mask&gt;</text:p>
      <text:p text:style-name="P351"><text:span text:style-name="T36">c</text:span><text:span text:style-name="T35">s</text:span><text:span text:style-name="T58">2</text:span><text:span text:style-name="T35">.</text:span>&lt;ds&gt; &lt;addr&gt; &lt;data&gt; &lt;mask&gt;</text:p>
      <text:p text:style-name="P343"/>
      <text:p text:style-name="P343"><text:s text:c="3"/>where &lt;ds&gt; = b,s,w, (data size 1,2,4)</text:p>
      <text:p text:style-name="P343"><text:s text:c="9"/>&lt;addr&gt; = <text:span text:style-name="T162">SHM</text:span> address <text:span text:style-name="T162">offset</text:span> in hexadecimal</text:p>
      <text:p text:style-name="P343"><text:s text:c="9"/>&lt;data&gt; = data in hexadecimal</text:p>
      <text:p text:style-name="P343"><text:s text:c="9"/>&lt;mask&gt; = mask in hexadecimal</text:p>
      <text:p text:style-name="P343"/>
      <text:p text:style-name="P176">Description</text:p>
      <text:p text:style-name="P343">The <text:span text:style-name="T35">cs</text:span> command shall be used to perform cycles to compare the content of <text:span text:style-name="T142">SHM address</text:span> with a predefined data. It takes 3 parameters.</text:p>
      <text:p text:style-name="P343">The command extensions is made of 1 characters: </text:p>
      <text:p text:style-name="P343"><text:span text:style-name="T35"><text:s text:c="2"/>b</text:span> → for byte access</text:p>
      <text:p text:style-name="P343"><text:span text:style-name="T35"><text:s text:c="2"/>s →</text:span> for 16 bit access</text:p>
      <text:p text:style-name="P343"><text:span text:style-name="T35"><text:s text:c="2"/>w</text:span> → for 32 bit access </text:p>
      <text:p text:style-name="P352">The first parameter shall be <text:span text:style-name="T162">an </text:span>address <text:span text:style-name="T144">offset in shared memory</text:span>.</text:p>
      <text:p text:style-name="P352">The second parameter shall be the data to be used for the comparison.</text:p>
      <text:p text:style-name="P343">The third parameter is the bit mask to be applied before comparing the address content with the data. </text:p>
      <text:p text:style-name="P429"/>
      <text:p text:style-name="P176">Examples</text:p>
      <text:p text:style-name="P353">32:TscMon&gt;<text:span text:style-name="T11">ps.w 10000</text:span></text:p>
      <text:p text:style-name="P353">0x00010000 : 00000000 -&gt; 12345678</text:p>
      <text:p text:style-name="P353">0x00010004 : 00000000 -&gt; .</text:p>
      <text:p text:style-name="P353">33:TscMon&gt;<text:span text:style-name="T11">cs.w 10000 12aa5678 ffffffff</text:span></text:p>
      <text:p text:style-name="P353">00010000 : <text:s/>12aa5678 - 12345678 [ffffffff] -&gt; ERROR !!!</text:p>
      <text:p text:style-name="P353">34:TscMon&gt;<text:span text:style-name="T11">cs.w 10000 12aa5678 ff0000ff</text:span></text:p>
      <text:p text:style-name="P353">00010000 : <text:s/>12aa5678 - 12345678 [ff0000ff]</text:p>
      <text:p text:style-name="P164"/>
      <text:p text:style-name="P91"/>
      <text:h text:style-name="P445" text:outline-level="3"><text:bookmark-start text:name="__RefNumPara__6336_130689687"/><text:soft-page-break/>Compare with mask the content of a location in USR space with data<text:bookmark-end text:name="__RefNumPara__6336_130689687"/></text:h>
      <text:p text:style-name="P119">Command</text:p>
      <text:p text:style-name="P354"><text:span text:style-name="T35">c</text:span><text:span text:style-name="T65">u</text:span><text:span text:style-name="T35"> </text:span><text:s text:c="2"/>→ <text:s/><text:span text:style-name="T235">compare with mask the content of a location in USR space with data</text:span></text:p>
      <text:p text:style-name="P354"/>
      <text:p text:style-name="P178">Synopsis</text:p>
      <text:p text:style-name="P354"><text:span text:style-name="T36">c</text:span><text:span text:style-name="T66">u</text:span><text:span text:style-name="T35">.</text:span>&lt;ds&gt; &lt;addr&gt; &lt;data&gt; &lt;mask&gt;</text:p>
      <text:p text:style-name="P354"><text:span text:style-name="T36">c</text:span><text:span text:style-name="T66">u</text:span><text:span text:style-name="T58">1</text:span><text:span text:style-name="T35">.</text:span>&lt;ds&gt; &lt;addr&gt; &lt;data&gt; &lt;mask&gt;</text:p>
      <text:p text:style-name="P354"><text:span text:style-name="T36">c</text:span><text:span text:style-name="T66">u</text:span><text:span text:style-name="T58">2</text:span><text:span text:style-name="T35">.</text:span>&lt;ds&gt; &lt;addr&gt; &lt;data&gt; &lt;mask&gt;</text:p>
      <text:p text:style-name="P354"/>
      <text:p text:style-name="P354"><text:s text:c="3"/>where &lt;ds&gt; = b,s,w, (data size 1,2,4)</text:p>
      <text:p text:style-name="P354"><text:s text:c="9"/>&lt;addr&gt; = <text:span text:style-name="T236">USR</text:span> address <text:span text:style-name="T162">offset</text:span> in hexadecimal</text:p>
      <text:p text:style-name="P354"><text:s text:c="9"/>&lt;data&gt; = data in hexadecimal</text:p>
      <text:p text:style-name="P354"><text:s text:c="9"/>&lt;mask&gt; = mask in hexadecimal</text:p>
      <text:p text:style-name="P354"/>
      <text:p text:style-name="P178">Description</text:p>
      <text:p text:style-name="P354">The <text:span text:style-name="T35">c</text:span><text:span text:style-name="T66">u</text:span> command shall be used to perform cycles to compare the content of <text:span text:style-name="T236">USR</text:span><text:span text:style-name="T142"> address</text:span> with a predefined data. It takes 3 parameters.</text:p>
      <text:p text:style-name="P354">The command extensions is made of 1 characters: </text:p>
      <text:p text:style-name="P354"><text:span text:style-name="T35"><text:s text:c="2"/>b</text:span> → for byte access</text:p>
      <text:p text:style-name="P354"><text:span text:style-name="T35"><text:s text:c="2"/>s →</text:span> for 16 bit access</text:p>
      <text:p text:style-name="P354"><text:span text:style-name="T35"><text:s text:c="2"/>w</text:span> → for 32 bit access </text:p>
      <text:p text:style-name="P354">The first parameter shall be <text:span text:style-name="T162">an </text:span>address <text:span text:style-name="T144">offset in </text:span><text:span text:style-name="T236">user space</text:span>.</text:p>
      <text:p text:style-name="P354">The second parameter shall be the data to be used for the comparison.</text:p>
      <text:p text:style-name="P354">The third parameter is the bit mask to be applied before comparing the address content with the data. </text:p>
      <text:p text:style-name="P430"/>
      <text:p text:style-name="P178">Examples</text:p>
      <text:p text:style-name="P244"><text:span text:style-name="T34">50:TscMon&gt;</text:span><text:span text:style-name="T27">du1.w 0</text:span></text:p>
      <text:p text:style-name="P348">device: 0</text:p>
      <text:p text:style-name="P348">0x00000000 : 10000000 06111720 31434649 5f303134 <text:s/>....... 1CFI_014</text:p>
      <text:p text:style-name="P244"><text:span text:style-name="T34">54:TscMon&gt;</text:span><text:span text:style-name="T27">cu1 0 10000000 ffffffff</text:span></text:p>
      <text:p text:style-name="P348">device: 0</text:p>
      <text:p text:style-name="P348">00000000 : <text:s/>10000000 - 10000000 [ffffffff]</text:p>
      <text:p text:style-name="P244"><text:span text:style-name="T34">58:TscMon&gt;</text:span><text:span text:style-name="T27">cu1 0 1000ffff ffffffff</text:span></text:p>
      <text:p text:style-name="P348">device: 0</text:p>
      <text:p text:style-name="P348">00000000 : <text:s/>1000ffff - 10000000 [ffffffff] -&gt; ERROR !!!</text:p>
      <text:p text:style-name="P163"/>
      <text:h text:style-name="P445" text:outline-level="3" text:is-list-header="true"/>
      <text:p text:style-name="P101"/>
      <text:h text:style-name="P445" text:outline-level="3"><text:bookmark-start text:name="__RefNumPara__304549191"/><text:soft-page-break/>Display <text:span text:style-name="T148">TSC PCI Configuration Registers</text:span><text:bookmark-end text:name="__RefNumPara__304549191"/></text:h>
      <text:p text:style-name="P120">Command</text:p>
      <text:p text:style-name="P355"><text:span text:style-name="T35">d</text:span><text:span text:style-name="T43">c</text:span><text:span text:style-name="T35"> </text:span><text:s/>→ <text:s/>display content <text:span text:style-name="T148">TSC PCI configuration registers</text:span> </text:p>
      <text:p text:style-name="P355"/>
      <text:p text:style-name="P179">Synopsis</text:p>
      <text:p text:style-name="P355"><text:span text:style-name="T35">d</text:span><text:span text:style-name="T43">c</text:span> &lt;start&gt;[..&lt;end&gt;]</text:p>
      <text:p text:style-name="P355"/>
      <text:p text:style-name="P355"><text:s text:c="3"/>where &lt;start&gt; = start <text:span text:style-name="T148">offset</text:span> in hexadecimal</text:p>
      <text:p text:style-name="P355"><text:s text:c="9"/>&lt;end&gt; = end <text:span text:style-name="T148">offset</text:span> in hexadecimal</text:p>
      <text:p text:style-name="P355"/>
      <text:p text:style-name="P179">Description</text:p>
      <text:p text:style-name="P355">The <text:span text:style-name="T35">d</text:span><text:span text:style-name="T43">c</text:span> command shall be used to display the content of <text:span text:style-name="T148">TSC PCI Express End Point configuration registers</text:span>.</text:p>
      <text:p text:style-name="P355">The <text:span text:style-name="T148">only</text:span> parameter shall be a range of <text:span text:style-name="T159">register </text:span>address offsets whose content shall be displayed.</text:p>
      <text:p text:style-name="P355"/>
      <text:p text:style-name="P179">Examples</text:p>
      <text:p text:style-name="P291"><text:span text:style-name="T189">36:TscMon&gt;</text:span><text:span text:style-name="T53">dc.w 0</text:span></text:p>
      <text:p text:style-name="P292"/>
      <text:p text:style-name="P292">00000000 : 10017357 00100007 05800001 00000008 </text:p>
      <text:p text:style-name="P292">00000010 : e000000c 00000000 c0000000 c8000000 </text:p>
      <text:p text:style-name="P292">00000020 : 00002001 00000000 00000000 00025678 </text:p>
      <text:p text:style-name="P292">00000030 : 00000000 00000080 00000000 00000100</text:p>
      <text:p text:style-name="P148"/>
      <text:p text:style-name="P93"/>
      <text:h text:style-name="P445" text:outline-level="3"><text:bookmark-start text:name="__RefNumPara__6458_130689687"/>Display content of a set of IFC PON registers<text:bookmark-end text:name="__RefNumPara__6458_130689687"/></text:h>
      <text:p text:style-name="P113">Command</text:p>
      <text:p text:style-name="P356"><text:span text:style-name="T63">di</text:span><text:span text:style-name="T232"> → display content of a set of IFC PON registers</text:span></text:p>
      <text:p text:style-name="P274"/>
      <text:p text:style-name="P171">Synopsis</text:p>
      <text:p text:style-name="P278"><text:span text:style-name="T233">di </text:span><text:span text:style-name="T133">&lt;start&gt;[..&lt;end&gt;]</text:span></text:p>
      <text:p text:style-name="P245"><text:s text:c="3"/>where &lt;start&gt; = offset in hexadecimal of first register</text:p>
      <text:p text:style-name="P245"><text:s text:c="9"/>&lt;end&gt; <text:s text:c="2"/>= offset in hexadecimal of last register</text:p>
      <text:p text:style-name="P274"/>
      <text:p text:style-name="P171">Description</text:p>
      <text:p text:style-name="P357">The <text:span text:style-name="T35">d</text:span><text:span text:style-name="T64">i</text:span> command shall be used to display the content of <text:span text:style-name="T234">a set of IFC PON register.</text:span></text:p>
      <text:p text:style-name="P357"><text:span text:style-name="T231">The </text:span><text:span text:style-name="T148">only</text:span><text:span text:style-name="T231"> parameter shall be a range of </text:span><text:span text:style-name="T159">register </text:span><text:span text:style-name="T231">address offsets whose content shall be displayed.</text:span></text:p>
      <text:p text:style-name="P274"/>
      <text:p text:style-name="P171">Examples</text:p>
      <text:p text:style-name="P246"><text:span text:style-name="T232">5:TscMon&gt;</text:span><text:span text:style-name="T63">di.w 0</text:span></text:p>
      <text:p text:style-name="P247"/>
      <text:p text:style-name="P247">00000000 : 73571410 02000000 00000000 00000000 </text:p>
      <text:p text:style-name="P247">00000010 : ffff0000 00000000 00000000 08111700 </text:p>
      <text:p text:style-name="P247">00000020 : 08000000 00000000 00000000 00000000 </text:p>
      <text:p text:style-name="P247">00000030 : 00000000 00000000 00000000 00000000</text:p>
      <text:p text:style-name="P163"/>
      <text:p text:style-name="P99"/>
      <text:h text:style-name="P445" text:outline-level="3"><text:bookmark-start text:name="__RefNumPara__30446419"/><text:soft-page-break/>Display <text:span text:style-name="T164">A</text:span>ddress <text:span text:style-name="T164">R</text:span>ange from <text:span text:style-name="T164">S</text:span>ystem <text:span text:style-name="T164">M</text:span>emory<text:bookmark-end text:name="__RefNumPara__30446419"/></text:h>
      <text:p text:style-name="P117">Command</text:p>
      <text:p text:style-name="P343"><text:span text:style-name="T35">dm</text:span> → <text:s/>display content of <text:span text:style-name="T147">kernel buffer</text:span> </text:p>
      <text:p text:style-name="P343"/>
      <text:p text:style-name="P176">Synopsis</text:p>
      <text:p text:style-name="P343"><text:span text:style-name="T35">dm.</text:span>&lt;ds&gt;[&lt;swap&gt;] &lt;start&gt;[..&lt;end&gt;]</text:p>
      <text:p text:style-name="P343"/>
      <text:p text:style-name="P343"><text:s text:c="3"/>where &lt;ds&gt; = b,s,w,<text:span text:style-name="T199">l</text:span> (data size 1,2,4,<text:span text:style-name="T199">8</text:span>)</text:p>
      <text:p text:style-name="P343"><text:s text:c="9"/>&lt;swap&gt; = s if swapping is req<text:span text:style-name="T147">u</text:span>ired</text:p>
      <text:p text:style-name="P343"><text:s text:c="9"/>&lt;start&gt; = start address in hexadecimal</text:p>
      <text:p text:style-name="P343"><text:s text:c="9"/>&lt;end&gt; = end address in hexadecimal</text:p>
      <text:p text:style-name="P343"/>
      <text:p text:style-name="P176">Description</text:p>
      <text:p text:style-name="P343">The <text:span text:style-name="T35">dm</text:span> command shall be used to display the content of the kernel buffer allocated in system memory during the TscMon initialization phase.</text:p>
      <text:p text:style-name="P343">The command extensions is made of 1 or 2 characters. The first character can be: </text:p>
      <text:p text:style-name="P343"><text:span text:style-name="T35"><text:s text:c="2"/>b</text:span> → for byte access</text:p>
      <text:p text:style-name="P343"><text:span text:style-name="T35"><text:s text:c="2"/>s →</text:span> for 16 bit access</text:p>
      <text:p text:style-name="P343"><text:span text:style-name="T35"><text:s text:c="2"/>w</text:span> → for 32 bit access</text:p>
      <text:p text:style-name="P343"><text:span text:style-name="T35"><text:s text:c="2"/>l</text:span> → for 64 bit access </text:p>
      <text:p text:style-name="P343">The second character (optional) shall be <text:span text:style-name="T35">s</text:span> if the data are to be displayed byte swapped (meaningful only for 16, 32 and 64 bits accesses).</text:p>
      <text:p text:style-name="P343">The first parameter shall be a range of address offsets whose content are to be displayed according to the data size chosen. Address offsets are offset related to the base address of the allocated buffer.</text:p>
      <text:p text:style-name="P343"/>
      <text:p text:style-name="P176">Examples</text:p>
      <text:p text:style-name="P331">28:TscMon&gt;<text:span text:style-name="T11">dm.w 0</text:span></text:p>
      <text:p text:style-name="P331">0x00000000 : 00010203 04050607 08090a0b 0c0d0e0f <text:s/>................</text:p>
      <text:p text:style-name="P331">0x00000010 : 10111213 14151617 18191a1b 1c1d1e1f <text:s/>................</text:p>
      <text:p text:style-name="P331">0x00000020 : 20212223 24252627 28292a2b 2c2d2e2f <text:s text:c="2"/>!"#$%&amp;'()*+,-./</text:p>
      <text:p text:style-name="P331">0x00000030 : 30313233 34353637 38393a3b 3c3d3e3f <text:s/>0123456789:;&lt;=&gt;?</text:p>
      <text:p text:style-name="P164"/>
      <text:p text:style-name="P91"/>
      <text:h text:style-name="P451" text:outline-level="3"><text:bookmark-start text:name="__RefNumPara__7808_130689687"/><text:soft-page-break/>DMA <text:span text:style-name="T227">operations</text:span><text:bookmark-end text:name="__RefNumPara__7808_130689687"/></text:h>
      <text:p text:style-name="P121">Command</text:p>
      <text:p text:style-name="P358"><text:span text:style-name="T35">dma</text:span> → <text:s/>perform a data transfer using DMA engines </text:p>
      <text:p text:style-name="P358"/>
      <text:p text:style-name="P180">Synopsis</text:p>
      <text:p text:style-name="P358"><text:span text:style-name="T35">dma.</text:span><text:span text:style-name="T128">[&lt;chan&gt;]</text:span> <text:span text:style-name="T35">start</text:span> &lt;des_addr&gt;:&lt;des_space&gt; <text:s/>&lt;src_addr&gt;:&lt;src_space&gt; &lt;size&gt;</text:p>
      <text:p text:style-name="P358"/>
      <text:p text:style-name="P358"><text:s text:c="3"/>where <text:span text:style-name="T146">&lt;chan&gt; <text:s text:c="5"/>= DMA channel (0 </text:span><text:span text:style-name="T295">to 3</text:span><text:span text:style-name="T146">)</text:span></text:p>
      <text:p text:style-name="P358"><text:s text:c="9"/>&lt;des_addr&gt; <text:s/>= address offset in the destination space</text:p>
      <text:p text:style-name="P358"><text:s text:c="9"/>&lt;des_space&gt; = destination space identifier</text:p>
      <text:p text:style-name="P358"><text:s text:c="9"/>&lt;src_addr&gt; <text:s/>= address offset in the source space</text:p>
      <text:p text:style-name="P358"><text:s text:c="9"/>&lt;src_space&gt; = source space identifier</text:p>
      <text:p text:style-name="P358"><text:s text:c="9"/>&lt;size&gt; <text:s text:c="5"/>= transfer size in byte</text:p>
      <text:p text:style-name="P358"/>
      <text:p text:style-name="P180">Description</text:p>
      <text:p text:style-name="P358">The <text:span text:style-name="T35">dma</text:span> command allows to move data from a source address space identified by &lt;src_space&gt; to a destination address space identified by &lt;des_space&gt;. Allowed address space identifiers are:</text:p>
      <text:p text:style-name="P358"><text:s text:c="3"/>0 → PCI memory space</text:p>
      <text:p text:style-name="P358"><text:s text:c="3"/>2 → Shared Memory <text:span text:style-name="T186">1</text:span></text:p>
      <text:p text:style-name="P359"><text:s text:c="3"/>3 → Shared Memory 2</text:p>
      <text:p text:style-name="P358"><text:s text:c="3"/><text:span text:style-name="T186">4</text:span> → FPGA user's space <text:span text:style-name="T186">1</text:span></text:p>
      <text:p text:style-name="P359"><text:s text:c="3"/>5 → FPGA user's space 2</text:p>
      <text:p text:style-name="P358"><text:s text:c="3"/><text:span text:style-name="T147">8</text:span> → <text:span text:style-name="T147">test buffer allocated in system memory</text:span></text:p>
      <text:p text:style-name="P358">The &lt;src_addr&gt; and &lt;des_addr&gt; parameters are the address offsets in the <text:s/>source and destination spaces.</text:p>
      <text:p text:style-name="P358"><text:span text:style-name="T146">The &lt;size&gt; parameter is the transfer size in bytes.</text:span> </text:p>
      <text:p text:style-name="P358"><text:s text:c="2"/></text:p>
      <text:p text:style-name="P180">Examples</text:p>
      <text:p text:style-name="P334">Move <text:span text:style-name="T187">4</text:span> Kbytes from the <text:span text:style-name="T187">embedded memory</text:span> to the kernel buffer allocated by TscMon.</text:p>
      <text:p text:style-name="P334"/>
      <text:p text:style-name="P358"><text:span text:style-name="T6">19:TscMon&gt;</text:span><text:span text:style-name="T16">dm.w 0</text:span></text:p>
      <text:p text:style-name="P293">device: 0</text:p>
      <text:p text:style-name="P335">0x00000000 : 00000000 00000000 00000000 00000000 <text:s/>................</text:p>
      <text:p text:style-name="P335">0x00000010 : 00000000 00000000 00000000 00000000 <text:s/>................</text:p>
      <text:p text:style-name="P335">0x00000020 : 00000000 00000000 00000000 00000000 <text:s/>................</text:p>
      <text:p text:style-name="P335">0x00000030 : 00000000 00000000 00000000 00000000 <text:s/>................</text:p>
      <text:p text:style-name="P294"><text:span text:style-name="T187">20:TscMon&gt;</text:span><text:span text:style-name="T51">ds.w 10000</text:span><text:span text:style-name="T187"> <text:s text:c="126"/></text:span></text:p>
      <text:p text:style-name="P293">device: 0 <text:s text:c="137"/></text:p>
      <text:p text:style-name="P293">0x00010000 : 00000000 00000004 00000008 0000000c <text:s/>................ <text:s text:c="80"/></text:p>
      <text:p text:style-name="P293">0x00010010 : 00000010 00000014 00000018 0000001c <text:s/>................ <text:s text:c="80"/></text:p>
      <text:p text:style-name="P293">0x00010020 : 00000020 00000024 00000028 0000002c <text:s/>... ...$...(...,</text:p>
      <text:p text:style-name="P293">0x00010030 : 00000030 00000034 00000038 0000003c <text:s/>...0...4...8...&lt;</text:p>
      <text:p text:style-name="P294"><text:span text:style-name="T187">21:TscMon&gt;</text:span><text:span text:style-name="T51">dma.0 start 0:8 10000:2 1000</text:span></text:p>
      <text:p text:style-name="P293">OK -&gt; status = 20000111</text:p>
      <text:p text:style-name="P295"><text:span text:style-name="T187">32:TscMon&gt;</text:span><text:span text:style-name="T51">dm.w 0</text:span></text:p>
      <text:p text:style-name="P293">device: 0</text:p>
      <text:p text:style-name="P293">0x00000000 : 00000000 00000004 00000008 0000000c <text:s/>................</text:p>
      <text:p text:style-name="P293">0x00000010 : 00000010 00000014 00000018 0000001c <text:s/>................</text:p>
      <text:p text:style-name="P293">0x00000020 : 00000020 00000024 00000028 0000002c <text:s/>... ...$...(...,</text:p>
      <text:p text:style-name="P360"><text:span text:style-name="T9">0x00000030 : 00000030 00000034 00000038 0000003c <text:s/>...0...4...8...&lt;</text:span><text:span text:style-name="T8"> <text:s/></text:span></text:p>
      <text:p text:style-name="P338"/>
      <text:p text:style-name="P361">Command</text:p>
      <text:p text:style-name="P360"><text:span text:style-name="T35">d</text:span><text:span text:style-name="T44">ma status</text:span><text:span text:style-name="T35"> </text:span><text:s/>→ <text:s/><text:span text:style-name="T163">show the status of a DMA channel</text:span> </text:p>
      <text:p text:style-name="P360"/>
      <text:p text:style-name="P181">Synopsis</text:p>
      <text:p text:style-name="P360"><text:span text:style-name="T35">d</text:span><text:span text:style-name="T44">ma[.</text:span><text:span text:style-name="T163">&lt;chan&gt;] </text:span><text:span text:style-name="T44">status</text:span></text:p>
      <text:p text:style-name="P360"><text:soft-page-break/></text:p>
      <text:p text:style-name="P360"><text:s text:c="3"/>where &lt;start&gt; = start <text:span text:style-name="T148">offset</text:span> in hexadecimal</text:p>
      <text:p text:style-name="P360"><text:s text:c="9"/>&lt;end&gt; = end <text:span text:style-name="T148">offset</text:span> in hexadecimal</text:p>
      <text:p text:style-name="P360"/>
      <text:p text:style-name="P181">Description</text:p>
      <text:p text:style-name="P360">The <text:span text:style-name="T35">d</text:span><text:span text:style-name="T44">ma status</text:span> <text:span text:style-name="T163">operation display the current state of the four hardware registers controlling the DMA channel</text:span></text:p>
      <text:p text:style-name="P360"/>
      <text:p text:style-name="P181">Examples</text:p>
      <text:p text:style-name="P362"><text:span text:style-name="T188">34:TscMon&gt;</text:span><text:span text:style-name="T52">dma.0 status</text:span></text:p>
      <text:p text:style-name="P363">DMA#0 CSR registers</text:p>
      <text:p text:style-name="P363">RD: 8048a000: 00000010 : 00003000: 80000000</text:p>
      <text:p text:style-name="P363">WR: 8088e000: 00000010 : 00003020: 80000000</text:p>
      <text:p text:style-name="P362"/>
      <text:p text:style-name="P362"><text:span text:style-name="T188">34:TscMon&gt;</text:span><text:span text:style-name="T52">dma.0 status</text:span></text:p>
      <text:p text:style-name="P363">DMA#0 CSR registers</text:p>
      <text:p text:style-name="P363">RD: 8048a000: 00000010 : 00003000: 80000000</text:p>
      <text:p text:style-name="P363">WR: 8088e000: 00000010 : 00003020: 80000000</text:p>
      <text:p text:style-name="P165"/>
      <text:p text:style-name="P108"/>
      <text:h text:style-name="P452" text:outline-level="3"><text:bookmark-start text:name="__RefNumPara__8182_130689687"/>Display content in PCI tree<text:bookmark-end text:name="__RefNumPara__8182_130689687"/></text:h>
      <text:p text:style-name="P122">Command</text:p>
      <text:p text:style-name="P364"><text:span text:style-name="T35">d</text:span><text:span text:style-name="T70">p</text:span> → <text:s/><text:span text:style-name="T241">display content in PCI tree</text:span></text:p>
      <text:p text:style-name="P364"/>
      <text:p text:style-name="P182">Synopsis</text:p>
      <text:p text:style-name="P364"><text:span text:style-name="T35">d</text:span><text:span text:style-name="T70">p</text:span><text:span text:style-name="T35">.</text:span>&lt;ds&gt;[&lt;swap&gt;] &lt;start&gt;[..&lt;end&gt;]</text:p>
      <text:p text:style-name="P364"><text:span text:style-name="T35">d</text:span><text:span text:style-name="T70">p</text:span><text:span text:style-name="T54">1</text:span><text:span text:style-name="T35">.</text:span>&lt;ds&gt;[&lt;swap&gt;] &lt;start&gt;[..&lt;end&gt;]</text:p>
      <text:p text:style-name="P364"><text:span text:style-name="T35">d</text:span><text:span text:style-name="T70">p</text:span><text:span text:style-name="T54">2</text:span><text:span text:style-name="T35">.</text:span>&lt;ds&gt;[&lt;swap&gt;] &lt;start&gt;[..&lt;end&gt;]</text:p>
      <text:p text:style-name="P364"/>
      <text:p text:style-name="P364"><text:s text:c="3"/>where &lt;ds&gt; = b,s,w,<text:span text:style-name="T200">l</text:span> (data size 1,2,4,<text:span text:style-name="T200">8</text:span>)</text:p>
      <text:p text:style-name="P364"><text:s text:c="9"/>&lt;swap&gt; = s if swapping is req<text:span text:style-name="T147">u</text:span>ired</text:p>
      <text:p text:style-name="P364"><text:s text:c="9"/>&lt;start&gt; = start address in hexadecimal</text:p>
      <text:p text:style-name="P364"><text:s text:c="9"/>&lt;end&gt; = end address in hexadecimal</text:p>
      <text:p text:style-name="P364"/>
      <text:p text:style-name="P182">Description</text:p>
      <text:p text:style-name="P364">The <text:span text:style-name="T35">d</text:span><text:span text:style-name="T71">p</text:span> command shall be used to display the content <text:span text:style-name="T242">in PCI tree.</text:span></text:p>
      <text:p text:style-name="P364">The command extensions is made of 1 or 2 characters. The first character can be: </text:p>
      <text:p text:style-name="P364"><text:span text:style-name="T35"><text:s text:c="2"/>b</text:span> → for byte access</text:p>
      <text:p text:style-name="P364"><text:span text:style-name="T35"><text:s text:c="2"/>s →</text:span> for 16 bit access</text:p>
      <text:p text:style-name="P364"><text:span text:style-name="T35"><text:s text:c="2"/>w</text:span> → for 32 bit access</text:p>
      <text:p text:style-name="P364"><text:span text:style-name="T35"><text:s text:c="2"/>l</text:span> → for 64 bit access </text:p>
      <text:p text:style-name="P364">The second character (optional) shall be <text:span text:style-name="T35">s</text:span> if the data are to be displayed byte swapped (meaningful only for 16, 32 and 64 bits accesses).</text:p>
      <text:p text:style-name="P364">The first parameter shall be a range of address offsets whose content are to be displayed according to the data size chosen. Address offsets are offset related to the base address <text:span text:style-name="T242">in the PCI</text:span>.</text:p>
      <text:p text:style-name="P163"/>
      <text:p text:style-name="P99"/>
      <text:h text:style-name="P445" text:outline-level="3"><text:bookmark-start text:name="__RefNumPara__8184_130689687"/><text:soft-page-break/>Display <text:span text:style-name="T148">TSC CSR Registers</text:span><text:bookmark-end text:name="__RefNumPara__8184_130689687"/></text:h>
      <text:p text:style-name="P123">Command</text:p>
      <text:p text:style-name="P365"><text:span text:style-name="T35">d</text:span><text:span text:style-name="T38">r</text:span><text:span text:style-name="T35"> </text:span><text:s/>→ <text:s/>display content <text:span text:style-name="T148">TSC CSR registers</text:span> </text:p>
      <text:p text:style-name="P365"/>
      <text:p text:style-name="P183">Synopsis</text:p>
      <text:p text:style-name="P365"><text:span text:style-name="T35">d</text:span><text:span text:style-name="T38">r</text:span> &lt;start&gt;[..&lt;end&gt;]</text:p>
      <text:p text:style-name="P365"/>
      <text:p text:style-name="P365"><text:s text:c="3"/>where &lt;start&gt; = start <text:span text:style-name="T148">offset</text:span> in hexadecimal</text:p>
      <text:p text:style-name="P365"><text:s text:c="9"/>&lt;end&gt; <text:s text:c="2"/>= end <text:span text:style-name="T148">offset</text:span> in hexadecimal</text:p>
      <text:p text:style-name="P365"/>
      <text:p text:style-name="P183">Description</text:p>
      <text:p text:style-name="P365">The <text:span text:style-name="T35">d</text:span><text:span text:style-name="T38">r</text:span> command shall be used to display the content of <text:span text:style-name="T148">TSC CSR registers</text:span>.</text:p>
      <text:p text:style-name="P365">The <text:span text:style-name="T148">only</text:span> parameter shall be a range of address offsets whose content shall be displayed.</text:p>
      <text:p text:style-name="P365"/>
      <text:p text:style-name="P183">Examples</text:p>
      <text:p text:style-name="P365"><text:span text:style-name="T148">32:TscMon&gt;</text:span><text:span text:style-name="T14">dr 0..20</text:span></text:p>
      <text:p text:style-name="P365"/>
      <text:p text:style-name="P366">00000000 : 0000e900 00000100 00000000 00000000 </text:p>
      <text:p text:style-name="P366">00000010 : 00000040 00000000 14111701 00010101 </text:p>
      <text:p text:style-name="P148"/>
      <text:p text:style-name="P94"/>
      <text:h text:style-name="P445" text:outline-level="3"><text:bookmark-start text:name="__RefNumPara__304464191"/><text:soft-page-break/>Display <text:span text:style-name="T165">A</text:span>ddress <text:span text:style-name="T165">R</text:span>ange from <text:span text:style-name="T165">Shared</text:span> <text:span text:style-name="T165">M</text:span>emory<text:bookmark-end text:name="__RefNumPara__304464191"/></text:h>
      <text:p text:style-name="P124">Command</text:p>
      <text:p text:style-name="P367"><text:span text:style-name="T35">d</text:span><text:span text:style-name="T42">s</text:span> → <text:s/>display content of <text:span text:style-name="T158">shared memory</text:span> <text:span text:style-name="T190">(1 </text:span><text:span text:style-name="T193">or</text:span><text:span text:style-name="T190"> 2)</text:span></text:p>
      <text:p text:style-name="P367"/>
      <text:p text:style-name="P184">Synopsis</text:p>
      <text:p text:style-name="P367"><text:span text:style-name="T35">d</text:span><text:span text:style-name="T42">s</text:span><text:span text:style-name="T35">.</text:span>&lt;ds&gt;[&lt;swap&gt;] &lt;start&gt;[..&lt;end&gt;]</text:p>
      <text:p text:style-name="P368"><text:span text:style-name="T35">d</text:span><text:span text:style-name="T42">s</text:span><text:span text:style-name="T54">1</text:span><text:span text:style-name="T35">.</text:span>&lt;ds&gt;[&lt;swap&gt;] &lt;start&gt;[..&lt;end&gt;]</text:p>
      <text:p text:style-name="P368"><text:span text:style-name="T35">d</text:span><text:span text:style-name="T42">s</text:span><text:span text:style-name="T54">2</text:span><text:span text:style-name="T35">.</text:span>&lt;ds&gt;[&lt;swap&gt;] &lt;start&gt;[..&lt;end&gt;]</text:p>
      <text:p text:style-name="P367"/>
      <text:p text:style-name="P367"><text:s text:c="3"/>where &lt;ds&gt; = b,s,w,<text:span text:style-name="T200">l</text:span> (data size 1,2,4,<text:span text:style-name="T200">8</text:span>)</text:p>
      <text:p text:style-name="P367"><text:s text:c="9"/>&lt;swap&gt; = s if swapping is req<text:span text:style-name="T147">u</text:span>ired</text:p>
      <text:p text:style-name="P367"><text:s text:c="9"/>&lt;start&gt; = start address in hexadecimal</text:p>
      <text:p text:style-name="P367"><text:s text:c="9"/>&lt;end&gt; = end address in hexadecimal</text:p>
      <text:p text:style-name="P367"/>
      <text:p text:style-name="P184">Description</text:p>
      <text:p text:style-name="P367">The <text:span text:style-name="T35">d</text:span><text:span text:style-name="T55">s</text:span> command shall be used to display the content of the <text:span text:style-name="T158">TSC Shared Memory</text:span>. </text:p>
      <text:p text:style-name="P367">The command extensions is made of 1 or 2 characters. The first character can be: </text:p>
      <text:p text:style-name="P367"><text:span text:style-name="T35"><text:s text:c="2"/>b</text:span> → for byte access</text:p>
      <text:p text:style-name="P367"><text:span text:style-name="T35"><text:s text:c="2"/>s →</text:span> for 16 bit access</text:p>
      <text:p text:style-name="P367"><text:span text:style-name="T35"><text:s text:c="2"/>w</text:span> → for 32 bit access</text:p>
      <text:p text:style-name="P367"><text:span text:style-name="T35"><text:s text:c="2"/>l</text:span> → for 64 bit access </text:p>
      <text:p text:style-name="P367">The second character (optional) shall be <text:span text:style-name="T35">s</text:span> if the data are to be displayed byte swapped (meaningful only for 16, 32 and 64 bits accesses).</text:p>
      <text:p text:style-name="P367">The first parameter shall be a range of address offsets whose content are to be displayed according to the data size chosen. Address offsets are offset related to the base address of the <text:span text:style-name="T158">Shared Memory</text:span>.</text:p>
      <text:p text:style-name="P367"/>
      <text:p text:style-name="P184">Examples</text:p>
      <text:p text:style-name="P332"><text:span text:style-name="T165">18:TscMon&gt;</text:span><text:span text:style-name="T17">ds.w 1000</text:span></text:p>
      <text:p text:style-name="P336">0x00001000 : ff001000 ff001004 ff001008 ff00100c <text:s/>................</text:p>
      <text:p text:style-name="P336">0x00001010 : ff001010 ff001014 ff001018 ff00101c <text:s/>................</text:p>
      <text:p text:style-name="P336">0x00001020 : ff001020 ff001024 ff001028 ff00102c <text:s/>... ...$...(...,</text:p>
      <text:p text:style-name="P336">0x00001030 : ff001030 ff001034 ff001038 ff00103c <text:s/>...0...4...8...&lt;</text:p>
      <text:p text:style-name="P332"><text:span text:style-name="T165">19:TscMon&gt;</text:span><text:span text:style-name="T17">ds.ss 1000</text:span></text:p>
      <text:p text:style-name="P336">0x00001000 : 00ff 0010 00ff 0410 00ff 0810 00ff 0c10 <text:s/>................</text:p>
      <text:p text:style-name="P336">0x00001010 : 00ff 1010 00ff 1410 00ff 1810 00ff 1c10 <text:s/>................</text:p>
      <text:p text:style-name="P336">0x00001020 : 00ff 2010 00ff 2410 00ff 2810 00ff 2c10 <text:s/>... ...$...(...,</text:p>
      <text:p text:style-name="P336">0x00001030 : 00ff 3010 00ff 3410 00ff 3810 00ff 3c10 <text:s/>...0...4...8...&lt;</text:p>
      <text:p text:style-name="P148"/>
      <text:p text:style-name="P94"/>
      <text:h text:style-name="P445" text:outline-level="3"><text:bookmark-start text:name="__RefNumPara__8428_130689687"/><text:soft-page-break/>Display content of USR space<text:bookmark-end text:name="__RefNumPara__8428_130689687"/></text:h>
      <text:p text:style-name="P125">Command</text:p>
      <text:p text:style-name="P369"><text:span text:style-name="T35">d</text:span><text:span text:style-name="T73">u</text:span> → <text:s/><text:span text:style-name="T243">display content of USR space</text:span></text:p>
      <text:p text:style-name="P369"/>
      <text:p text:style-name="P185">Synopsis</text:p>
      <text:p text:style-name="P369"><text:span text:style-name="T35">d</text:span><text:span text:style-name="T72">u</text:span><text:span text:style-name="T35">.</text:span>&lt;ds&gt;[&lt;swap&gt;] &lt;start&gt;[..&lt;end&gt;]</text:p>
      <text:p text:style-name="P369"><text:span text:style-name="T35">d</text:span><text:span text:style-name="T72">u</text:span><text:span text:style-name="T54">1</text:span><text:span text:style-name="T35">.</text:span>&lt;ds&gt;[&lt;swap&gt;] &lt;start&gt;[..&lt;end&gt;]</text:p>
      <text:p text:style-name="P369"><text:span text:style-name="T35">d</text:span><text:span text:style-name="T72">u</text:span><text:span text:style-name="T54">2</text:span><text:span text:style-name="T35">.</text:span>&lt;ds&gt;[&lt;swap&gt;] &lt;start&gt;[..&lt;end&gt;]</text:p>
      <text:p text:style-name="P369"/>
      <text:p text:style-name="P369"><text:s text:c="3"/>where &lt;ds&gt; = b,s,w,<text:span text:style-name="T200">l</text:span> (data size 1,2,4,<text:span text:style-name="T200">8</text:span>)</text:p>
      <text:p text:style-name="P369"><text:s text:c="9"/>&lt;swap&gt; = s if swapping is req<text:span text:style-name="T147">u</text:span>ired</text:p>
      <text:p text:style-name="P369"><text:s text:c="9"/>&lt;start&gt; = start address in hexadecimal</text:p>
      <text:p text:style-name="P369"><text:s text:c="9"/>&lt;end&gt; = end address in hexadecimal</text:p>
      <text:p text:style-name="P369"/>
      <text:p text:style-name="P185">Description</text:p>
      <text:p text:style-name="P369">The <text:span text:style-name="T35">d</text:span><text:span text:style-name="T72">u</text:span> command shall be used to display the content of the <text:span text:style-name="T243">USR space</text:span>. </text:p>
      <text:p text:style-name="P369">The command extensions is made of 1 or 2 characters. The first character can be: </text:p>
      <text:p text:style-name="P369"><text:span text:style-name="T35"><text:s text:c="2"/>b</text:span> → for byte access</text:p>
      <text:p text:style-name="P369"><text:span text:style-name="T35"><text:s text:c="2"/>s →</text:span> for 16 bit access</text:p>
      <text:p text:style-name="P369"><text:span text:style-name="T35"><text:s text:c="2"/>w</text:span> → for 32 bit access</text:p>
      <text:p text:style-name="P369"><text:span text:style-name="T35"><text:s text:c="2"/>l</text:span> → for 64 bit access </text:p>
      <text:p text:style-name="P369">The second character (optional) shall be <text:span text:style-name="T35">s</text:span> if the data are to be displayed byte swapped (meaningful only for 16, 32 and 64 bits accesses).</text:p>
      <text:p text:style-name="P369">The first parameter shall be a range of address offsets whose content are to be displayed according to the data size chosen. Address offsets are offset related to the base address of t<text:span text:style-name="T244">he USR space</text:span>.</text:p>
      <text:p text:style-name="P369"/>
      <text:p text:style-name="P185">Examples</text:p>
      <text:p text:style-name="P333"><text:span text:style-name="T165">18:TscMon&gt;</text:span><text:span text:style-name="T17">d</text:span><text:span text:style-name="T28">u</text:span><text:span text:style-name="T17">.w 1000</text:span></text:p>
      <text:p text:style-name="P337">0x00001000 : ff001000 ff001004 ff001008 ff00100c <text:s/>................</text:p>
      <text:p text:style-name="P337">0x00001010 : ff001010 ff001014 ff001018 ff00101c <text:s/>................</text:p>
      <text:p text:style-name="P337">0x00001020 : ff001020 ff001024 ff001028 ff00102c <text:s/>... ...$...(...,</text:p>
      <text:p text:style-name="P337">0x00001030 : ff001030 ff001034 ff001038 ff00103c <text:s/>...0...4...8...&lt;</text:p>
      <text:p text:style-name="P333"><text:span text:style-name="T165">19:TscMon&gt;</text:span><text:span text:style-name="T17">d</text:span><text:span text:style-name="T28">u</text:span><text:span text:style-name="T17">.</text:span><text:span text:style-name="T29">w</text:span><text:span text:style-name="T17">s 1000</text:span></text:p>
      <text:p text:style-name="P337">0x00001000 : 00ff 0010 00ff 0410 00ff 0810 00ff 0c10 <text:s/>................</text:p>
      <text:p text:style-name="P337">0x00001010 : 00ff 1010 00ff 1410 00ff 1810 00ff 1c10 <text:s/>................</text:p>
      <text:p text:style-name="P337">0x00001020 : 00ff 2010 00ff 2410 00ff 2810 00ff 2c10 <text:s/>... ...$...(...,</text:p>
      <text:p text:style-name="P296">0x00001030 : 00ff 3010 00ff 3410 00ff 3810 00ff 3c10 <text:s/>...0...4...8...&lt;</text:p>
      <text:p text:style-name="P163"/>
      <text:p text:style-name="P97"/>
      <text:p text:style-name="P97"/>
      <text:h text:style-name="P453" text:outline-level="3"><text:bookmark-start text:name="__RefNumPara__21977_404764663"/><text:soft-page-break/>FIFOs operations<text:bookmark-end text:name="__RefNumPara__21977_404764663"/></text:h>
      <text:p text:style-name="P126">Command</text:p>
      <text:p text:style-name="P370"><text:span text:style-name="T120">fifo</text:span> → <text:s/><text:span text:style-name="T301">Perform operation on communication FIFOs</text:span></text:p>
      <text:p text:style-name="P370"/>
      <text:p text:style-name="P186">Synopsis</text:p>
      <text:p text:style-name="P371"><text:span text:style-name="T120">fifo</text:span><text:span text:style-name="T301"> init</text:span></text:p>
      <text:p text:style-name="P371"><text:span text:style-name="T120">fifo</text:span><text:span text:style-name="T301">.&lt;idx&gt; init &lt;mode&gt;</text:span></text:p>
      <text:p text:style-name="P371"><text:span text:style-name="T120">fifo</text:span><text:span text:style-name="T301">.&lt;idx&gt; status</text:span></text:p>
      <text:p text:style-name="P371"><text:span text:style-name="T120">fifo</text:span><text:span text:style-name="T301">.&lt;idx&gt; clear</text:span></text:p>
      <text:p text:style-name="P371"><text:span text:style-name="T120">fifo</text:span><text:span text:style-name="T301">.&lt;idx&gt; read</text:span></text:p>
      <text:p text:style-name="P371"><text:span text:style-name="T120">fifo</text:span><text:span text:style-name="T301">.&lt;idx&gt; write &lt;data&gt;</text:span></text:p>
      <text:p text:style-name="P371"><text:span text:style-name="T120">fifo</text:span><text:span text:style-name="T301">.&lt;idx&gt; wait &lt;delay&gt;</text:span></text:p>
      <text:p text:style-name="P372"><text:s text:c="3"/>where &lt;idx&gt; <text:s text:c="2"/>= fifo index (from 0 to 7)</text:p>
      <text:p text:style-name="P372"><text:s text:c="9"/>&lt;mode&gt; <text:s/>= 0 for fifo, 1 for mailbox</text:p>
      <text:p text:style-name="P372"><text:s text:c="9"/>&lt;data&gt; <text:s/>= data to write</text:p>
      <text:p text:style-name="P372"><text:s text:c="9"/>&lt;delay&gt; = delay to wait Not_Empty flag [0 = no timeout wait IRQ]</text:p>
      <text:p text:style-name="P370"/>
      <text:p text:style-name="P186">Description</text:p>
      <text:p text:style-name="P372">The fifo command allows to execute operations on FIFOs. It is possible to set FIFOs either in FIFO mode or in Mailbox mode with the init command. It possible to perform read write operation on FIFOs or to clear completely the FIFO. The wait sub operation allows to wait on a IRQ.</text:p>
      <text:p text:style-name="P370"/>
      <text:p text:style-name="P186">Examples</text:p>
      <text:p text:style-name="P297"><text:span text:style-name="T306">1</text:span><text:span text:style-name="T304">:</text:span><text:span text:style-name="T306">TscMon</text:span><text:span text:style-name="T304">&gt;</text:span><text:span text:style-name="T122">fifo init 0</text:span></text:p>
      <text:p text:style-name="P306">FIFO#0 is initialized in FIFO mode …</text:p>
      <text:p text:style-name="P306"/>
      <text:p text:style-name="P298"><text:span text:style-name="T306">2</text:span><text:span text:style-name="T304">:</text:span><text:span text:style-name="T306">TscMon</text:span><text:span text:style-name="T304">&gt;</text:span><text:span text:style-name="T122">fifo.0 status</text:span></text:p>
      <text:p text:style-name="P306">FIFO#0 status <text:s text:c="20"/>= 0xe0000000</text:p>
      <text:p text:style-name="P306">FIFO#0 current word counter <text:s text:c="6"/>: 0x00</text:p>
      <text:p text:style-name="P306">FIFO#0 current SRAM write pointer : 0x00</text:p>
      <text:p text:style-name="P306">FIFO#0 current SRAM read pointer <text:s/>: 0x00</text:p>
      <text:p text:style-name="P306">FIFO#0 not empty <text:s text:c="17"/>: 0</text:p>
      <text:p text:style-name="P306">FIFO#0 full <text:s text:c="22"/>: 0</text:p>
      <text:p text:style-name="P306">FIFO#0 used as MailBox <text:s text:c="11"/>: 0</text:p>
      <text:p text:style-name="P306">FIFO#0 error <text:s text:c="21"/>: 0</text:p>
      <text:p text:style-name="P306">FIFO#0 reset <text:s text:c="21"/>: 0</text:p>
      <text:p text:style-name="P306">FIFO#0 Read enable <text:s text:c="15"/>: 1</text:p>
      <text:p text:style-name="P306">FIFO#0 Write enable <text:s text:c="14"/>: 1</text:p>
      <text:p text:style-name="P306">FIFO#0 FIFO enable <text:s text:c="15"/>: 1</text:p>
      <text:p text:style-name="P306"/>
      <text:p text:style-name="P298"><text:span text:style-name="T306">3</text:span><text:span text:style-name="T304">:</text:span><text:span text:style-name="T306">TscMon</text:span><text:span text:style-name="T304">&gt;</text:span><text:span text:style-name="T122">fifo.0 write 12345678</text:span></text:p>
      <text:p text:style-name="P306"/>
      <text:p text:style-name="P298"><text:span text:style-name="T306">4</text:span><text:span text:style-name="T304">:</text:span><text:span text:style-name="T306">TscMon</text:span><text:span text:style-name="T304">&gt;</text:span><text:span text:style-name="T122">fifo.0 status</text:span></text:p>
      <text:p text:style-name="P306">FIFO#0 status <text:s text:c="20"/>= 0xe1000101</text:p>
      <text:p text:style-name="P306">FIFO#0 current word counter <text:s text:c="6"/>: 0x01</text:p>
      <text:p text:style-name="P306">FIFO#0 current SRAM write pointer : 0x01</text:p>
      <text:p text:style-name="P306">FIFO#0 current SRAM read pointer <text:s/>: 0x00</text:p>
      <text:p text:style-name="P306">FIFO#0 not empty <text:s text:c="17"/>: 1</text:p>
      <text:p text:style-name="P306">FIFO#0 full <text:s text:c="22"/>: 0</text:p>
      <text:p text:style-name="P306">FIFO#0 used as MailBox <text:s text:c="11"/>: 0</text:p>
      <text:p text:style-name="P306">FIFO#0 error <text:s text:c="21"/>: 0</text:p>
      <text:p text:style-name="P306">FIFO#0 reset <text:s text:c="21"/>: 0</text:p>
      <text:p text:style-name="P306">FIFO#0 Read enable <text:s text:c="15"/>: 1</text:p>
      <text:p text:style-name="P306">FIFO#0 Write enable <text:s text:c="14"/>: 1</text:p>
      <text:p text:style-name="P306">FIFO#0 FIFO enable <text:s text:c="15"/>: 1</text:p>
      <text:p text:style-name="P306"/>
      <text:p text:style-name="P298"><text:span text:style-name="T306">5</text:span><text:span text:style-name="T304">:</text:span><text:span text:style-name="T306">TscMon</text:span><text:span text:style-name="T304">&gt;</text:span><text:span text:style-name="T122">fifo.0 read</text:span></text:p>
      <text:p text:style-name="P306"><text:soft-page-break/>FIFO#0 data = 12345678</text:p>
      <text:p text:style-name="P306"/>
      <text:p text:style-name="P298"><text:span text:style-name="T306">6</text:span><text:span text:style-name="T305">:</text:span><text:span text:style-name="T306">TscMon</text:span><text:span text:style-name="T305">&gt;</text:span><text:span text:style-name="T123">fifo.0 status</text:span></text:p>
      <text:p text:style-name="P307">FIFO#0 status <text:s text:c="20"/>= 0xe0010100</text:p>
      <text:p text:style-name="P307">FIFO#0 current word counter <text:s text:c="6"/>: 0x00</text:p>
      <text:p text:style-name="P307">FIFO#0 current SRAM write pointer : 0x01</text:p>
      <text:p text:style-name="P307">FIFO#0 current SRAM read pointer <text:s/>: 0x01</text:p>
      <text:p text:style-name="P307">FIFO#0 not empty <text:s text:c="17"/>: 0</text:p>
      <text:p text:style-name="P307">FIFO#0 full <text:s text:c="22"/>: 0</text:p>
      <text:p text:style-name="P307">FIFO#0 used as MailBox <text:s text:c="11"/>: 0</text:p>
      <text:p text:style-name="P307">FIFO#0 error <text:s text:c="21"/>: 0</text:p>
      <text:p text:style-name="P307">FIFO#0 reset <text:s text:c="21"/>: 0</text:p>
      <text:p text:style-name="P307">FIFO#0 Read enable <text:s text:c="15"/>: 1</text:p>
      <text:p text:style-name="P307">FIFO#0 Write enable <text:s text:c="14"/>: 1</text:p>
      <text:p text:style-name="P307">FIFO#0 FIFO enable <text:s text:c="15"/>: 1</text:p>
      <text:p text:style-name="P148"/>
      <text:h text:style-name="P445" text:outline-level="3"><text:bookmark-start text:name="__RefNumPara__30464119"/>Fill <text:span text:style-name="T166">Address Range in</text:span> <text:span text:style-name="T166">Kernel Buffer</text:span><text:bookmark-end text:name="__RefNumPara__30464119"/></text:h>
      <text:p text:style-name="P117">Command</text:p>
      <text:p text:style-name="P343"><text:span text:style-name="T35">fm</text:span> → <text:s/>fill an address range in <text:span text:style-name="T149">kernel buffer</text:span> with a data set</text:p>
      <text:p text:style-name="P343"/>
      <text:p text:style-name="P176">Synopsis</text:p>
      <text:p text:style-name="P343"><text:span text:style-name="T35">fm.</text:span>&lt;ds&gt;[&lt;swap&gt;] &lt;start&gt;[..&lt;end&gt;] <text:span text:style-name="T166">&lt;</text:span>data<text:span text:style-name="T166">&gt;</text:span></text:p>
      <text:p text:style-name="P343"/>
      <text:p text:style-name="P343"><text:s text:c="3"/>where &lt;ds&gt; <text:s text:c="3"/>= b,s,w,<text:span text:style-name="T201">l</text:span> (data size 1,2,4,<text:span text:style-name="T201">8</text:span>)</text:p>
      <text:p text:style-name="P343"><text:s text:c="9"/>&lt;swap&gt; <text:s/>= s if swapping is required</text:p>
      <text:p text:style-name="P343"><text:s text:c="9"/>&lt;start&gt; = start offset in hexadecimal</text:p>
      <text:p text:style-name="P343"><text:s text:c="9"/>&lt;end&gt; <text:s text:c="2"/>= end offset in hexadecimal</text:p>
      <text:p text:style-name="P343"><text:s text:c="9"/>&lt;data&gt; <text:s/>= data set</text:p>
      <text:p text:style-name="P343"/>
      <text:p text:style-name="P176">Description</text:p>
      <text:p text:style-name="P343">The <text:span text:style-name="T35">fs</text:span> command shall be used to fill a range of address in <text:span text:style-name="T149">the kernel allocated buffer</text:span> with a data set.</text:p>
      <text:p text:style-name="P343">The command extensions is made of 1 or 2 characters. The first character can be: </text:p>
      <text:p text:style-name="P343"><text:span text:style-name="T35"><text:s text:c="2"/>b</text:span> → for byte access</text:p>
      <text:p text:style-name="P343"><text:span text:style-name="T35"><text:s text:c="2"/>s →</text:span> for 16 bit access</text:p>
      <text:p text:style-name="P343"><text:span text:style-name="T35"><text:s text:c="2"/>w</text:span> → for 32 bit access</text:p>
      <text:p text:style-name="P343"><text:span text:style-name="T35"><text:s text:c="2"/>l</text:span> → for 64 bit access </text:p>
      <text:p text:style-name="P343">The second character is optional and shall be <text:span text:style-name="T35">s</text:span> if byte swapping is required (meaningful only for 16, 32 and 64 bits accesses).</text:p>
      <text:p text:style-name="P343">The first parameter shall be a range of address offsets (relative to the <text:span text:style-name="T149">kernel buffer</text:span> base address) whose content shall be initialized according to the data size chosen. </text:p>
      <text:p text:style-name="P373">The second parameters defines the data set to be used to fill the address range.</text:p>
      <text:p text:style-name="P343"/>
      <text:p text:style-name="P176">Examples</text:p>
      <text:p text:style-name="P308">4:TscMon&gt;<text:span text:style-name="T11">fm.w 0..10000 w:ffffffff..1</text:span></text:p>
      <text:p text:style-name="P308">5:TscMon&gt;<text:span text:style-name="T11">dm.w 0..40</text:span></text:p>
      <text:p text:style-name="P308">0x00000000 : fffffffe fffffffd fffffffb fffffff7 <text:s/>................</text:p>
      <text:p text:style-name="P308">0x00000010 : ffffffef ffffffdf ffffffbf ffffff7f <text:s/>................</text:p>
      <text:p text:style-name="P308">0x00000020 : fffffeff fffffdff fffffbff fffff7ff <text:s/>................</text:p>
      <text:p text:style-name="P308">0x00000030 : ffffefff ffffdfff ffffbfff ffff7fff <text:s/>................</text:p>
      <text:p text:style-name="P160"/>
      <text:p text:style-name="P91"/>
      <text:h text:style-name="P445" text:outline-level="3"><text:bookmark-start text:name="__RefNumPara__9807_1544553314"/><text:soft-page-break/>Fill PCI tree addresses with data<text:bookmark-end text:name="__RefNumPara__9807_1544553314"/></text:h>
      <text:p text:style-name="P127">Command</text:p>
      <text:p text:style-name="P374"><text:span text:style-name="T35">f</text:span><text:span text:style-name="T74">p</text:span> → <text:s/><text:span text:style-name="T245">fill PCI tree addresses with data</text:span></text:p>
      <text:p text:style-name="P374"/>
      <text:p text:style-name="P187">Synopsis</text:p>
      <text:p text:style-name="P374"><text:span text:style-name="T35">f</text:span><text:span text:style-name="T74">p</text:span><text:span text:style-name="T35">.</text:span>&lt;ds&gt;[&lt;swap&gt;] &lt;start&gt;[..&lt;end&gt;] data</text:p>
      <text:p text:style-name="P374"><text:span text:style-name="T35">f</text:span><text:span text:style-name="T74">p</text:span><text:span text:style-name="T56">1</text:span><text:span text:style-name="T35">.</text:span>&lt;ds&gt;[&lt;swap&gt;] &lt;start&gt;[..&lt;end&gt;] data</text:p>
      <text:p text:style-name="P374"><text:span text:style-name="T35">f</text:span><text:span text:style-name="T74">p</text:span><text:span text:style-name="T56">2</text:span><text:span text:style-name="T35">.</text:span>&lt;ds&gt;[&lt;swap&gt;] &lt;start&gt;[..&lt;end&gt;] data</text:p>
      <text:p text:style-name="P374"/>
      <text:p text:style-name="P374"><text:s text:c="3"/>where &lt;ds&gt; <text:s text:c="3"/>= b,s,w,<text:span text:style-name="T202">l</text:span> (data size 1,2,4,<text:span text:style-name="T202">8</text:span>)</text:p>
      <text:p text:style-name="P374"><text:s text:c="9"/>&lt;swap&gt; <text:s/>= s if swapping is required</text:p>
      <text:p text:style-name="P374"><text:s text:c="9"/>&lt;start&gt; = start offset in hexadecimal</text:p>
      <text:p text:style-name="P374"><text:s text:c="9"/>&lt;end&gt; <text:s text:c="2"/>= end offset in hexadecimal</text:p>
      <text:p text:style-name="P374"><text:s text:c="9"/>&lt;data&gt; <text:s/>= data set</text:p>
      <text:p text:style-name="P374"/>
      <text:p text:style-name="P187">Description</text:p>
      <text:p text:style-name="P374">The <text:span text:style-name="T35">f</text:span><text:span text:style-name="T75">p</text:span> command shall be used to fill a range of address in <text:span text:style-name="T246">PCI tree.</text:span></text:p>
      <text:p text:style-name="P374">The command extensions is made of 1 or 2 characters. The first character can be: </text:p>
      <text:p text:style-name="P374"><text:span text:style-name="T35"><text:s text:c="2"/>b</text:span> → for byte access</text:p>
      <text:p text:style-name="P374"><text:span text:style-name="T35"><text:s text:c="2"/>s →</text:span> for 16 bit access</text:p>
      <text:p text:style-name="P374"><text:span text:style-name="T35"><text:s text:c="2"/>w</text:span> → for 32 bit access</text:p>
      <text:p text:style-name="P374"><text:span text:style-name="T35"><text:s text:c="2"/>l</text:span> → for 64 bit access </text:p>
      <text:p text:style-name="P374">The second character is optional and shall be <text:span text:style-name="T35">s</text:span> if byte swapping is required (meaningful only for 16, 32 and 64 bits accesses).</text:p>
      <text:p text:style-name="P374">The first parameter shall be a range of address offsets (relative to the shared memory base address) whose content shall be initialized according to the data size chosen.</text:p>
      <text:p text:style-name="P374">The second parameters defines the data set to be used to fill the address rang<text:span text:style-name="T194">e.</text:span></text:p>
      <text:p text:style-name="P148"/>
      <text:p text:style-name="P99"/>
      <text:h text:style-name="P445" text:outline-level="3"><text:bookmark-start text:name="__RefNumPara__30466019"/><text:soft-page-break/>Fill <text:span text:style-name="T166">A</text:span>ddress <text:span text:style-name="T166">R</text:span>ange in <text:span text:style-name="T166">S</text:span>hared memory<text:bookmark-end text:name="__RefNumPara__30466019"/></text:h>
      <text:p text:style-name="P117">Command</text:p>
      <text:p text:style-name="P343"><text:span text:style-name="T35">fs</text:span> → <text:s/>fill an address range in shared memory <text:span text:style-name="T191">(1 </text:span><text:span text:style-name="T192">or</text:span><text:span text:style-name="T191"> 2)</text:span> with a data set</text:p>
      <text:p text:style-name="P343"/>
      <text:p text:style-name="P176">Synopsis</text:p>
      <text:p text:style-name="P343"><text:span text:style-name="T35">fs.</text:span>&lt;ds&gt;[&lt;swap&gt;] &lt;start&gt;[..&lt;end&gt;] data</text:p>
      <text:p text:style-name="P375"><text:span text:style-name="T35">fs</text:span><text:span text:style-name="T56">1</text:span><text:span text:style-name="T35">.</text:span>&lt;ds&gt;[&lt;swap&gt;] &lt;start&gt;[..&lt;end&gt;] data</text:p>
      <text:p text:style-name="P375"><text:span text:style-name="T35">fs</text:span><text:span text:style-name="T56">2</text:span><text:span text:style-name="T35">.</text:span>&lt;ds&gt;[&lt;swap&gt;] &lt;start&gt;[..&lt;end&gt;] data</text:p>
      <text:p text:style-name="P343"/>
      <text:p text:style-name="P343"><text:s text:c="3"/>where &lt;ds&gt; <text:s text:c="3"/>= b,s,w,<text:span text:style-name="T202">l</text:span> (data size 1,2,4,<text:span text:style-name="T202">8</text:span>)</text:p>
      <text:p text:style-name="P343"><text:s text:c="9"/>&lt;swap&gt; <text:s/>= s if swapping is required</text:p>
      <text:p text:style-name="P343"><text:s text:c="9"/>&lt;start&gt; = start offset in hexadecimal</text:p>
      <text:p text:style-name="P343"><text:s text:c="9"/>&lt;end&gt; <text:s text:c="2"/>= end offset in hexadecimal</text:p>
      <text:p text:style-name="P343"><text:s text:c="9"/>&lt;data&gt; <text:s/>= data set</text:p>
      <text:p text:style-name="P343"/>
      <text:p text:style-name="P176">Description</text:p>
      <text:p text:style-name="P343">The <text:span text:style-name="T35">fs</text:span> command shall be used to fill a range of address in shared memory with a data set.</text:p>
      <text:p text:style-name="P343">The command extensions is made of 1 or 2 characters. The first character can be: </text:p>
      <text:p text:style-name="P343"><text:span text:style-name="T35"><text:s text:c="2"/>b</text:span> → for byte access</text:p>
      <text:p text:style-name="P343"><text:span text:style-name="T35"><text:s text:c="2"/>s →</text:span> for 16 bit access</text:p>
      <text:p text:style-name="P343"><text:span text:style-name="T35"><text:s text:c="2"/>w</text:span> → for 32 bit access</text:p>
      <text:p text:style-name="P343"><text:span text:style-name="T35"><text:s text:c="2"/>l</text:span> → for 64 bit access </text:p>
      <text:p text:style-name="P343">The second character is optional and shall be <text:span text:style-name="T35">s</text:span> if byte swapping is required (meaningful only for 16, 32 and 64 bits accesses).</text:p>
      <text:p text:style-name="P343">The first parameter shall be a range of address offsets (relative to the shared memory base address) whose content shall be initialized according to the data size chosen. TscMon creates dynamically the address mapping in order to access the shared memory.</text:p>
      <text:p text:style-name="P343">The second parameters defines the data set to be used to fill the address rang<text:span text:style-name="T194">e.</text:span></text:p>
      <text:p text:style-name="P343"/>
      <text:p text:style-name="P343"/>
      <text:p text:style-name="P176">Examples</text:p>
      <text:p text:style-name="P309">6:TscMon&gt;<text:span text:style-name="T11">fs.s 1000..2000 s:0..2</text:span></text:p>
      <text:p text:style-name="P309">7:TscMon&gt;<text:span text:style-name="T11">ds.s 1000</text:span></text:p>
      <text:p text:style-name="P309">0x00001000 : 0000 0002 0004 0006 0008 000a 000c 000e <text:s/>................</text:p>
      <text:p text:style-name="P309">0x00001010 : 0010 0012 0014 0016 0018 001a 001c 001e <text:s/>................</text:p>
      <text:p text:style-name="P309">0x00001020 : 0020 0022 0024 0026 0028 002a 002c 002e <text:s/>. .".$.&amp;.(.*.,..</text:p>
      <text:p text:style-name="P309">0x00001030 : 0030 0032 0034 0036 0038 003a 003c 003e <text:s/>.0.2.4.6.8.:.&lt;.&gt;</text:p>
      <text:p text:style-name="P160"/>
      <text:p text:style-name="P91"/>
      <text:h text:style-name="P445" text:outline-level="3"><text:bookmark-start text:name="__RefNumPara__9811_1544553314"/><text:soft-page-break/>Fill USR space with data<text:bookmark-end text:name="__RefNumPara__9811_1544553314"/></text:h>
      <text:p text:style-name="P128">Command</text:p>
      <text:p text:style-name="P376"><text:span text:style-name="T35">f</text:span><text:span text:style-name="T76">u</text:span> → <text:s/><text:span text:style-name="T247">fill USR space with data</text:span></text:p>
      <text:p text:style-name="P376"/>
      <text:p text:style-name="P188">Synopsis</text:p>
      <text:p text:style-name="P376"><text:span text:style-name="T35">f</text:span><text:span text:style-name="T76">u</text:span><text:span text:style-name="T35">.</text:span>&lt;ds&gt;[&lt;swap&gt;] &lt;start&gt;[..&lt;end&gt;] data</text:p>
      <text:p text:style-name="P376"><text:span text:style-name="T35">f</text:span><text:span text:style-name="T76">u</text:span><text:span text:style-name="T56">1</text:span><text:span text:style-name="T35">.</text:span>&lt;ds&gt;[&lt;swap&gt;] &lt;start&gt;[..&lt;end&gt;] data</text:p>
      <text:p text:style-name="P376"><text:span text:style-name="T35">f</text:span><text:span text:style-name="T76">u</text:span><text:span text:style-name="T56">2</text:span><text:span text:style-name="T35">.</text:span>&lt;ds&gt;[&lt;swap&gt;] &lt;start&gt;[..&lt;end&gt;] data</text:p>
      <text:p text:style-name="P376"/>
      <text:p text:style-name="P376"><text:s text:c="3"/>where &lt;ds&gt; <text:s text:c="3"/>= b,s,w,<text:span text:style-name="T202">l</text:span> (data size 1,2,4,<text:span text:style-name="T202">8</text:span>)</text:p>
      <text:p text:style-name="P376"><text:s text:c="9"/>&lt;swap&gt; <text:s/>= s if swapping is required</text:p>
      <text:p text:style-name="P376"><text:s text:c="9"/>&lt;start&gt; = start offset in hexadecimal</text:p>
      <text:p text:style-name="P376"><text:s text:c="9"/>&lt;end&gt; <text:s text:c="2"/>= end offset in hexadecimal</text:p>
      <text:p text:style-name="P376"><text:s text:c="9"/>&lt;data&gt; <text:s/>= data set</text:p>
      <text:p text:style-name="P376"/>
      <text:p text:style-name="P188">Description</text:p>
      <text:p text:style-name="P376">The <text:span text:style-name="T35">f</text:span><text:span text:style-name="T76">u</text:span> command shall be used to fill a range of address in <text:span text:style-name="T247">USR space.</text:span></text:p>
      <text:p text:style-name="P376">The command extensions is made of 1 or 2 characters. The first character can be: </text:p>
      <text:p text:style-name="P376"><text:span text:style-name="T35"><text:s text:c="2"/>b</text:span> → for byte access</text:p>
      <text:p text:style-name="P376"><text:span text:style-name="T35"><text:s text:c="2"/>s →</text:span> for 16 bit access</text:p>
      <text:p text:style-name="P376"><text:span text:style-name="T35"><text:s text:c="2"/>w</text:span> → for 32 bit access</text:p>
      <text:p text:style-name="P376"><text:span text:style-name="T35"><text:s text:c="2"/>l</text:span> → for 64 bit access </text:p>
      <text:p text:style-name="P376">The second character is optional and shall be <text:span text:style-name="T35">s</text:span> if byte swapping is required (meaningful only for 16, 32 and 64 bits accesses).</text:p>
      <text:p text:style-name="P376">The first parameter shall be a range of address offsets (relative to the shared memory base address) whose content shall be initialized according to the data size chosen. TscMon creates dynamically the address mapping in order to access the <text:span text:style-name="T247">USR space</text:span>.</text:p>
      <text:p text:style-name="P376">The second parameters defines the data set to be used to fill the address rang<text:span text:style-name="T194">e.</text:span></text:p>
      <text:p text:style-name="P376"/>
      <text:p text:style-name="P376"/>
      <text:p text:style-name="P188">Examples</text:p>
      <text:p text:style-name="P310">6:TscMon&gt;<text:span text:style-name="T11">f</text:span><text:span text:style-name="T30">u1</text:span><text:span text:style-name="T11">.s 1000..2000 s:0..2</text:span></text:p>
      <text:p text:style-name="P310">7:TscMon&gt;<text:span text:style-name="T11">d</text:span><text:span text:style-name="T30">u1</text:span><text:span text:style-name="T11">.s 1000</text:span></text:p>
      <text:p text:style-name="P310">0x00001000 : 0000 0002 0004 0006 0008 000a 000c 000e <text:s/>................</text:p>
      <text:p text:style-name="P310">0x00001010 : 0010 0012 0014 0016 0018 001a 001c 001e <text:s/>................</text:p>
      <text:p text:style-name="P310">0x00001020 : 0020 0022 0024 0026 0028 002a 002c 002e <text:s/>. .".$.&amp;.(.*.,..</text:p>
      <text:p text:style-name="P299">0x00001030 : 0030 0032 0034 0036 0038 003a 003c 003e <text:s/>.0.2.4.6.8.:.&lt;.&gt;</text:p>
      <text:p text:style-name="P163"/>
      <text:p text:style-name="P99"/>
      <text:h text:style-name="P461" text:outline-level="3"><text:bookmark-start text:name="__RefNumPara__41272201"/>Display history of commands<text:bookmark-end text:name="__RefNumPara__41272201"/></text:h>
      <text:p text:style-name="P129">Command</text:p>
      <text:p text:style-name="P377"><text:span text:style-name="T119">his</text:span> → <text:s/><text:span text:style-name="T296">Display history of commands</text:span></text:p>
      <text:p text:style-name="P377"/>
      <text:p text:style-name="P189">Synopsis</text:p>
      <text:p text:style-name="P279">his</text:p>
      <text:p text:style-name="P248">Display history of commands</text:p>
      <text:p text:style-name="P248">Commands in history list can re-executed by entering '!' followed by history line number</text:p>
      <text:p text:style-name="P377"/>
      <text:p text:style-name="P189">Description</text:p>
      <text:p text:style-name="P378">The his (history) command allows to review the history command typed in the TscMon application.</text:p>
      <text:p text:style-name="P377"/>
      <text:p text:style-name="P189">Examples</text:p>
      <text:p text:style-name="P300"><text:span text:style-name="T296">70:TscMon&gt;</text:span><text:span text:style-name="T119">his</text:span></text:p>
      <text:p text:style-name="P311"><text:s text:c="3"/>0 conf</text:p>
      <text:p text:style-name="P311"><text:s text:c="3"/>1 conf ddr</text:p>
      <text:p text:style-name="P311"><text:s text:c="3"/>2 conf show ddr</text:p>
      <text:p text:style-name="P146"/>
      <text:h text:style-name="P459" text:outline-level="3"><text:bookmark-start text:name="__RefNumPara__10336_1544553314"/>Perform i2c command<text:bookmark-end text:name="__RefNumPara__10336_1544553314"/></text:h>
      <text:p text:style-name="P130">Command</text:p>
      <text:p text:style-name="P379"><text:span text:style-name="T77">i2c</text:span> → <text:s/><text:span text:style-name="T248">perform i2c command</text:span></text:p>
      <text:p text:style-name="P379"/>
      <text:p text:style-name="P190">Synopsis</text:p>
      <text:p text:style-name="P380">Perform i2c command </text:p>
      <text:p text:style-name="P381"><text:span text:style-name="T248"><text:s text:c="3"/></text:span><text:span text:style-name="T78">i2c &lt;dev&gt; <text:s/>read <text:s/>&lt;reg&gt;</text:span></text:p>
      <text:p text:style-name="P280"><text:s text:c="3"/>i2c &lt;dev&gt; <text:s/>write &lt;reg&gt; &lt;data&gt;</text:p>
      <text:p text:style-name="P380"><text:s text:c="3"/>where &lt;dev&gt; = lm95255</text:p>
      <text:p text:style-name="P380"><text:s text:c="17"/>ds1339</text:p>
      <text:p text:style-name="P380"><text:s text:c="17"/>max5970</text:p>
      <text:p text:style-name="P380"><text:s text:c="17"/>bmr463_0</text:p>
      <text:p text:style-name="P380"><text:s text:c="17"/>bmr463_1</text:p>
      <text:p text:style-name="P380"><text:s text:c="17"/>bmr463_2</text:p>
      <text:p text:style-name="P380"><text:s text:c="17"/>bmr463_3</text:p>
      <text:p text:style-name="P380"><text:s text:c="17"/>pes32nt</text:p>
      <text:p text:style-name="P379"/>
      <text:p text:style-name="P190">Description</text:p>
      <text:p text:style-name="P381"><text:span text:style-name="T248">The </text:span><text:span text:style-name="T78">i2c</text:span><text:span text:style-name="T248"> command allows to read or write to a specific i2c device by choosing the specific offset to write or to read.</text:span></text:p>
      <text:p text:style-name="P379"/>
      <text:p text:style-name="P190">Examples</text:p>
      <text:p text:style-name="P301"><text:span text:style-name="T248">6:TscMon&gt;</text:span><text:span text:style-name="T78">i2c lm95255 read 0</text:span></text:p>
      <text:p text:style-name="P312">i2c read: 4c 0</text:p>
      <text:p text:style-name="P312">data = 10544681</text:p>
      <text:p text:style-name="P147"/>
      <text:h text:style-name="P459" text:outline-level="3" text:is-list-header="true"/>
      <text:h text:style-name="P459" text:outline-level="3"><text:bookmark-start text:name="__RefNumPara__10339_1544553314"/><text:soft-page-break/>TSC kernel buffer operations<text:bookmark-end text:name="__RefNumPara__10339_1544553314"/></text:h>
      <text:p text:style-name="P143">Command</text:p>
      <text:p text:style-name="P144"><text:span text:style-name="T249"><text:s text:c="3"/></text:span><text:span text:style-name="T79">kbuf</text:span> → <text:s/><text:span text:style-name="T249">TSC kernel buffer operations</text:span></text:p>
      <text:p text:style-name="P382"/>
      <text:p text:style-name="P191">Synopsis</text:p>
      <text:p text:style-name="P382"><text:span text:style-name="T79">kbuf</text:span><text:span text:style-name="T249">.&lt;id&gt; alloc &lt;size&gt;</text:span></text:p>
      <text:p text:style-name="P382"><text:span text:style-name="T79">kbuf</text:span><text:span text:style-name="T249">.&lt;id&gt; show</text:span></text:p>
      <text:p text:style-name="P382"><text:span text:style-name="T79">kbuf</text:span><text:span text:style-name="T249">.&lt;id&gt; free</text:span></text:p>
      <text:p text:style-name="P382"><text:span text:style-name="T79">kbuf</text:span><text:span text:style-name="T249">.&lt;id&gt; map &lt;map&gt; [&lt;offset&gt;]</text:span></text:p>
      <text:p text:style-name="P382"><text:span text:style-name="T79">kbuf</text:span><text:span text:style-name="T249">.&lt;id&gt; unmap</text:span></text:p>
      <text:p text:style-name="P383"><text:s text:c="3"/>where &lt;id&gt; <text:s text:c="4"/>= buffer identifier [0-&gt;7]</text:p>
      <text:p text:style-name="P383"><text:s text:c="9"/>&lt;size&gt; <text:s text:c="2"/>= buffer size</text:p>
      <text:p text:style-name="P382"><text:span text:style-name="T249"><text:s text:c="9"/>&lt;offset&gt; = requested address offset (optional) </text:span><text:span text:style-name="T250">i</text:span>n hexadecimal</text:p>
      <text:p text:style-name="P382"/>
      <text:p text:style-name="P191">Description</text:p>
      <text:p text:style-name="P384"><text:span text:style-name="T250">The </text:span><text:span text:style-name="T80">kbuf</text:span><text:span text:style-name="T250"> command allows to execute different operation on kernel buffer. 8 kernel buffer ares available. The size parameter allows to specify the size of the buffer and the parameter show list all buffers present in the system. Free parameter release the buffer</text:span></text:p>
      <text:p text:style-name="P382"/>
      <text:p text:style-name="P191">Examples</text:p>
      <text:p text:style-name="P302"><text:span text:style-name="T250">71:TscMon&gt;</text:span><text:span text:style-name="T80">kbuf show </text:span><text:span text:style-name="T250"><text:s text:c="127"/></text:span></text:p>
      <text:p text:style-name="P313">+---+----------+----------+ <text:s text:c="119"/></text:p>
      <text:p text:style-name="P313">|idx| <text:s/>b_addr <text:s/>| <text:s text:c="2"/>size <text:s text:c="2"/>| <text:s text:c="119"/></text:p>
      <text:p text:style-name="P313">+---+----------+----------+ <text:s text:c="119"/></text:p>
      <text:p text:style-name="P313">| 0 | 77b00000 | 00100000 | <text:s text:c="119"/></text:p>
      <text:p text:style-name="P313">+---+----------+----------+ <text:s text:c="119"/></text:p>
      <text:p text:style-name="P302"><text:span text:style-name="T250">72:TscMon&gt;</text:span><text:span text:style-name="T80">kbuf.1 alloc 10000 <text:s/></text:span><text:span text:style-name="T250"><text:s text:c="117"/></text:span></text:p>
      <text:p text:style-name="P313">Size requested: 10000 <text:s text:c="125"/></text:p>
      <text:p text:style-name="P302"><text:span text:style-name="T250">73:TscMon&gt;</text:span><text:span text:style-name="T80">kbuf show</text:span></text:p>
      <text:p text:style-name="P313">+---+----------+----------+</text:p>
      <text:p text:style-name="P313">|idx| <text:s/>b_addr <text:s/>| <text:s text:c="2"/>size <text:s text:c="2"/>|</text:p>
      <text:p text:style-name="P313">+---+----------+----------+</text:p>
      <text:p text:style-name="P313">| 0 | 77b00000 | 00100000 |</text:p>
      <text:p text:style-name="P313">| 1 | 73d00000 | 00010000 |</text:p>
      <text:p text:style-name="P313">+---+----------+----------+</text:p>
      <text:p text:style-name="P163"/>
      <text:p text:style-name="P100"/>
      <text:h text:style-name="P459" text:outline-level="3"><text:bookmark-start text:name="__RefNumPara__10486_1544553314"/><text:soft-page-break/>Read/write LMK04803 registers<text:bookmark-end text:name="__RefNumPara__10486_1544553314"/></text:h>
      <text:p text:style-name="P113">Command</text:p>
      <text:p text:style-name="P198"><text:span text:style-name="T85">lmk</text:span><text:span text:style-name="T254"> → Read/write LMK04803 registers</text:span></text:p>
      <text:p text:style-name="P274"/>
      <text:p text:style-name="P171">Synopsis</text:p>
      <text:p text:style-name="P218"><text:span text:style-name="T85">lmk</text:span><text:span text:style-name="T254">.&lt;x&gt; read &lt;reg&gt;</text:span></text:p>
      <text:p text:style-name="P218"><text:span text:style-name="T85">lmk</text:span><text:span text:style-name="T254">.&lt;x&gt; write &lt;reg&gt; &lt;data&gt;</text:span></text:p>
      <text:p text:style-name="P249"><text:s text:c="3"/>where &lt;x&gt; <text:s text:c="4"/>= LMK index </text:p>
      <text:p text:style-name="P249"><text:s text:c="9"/>&lt;reg&gt; <text:s text:c="2"/>= register address</text:p>
      <text:p text:style-name="P249"><text:s text:c="9"/>&lt;data&gt; <text:s/>= data to be written</text:p>
      <text:p text:style-name="P274"/>
      <text:p text:style-name="P171">Description</text:p>
      <text:p text:style-name="P385">Read and write LMK04803 registers. The first parameter is the index of the device. Secondly and the third parameters are the number of the register and the data to write.</text:p>
      <text:p text:style-name="P274"/>
      <text:p text:style-name="P171">Examples</text:p>
      <text:p text:style-name="P250">1:TscMon&gt;lmk.0 read 4</text:p>
      <text:p text:style-name="P250">LMK0 reg:04 = 00000320</text:p>
      <text:p text:style-name="P163"/>
      <text:h text:style-name="P459" text:outline-level="3"><text:bookmark-start text:name="__RefNumPara__10488_1544553314"/>Read/write loop from/to PCI addresses<text:bookmark-end text:name="__RefNumPara__10488_1544553314"/></text:h>
      <text:p text:style-name="P113">Command</text:p>
      <text:p text:style-name="P199"><text:span text:style-name="T86">lp1, lp2</text:span><text:span text:style-name="T255"> → Read/write loop from/to PCI addresses</text:span></text:p>
      <text:p text:style-name="P274"/>
      <text:p text:style-name="P171">Synopsis</text:p>
      <text:p text:style-name="P219"><text:span text:style-name="T86">lp</text:span><text:span text:style-name="T255">&lt;i&gt;.&lt;ds&gt; &lt;offset&gt; &lt;data&gt; [l:&lt;loop&gt;]</text:span></text:p>
      <text:p text:style-name="P251"><text:s text:c="3"/>where &lt;i&gt; <text:s text:c="5"/>= 1, 2 [PCI tree index]</text:p>
      <text:p text:style-name="P251"><text:s text:c="9"/>&lt;ds&gt; <text:s text:c="4"/>= b, s, w, l [data size 1, 2, 4, 8]</text:p>
      <text:p text:style-name="P219"><text:span text:style-name="T255"><text:s text:c="9"/>&lt;offset&gt; = </text:span><text:span text:style-name="T256">PCI</text:span><text:span text:style-name="T255"> address offset in hexadecimal</text:span></text:p>
      <text:p text:style-name="P251"><text:s text:c="9"/>&lt;data&gt; <text:s text:c="2"/>= data in hexadecimal [write cycle]</text:p>
      <text:p text:style-name="P251"><text:s text:c="9"/>&lt;loop&gt; <text:s text:c="2"/>= loop count (0 -&gt; infinite)</text:p>
      <text:p text:style-name="P251"><text:s text:c="9"/>If s is appended to &lt;ds&gt;, byte swapping if performed</text:p>
      <text:p text:style-name="P274"/>
      <text:p text:style-name="P171">Description</text:p>
      <text:p text:style-name="P386">The <text:span text:style-name="T86">lp</text:span> command shall be used to <text:span text:style-name="T255">loop on</text:span> a range of address in <text:span text:style-name="T255">PCI</text:span><text:span text:style-name="T247"> space.</text:span></text:p>
      <text:p text:style-name="P386">The command extensions is made of 1 or 2 characters. The first character can be: </text:p>
      <text:p text:style-name="P386"><text:span text:style-name="T35"><text:s text:c="2"/>b</text:span> → for byte access</text:p>
      <text:p text:style-name="P386"><text:span text:style-name="T35"><text:s text:c="2"/>s →</text:span> for 16 bit access</text:p>
      <text:p text:style-name="P386"><text:span text:style-name="T35"><text:s text:c="2"/>w</text:span> → for 32 bit access</text:p>
      <text:p text:style-name="P386"><text:span text:style-name="T35"><text:s text:c="2"/>l</text:span> → for 64 bit access </text:p>
      <text:p text:style-name="P386">The second character is optional and shall be <text:span text:style-name="T35">s</text:span> if byte swapping is required (meaningful only for 16, 32 and 64 bits accesses).</text:p>
      <text:p text:style-name="P386">The first parameter shall be a range of address offsets (relative to the <text:span text:style-name="T255">PCI space </text:span>address). <text:span text:style-name="T231">The second parameters defines the data set to be used to </text:span><text:span text:style-name="T255">loop on</text:span><text:span text:style-name="T231"> the address rang</text:span><text:span text:style-name="T194">e. </text:span><text:span text:style-name="T255">The third parameter is the number of loop to do.</text:span></text:p>
      <text:p text:style-name="P148"/>
      <text:h text:style-name="P459" text:outline-level="3" text:is-list-header="true"/>
      <text:h text:style-name="P459" text:outline-level="3"><text:bookmark-start text:name="__RefNumPara__10490_1544553314"/><text:soft-page-break/>Read/write loop from/to shared memory<text:bookmark-end text:name="__RefNumPara__10490_1544553314"/></text:h>
      <text:p text:style-name="P113">Command</text:p>
      <text:p text:style-name="P200"><text:span text:style-name="T86">l</text:span><text:span text:style-name="T88">s</text:span><text:span text:style-name="T86">1, l</text:span><text:span text:style-name="T88">s</text:span><text:span text:style-name="T86">2</text:span><text:span text:style-name="T255"> → Read/write loop from/to </text:span><text:span text:style-name="T258">shared memory</text:span></text:p>
      <text:p text:style-name="P274"/>
      <text:p text:style-name="P171">Synopsis</text:p>
      <text:p text:style-name="P220"><text:span text:style-name="T86">l</text:span><text:span text:style-name="T89">s</text:span><text:span text:style-name="T255">&lt;i&gt;.&lt;ds&gt; &lt;offset&gt; &lt;data&gt; [l:&lt;loop&gt;]</text:span></text:p>
      <text:p text:style-name="P220"><text:span text:style-name="T255"><text:s text:c="3"/>where &lt;i&gt; <text:s text:c="5"/>= 1, 2 [</text:span><text:span text:style-name="T261">SHM</text:span><text:span text:style-name="T255"> index]</text:span></text:p>
      <text:p text:style-name="P252"><text:s text:c="9"/>&lt;ds&gt; <text:s text:c="4"/>= b, s, w, l [data size 1, 2, 4, 8]</text:p>
      <text:p text:style-name="P220"><text:span text:style-name="T255"><text:s text:c="9"/>&lt;offset&gt; = </text:span><text:span text:style-name="T259">Shared memory</text:span><text:span text:style-name="T255"> address offset in hexadecimal</text:span></text:p>
      <text:p text:style-name="P252"><text:s text:c="9"/>&lt;data&gt; <text:s text:c="2"/>= data in hexadecimal [write cycle]</text:p>
      <text:p text:style-name="P252"><text:s text:c="9"/>&lt;loop&gt; <text:s text:c="2"/>= loop count (0 -&gt; infinite)</text:p>
      <text:p text:style-name="P252"><text:s text:c="9"/>If s is appended to &lt;ds&gt;, byte swapping if performed</text:p>
      <text:p text:style-name="P274"/>
      <text:p text:style-name="P171">Description</text:p>
      <text:p text:style-name="P387">The <text:span text:style-name="T86">l</text:span><text:span text:style-name="T89">s</text:span> command shall be used to <text:span text:style-name="T255">loop on</text:span> a range of address in <text:span text:style-name="T259">shared memory</text:span><text:span text:style-name="T247"> space. </text:span>The command extensions is made of 1 or 2 characters. The first character can be: </text:p>
      <text:p text:style-name="P387"><text:span text:style-name="T35"><text:s text:c="2"/>b</text:span> → for byte access</text:p>
      <text:p text:style-name="P387"><text:span text:style-name="T35"><text:s text:c="2"/>s →</text:span> for 16 bit access</text:p>
      <text:p text:style-name="P387"><text:span text:style-name="T35"><text:s text:c="2"/>w</text:span> → for 32 bit access</text:p>
      <text:p text:style-name="P387"><text:span text:style-name="T35"><text:s text:c="2"/>l</text:span> → for 64 bit access </text:p>
      <text:p text:style-name="P387">The second character is optional and shall be <text:span text:style-name="T35">s</text:span> if byte swapping is required (meaningful only for 16, 32 and 64 bits accesses).</text:p>
      <text:p text:style-name="P200">The first parameter shall be a range of address offsets (relative to the <text:span text:style-name="T259">shared memory</text:span><text:span text:style-name="T255"> space </text:span>address). The second parameters defines the data set to be used to <text:span text:style-name="T255">loop on</text:span> the address rang<text:span text:style-name="T194">e. </text:span><text:span text:style-name="T255">The third parameter is the number of loop to do.</text:span></text:p>
      <text:p text:style-name="P274"/>
      <text:p text:style-name="P171">Examples</text:p>
      <text:p text:style-name="P221"><text:span text:style-name="T260">63:TscMon&gt;</text:span><text:span text:style-name="T90">ls1.w</text:span><text:span text:style-name="T260"> 100000 12345678 l:10</text:span></text:p>
      <text:p text:style-name="P253">device: 0</text:p>
      <text:p text:style-name="P253">data = 12345678</text:p>
      <text:p text:style-name="P163"/>
      <text:h text:style-name="P460" text:outline-level="3"><text:bookmark-start text:name="__RefNumPara__10492_1544553314"/>Read/write loop from/to user area<text:bookmark-end text:name="__RefNumPara__10492_1544553314"/></text:h>
      <text:p text:style-name="P113">Command</text:p>
      <text:p text:style-name="P200"><text:span text:style-name="T86">l</text:span><text:span text:style-name="T91">u</text:span><text:span text:style-name="T86">1, l</text:span><text:span text:style-name="T91">u</text:span><text:span text:style-name="T86">2</text:span><text:span text:style-name="T255"> → Read/write loop from/to </text:span><text:span text:style-name="T261">USR</text:span><text:span text:style-name="T255"> addresses</text:span></text:p>
      <text:p text:style-name="P274"/>
      <text:p text:style-name="P171">Synopsis</text:p>
      <text:p text:style-name="P220"><text:span text:style-name="T86">l</text:span><text:span text:style-name="T91">u</text:span><text:span text:style-name="T255">&lt;i&gt;.&lt;ds&gt; &lt;offset&gt; &lt;data&gt; [l:&lt;loop&gt;]</text:span></text:p>
      <text:p text:style-name="P220"><text:span text:style-name="T255"><text:s text:c="3"/>where &lt;i&gt; <text:s text:c="5"/>= 1, 2 [</text:span><text:span text:style-name="T261">USR</text:span><text:span text:style-name="T255"> index]</text:span></text:p>
      <text:p text:style-name="P252"><text:s text:c="9"/>&lt;ds&gt; <text:s text:c="4"/>= b, s, w, l [data size 1, 2, 4, 8]</text:p>
      <text:p text:style-name="P220"><text:span text:style-name="T255"><text:s text:c="9"/>&lt;offset&gt; = </text:span><text:span text:style-name="T262">USR</text:span><text:span text:style-name="T255"> offset in hexadecimal</text:span></text:p>
      <text:p text:style-name="P252"><text:s text:c="9"/>&lt;data&gt; <text:s text:c="2"/>= data in hexadecimal [write cycle]</text:p>
      <text:p text:style-name="P252"><text:s text:c="9"/>&lt;loop&gt; <text:s text:c="2"/>= loop count (0 -&gt; infinite)</text:p>
      <text:p text:style-name="P252"><text:s text:c="9"/>If s is appended to &lt;ds&gt;, byte swapping if performed</text:p>
      <text:p text:style-name="P274"/>
      <text:p text:style-name="P171">Description</text:p>
      <text:p text:style-name="P387">The <text:span text:style-name="T86">l</text:span><text:span text:style-name="T92">u</text:span> command shall be used to <text:span text:style-name="T255">loop on</text:span> a range of address in <text:span text:style-name="T263">USR</text:span><text:span text:style-name="T247"> space.</text:span></text:p>
      <text:p text:style-name="P387">The command extensions is made of 1 or 2 characters. The first character can be: </text:p>
      <text:p text:style-name="P387"><text:span text:style-name="T35"><text:s text:c="2"/>b</text:span> → for byte access</text:p>
      <text:p text:style-name="P387"><text:span text:style-name="T35"><text:s text:c="2"/>s →</text:span> for 16 bit access</text:p>
      <text:p text:style-name="P387"><text:span text:style-name="T35"><text:s text:c="2"/>w</text:span> → for 32 bit access</text:p>
      <text:p text:style-name="P387"><text:soft-page-break/><text:span text:style-name="T35"><text:s text:c="2"/>l</text:span> → for 64 bit access </text:p>
      <text:p text:style-name="P387">The second character is optional and shall be <text:span text:style-name="T35">s</text:span> if byte swapping is required (meaningful only for 16, 32 and 64 bits accesses).</text:p>
      <text:p text:style-name="P200">The first parameter shall be a range of address offsets (relative to the <text:span text:style-name="T263">USR</text:span><text:span text:style-name="T255"> space </text:span>address). The second parameters defines the data set to be used to <text:span text:style-name="T255">loop on</text:span> the address rang<text:span text:style-name="T194">e. </text:span><text:span text:style-name="T255">The third parameter is the number of loop to do.</text:span></text:p>
      <text:p text:style-name="P274"/>
      <text:p text:style-name="P171">Examples</text:p>
      <text:p text:style-name="P221"><text:span text:style-name="T260">66:TscMon&gt;</text:span><text:span text:style-name="T90">lu1.w</text:span><text:span text:style-name="T260"> 100000 12345678 l:10</text:span></text:p>
      <text:p text:style-name="P253">device: 0</text:p>
      <text:p text:style-name="P253">data = 12345678</text:p>
      <text:p text:style-name="P163"/>
      <text:h text:style-name="P445" text:outline-level="3"><text:bookmark-start text:name="__RefNumPara__10494_1544553314"/>Mapping <text:span text:style-name="T230">operation</text:span><text:bookmark-end text:name="__RefNumPara__10494_1544553314"/></text:h>
      <text:p text:style-name="P117">Command</text:p>
      <text:p text:style-name="P343"><text:span text:style-name="T35">map</text:span> <text:span text:style-name="T45">show</text:span><text:span text:style-name="T167"> </text:span>→ <text:s/><text:span text:style-name="T168">show</text:span> address mapping</text:p>
      <text:p text:style-name="P343"/>
      <text:p text:style-name="P176">Synopsis</text:p>
      <text:p text:style-name="P388"><text:span text:style-name="T35">map show </text:span><text:span text:style-name="T127">[&lt;map&gt;]</text:span></text:p>
      <text:p text:style-name="P388"><text:span text:style-name="T35">map clear </text:span><text:span text:style-name="T127">&lt;map&gt;</text:span></text:p>
      <text:p text:style-name="P388"><text:span text:style-name="T35"><text:s text:c="3"/></text:span><text:span text:style-name="T127">where &lt;map&gt; = </text:span><text:span text:style-name="T129">map identifier</text:span></text:p>
      <text:p text:style-name="P390"/>
      <text:p text:style-name="P176">Description</text:p>
      <text:p text:style-name="P343">The <text:span text:style-name="T35">map</text:span> command shall be used to handle the TSC address mapping tables.</text:p>
      <text:p text:style-name="P343">The <text:span text:style-name="T35">show</text:span> operation displays the TSC current mapping information for the table identified by the &lt;map identifier&gt; parameter:</text:p>
      <text:p text:style-name="P343"><text:span text:style-name="T11"><text:s text:c="2"/>mas_</text:span><text:span text:style-name="T15">mem</text:span> <text:s text:c="4"/>→ mapping in PCI MEM space</text:p>
      <text:p text:style-name="P343"><text:s text:c="2"/><text:span text:style-name="T11">mas_</text:span><text:span text:style-name="T15">pmem</text:span> <text:s text:c="3"/>→ mapping in PCI PMEM space</text:p>
      <text:p text:style-name="P391"/>
      <text:p text:style-name="P343">If no map identifier is given, all maps are shown.</text:p>
      <text:p text:style-name="P343">The <text:span text:style-name="T35">clear</text:span> operation resets all pages in the translation table identified by the &lt;map identifier&gt; parameter. This destroy all mapping previously performed by any application and should be used only as a last resort operation.</text:p>
      <text:p text:style-name="P343"><text:s text:c="2"/></text:p>
      <text:p text:style-name="P176">Examples</text:p>
      <text:p text:style-name="P343"/>
      <text:p text:style-name="P392"><text:span text:style-name="T195">92:TscMon&gt;</text:span><text:span text:style-name="T57">map show</text:span></text:p>
      <text:p text:style-name="P393"/>
      <text:p text:style-name="P393">+=========================================================+</text:p>
      <text:p text:style-name="P393">+ Map Name : mas_mem</text:p>
      <text:p text:style-name="P393">+ Map Size : 2048*64 KBytes</text:p>
      <text:p text:style-name="P393">+ Win Base : 0xc40000000</text:p>
      <text:p text:style-name="P393">+ Win Size : 0x08000000 [2048 pages]</text:p>
      <text:p text:style-name="P393">+----------+----+----+----------+------------------+------+</text:p>
      <text:p text:style-name="P393">| <text:s/>offset <text:s/>|flag| usr| <text:s text:c="2"/>size <text:s text:c="2"/>| <text:s text:c="2"/>remote address | mode |</text:p>
      <text:p text:style-name="P393">+----------+----+----+----------+------------------+------+</text:p>
      <text:p text:style-name="P393">| 00000000 | 01 | 01 | 00020000 | 0000000000000000 | 2003 | SHM1</text:p>
      <text:p text:style-name="P393">| 00020000 | 01 | 01 | 00020000 | 0000000000000000 | 3003 | SHM2</text:p>
      <text:p text:style-name="P393">| 00040000 | 01 | 01 | 00010000 | 0000000000010000 | 2003 | SHM1</text:p>
      <text:p text:style-name="P393">| 00050000 | 00 | 00 | 07fb0000 | 0000000000000000 | 0000 | FREE</text:p>
      <text:p text:style-name="P393">+----------+----+----+----------+------------------+------+</text:p>
      <text:p text:style-name="P393"/>
      <text:p text:style-name="P393">+=========================================================+</text:p>
      <text:p text:style-name="P393">+ Map Name : mas_pmem</text:p>
      <text:p text:style-name="P393">+ Map Size : 128*4 MBytes</text:p>
      <text:p text:style-name="P393">+ Win Base : 0xc60000000</text:p>
      <text:p text:style-name="P393"><text:soft-page-break/>+ Win Size : 0x20000000 [128 pages]</text:p>
      <text:p text:style-name="P393">+----------+----+----+----------+------------------+------+</text:p>
      <text:p text:style-name="P393">| <text:s/>offset <text:s/>|flag| usr| <text:s text:c="2"/>size <text:s text:c="2"/>| <text:s text:c="2"/>remote address | mode |</text:p>
      <text:p text:style-name="P393">+----------+----+----+----------+------------------+------+</text:p>
      <text:p text:style-name="P393">| 00000000 | 00 | 00 | 20000000 | 0000000000000000 | 0000 | FREE</text:p>
      <text:p text:style-name="P393">+----------+----+----+----------+------------------+------+</text:p>
      <text:p text:style-name="P394"/>
      <text:p text:style-name="P83">Command</text:p>
      <text:p text:style-name="P395"><text:soft-page-break/><text:span text:style-name="T35">map</text:span> <text:span text:style-name="T45">alloc</text:span><text:span text:style-name="T167"> </text:span>→ <text:s/><text:span text:style-name="T167">create a new entry in a map</text:span></text:p>
      <text:p text:style-name="P395"/>
      <text:p text:style-name="P192">Synopsis</text:p>
      <text:p text:style-name="P389"><text:span text:style-name="T35">map.</text:span><text:span text:style-name="T127">&lt;space&gt;</text:span><text:span text:style-name="T35"> alloc </text:span><text:span text:style-name="T127">&lt;map&gt; &lt;addr&gt; &lt;size&gt; [&lt;offset&gt;]</text:span></text:p>
      <text:p text:style-name="P389"><text:span text:style-name="T35">map free </text:span><text:span text:style-name="T127">&lt;map&gt; offset</text:span></text:p>
      <text:p text:style-name="P389"><text:span text:style-name="T35"><text:s text:c="3"/></text:span><text:span text:style-name="T127">where &lt;map&gt; <text:s text:c="2"/>= </text:span><text:span text:style-name="T129">map identifier</text:span></text:p>
      <text:p text:style-name="P254"><text:s text:c="9"/>&lt;space&gt; = <text:span text:style-name="T35">p</text:span>,<text:span text:style-name="T35"> s</text:span>, <text:span text:style-name="T35">u</text:span> -&gt; remote space ( PCI, SHM or USER)</text:p>
      <text:p text:style-name="P254"><text:s text:c="9"/>&lt;addr&gt; <text:s/>= remote address in hexadecimal</text:p>
      <text:p text:style-name="P254"><text:s text:c="9"/>&lt;size&gt; <text:s/>= requested mapping size</text:p>
      <text:p text:style-name="P254"><text:s text:c="9"/>&lt;<text:span text:style-name="T196">offset</text:span>&gt; <text:s/>= <text:span text:style-name="T196">requested address offset (optional)</text:span></text:p>
      <text:p text:style-name="P395"/>
      <text:p text:style-name="P395"/>
      <text:p text:style-name="P192">Description</text:p>
      <text:p text:style-name="P395"/>
      <text:p text:style-name="P395">The <text:span text:style-name="T167">map a</text:span><text:span text:style-name="T35">lloc</text:span> operation creates new pages in the translation table identified by the &lt;map&gt; parameter:</text:p>
      <text:p text:style-name="P395"><text:span text:style-name="T11"><text:s text:c="2"/>mas_</text:span><text:span text:style-name="T15">mem</text:span> <text:s text:c="4"/>→ mapping in PCI MEM space</text:p>
      <text:p text:style-name="P395"><text:s text:c="2"/><text:span text:style-name="T11">mas_</text:span><text:span text:style-name="T15">pmem</text:span> <text:s text:c="3"/>→ mapping in PCI PMEM space</text:p>
      <text:p text:style-name="P395">It takes &lt;rem_addr&gt;, &lt;size&gt; and &lt;mode&gt; as additional parameters. If &lt;offset&gt; parameter is given, the driver will try to map the page at that offset otherwise dynamic allocation is performed.</text:p>
      <text:p text:style-name="P395">The <text:span text:style-name="T7">free</text:span> operation delete existing pages in the translation table identified by the &lt;map&gt; parameter. It takes as parameter the page offset returned by the <text:span text:style-name="T7">alloc</text:span> operation</text:p>
      <text:p text:style-name="P395"><text:s text:c="2"/></text:p>
      <text:p text:style-name="P192">Examples</text:p>
      <text:p text:style-name="P395"/>
      <text:p text:style-name="P314"><text:span text:style-name="T220">4:TscMon&gt;</text:span><text:span text:style-name="T26">map.s alloc mas_mem 1000 1000 0</text:span><text:span text:style-name="T220"> <text:s text:c="106"/></text:span></text:p>
      <text:p text:style-name="P315">Allocating mapping... <text:s text:c="125"/></text:p>
      <text:p text:style-name="P315">mapping mode: 0 <text:s text:c="131"/></text:p>
      <text:p text:style-name="P315">5:TscMon&gt;map show <text:s text:c="129"/></text:p>
      <text:p text:style-name="P315"/>
      <text:p text:style-name="P315">+=========================================================+ <text:s text:c="87"/></text:p>
      <text:p text:style-name="P315">+ Map Name : mas_mem <text:s text:c="126"/></text:p>
      <text:p text:style-name="P315">+ Map Size : 2048*64 KBytes <text:s text:c="119"/></text:p>
      <text:p text:style-name="P315">+ Win Base : 0xc40000000 <text:s text:c="122"/></text:p>
      <text:p text:style-name="P315">+ Win Size : 0x08000000 [2048 pages] <text:s text:c="110"/></text:p>
      <text:p text:style-name="P315">+----------+----+----+----------+------------------+------+ <text:s text:c="87"/></text:p>
      <text:p text:style-name="P315">| <text:s/>offset <text:s/>|flag| usr| <text:s text:c="2"/>size <text:s text:c="2"/>| <text:s text:c="2"/>remote address | mode | <text:s text:c="87"/></text:p>
      <text:p text:style-name="P315">+----------+----+----+----------+------------------+------+ <text:s text:c="87"/></text:p>
      <text:p text:style-name="P315">| 00000000 | 01 | 01 | 00020000 | 0000000000000000 | 2003 | SHM1 <text:s text:c="82"/></text:p>
      <text:p text:style-name="P315">| 00020000 | 01 | 01 | 00020000 | 0000000000000000 | 3003 | SHM2 <text:s text:c="82"/></text:p>
      <text:p text:style-name="P315">| 00040000 | 01 | 01 | 00010000 | 0000000000000000 | 2003 | SHM1 <text:s text:c="82"/></text:p>
      <text:p text:style-name="P315">| 00050000 | 01 | 01 | 00010000 | 0000000000000000 | 2003 | SHM1 <text:s text:c="82"/></text:p>
      <text:p text:style-name="P315">| 00060000 | 00 | 00 | 07fa0000 | 0000000000000000 | 0000 | FREE <text:s text:c="82"/></text:p>
      <text:p text:style-name="P315">+----------+----+----+----------+------------------+------+ <text:s text:c="87"/></text:p>
      <text:p text:style-name="P315"/>
      <text:p text:style-name="P315"/>
      <text:p text:style-name="P315"/>
      <text:p text:style-name="P315">6:TscMon&gt;map free mas_mem 1</text:p>
      <text:p text:style-name="P315">Freeing mapping...</text:p>
      <text:p text:style-name="P315">7:TscMon&gt;map show</text:p>
      <text:p text:style-name="P315"/>
      <text:p text:style-name="P315">+=========================================================+</text:p>
      <text:p text:style-name="P315">+ Map Name : mas_mem</text:p>
      <text:p text:style-name="P315">+ Map Size : 2048*64 KBytes</text:p>
      <text:p text:style-name="P315">+ Win Base : 0xc40000000</text:p>
      <text:p text:style-name="P315">+ Win Size : 0x08000000 [2048 pages]</text:p>
      <text:p text:style-name="P315">+----------+----+----+----------+------------------+------+</text:p>
      <text:p text:style-name="P315">| <text:s/>offset <text:s/>|flag| usr| <text:s text:c="2"/>size <text:s text:c="2"/>| <text:s text:c="2"/>remote address | mode |</text:p>
      <text:p text:style-name="P315">+----------+----+----+----------+------------------+------+</text:p>
      <text:p text:style-name="P315"><text:soft-page-break/>| 00000000 | 00 | 00 | 00020000 | 0000000000000000 | 0000 | FREE</text:p>
      <text:p text:style-name="P315">| 00020000 | 01 | 01 | 00020000 | 0000000000000000 | 3003 | SHM2</text:p>
      <text:p text:style-name="P315">| 00040000 | 01 | 01 | 00010000 | 0000000000000000 | 2003 | SHM1</text:p>
      <text:p text:style-name="P315">| 00050000 | 01 | 01 | 00010000 | 0000000000000000 | 2003 | SHM1</text:p>
      <text:p text:style-name="P315">| 00060000 | 00 | 00 | 07fa0000 | 0000000000000000 | 0000 | FREE</text:p>
      <text:p text:style-name="P315">+----------+----+----+----------+------------------+------+</text:p>
      <text:p text:style-name="P166"/>
      <text:p text:style-name="P95"/>
      <text:h text:style-name="P459" text:outline-level="3"><text:bookmark-start text:name="__RefNumPara__10642_1544553314"/><text:soft-page-break/>MTCA.4 PON mailbox operations<text:bookmark-end text:name="__RefNumPara__10642_1544553314"/></text:h>
      <text:p text:style-name="P113">Command</text:p>
      <text:p text:style-name="P201"><text:span text:style-name="T95">mbox</text:span><text:span text:style-name="T267"> → MTCA.4 PON mailbox operations</text:span></text:p>
      <text:p text:style-name="P274"/>
      <text:p text:style-name="P171">Synopsis</text:p>
      <text:p text:style-name="P222"><text:span text:style-name="T95">mbox</text:span><text:span text:style-name="T267"> read &lt;address&gt; [&lt;count&gt;]</text:span></text:p>
      <text:p text:style-name="P222"><text:span text:style-name="T95">mbox</text:span><text:span text:style-name="T267"> write &lt;address&gt; &lt;value&gt;</text:span></text:p>
      <text:p text:style-name="P222"><text:span text:style-name="T95">mbox</text:span><text:span text:style-name="T267"> info</text:span></text:p>
      <text:p text:style-name="P274"/>
      <text:p text:style-name="P171">Description</text:p>
      <text:p text:style-name="P396">This command performs communication with the PON device over mailbox process. It allow to read and write and to acquire firmware information and various sensor values.</text:p>
      <text:p text:style-name="P274"/>
      <text:p text:style-name="P171">Examples</text:p>
      <text:p text:style-name="P222"><text:span text:style-name="T267">21:TscMon&gt;</text:span><text:span text:style-name="T95">mbox info</text:span></text:p>
      <text:p text:style-name="P255">Firmware revision: <text:s text:c="4"/>3.0</text:p>
      <text:p text:style-name="P255">AMC slot number: <text:s text:c="6"/>3</text:p>
      <text:p text:style-name="P255">Board name: <text:s text:c="11"/>IFC_1410</text:p>
      <text:p text:style-name="P255">Board revision: <text:s text:c="7"/>pcb_1601.2</text:p>
      <text:p text:style-name="P255">Board serial number: <text:s text:c="2"/>174500053</text:p>
      <text:p text:style-name="P255">Product name: <text:s text:c="9"/>IFC_1410</text:p>
      <text:p text:style-name="P255">Product revision: <text:s text:c="5"/>1410</text:p>
      <text:p text:style-name="P255">Product serial number: 0000</text:p>
      <text:p text:style-name="P255">Sensor TCPU:</text:p>
      <text:p text:style-name="P255"><text:s text:c="2"/>status = (3) valid</text:p>
      <text:p text:style-name="P255"><text:s text:c="2"/>value = 39</text:p>
      <text:p text:style-name="P255"><text:s text:c="2"/>timestamp = 2922</text:p>
      <text:p text:style-name="P255">Sensor TPCBBOT:</text:p>
      <text:p text:style-name="P255"><text:s text:c="2"/>status = (3) valid</text:p>
      <text:p text:style-name="P255"><text:s text:c="2"/>value = 37</text:p>
      <text:p text:style-name="P255"><text:s text:c="2"/>timestamp = 2921</text:p>
      <text:p text:style-name="P255">Sensor TPCBTOP:</text:p>
      <text:p text:style-name="P255"><text:s text:c="2"/>status = (3) valid</text:p>
      <text:p text:style-name="P255"><text:s text:c="2"/>value = 38</text:p>
      <text:p text:style-name="P255"><text:s text:c="2"/>timestamp = 2920</text:p>
      <text:p text:style-name="P255">Sensor UPTIME:</text:p>
      <text:p text:style-name="P255"><text:s text:c="2"/>status = (3) valid</text:p>
      <text:p text:style-name="P255"><text:s text:c="2"/>value = 0</text:p>
      <text:p text:style-name="P255"><text:s text:c="2"/>timestamp = 2927</text:p>
      <text:p text:style-name="P163"/>
      <text:h text:style-name="P445" text:outline-level="3"><text:bookmark-start text:name="__RefNumPara__30493119"/>Patch <text:span text:style-name="T150">TSC PCI CFG</text:span> register<text:bookmark-end text:name="__RefNumPara__30493119"/></text:h>
      <text:p text:style-name="P117">Command</text:p>
      <text:p text:style-name="P343"><text:span text:style-name="T35">p</text:span><text:span text:style-name="T39">c</text:span><text:span text:style-name="T35"> →</text:span> <text:s/>read/write data from/to TSC PCI configuration space</text:p>
      <text:p text:style-name="P343"/>
      <text:p text:style-name="P176">Synopsis</text:p>
      <text:p text:style-name="P343"><text:span text:style-name="T35">pc</text:span> &lt;reg&gt; [&lt;data&gt;]</text:p>
      <text:p text:style-name="P343"/>
      <text:p text:style-name="P343"><text:s text:c="3"/>where &lt;reg&gt; = register offset in hexadecimal</text:p>
      <text:p text:style-name="P343"><text:s text:c="9"/>&lt;data&gt; = data in hexadecimal [write cycle]</text:p>
      <text:p text:style-name="P343"/>
      <text:p text:style-name="P176">Description</text:p>
      <text:p text:style-name="P343"><text:soft-page-break/>The <text:span text:style-name="T35">pc</text:span> command shall be used to perform PCI configuration cycles targeted to the TSC FPGA PCIe End Point. It takes up to 2 parameters.</text:p>
      <text:p text:style-name="P343">The first parameter shall be the address offset of the configuration register to be accessed.</text:p>
      <text:p text:style-name="P343">The second parameter shall be the data to write in the register. If it is missing, TscMon performs a read cycle on the register, displays the data and prompt for a new data to overwrite the register. To return to the command interpreter enter the “.” character. If you enter CR (Carriage Return), TscMon will read the register at &lt;reg&gt;+&lt;ds&gt; and display it current value.</text:p>
      <text:p text:style-name="P343"/>
      <text:p text:style-name="P176">Examples</text:p>
      <text:p text:style-name="P397">17:TscMon&gt;<text:span text:style-name="T11">pc 0</text:span></text:p>
      <text:p text:style-name="P398"><text:s text:c="2"/><text:span text:style-name="T203">0x0000 : 10017357 [0001'0000'0000'0001'0111'0011'0101'0111] -&gt; </text:span></text:p>
      <text:p text:style-name="P164"/>
      <text:p text:style-name="P91"/>
      <text:h text:style-name="P445" text:outline-level="3"><text:bookmark-start text:name="__RefNumPara__10646_1544553314"/><text:span text:style-name="T222">R</text:span>ead/write data from/to TSC <text:span text:style-name="T221">IFC PON register</text:span><text:bookmark-end text:name="__RefNumPara__10646_1544553314"/></text:h>
      <text:p text:style-name="P131">Command</text:p>
      <text:p text:style-name="P399"><text:span text:style-name="T35">p</text:span><text:span text:style-name="T84">i</text:span><text:span text:style-name="T35"> →</text:span> <text:s/>read/write data from/to TSC <text:span text:style-name="T253">IFC PON register</text:span></text:p>
      <text:p text:style-name="P399"/>
      <text:p text:style-name="P193">Synopsis</text:p>
      <text:p text:style-name="P399"><text:span text:style-name="T35">p</text:span><text:span text:style-name="T84">i</text:span> &lt;reg&gt; [&lt;data&gt;]</text:p>
      <text:p text:style-name="P399"/>
      <text:p text:style-name="P399"><text:s text:c="3"/>where &lt;reg&gt; = register offset in hexadecimal</text:p>
      <text:p text:style-name="P399"><text:s text:c="9"/>&lt;data&gt; = data in hexadecimal [write cycle]</text:p>
      <text:p text:style-name="P399"/>
      <text:p text:style-name="P193">Description</text:p>
      <text:p text:style-name="P399">The <text:span text:style-name="T35">p</text:span><text:span text:style-name="T84">i</text:span> command shall be used to perform <text:span text:style-name="T253">read/write from/to TSC IFC PON register</text:span>. It takes up to 2 parameters.</text:p>
      <text:p text:style-name="P399">The first parameter shall be the address offset of the configuration register to be accessed.</text:p>
      <text:p text:style-name="P399">The second parameter shall be the data to write in the register. If it is missing, TscMon performs a read cycle on the register, displays the data and prompt for a new data to overwrite the register. To return to the command interpreter enter the “.” character. If you enter CR (Carriage Return), TscMon will read the register at &lt;reg&gt;+&lt;ds&gt; and display it current value.</text:p>
      <text:p text:style-name="P399"/>
      <text:p text:style-name="P193">Examples</text:p>
      <text:p text:style-name="P303"><text:span text:style-name="T253">44:TscMon&gt;</text:span><text:span text:style-name="T84">pi 0</text:span></text:p>
      <text:p text:style-name="P316">0x0000 : 73571410 [0111'0011'0101'0111'0001'0100'0001'0000] -&gt; </text:p>
      <text:p text:style-name="P163"/>
      <text:p text:style-name="P99"/>
      <text:h text:style-name="P445" text:outline-level="3"><text:bookmark-start text:name="__RefNumPara__3050651912"/><text:bookmark-start text:name="__RefHeading__342509201"/><text:soft-page-break/>Patch an address in system memory<text:bookmark-end text:name="__RefNumPara__3050651912"/><text:bookmark-end text:name="__RefHeading__342509201"/></text:h>
      <text:p text:style-name="P117">Command</text:p>
      <text:p text:style-name="P343"><text:span text:style-name="T35">pm </text:span><text:s/>→ <text:s/>read/write data from/to <text:span text:style-name="T154">kernel buffer allocated by TscMon</text:span></text:p>
      <text:p text:style-name="P343"/>
      <text:p text:style-name="P176">Synopsis</text:p>
      <text:p text:style-name="P343"><text:span text:style-name="T35">pm.</text:span>&lt;ds&gt;[&lt;swap&gt;] &lt;addr&gt; [&lt;data&gt;]</text:p>
      <text:p text:style-name="P343"/>
      <text:p text:style-name="P343"><text:s text:c="3"/>where &lt;ds&gt; = b,s,w,<text:span text:style-name="T204">l</text:span> (data size 1,2,4,<text:span text:style-name="T204">8</text:span>)</text:p>
      <text:p text:style-name="P343"><text:s text:c="9"/>&lt;swap&gt; = s if swapping is required</text:p>
      <text:p text:style-name="P343"><text:s text:c="9"/>&lt;addr&gt; = resource internal address in hexadecimal</text:p>
      <text:p text:style-name="P343"><text:s text:c="9"/>&lt;data&gt; = data in hexadecimal [write cycle]</text:p>
      <text:p text:style-name="P343"/>
      <text:p text:style-name="P176">Description</text:p>
      <text:p text:style-name="P343">The <text:span text:style-name="T35">pm</text:span> command shall be used to perform cycles to access the host system memory. It takes up to 2 parameters.</text:p>
      <text:p text:style-name="P343">The command extensions is made of 1 or 2 characters. The first character can be: </text:p>
      <text:p text:style-name="P343"><text:span text:style-name="T35"><text:s text:c="2"/>b</text:span> → for byte access</text:p>
      <text:p text:style-name="P343"><text:span text:style-name="T35"><text:s text:c="2"/>s →</text:span> for 16 bit access</text:p>
      <text:p text:style-name="P343"><text:span text:style-name="T35"><text:s text:c="2"/>w</text:span> → for 32 bit access </text:p>
      <text:p text:style-name="P343">The second character (optional) shall be <text:span text:style-name="T35">s</text:span> if the data are to be byte swapped before being written or displayed (meaningful only for 16, 32 and 64 bits accesses).</text:p>
      <text:p text:style-name="P343">The first parameter shall be address <text:span text:style-name="T154">offset in the kernel buffer</text:span>.</text:p>
      <text:p text:style-name="P343">The second parameter shall be the data to write in the <text:span text:style-name="T154">kernel buffer</text:span>. If it is missing or equal to '?', TscMon performs a read cycle on the register, displays the data and prompt for a new data to overwrite the register. To return to the command interpreter enter the “.” character. If you enter CR (Carriage Return), TscMon will read the <text:span text:style-name="T154">kernel buffer</text:span> at &lt;<text:span text:style-name="T154">addr</text:span>&gt;+&lt;ds&gt; and display <text:span text:style-name="T154">it.</text:span> </text:p>
      <text:p text:style-name="P429"/>
      <text:p text:style-name="P176">Examples</text:p>
      <text:p text:style-name="P400">21:TscMon&gt;<text:span text:style-name="T11">pm.w 0</text:span></text:p>
      <text:p text:style-name="P400">0x00000000 : 00000000 -&gt; 12345678</text:p>
      <text:p text:style-name="P400">0x00000004 : 00000000 -&gt; .</text:p>
      <text:p text:style-name="P400">22:TscMon&gt;<text:span text:style-name="T11">pm.w 0 .</text:span></text:p>
      <text:p text:style-name="P400">0x00000000 : 0x12345678 -&gt; </text:p>
      <text:p text:style-name="P164"/>
      <text:p text:style-name="P91"/>
      <text:p text:style-name="P91"/>
      <text:h text:style-name="P445" text:outline-level="3"><text:bookmark-start text:name="__RefHeading__10649_1544553314"/><text:soft-page-break/>Read/write data from/to PCI tree address<text:bookmark-end text:name="__RefHeading__10649_1544553314"/></text:h>
      <text:p text:style-name="P113">Command</text:p>
      <text:p text:style-name="P202"><text:span text:style-name="T93">pp</text:span><text:span text:style-name="T264"> → </text:span><text:span text:style-name="T265">read/write data from/to PCI tree address</text:span></text:p>
      <text:p text:style-name="P274"/>
      <text:p text:style-name="P171">Synopsis</text:p>
      <text:p text:style-name="P223"><text:span text:style-name="T93">pp</text:span><text:span text:style-name="T264">.&lt;ds&gt; &lt;offset&gt; [&lt;data&gt;]</text:span></text:p>
      <text:p text:style-name="P223"><text:span text:style-name="T93">pp1</text:span><text:span text:style-name="T264">.&lt;ds&gt; &lt;offset&gt; [&lt;data&gt;]</text:span></text:p>
      <text:p text:style-name="P223"><text:span text:style-name="T93">pp2</text:span><text:span text:style-name="T264">.&lt;ds&gt; &lt;offset&gt; [&lt;data&gt;]</text:span></text:p>
      <text:p text:style-name="P256"><text:s text:c="3"/>where &lt;ds&gt; <text:s text:c="4"/>= b,s,w,l -&gt; data size: 1,2,4,8</text:p>
      <text:p text:style-name="P257"><text:s text:c="9"/>&lt;swap&gt; <text:s text:c="2"/>= s if swapping is required</text:p>
      <text:p text:style-name="P256"><text:s text:c="9"/>&lt;offset&gt; = address offset in hexadecimal</text:p>
      <text:p text:style-name="P256"><text:s text:c="9"/>&lt;data&gt; <text:s text:c="2"/>= data in hexadecimal [write cycle]</text:p>
      <text:p text:style-name="P274"/>
      <text:p text:style-name="P171">Description</text:p>
      <text:p text:style-name="P401">The <text:span text:style-name="T35">p</text:span><text:span text:style-name="T94">p</text:span> command shall be used to perform cycles to access the <text:span text:style-name="T266">PCI tree address</text:span>. It takes up to 2 parameters.</text:p>
      <text:p text:style-name="P401">The command extensions is made of 1 or 2 characters. The first character can be: </text:p>
      <text:p text:style-name="P401"><text:span text:style-name="T35"><text:s text:c="2"/>b</text:span> → for byte access</text:p>
      <text:p text:style-name="P401"><text:span text:style-name="T35"><text:s text:c="2"/>s →</text:span> for 16 bit access</text:p>
      <text:p text:style-name="P401"><text:span text:style-name="T35"><text:s text:c="2"/>w</text:span> → for 32 bit access </text:p>
      <text:p text:style-name="P401">The second character (optional) shall be <text:span text:style-name="T35">s</text:span> if the data are to be byte swapped before being written or displayed (meaningful only for 16, 32 and 64 bits accesses).</text:p>
      <text:p text:style-name="P401">The first parameter shall be address <text:span text:style-name="T154">offset in the kernel </text:span><text:span text:style-name="T266">PCI tree address</text:span>.</text:p>
      <text:p text:style-name="P401"><text:span text:style-name="T231">The second parameter shall be the data to write. If it is missing or equal to '?', TscMon performs a read cycle on the register, displays the data and prompt for a new data to overwrite the register. To return to the command interpreter enter the “.” character. If you enter CR (Carriage Return), TscMon will read the </text:span><text:span text:style-name="T154">kernel buffer</text:span><text:span text:style-name="T231"> at &lt;</text:span><text:span text:style-name="T154">addr</text:span><text:span text:style-name="T231">&gt;+&lt;ds&gt; and display </text:span><text:span text:style-name="T154">it.</text:span><text:span text:style-name="T231"> </text:span></text:p>
      <text:p text:style-name="P163"/>
      <text:h text:style-name="P445" text:outline-level="3"><text:bookmark-start text:name="__RefNumPara__30501919"/><text:bookmark-start text:name="__RefHeading__34245920"/>Patch <text:span text:style-name="T151">TSC CSR Register</text:span><text:bookmark-end text:name="__RefNumPara__30501919"/><text:bookmark-end text:name="__RefHeading__34245920"/></text:h>
      <text:p text:style-name="P132">Command</text:p>
      <text:p text:style-name="P402"><text:span text:style-name="T35">p</text:span><text:span text:style-name="T40">r</text:span><text:span text:style-name="T35"> →</text:span> <text:s/>read/write data from/to TSC <text:span text:style-name="T151">CSR</text:span> space</text:p>
      <text:p text:style-name="P402"/>
      <text:p text:style-name="P194">Synopsis</text:p>
      <text:p text:style-name="P402"><text:span text:style-name="T35">p</text:span><text:span text:style-name="T40">r</text:span> &lt;reg&gt; [&lt;data&gt;]</text:p>
      <text:p text:style-name="P402"/>
      <text:p text:style-name="P402"><text:s text:c="3"/>where &lt;reg&gt; = register offset in hexadecimal</text:p>
      <text:p text:style-name="P402"><text:s text:c="9"/>&lt;data&gt; = data in hexadecimal [write cycle]</text:p>
      <text:p text:style-name="P402"/>
      <text:p text:style-name="P194">Description</text:p>
      <text:p text:style-name="P402">The <text:span text:style-name="T35">p</text:span><text:span text:style-name="T40">r</text:span> command shall be used to perform <text:span text:style-name="T151">read/write</text:span> cycles targeted to TSC <text:span text:style-name="T151">CSR registers</text:span>. It takes up to 2 parameters.</text:p>
      <text:p text:style-name="P402">The first parameter shall be the address offset of the <text:span text:style-name="T151">CSR </text:span>register to be accessed.</text:p>
      <text:p text:style-name="P402">The second parameter shall be the data to write in the register. If it is missing, TscMon performs a read cycle on the register, displays the data and prompt for a new data to overwrite the register. To return to the command interpreter enter the “.” character. If you enter CR (Carriage Return), TscMon will read the register at &lt;reg&gt;+&lt;ds&gt; and display it current value.</text:p>
      <text:p text:style-name="P402"><text:soft-page-break/></text:p>
      <text:p text:style-name="P194">Examples</text:p>
      <text:p text:style-name="P403"><text:span text:style-name="T204">207:TscMon&gt;</text:span><text:span text:style-name="T60">pr.w 20</text:span></text:p>
      <text:p text:style-name="P403"><text:span text:style-name="T204">0x0020 : d0990014 [1101'0000'1001'1001'0000'0000'0001'0100] -&gt; </text:span><text:s text:c="2"/></text:p>
      <text:p text:style-name="P167"/>
      <text:p text:style-name="P33"/>
      <text:h text:style-name="P445" text:outline-level="3"><text:bookmark-start text:name="__RefNumPara__305065191"/><text:bookmark-start text:name="__RefHeading__34250920"/><text:soft-page-break/>Patch an <text:span text:style-name="T169">A</text:span>ddress in <text:span text:style-name="T152">Shared Memory</text:span><text:bookmark-end text:name="__RefNumPara__305065191"/><text:bookmark-end text:name="__RefHeading__34250920"/></text:h>
      <text:p text:style-name="P117">Command</text:p>
      <text:p text:style-name="P343"><text:span text:style-name="T35">ps </text:span><text:s/>→ <text:s/>read/write data from/to <text:span text:style-name="T169">TSC</text:span> Shared Memory</text:p>
      <text:p text:style-name="P343"/>
      <text:p text:style-name="P176">Synopsis</text:p>
      <text:p text:style-name="P343"><text:span text:style-name="T35">p</text:span><text:span text:style-name="T41">s</text:span><text:span text:style-name="T35">.</text:span>&lt;ds&gt;[&lt;swap&gt;] &lt;addr&gt; [&lt;data&gt;]</text:p>
      <text:p text:style-name="P343"/>
      <text:p text:style-name="P343"><text:s text:c="3"/>where &lt;ds&gt; = b,s,w,<text:span text:style-name="T205">l</text:span> (data size 1,2,4,<text:span text:style-name="T205">8</text:span>)</text:p>
      <text:p text:style-name="P343"><text:s text:c="9"/>&lt;swap&gt; = s if swapping is required</text:p>
      <text:p text:style-name="P343"><text:s text:c="9"/>&lt;addr&gt; = <text:span text:style-name="T152">SHM</text:span> address <text:span text:style-name="T152">offset</text:span> in hexadecimal</text:p>
      <text:p text:style-name="P343"><text:s text:c="9"/>&lt;data&gt; = data in hexadecimal [write cycle]</text:p>
      <text:p text:style-name="P343"/>
      <text:p text:style-name="P176">Description</text:p>
      <text:p text:style-name="P343">The <text:span text:style-name="T35">ps</text:span> command shall be used to perform cycles to access <text:span text:style-name="T152">the TSC Shared M</text:span>emory. It takes up to 2 parameters.</text:p>
      <text:p text:style-name="P343">The command extensions is made of 1 or 2 characters. The first character can be: </text:p>
      <text:p text:style-name="P343"><text:span text:style-name="T35"><text:s text:c="2"/>b</text:span> → for byte access</text:p>
      <text:p text:style-name="P343"><text:span text:style-name="T35"><text:s text:c="2"/>s →</text:span> for 16 bit access</text:p>
      <text:p text:style-name="P404"><text:span text:style-name="T35"><text:s text:c="2"/>w</text:span> → for 32 bit access</text:p>
      <text:p text:style-name="P404"><text:span text:style-name="T35"><text:s text:c="2"/></text:span><text:span text:style-name="T61">l</text:span> → for <text:span text:style-name="T206">64</text:span> bit access </text:p>
      <text:p text:style-name="P343">The second character (optional) shall be <text:span text:style-name="T35">s</text:span> if the data are to be byte swapped before being written or displayed (meaningful only for 16, 32 and 64 bits accesses).</text:p>
      <text:p text:style-name="P343">The first parameter shall be the <text:span text:style-name="T152">SHM</text:span> address <text:span text:style-name="T152">offset</text:span>.</text:p>
      <text:p text:style-name="P343">The second parameter shall be the data to write in the <text:span text:style-name="T252">SHM</text:span> address. If it is missing or equal to '?', TscMon performs a read cycle on the <text:span text:style-name="T152">SHM address</text:span>, displays the data and prompt for a new data to overwrite the <text:span text:style-name="T152">SHM address</text:span>. To return to the command interpreter enter the “.” character. If you enter CR (Carriage Return), TscMon will read the <text:span text:style-name="T152">address</text:span> at &lt;<text:span text:style-name="T152">addr</text:span>&gt;+&lt;ds&gt; and display <text:span text:style-name="T152">its content.</text:span> </text:p>
      <text:p text:style-name="P429"/>
      <text:p text:style-name="P176">Examples</text:p>
      <text:p text:style-name="P405">28:TscMon&gt;<text:span text:style-name="T11">ps.w 100000</text:span></text:p>
      <text:p text:style-name="P405">0x00100000 : f0100000 -&gt; <text:span text:style-name="T11">12345678</text:span></text:p>
      <text:p text:style-name="P405">0x00100004 : f0100004 -&gt; <text:span text:style-name="T11">-</text:span></text:p>
      <text:p text:style-name="P405">0x00100000 : 12345678 -&gt; <text:span text:style-name="T11">aabbccdd</text:span></text:p>
      <text:p text:style-name="P405">0x00100004 : f0100004 -&gt; .</text:p>
      <text:p text:style-name="P405">29:TscMon&gt;<text:span text:style-name="T11">ps.w 100000 .</text:span></text:p>
      <text:p text:style-name="P405">0x00100000 : 0xaabbccdd -&gt; </text:p>
      <text:p text:style-name="P407"><text:span text:style-name="T153">30:TscMon&gt;</text:span> </text:p>
      <text:p text:style-name="P164"/>
      <text:h text:style-name="P454" text:outline-level="3"><text:bookmark-start text:name="__RefHeading__10958_1544553314"/>Read/write data from/to FPGA USR space<text:bookmark-end text:name="__RefHeading__10958_1544553314"/></text:h>
      <text:p text:style-name="P133">Command</text:p>
      <text:p text:style-name="P408"><text:span text:style-name="T35">p</text:span><text:span text:style-name="T81">u</text:span><text:span text:style-name="T35"> </text:span><text:s/>→ <text:s/>read/write data from/to <text:span text:style-name="T251">FPGA USR</text:span></text:p>
      <text:p text:style-name="P408"/>
      <text:p text:style-name="P195">Synopsis</text:p>
      <text:p text:style-name="P408"><text:span text:style-name="T35">p</text:span><text:span text:style-name="T82">u</text:span><text:span text:style-name="T35">.</text:span>&lt;ds&gt;[&lt;swap&gt;] &lt;addr&gt; [&lt;data&gt;]</text:p>
      <text:p text:style-name="P409"><text:span text:style-name="T35">p</text:span><text:span text:style-name="T82">u1</text:span><text:span text:style-name="T35">.</text:span>&lt;ds&gt;[&lt;swap&gt;] &lt;addr&gt; [&lt;data&gt;]</text:p>
      <text:p text:style-name="P409"><text:span text:style-name="T35">p</text:span><text:span text:style-name="T82">u2</text:span><text:span text:style-name="T35">.</text:span>&lt;ds&gt;[&lt;swap&gt;] &lt;addr&gt; [&lt;data&gt;]</text:p>
      <text:p text:style-name="P408"/>
      <text:p text:style-name="P408"><text:soft-page-break/><text:s text:c="3"/>where &lt;ds&gt; = b,s,w,<text:span text:style-name="T205">l</text:span> (data size 1,2,4,<text:span text:style-name="T205">8</text:span>)</text:p>
      <text:p text:style-name="P408"><text:s text:c="9"/>&lt;swap&gt; = s if swapping is required</text:p>
      <text:p text:style-name="P408"><text:s text:c="9"/>&lt;addr&gt; = <text:span text:style-name="T152">SHM</text:span> address <text:span text:style-name="T152">offset</text:span> in hexadecimal</text:p>
      <text:p text:style-name="P408"><text:s text:c="9"/>&lt;data&gt; = data in hexadecimal [write cycle]</text:p>
      <text:p text:style-name="P408"/>
      <text:p text:style-name="P195">Description</text:p>
      <text:p text:style-name="P408">The <text:span text:style-name="T35">p</text:span><text:span text:style-name="T83">u</text:span> command shall be used to perform cycles to access <text:span text:style-name="T152">the </text:span><text:span text:style-name="T252">FPGA user</text:span>. It takes up to 2 parameters.</text:p>
      <text:p text:style-name="P408">The command extensions is made of 1 or 2 characters. The first character can be: </text:p>
      <text:p text:style-name="P408"><text:span text:style-name="T35"><text:s text:c="2"/>b</text:span> → for byte access</text:p>
      <text:p text:style-name="P408"><text:span text:style-name="T35"><text:s text:c="2"/>s →</text:span> for 16 bit access</text:p>
      <text:p text:style-name="P408"><text:span text:style-name="T35"><text:s text:c="2"/>w</text:span> → for 32 bit access</text:p>
      <text:p text:style-name="P408"><text:span text:style-name="T35"><text:s text:c="2"/></text:span><text:span text:style-name="T61">l</text:span> → for <text:span text:style-name="T206">64</text:span> bit access </text:p>
      <text:p text:style-name="P408">The second character (optional) shall be <text:span text:style-name="T35">s</text:span> if the data are to be byte swapped before being written or displayed (meaningful only for 16, 32 and 64 bits accesses).</text:p>
      <text:p text:style-name="P408">The first parameter shall be the <text:span text:style-name="T252">USR</text:span> address <text:span text:style-name="T152">offset</text:span>.</text:p>
      <text:p text:style-name="P408">The second parameter shall be the data to write . If it is missing or equal to '?', TscMon performs a read cycle on the <text:span text:style-name="T152">SHM address</text:span>, displays the data and prompt for a new data to overwrite the <text:span text:style-name="T252">USR</text:span><text:span text:style-name="T152"> address</text:span>. To return to the command interpreter enter the “.” character. If you enter CR (Carriage Return), TscMon will read the <text:span text:style-name="T152">address</text:span> at &lt;<text:span text:style-name="T152">addr</text:span>&gt;+&lt;ds&gt; and display <text:span text:style-name="T152">its content.</text:span> </text:p>
      <text:p text:style-name="P431"/>
      <text:p text:style-name="P195">Examples</text:p>
      <text:p text:style-name="P406">28:TscMon&gt;<text:span text:style-name="T11">p</text:span><text:span text:style-name="T31">u</text:span><text:span text:style-name="T11">.w 100000</text:span></text:p>
      <text:p text:style-name="P406">0x00100000 : f0100000 -&gt; <text:span text:style-name="T11">12345678</text:span></text:p>
      <text:p text:style-name="P406">0x00100004 : f0100004 -&gt; <text:span text:style-name="T11">-</text:span></text:p>
      <text:p text:style-name="P406">0x00100000 : 12345678 -&gt; <text:span text:style-name="T11">aabbccdd</text:span></text:p>
      <text:p text:style-name="P406">0x00100004 : f0100004 -&gt; .</text:p>
      <text:p text:style-name="P406">29:TscMon&gt;<text:span text:style-name="T11">p</text:span><text:span text:style-name="T31">u</text:span><text:span text:style-name="T11">.w 100000 .</text:span></text:p>
      <text:p text:style-name="P406">0x00100000 : 0xaabbccdd -&gt; </text:p>
      <text:p text:style-name="P168"/>
      <text:h text:style-name="P454" text:outline-level="3"><text:bookmark-start text:name="__RefHeading__10960_1544553314"/>MTCA.4 RTM operations<text:bookmark-end text:name="__RefHeading__10960_1544553314"/></text:h>
      <text:p text:style-name="P113">Command</text:p>
      <text:p text:style-name="P203"><text:span text:style-name="T97">rtm</text:span><text:span text:style-name="T268"> → MTCA.4 RTM operations</text:span></text:p>
      <text:p text:style-name="P274"/>
      <text:p text:style-name="P171">Synopsis</text:p>
      <text:p text:style-name="P224"><text:span text:style-name="T98">rtm</text:span><text:span text:style-name="T269"> led &lt;led_name&gt; &lt;led_state&gt;</text:span></text:p>
      <text:p text:style-name="P258"><text:s text:c="3"/>where &lt;led_name&gt; = green, red</text:p>
      <text:p text:style-name="P258"><text:s text:c="9"/>&lt;led_state&gt; = on, off, slow_blink, fast_blink</text:p>
      <text:p text:style-name="P274"/>
      <text:p text:style-name="P171">Description</text:p>
      <text:p text:style-name="P204"><text:span text:style-name="T269">This command allow to control LED </text:span><text:span text:style-name="T270">by choosing the color and the state.</text:span></text:p>
      <text:p text:style-name="P148"/>
      <text:h text:style-name="P454" text:outline-level="3" text:is-list-header="true"/>
      <text:p text:style-name="P109"/>
      <text:h text:style-name="P456" text:outline-level="3"><text:bookmark-start text:name="__RefHeading__21980_404764663"/><text:soft-page-break/><text:span text:style-name="T300">Semaphores</text:span><text:span text:style-name="T299"> operations</text:span><text:bookmark-end text:name="__RefHeading__21980_404764663"/></text:h>
      <text:p text:style-name="P134">Command</text:p>
      <text:p text:style-name="P410"><text:span text:style-name="T121">semaphore</text:span> → <text:s/><text:span text:style-name="T302">perform semaphore operations</text:span></text:p>
      <text:p text:style-name="P410"/>
      <text:p text:style-name="P196">Synopsis</text:p>
      <text:p text:style-name="P411"><text:span text:style-name="T121">semaphore</text:span><text:span text:style-name="T302"> status</text:span></text:p>
      <text:p text:style-name="P411"><text:span text:style-name="T121">semaphore</text:span><text:span text:style-name="T302"> get &lt;idx&gt; &lt;tag&gt;</text:span></text:p>
      <text:p text:style-name="P411"><text:span text:style-name="T121">semaphore</text:span><text:span text:style-name="T302"> release &lt;idx&gt;</text:span></text:p>
      <text:p text:style-name="P412"><text:s text:c="3"/>where &lt;idx&gt; <text:s text:c="18"/>= Index of the semaphore from 0 to 0xF</text:p>
      <text:p text:style-name="P412"><text:s text:c="9"/>&lt;tag&gt; <text:s text:c="18"/>= Unique tag [7 bits]</text:p>
      <text:p text:style-name="P410"/>
      <text:p text:style-name="P196">Description</text:p>
      <text:p text:style-name="P413">The semaphore command allow to acquire status of the 16 semaphores. This command allows too to get and to release a specific semaphore. Use a tag to identify the semaphore.</text:p>
      <text:p text:style-name="P410"/>
      <text:p text:style-name="P196">Examples</text:p>
      <text:p text:style-name="P304"><text:span text:style-name="T303">7:TscMon&gt;</text:span><text:span text:style-name="T124">semaphore status</text:span></text:p>
      <text:p text:style-name="P317">SEMAPHORE global status = 0x00000000</text:p>
      <text:p text:style-name="P317">SEMAPHORE#0 <text:s text:c="12"/>: 0</text:p>
      <text:p text:style-name="P317"/>
      <text:p text:style-name="P304"><text:span text:style-name="T303">8:TscMon&gt;</text:span><text:span text:style-name="T124">semaphore get 0 1234</text:span></text:p>
      <text:p text:style-name="P317">Semaphore acquired ! </text:p>
      <text:p text:style-name="P317"/>
      <text:p text:style-name="P304"><text:span text:style-name="T303">9:TscMon&gt;</text:span><text:span text:style-name="T124">semaphore status</text:span></text:p>
      <text:p text:style-name="P317">SEMAPHORE global status = 0x00000000</text:p>
      <text:p text:style-name="P317">SEMAPHORE#0 <text:s text:c="12"/>: 1</text:p>
      <text:p text:style-name="P317"/>
      <text:p text:style-name="P305"><text:span text:style-name="T303">10:TscMon&gt;</text:span><text:span text:style-name="T124">semaphore release 0</text:span></text:p>
      <text:p text:style-name="P317">SEMAPHORE#0 released </text:p>
      <text:p text:style-name="P317"/>
      <text:p text:style-name="P305"><text:span text:style-name="T303">11:TscMon&gt;</text:span><text:span text:style-name="T124">semaphore status</text:span></text:p>
      <text:p text:style-name="P317">SEMAPHORE global status = 0x00000000</text:p>
      <text:p text:style-name="P317">SEMAPHORE#0 <text:s text:c="12"/>: 0</text:p>
      <text:p text:style-name="P168"/>
      <text:h text:style-name="P454" text:outline-level="3"><text:bookmark-start text:name="__RefHeading__10962_1544553314"/><text:soft-page-break/>Select central or io device<text:bookmark-end text:name="__RefHeading__10962_1544553314"/></text:h>
      <text:p text:style-name="P113">Command</text:p>
      <text:p text:style-name="P205"><text:span text:style-name="T96">set</text:span><text:span text:style-name="T271"> → Select CENTRAL or IO device</text:span></text:p>
      <text:p text:style-name="P274"/>
      <text:p text:style-name="P171">Synopsis</text:p>
      <text:p text:style-name="P225"><text:span text:style-name="T96">set device</text:span><text:span text:style-name="T271"> &lt;device&gt;</text:span></text:p>
      <text:p text:style-name="P259"><text:s text:c="3"/>where &lt;device&gt; <text:s text:c="14"/>= central or io</text:p>
      <text:p text:style-name="P274"/>
      <text:p text:style-name="P171">Description</text:p>
      <text:p text:style-name="P414">This command allows to select and to control CENTRAL device or IO device (only on board with both devices available). In the same TscMon application it is possible to drive both devices in a same instance of the program.</text:p>
      <text:p text:style-name="P274"/>
      <text:p text:style-name="P171">Examples</text:p>
      <text:p text:style-name="P225"><text:span text:style-name="T271">48:TscMon&gt;</text:span><text:span text:style-name="T96">set device</text:span><text:span text:style-name="T271"> central</text:span></text:p>
      <text:p text:style-name="P259"><text:s text:c="3"/>-&gt; Device : central - OK</text:p>
      <text:p text:style-name="P163"/>
      <text:h text:style-name="P454" text:outline-level="3"><text:bookmark-start text:name="__RefHeading__10964_1544553314"/>Perform specific command on SMEM DDR memory<text:bookmark-end text:name="__RefHeading__10964_1544553314"/></text:h>
      <text:p text:style-name="P113">Command</text:p>
      <text:p text:style-name="P206"><text:span text:style-name="T100">smem</text:span><text:span text:style-name="T272"> → Perform specific command on SMEM DDR memory</text:span></text:p>
      <text:p text:style-name="P274"/>
      <text:p text:style-name="P171">Synopsis</text:p>
      <text:p text:style-name="P226"><text:span text:style-name="T100">smem</text:span><text:span text:style-name="T272"> ddr calib &lt;MEM&gt;</text:span></text:p>
      <text:p text:style-name="P260"><text:s text:c="3"/>where smem ddr calib &lt;MEM&gt; = SMEM DDR memory IDELAY alignment</text:p>
      <text:p text:style-name="P226"><text:span text:style-name="T272"><text:s text:c="14"/></text:span><text:span text:style-name="T273">w</text:span><text:span text:style-name="T272">here &lt;MEM&gt; <text:s/>= Select the specific SMEM DDR3 1 or 2 or both 12</text:span></text:p>
      <text:p text:style-name="P274"/>
      <text:p text:style-name="P171">Description</text:p>
      <text:p text:style-name="P415">This command allows to calibrate DDR memory (SMEM1 and SMEM2). The output provides a detailed view of the calibration of each DDR3 lanes. A “Y” is present when the data (write/read) is OK for a specific delay value, a “N” when the test doesn't pass. The process runs through all lanes and find the best value (delay) for each lane..</text:p>
      <text:p text:style-name="P274"/>
      <text:p text:style-name="P171">Examples</text:p>
      <text:p text:style-name="P227"><text:span text:style-name="T273">15:TscMon&gt;</text:span><text:span text:style-name="T99">smem ddr calib 1 </text:span><text:span text:style-name="T273"><text:s text:c="480"/></text:span></text:p>
      <text:p text:style-name="P261">Calibration of the SMEM1 <text:s text:c="483"/></text:p>
      <text:p text:style-name="P261"><text:s text:c="3"/>FPGA System Monitoring <text:s text:c="482"/></text:p>
      <text:p text:style-name="P261"><text:s text:c="6"/>Temperature <text:s text:c="9"/>: 6.89 [44.30 - 5.91] <text:s text:c="459"/></text:p>
      <text:p text:style-name="P261"><text:s text:c="6"/>VCCint <text:s text:c="14"/>: 0.93 [0.93 - 0.93] <text:s text:c="460"/></text:p>
      <text:p text:style-name="P261"><text:s text:c="6"/>VCCaux <text:s text:c="14"/>: 1.78 [1.79 - 1.78] <text:s text:c="460"/></text:p>
      <text:p text:style-name="P261"><text:s text:c="508"/></text:p>
      <text:p text:style-name="P261">Calibration pattern <text:s text:c="2"/>: 0101 1001 0011 0100 1011 0101 1001 0011 <text:s text:c="444"/></text:p>
      <text:p text:style-name="P261">Default INC <text:s text:c="10"/>: 4 <text:s text:c="482"/></text:p>
      <text:p text:style-name="P261">Default CNT <text:s text:c="10"/>: 0 <text:s text:c="482"/></text:p>
      <text:p text:style-name="P261"><text:s text:c="508"/></text:p>
      <text:p text:style-name="P261">+------------------------------------------------------------------------------------------------------------------------------------------------- <text:s text:c="361"/></text:p>
      <text:p text:style-name="P261"><text:soft-page-break/><text:s/>Default delay : <text:s text:c="129"/>* <text:s text:c="360"/></text:p>
      <text:p text:style-name="P261"><text:s/>Delay value <text:s text:c="2"/>: 00 01 02 03 04 05 06 07 08 09 10 11 12 13 14 15 16 17 18 19 20 21 22 23 24 25 26 27 28 29 30 31 32 33 34 35 36 37 38 39 40 41 42 <text:s text:c="362"/></text:p>
      <text:p text:style-name="P261">+------------------------------------------------------------------------------------------------------------------------------------------------- <text:s text:c="361"/></text:p>
      <text:p text:style-name="P261"><text:s/>DQ[08] test <text:s text:c="2"/>: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N <text:s text:c="360"/></text:p>
      <text:p text:style-name="P261"><text:s/>Final delay 0x32: <text:s text:c="40"/>* <text:s text:c="447"/></text:p>
      <text:p text:style-name="P261">+------------------------------------------------------------------------------------------------------------------------------------------------- <text:s text:c="361"/></text:p>
      <text:p text:style-name="P261"><text:s/>DQ[09] test <text:s text:c="2"/>: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N <text:s text:c="360"/></text:p>
      <text:p text:style-name="P261"><text:s/>Final delay 0x32: <text:s text:c="40"/>* <text:s text:c="447"/></text:p>
      <text:p text:style-name="P261">+------------------------------------------------------------------------------------------------------------------------------------------------- <text:s text:c="361"/></text:p>
      <text:p text:style-name="P261"><text:s/>DQ[10] test <text:s text:c="2"/>: <text:s/>Y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N <text:s text:c="360"/></text:p>
      <text:p text:style-name="P261"><text:s/>Final delay 0x34: <text:s text:c="40"/>* <text:s text:c="447"/></text:p>
      <text:p text:style-name="P261">+------------------------------------------------------------------------------------------------------------------------------------------------- <text:s text:c="361"/></text:p>
      <text:p text:style-name="P261"><text:s/>DQ[11] test <text:s text:c="2"/>: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N <text:s text:c="360"/></text:p>
      <text:p text:style-name="P261"><text:s/>Final delay 0x32: <text:s text:c="40"/>* <text:s text:c="447"/></text:p>
      <text:p text:style-name="P261">+------------------------------------------------------------------------------------------------------------------------------------------------- <text:s text:c="361"/></text:p>
      <text:p text:style-name="P261"><text:s/>DQ[12] test <text:s text:c="2"/>: <text:s/>Y <text:s/>Y <text:s/>Y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N <text:s text:c="360"/></text:p>
      <text:p text:style-name="P261"><text:s/>Final delay 0x38: <text:s text:c="43"/>* <text:s text:c="444"/></text:p>
      <text:p text:style-name="P261">+------------------------------------------------------------------------------------------------------------------------------------------------- <text:s text:c="361"/></text:p>
      <text:p text:style-name="P261"><text:s/>DQ[13] test <text:s text:c="2"/>: <text:s/>Y <text:s/>Y <text:s/>Y <text:s/>Y <text:s/>Y <text:s/>Y <text:s/>Y <text:s/>Y <text:s/>Y <text:s/>Y <text:s/>Y <text:s/>Y <text:s/>Y <text:s/>Y <text:s/>Y <text:s/>Y <text:s/>Y <text:s/>Y <text:s/>Y <text:s/>Y <text:s/>Y <text:s/>Y <text:s/>Y <text:s/>Y <text:s/>Y <text:s/>Y <text:s/>Y <text:s/>Y <text:s/>Y <text:s/>Y <text:s/>Y <text:s/>N <text:s/>N <text:s/>N <text:s/>N <text:s/>N <text:s/>N <text:s/>N <text:s/>N <text:s/>N <text:s/>N <text:s/>N <text:s/>N N <text:s text:c="360"/></text:p>
      <text:p text:style-name="P261"><text:s/>Final delay 0x3e: <text:s text:c="49"/>* <text:s text:c="438"/></text:p>
      <text:p text:style-name="P261">+------------------------------------------------------------------------------------------------------------------------------------------------- <text:s text:c="361"/></text:p>
      <text:p text:style-name="P261"><text:s/>DQ[14] test <text:s text:c="2"/>: <text:s/>Y <text:s/>Y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N <text:s text:c="360"/></text:p>
      <text:p text:style-name="P261"><text:s/>Final delay 0x36: <text:s text:c="43"/>* <text:s text:c="444"/></text:p>
      <text:p text:style-name="P261">+------------------------------------------------------------------------------------------------------------------------------------------------- <text:s text:c="361"/></text:p>
      <text:p text:style-name="P261"><text:s/>DQ[15] test <text:s text:c="2"/>: <text:s/>Y <text:s/>Y <text:s/>Y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N <text:s text:c="360"/></text:p>
      <text:p text:style-name="P261"><text:s/>Final delay 0x38: <text:s text:c="43"/>* <text:s text:c="444"/></text:p>
      <text:p text:style-name="P261">+------------------------------------------------------------------------------------------------------------------------------------------------- <text:s text:c="361"/></text:p>
      <text:p text:style-name="P261"><text:s/>DQ[00] test <text:s text:c="2"/>: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text:s/>N N <text:s text:c="360"/></text:p>
      <text:p text:style-name="P261"><text:s/>Final delay 0x2c: <text:s text:c="34"/>* <text:s text:c="453"/></text:p>
      <text:p text:style-name="P261">+------------------------------------------------------------------------------------------------------------------------------------------------- <text:s text:c="361"/></text:p>
      <text:p text:style-name="P261"><text:s/>DQ[01] test <text:s text:c="2"/>: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N <text:s text:c="360"/></text:p>
      <text:p text:style-name="P261"><text:s/>Final delay 0x30: <text:s text:c="37"/>* <text:s text:c="450"/></text:p>
      <text:p text:style-name="P261">+------------------------------------------------------------------------------------------------------------------------------------------------- <text:s text:c="361"/></text:p>
      <text:p text:style-name="P261"><text:s/>DQ[02] test <text:s text:c="2"/>: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text:s/>N <text:s/>N <text:s/>N N <text:s text:c="360"/></text:p>
      <text:p text:style-name="P261"><text:s/>Final delay 0x28: <text:s text:c="31"/>* <text:s text:c="456"/></text:p>
      <text:p text:style-name="P261">+------------------------------------------------------------------------------------------------------------------------------------------------- <text:s text:c="361"/></text:p>
      <text:p text:style-name="P261"><text:soft-page-break/><text:s/>DQ[03] test <text:s text:c="2"/>: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N <text:s text:c="360"/></text:p>
      <text:p text:style-name="P261"><text:s/>Final delay 0x30: <text:s text:c="37"/>* <text:s text:c="450"/></text:p>
      <text:p text:style-name="P261">+------------------------------------------------------------------------------------------------------------------------------------------------- <text:s text:c="361"/></text:p>
      <text:p text:style-name="P261"><text:s/>DQ[04] test <text:s text:c="2"/>: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text:s/>N N <text:s text:c="360"/></text:p>
      <text:p text:style-name="P261"><text:s/>Final delay 0x2c: <text:s text:c="34"/>* <text:s text:c="453"/></text:p>
      <text:p text:style-name="P261">+------------------------------------------------------------------------------------------------------------------------------------------------- <text:s text:c="361"/></text:p>
      <text:p text:style-name="P261"><text:s/>DQ[05] test <text:s text:c="2"/>: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N <text:s text:c="360"/></text:p>
      <text:p text:style-name="P261"><text:s/>Final delay 0x2e: <text:s text:c="37"/>* <text:s text:c="450"/></text:p>
      <text:p text:style-name="P261">+------------------------------------------------------------------------------------------------------------------------------------------------- <text:s text:c="361"/></text:p>
      <text:p text:style-name="P261"><text:s/>DQ[06] test <text:s text:c="2"/>: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text:s/>N <text:s/>N <text:s/>N N <text:s text:c="360"/></text:p>
      <text:p text:style-name="P261"><text:s/>Final delay 0x28: <text:s text:c="31"/>* <text:s text:c="456"/></text:p>
      <text:p text:style-name="P261">+------------------------------------------------------------------------------------------------------------------------------------------------- <text:s text:c="361"/></text:p>
      <text:p text:style-name="P261"><text:s/>DQ[07] test <text:s text:c="2"/>: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text:s/>N N <text:s text:c="360"/></text:p>
      <text:p text:style-name="P261"><text:s/>Final delay 0x2c: <text:s text:c="34"/>* <text:s text:c="453"/></text:p>
      <text:p text:style-name="P261">+------------------------------------------------------------------------------------------------------------------------------------------------- <text:s text:c="361"/></text:p>
      <text:p text:style-name="P261"><text:s text:c="508"/></text:p>
      <text:p text:style-name="P261">Calibration done ! <text:s text:c="489"/></text:p>
      <text:p text:style-name="P261">Best case is 31 for DQ[13] <text:s text:c="481"/></text:p>
      <text:p text:style-name="P261">Worst case is 20 for DQ[2] <text:s text:c="3"/></text:p>
      <text:p text:style-name="P163"/>
      <text:h text:style-name="P454" text:outline-level="3"><text:bookmark-start text:name="__RefHeading__10966_1544553314"/>Perform DMA operation using channel &lt;x&gt;<text:bookmark-end text:name="__RefHeading__10966_1544553314"/></text:h>
      <text:p text:style-name="P113">Command</text:p>
      <text:p text:style-name="P207"><text:span text:style-name="T101">dma</text:span><text:span text:style-name="T274"> → Perform DMA operation using channel &lt;x&gt;</text:span></text:p>
      <text:p text:style-name="P274"/>
      <text:p text:style-name="P171">Synopsis</text:p>
      <text:p text:style-name="P228"><text:span text:style-name="T101">dma</text:span><text:span text:style-name="T274">.&lt;x&gt; start &lt;des_start&gt;:&lt;des_space&gt;[.s] &lt;src_start&gt;:&lt;src_space&gt;[.s] &lt;size&gt;</text:span></text:p>
      <text:p text:style-name="P228"><text:span text:style-name="T101">dma</text:span><text:span text:style-name="T274">.&lt;x&gt; status</text:span></text:p>
      <text:p text:style-name="P228"><text:span text:style-name="T101">dma</text:span><text:span text:style-name="T274">.&lt;x&gt; alloc</text:span></text:p>
      <text:p text:style-name="P228"><text:span text:style-name="T101">dma</text:span><text:span text:style-name="T274">.&lt;x&gt; free</text:span></text:p>
      <text:p text:style-name="P228"><text:span text:style-name="T101">dma</text:span><text:span text:style-name="T274">.&lt;x&gt; clear</text:span></text:p>
      <text:p text:style-name="P262"><text:s text:c="5"/>where &lt;x&gt; <text:s text:c="4"/>= <text:s/>DMA channel (0 to 3)</text:p>
      <text:p text:style-name="P262"><text:s text:c="11"/>&lt;space&gt; = <text:s/>0 -&gt; PCIe bus address</text:p>
      <text:p text:style-name="P262"><text:s text:c="22"/>2 -&gt; Shared Memory #1</text:p>
      <text:p text:style-name="P262"><text:s text:c="22"/>3 -&gt; Shared Memory #2</text:p>
      <text:p text:style-name="P262"><text:s text:c="22"/>4 -&gt; FPGA user area #1</text:p>
      <text:p text:style-name="P262"><text:s text:c="22"/>5 -&gt; FPGA user area #2</text:p>
      <text:p text:style-name="P262"><text:s text:c="22"/>8 -&gt; Test buffer allocated in system memory</text:p>
      <text:p text:style-name="P262"><text:s text:c="11"/>If .s is appended to &lt;space&gt;, byte swapping if performed</text:p>
      <text:p text:style-name="P274"/>
      <text:p text:style-name="P171">Description</text:p>
      <text:p text:style-name="P416"><text:soft-page-break/>The dma command transfers data from a source to a destination. Source and destination space can be chosen between above listed space. Parameters are in hexadecimal representation. The status option provide detailed status of the last dma transfer. It is also possible to alloc / clear a specific channel for specific operation.</text:p>
      <text:p text:style-name="P274"/>
      <text:p text:style-name="P171">Examples</text:p>
      <text:p text:style-name="P229"><text:span text:style-name="T275">38:TscMon&gt;</text:span><text:span text:style-name="T107">dma</text:span><text:span text:style-name="T275">.0 start 100000:2 0:8 1000</text:span></text:p>
      <text:p text:style-name="P263">OK -&gt; status = 2400011</text:p>
      <text:p text:style-name="P169"/>
      <text:h text:style-name="P455" text:outline-level="3"><text:bookmark-start text:name="__RefHeading__9433_1728995738"/><text:span text:style-name="T310">Timer</text:span><text:bookmark-end text:name="__RefHeading__9433_1728995738"/></text:h>
      <text:p text:style-name="P479">Command</text:p>
      <text:p text:style-name="P482"><text:span text:style-name="T125">timer</text:span><text:span text:style-name="T274"> → Perform </text:span><text:span text:style-name="T311">timer operations</text:span></text:p>
      <text:p text:style-name="P486"/>
      <text:p text:style-name="P478">Synopsis</text:p>
      <text:p text:style-name="P483"><text:span text:style-name="T125">timer start</text:span><text:span text:style-name="T311"> <text:s text:c="2"/>-&gt; Start timer</text:span></text:p>
      <text:p text:style-name="P483"><text:span text:style-name="T125">timer restart</text:span><text:span text:style-name="T311"> -&gt; Restart the timer</text:span></text:p>
      <text:p text:style-name="P483"><text:span text:style-name="T125">timer stop </text:span><text:span text:style-name="T311"><text:s text:c="3"/>-&gt; Stop the timer</text:span></text:p>
      <text:p text:style-name="P483"><text:span text:style-name="T125">timer read</text:span><text:span text:style-name="T311"> <text:s text:c="3"/>-&gt; Acquire the timer value</text:span></text:p>
      <text:p text:style-name="P483"><text:span text:style-name="T125">timer date</text:span><text:span text:style-name="T311"> <text:s text:c="3"/>-&gt; Acquire the timer value in a date format</text:span></text:p>
      <text:p text:style-name="P486"/>
      <text:p text:style-name="P478">Description</text:p>
      <text:p text:style-name="P485"><text:span text:style-name="T313">The timer allows to execute various operations. Start the timer from time=0, stop the timer, restart the timer from the precedent time value, read the timer value and acquire timer in a date format.</text:span></text:p>
      <text:p text:style-name="P486"/>
      <text:p text:style-name="P478">Examples</text:p>
      <text:p text:style-name="P484"><text:span text:style-name="T312">95:TscMon&gt;</text:span><text:span text:style-name="T126">timer start</text:span></text:p>
      <text:p text:style-name="P484"><text:span text:style-name="T312">96:TscMon&gt;</text:span><text:span text:style-name="T126">timer read</text:span></text:p>
      <text:p text:style-name="P484"><text:span text:style-name="T312">current timer value : 1578.308240 msec</text:span></text:p>
      <text:p text:style-name="P480"/>
      <text:h text:style-name="P455" text:outline-level="3" text:is-list-header="true"/>
      <text:p text:style-name="P109"/>
      <text:h text:style-name="P454" text:outline-level="3"><text:bookmark-start text:name="__RefHeading__10968_1544553314"/><text:soft-page-break/>Launch test suite<text:bookmark-end text:name="__RefHeading__10968_1544553314"/></text:h>
      <text:p text:style-name="P113">Command</text:p>
      <text:p text:style-name="P208"><text:span text:style-name="T106">tinit</text:span><text:span text:style-name="T281"> → launch test suite</text:span></text:p>
      <text:p text:style-name="P274"/>
      <text:p text:style-name="P171">Synopsis</text:p>
      <text:p text:style-name="P230"><text:span text:style-name="T106">tinit</text:span><text:span text:style-name="T281">.&lt;x&gt; [&lt;testfile&gt;] [&lt;console&gt;]</text:span></text:p>
      <text:p text:style-name="P264"><text:s text:c="3"/>where &lt;x&gt; = test program index</text:p>
      <text:p text:style-name="P264"><text:s text:c="9"/>&lt;testfile&gt; = path of test program to be launched</text:p>
      <text:p text:style-name="P264"><text:s text:c="9"/>&lt;console&gt; <text:s/>= device to be used for output messages</text:p>
      <text:p text:style-name="P274"/>
      <text:p text:style-name="P171">Description</text:p>
      <text:p text:style-name="P417">The tinit command allows to launch the test application in a xterm or in a pseudo terminal session. &lt;testfile&gt; is the name of the test application to be launched and &lt;console&gt; the name of the serial device to be used for message output. By default, &lt;testfile&gt; is set to “./TscTst” and console is “/dev/pts/0”.</text:p>
      <text:p text:style-name="P274"/>
      <text:p text:style-name="P171">Examples</text:p>
      <text:p text:style-name="P230"><text:span text:style-name="T281">1:TscMon&gt;</text:span><text:span text:style-name="T106">tinit</text:span></text:p>
      <text:p text:style-name="P264">TscTst-&gt; Launching: ./TscTst-&gt; Done:./TscTst 1648</text:p>
      <text:p text:style-name="P163"/>
      <text:h text:style-name="P454" text:outline-level="3"><text:bookmark-start text:name="__RefHeading__10970_1544553314"/>Kill test suite<text:bookmark-end text:name="__RefHeading__10970_1544553314"/></text:h>
      <text:p text:style-name="P113">Command</text:p>
      <text:p text:style-name="P209"><text:span text:style-name="T108">tkill</text:span><text:span text:style-name="T282"> → kill test suite</text:span></text:p>
      <text:p text:style-name="P274"/>
      <text:p text:style-name="P171">Synopsis</text:p>
      <text:p text:style-name="P265">Kill test suite</text:p>
      <text:p text:style-name="P274"/>
      <text:p text:style-name="P171">Description</text:p>
      <text:p text:style-name="P418">Tkill command allows to kill and to close the test environment suite.</text:p>
      <text:p text:style-name="P274"/>
      <text:p text:style-name="P171">Examples</text:p>
      <text:p text:style-name="P231"><text:span text:style-name="T282">41:TscMon&gt;</text:span><text:span text:style-name="T108">tkill</text:span></text:p>
      <text:p text:style-name="P163"/>
      <text:h text:style-name="P454" text:outline-level="3"><text:bookmark-start text:name="__RefHeading__10972_1544553314"/>Display a list of existing test<text:bookmark-end text:name="__RefHeading__10972_1544553314"/></text:h>
      <text:p text:style-name="P113">Command</text:p>
      <text:p text:style-name="P210"><text:span text:style-name="T109">tlist</text:span><text:span text:style-name="T283"> → display a list of existing test</text:span></text:p>
      <text:p text:style-name="P274"/>
      <text:p text:style-name="P171">Synopsis</text:p>
      <text:p text:style-name="P266">display a list of existing test</text:p>
      <text:p text:style-name="P274"/>
      <text:p text:style-name="P171">Description</text:p>
      <text:p text:style-name="P419">The command tlist simply list all test available in the test environment suite.</text:p>
      <text:p text:style-name="P274"/>
      <text:p text:style-name="P171">Examples</text:p>
      <text:p text:style-name="P232"><text:span text:style-name="T283">64:TscMon&gt;</text:span><text:span text:style-name="T109">tlist</text:span></text:p>
      <text:p text:style-name="P266">TscTst-&gt;Command:tlist</text:p>
      <text:p text:style-name="P266"><text:soft-page-break/>Tst:01 [NEX] -&gt; Get board configuration</text:p>
      <text:p text:style-name="P266">Tst:02 [NEX] -&gt; Calibrate <text:s/>SMEM1 &amp; SMEM2</text:p>
      <text:p text:style-name="P266">Tst:03 [NEX] -&gt; Read/Write SMEM1 MEM</text:p>
      <text:p text:style-name="P266">Tst:04 [NEX] -&gt; Read/Write SMEM1 PMEM</text:p>
      <text:p text:style-name="P266">Tst:05 [NEX] -&gt; Read/Write SMEM2 MEM</text:p>
      <text:p text:style-name="P266">Tst:06 [NEX] -&gt; Read/Write SMEM2 PMEM</text:p>
      <text:p text:style-name="P266">Tst:07 [NEX] -&gt; Read/Write KBUF0</text:p>
      <text:p text:style-name="P266">Tst:20 [NEX] -&gt; DMA from KBUF0 to SMEM1</text:p>
      <text:p text:style-name="P266">Tst:21 [NEX] -&gt; DMA from KBUF0 to SMEM2</text:p>
      <text:p text:style-name="P266">Tst:22 [NEX] -&gt; DMA from SMEM1 <text:s/>to KBUF0</text:p>
      <text:p text:style-name="P266">Tst:23 [NEX] -&gt; DMA from SMEM2 <text:s/>to KBUF0</text:p>
      <text:p text:style-name="P266">Tst:50 [NEX] -&gt; Test FMC#1 &amp; FMC#2 on IFC14xx boards</text:p>
      <text:p text:style-name="P148"/>
      <text:h text:style-name="P454" text:outline-level="3"><text:bookmark-start text:name="__RefHeading__10974_1544553314"/>Show status of test suite<text:bookmark-end text:name="__RefHeading__10974_1544553314"/></text:h>
      <text:p text:style-name="P113">Command</text:p>
      <text:p text:style-name="P210"><text:span text:style-name="T109">tstatus</text:span><text:span text:style-name="T283"> → show status of test suite</text:span></text:p>
      <text:p text:style-name="P274"/>
      <text:p text:style-name="P171">Synopsis</text:p>
      <text:p text:style-name="P266">show status of test suite</text:p>
      <text:p text:style-name="P274"/>
      <text:p text:style-name="P171">Description</text:p>
      <text:p text:style-name="P419">Tstatus command allows to show the current status of the test suite environment. It can be running if a test is running, idle if the test suite doesn't execute any test.</text:p>
      <text:p text:style-name="P274"/>
      <text:p text:style-name="P171">Examples</text:p>
      <text:p text:style-name="P232"><text:span text:style-name="T283">88:TscMon&gt;</text:span><text:span text:style-name="T109">tstatus</text:span></text:p>
      <text:p text:style-name="P266">TscTST -&gt; IDLE</text:p>
      <text:p text:style-name="P163"/>
      <text:h text:style-name="P454" text:outline-level="3"><text:bookmark-start text:name="__RefHeading__10976_1544553314"/>Start execution of a test or a chain of tests<text:bookmark-end text:name="__RefHeading__10976_1544553314"/></text:h>
      <text:p text:style-name="P113">Command</text:p>
      <text:p text:style-name="P211"><text:span text:style-name="T110">tstart</text:span><text:span text:style-name="T284"> → start execution of a test or a chain of tests</text:span></text:p>
      <text:p text:style-name="P274"/>
      <text:p text:style-name="P171">Synopsis</text:p>
      <text:p text:style-name="P267">Start execution of a test or a chain of tests</text:p>
      <text:p text:style-name="P233"><text:span text:style-name="T110">tstart</text:span><text:span text:style-name="T284"> &lt;test&gt;</text:span></text:p>
      <text:p text:style-name="P233"><text:span text:style-name="T110">tstart</text:span><text:span text:style-name="T284"> &lt;start&gt;..&lt;end&gt;</text:span></text:p>
      <text:p text:style-name="P274"/>
      <text:p text:style-name="P171">Description</text:p>
      <text:p text:style-name="P420">Tstart command allows to start one or several tests. If a range of test is selected, all tests will be executed.</text:p>
      <text:p text:style-name="P274"/>
      <text:p text:style-name="P171">Examples</text:p>
      <text:p text:style-name="P233"><text:span text:style-name="T284">121:TscMon&gt;</text:span><text:span text:style-name="T110">tstart</text:span><text:span text:style-name="T284"> 1</text:span></text:p>
      <text:p text:style-name="P267">TscTst-&gt;Starting test 1..1</text:p>
      <text:p text:style-name="P267"/>
      <text:p text:style-name="P267">Tst:01-&gt;Entering:Fri Nov 17 10:51:23 2017</text:p>
      <text:p text:style-name="P267">Tst:01-&gt;Checking tsc_central configuration</text:p>
      <text:p text:style-name="P267"><text:s text:c="8"/>Driver <text:s text:c="8"/>= 1.40 <text:s text:c="26"/>-&gt; OK</text:p>
      <text:p text:style-name="P267"><text:soft-page-break/><text:s text:c="8"/>Library <text:s text:c="7"/>= 1.30 <text:s text:c="26"/>-&gt; OK</text:p>
      <text:p text:style-name="P267"><text:s text:c="8"/>Vendor <text:s text:c="8"/>= 7357 <text:s text:c="26"/>-&gt; OK</text:p>
      <text:p text:style-name="P267"><text:s text:c="8"/>Device <text:s text:c="8"/>= 1001 <text:s text:c="26"/>-&gt; OK</text:p>
      <text:p text:style-name="P267">FPGA identifiers</text:p>
      <text:p text:style-name="P267">FPGA <text:s/>eFUSE <text:s text:c="9"/>: 0x00000000</text:p>
      <text:p text:style-name="P267">FPGA <text:s/>Signature <text:s text:c="5"/>: 0x08111701</text:p>
      <text:p text:style-name="P267">FPGA <text:s/>Version <text:s text:c="7"/>: 0x00010101</text:p>
      <text:p text:style-name="P267">TOSCA Signature <text:s text:c="5"/>: 0x20160401</text:p>
      <text:p text:style-name="P267"/>
      <text:p text:style-name="P267">Tst:01-&gt;Exiting:Fri Nov 17 10:51:23 2017</text:p>
      <text:p text:style-name="P267"/>
      <text:p text:style-name="P233"><text:span text:style-name="T284">140:TscMon&gt;</text:span><text:span text:style-name="T110">tstart</text:span><text:span text:style-name="T284"> 3..4</text:span></text:p>
      <text:p text:style-name="P267">TscTst-&gt;Command:tstart 3..4</text:p>
      <text:p text:style-name="P267">TscTst-&gt;Starting test 3..4</text:p>
      <text:p text:style-name="P267">Tst:03-&gt;Entering:Fri Nov 17 10:52:18 2017</text:p>
      <text:p text:style-name="P267"/>
      <text:p text:style-name="P267">Tst:03-&gt;Executing Read / Write SHM1 MEM</text:p>
      <text:p text:style-name="P267">Tst:03-&gt;Executing: iteration:4094 size:06078 offset:01078 <text:s text:c="15"/>-&gt; OK</text:p>
      <text:p text:style-name="P267">Tst:03-&gt;Exiting :Fri Nov 17 10:53:00 2017</text:p>
      <text:p text:style-name="P267">Tst:04-&gt;Entering:Fri Nov 17 10:53:00 2017</text:p>
      <text:p text:style-name="P267"/>
      <text:p text:style-name="P267">Tst:04-&gt;Executing Read / Write SHM1 PMEM</text:p>
      <text:p text:style-name="P267">Tst:04-&gt;Executing: iteration:4094 size:06078 offset:01078 <text:s text:c="15"/>-&gt; OK</text:p>
      <text:p text:style-name="P267">Tst:04-&gt;Exiting :Fri Nov 17 10:53:42 2017</text:p>
      <text:p text:style-name="P148"/>
      <text:h text:style-name="P454" text:outline-level="3"><text:bookmark-start text:name="__RefHeading__10978_1544553314"/>Stop current test execution<text:bookmark-end text:name="__RefHeading__10978_1544553314"/></text:h>
      <text:p text:style-name="P113">Command</text:p>
      <text:p text:style-name="P212"><text:span text:style-name="T111">tstop</text:span><text:span text:style-name="T285"> → stop current test execution</text:span></text:p>
      <text:p text:style-name="P274"/>
      <text:p text:style-name="P171">Synopsis</text:p>
      <text:p text:style-name="P268">stop current test execution</text:p>
      <text:p text:style-name="P274"/>
      <text:p text:style-name="P171">Description</text:p>
      <text:p text:style-name="P421">This command allows to stop the current test execution.</text:p>
      <text:p text:style-name="P274"/>
      <text:p text:style-name="P171">Examples</text:p>
      <text:p text:style-name="P268">172:TscMon&gt;tstart 3</text:p>
      <text:p text:style-name="P234"><text:span text:style-name="T285">173:TscMon&gt;</text:span><text:span text:style-name="T111">tstop</text:span></text:p>
      <text:p text:style-name="P169"/>
      <text:h text:style-name="P454" text:outline-level="3"><text:bookmark-start text:name="__RefHeading__10980_1544553314"/>Set test control parameter<text:bookmark-end text:name="__RefHeading__10980_1544553314"/></text:h>
      <text:p text:style-name="P113">Command</text:p>
      <text:p text:style-name="P213"><text:span text:style-name="T105">tset</text:span><text:span text:style-name="T280"> → set test control parameter</text:span></text:p>
      <text:p text:style-name="P274"/>
      <text:p text:style-name="P171">Synopsis</text:p>
      <text:p text:style-name="P235"><text:span text:style-name="T105">tset</text:span><text:span text:style-name="T280"> exec=fast -&gt; execute test in fast mode [default]</text:span></text:p>
      <text:p text:style-name="P235"><text:span text:style-name="T105">tset</text:span><text:span text:style-name="T280"> exec=val <text:s/>-&gt; execute test in validation mode</text:span></text:p>
      <text:p text:style-name="P235"><text:span text:style-name="T105">tset</text:span><text:span text:style-name="T280"> err=halt <text:s/>-&gt; stop test execution if error</text:span></text:p>
      <text:p text:style-name="P235"><text:span text:style-name="T105">tset</text:span><text:span text:style-name="T280"> err=cont <text:s/>-&gt; go for next test if error</text:span></text:p>
      <text:p text:style-name="P235"><text:span text:style-name="T105">tset</text:span><text:span text:style-name="T280"> loop=&lt;n&gt;</text:span></text:p>
      <text:p text:style-name="P269"><text:soft-page-break/><text:s text:c="5"/>where &lt;n&gt; <text:s text:c="2"/>= number of time a test is execute (0-&gt;infinite)</text:p>
      <text:p text:style-name="P235"><text:span text:style-name="T105">tset</text:span><text:span text:style-name="T280"> logfile=&lt;filename&gt;</text:span></text:p>
      <text:p text:style-name="P235"><text:span text:style-name="T105">tset</text:span><text:span text:style-name="T280"> log=&lt;op&gt;</text:span></text:p>
      <text:p text:style-name="P269"><text:s text:c="5"/>where &lt;op&gt; <text:s/>= off -&gt; close logfile if currently open</text:p>
      <text:p text:style-name="P269"><text:s text:c="19"/>new -&gt; create new logfile</text:p>
      <text:p text:style-name="P269"><text:s text:c="19"/>add -&gt; append to existing logfile or create logfile</text:p>
      <text:p text:style-name="P274"/>
      <text:p text:style-name="P171">Description</text:p>
      <text:p text:style-name="P422">The tset command allows to log test messages in a file. The logfile parameter shall be set to the file name and the log parameter shall be set to new to create the file. It is also possible to execute several time a test or to set the condition of the test suite depending the error found.</text:p>
      <text:p text:style-name="P171">Examples</text:p>
      <text:p text:style-name="P269">11:TscMon&gt;tset logfile=myLog.log</text:p>
      <text:p text:style-name="P269">12:TscMon&gt;tset log=new</text:p>
      <text:p text:style-name="P269">13:TscMon&gt;tstart 1</text:p>
      <text:p text:style-name="P163"/>
      <text:h text:style-name="P454" text:outline-level="3"><text:bookmark-start text:name="__RefHeading__10982_1544553314"/>Perform read/write test in PCI tree address space<text:bookmark-end text:name="__RefHeading__10982_1544553314"/></text:h>
      <text:p text:style-name="P113">Command</text:p>
      <text:p text:style-name="P214"><text:span text:style-name="T102">tp</text:span><text:span text:style-name="T276"> → Perform read/write test in PCI tree address space</text:span></text:p>
      <text:p text:style-name="P274"/>
      <text:p text:style-name="P171">Synopsis</text:p>
      <text:p text:style-name="P236"><text:span text:style-name="T102">tp</text:span><text:span text:style-name="T276">.&lt;ds&gt; &lt;start&gt;..&lt;end&gt; &lt;data&gt; [&lt;loop&gt;]</text:span></text:p>
      <text:p text:style-name="P236"><text:span text:style-name="T102">tp1</text:span><text:span text:style-name="T276">.&lt;ds&gt; &lt;start&gt;..&lt;end&gt; &lt;data&gt; [&lt;loop&gt;]</text:span></text:p>
      <text:p text:style-name="P236"><text:span text:style-name="T102">tp2</text:span><text:span text:style-name="T276">.&lt;ds&gt; &lt;start&gt;..&lt;end&gt; &lt;data&gt; [&lt;loop&gt;]</text:span></text:p>
      <text:p text:style-name="P270"><text:s text:c="3"/>where &lt;ds&gt; <text:s text:c="3"/>= b, s, w, l [data size 1, 2, 4, 8]</text:p>
      <text:p text:style-name="P270"><text:s text:c="9"/>&lt;start&gt; = address offset in hexadecimal of first <text:s/>location</text:p>
      <text:p text:style-name="P270"><text:s text:c="9"/>&lt;end&gt; <text:s text:c="2"/>= address offset in hexadecimal of last location</text:p>
      <text:p text:style-name="P270"><text:s text:c="9"/>&lt;data&gt; <text:s/>= data in hexadecimal</text:p>
      <text:p text:style-name="P270"><text:s text:c="9"/>&lt;loop&gt; <text:s/>= number of loop</text:p>
      <text:p text:style-name="P274"/>
      <text:p text:style-name="P171">Description</text:p>
      <text:p text:style-name="P423">This command allows to test a memory range by writing and reading data during a defined number of loop. It allows to define a memory range and a data. If the parameter loop is set to '0', the test executes an infinity of loop. It exit on error or when the number of loop is finished.</text:p>
      <text:p text:style-name="P148"/>
      <text:h text:style-name="P454" text:outline-level="3"><text:bookmark-start text:name="__RefHeading__10984_1544553314"/>Perform read/write test on shared memory<text:bookmark-end text:name="__RefHeading__10984_1544553314"/></text:h>
      <text:p text:style-name="P113">Command</text:p>
      <text:p text:style-name="P214"><text:span text:style-name="T102">ts</text:span><text:span text:style-name="T276"> → Perform read/write test on shared memory</text:span></text:p>
      <text:p text:style-name="P274"/>
      <text:p text:style-name="P171">Synopsis</text:p>
      <text:p text:style-name="P236"><text:span text:style-name="T102">ts</text:span><text:span text:style-name="T276">.&lt;ds&gt; &lt;start&gt;..&lt;end&gt; &lt;data&gt; [&lt;loop&gt;]</text:span></text:p>
      <text:p text:style-name="P236"><text:span text:style-name="T102">ts1</text:span><text:span text:style-name="T276">.&lt;ds&gt; &lt;start&gt;..&lt;end&gt; &lt;data&gt; [&lt;loop&gt;]</text:span></text:p>
      <text:p text:style-name="P236"><text:span text:style-name="T102">ts2</text:span><text:span text:style-name="T276">.&lt;ds&gt; &lt;start&gt;..&lt;end&gt; &lt;data&gt; [&lt;loop&gt;]</text:span></text:p>
      <text:p text:style-name="P270"><text:s text:c="3"/>where &lt;ds&gt; <text:s text:c="3"/>= b, s, w, l [data size 1, 2, 4, 8]</text:p>
      <text:p text:style-name="P270"><text:s text:c="9"/>&lt;start&gt; = address offset in hexadecimal of first <text:s/>location</text:p>
      <text:p text:style-name="P270"><text:soft-page-break/><text:s text:c="9"/>&lt;end&gt; <text:s text:c="2"/>= address offset in hexadecimal of last location</text:p>
      <text:p text:style-name="P270"><text:s text:c="9"/>&lt;data&gt; <text:s/>= data in hexadecimal</text:p>
      <text:p text:style-name="P270"><text:s text:c="9"/>&lt;loop&gt; <text:s/>= number of loop</text:p>
      <text:p text:style-name="P274"/>
      <text:p text:style-name="P171">Description</text:p>
      <text:p text:style-name="P423">This command allows to test a memory range by writing and reading data during a defined number of loop. It allows to define a memory range and a data. If the parameter loop is set to '0', the test executes an infinity of loop. It exit on error or when the number of loop is finished.</text:p>
      <text:p text:style-name="P274"/>
      <text:p text:style-name="P171">Examples</text:p>
      <text:p text:style-name="P237"><text:span text:style-name="T278">77:TscMon&gt;</text:span><text:span text:style-name="T104">ts1</text:span><text:span text:style-name="T278">.w 100000..200000 r:2 l:5</text:span></text:p>
      <text:p text:style-name="P271">device: 0</text:p>
      <text:p text:style-name="P271">Enter any key to stop memory test</text:p>
      <text:p text:style-name="P271">Loop [5]: 5 - 00100000 <text:s text:c="3"/>elapsed time = 2 sec</text:p>
      <text:p text:style-name="P163"/>
      <text:h text:style-name="P454" text:outline-level="3"><text:bookmark-start text:name="__RefHeading__10986_1544553314"/>Perform read/write test on FPGA USR memory<text:bookmark-end text:name="__RefHeading__10986_1544553314"/></text:h>
      <text:p text:style-name="P113">Command</text:p>
      <text:p text:style-name="P215"><text:span text:style-name="T103">tu</text:span><text:span text:style-name="T277"> → Perform read/write test on FPGA USR memory</text:span></text:p>
      <text:p text:style-name="P274"/>
      <text:p text:style-name="P171">Synopsis</text:p>
      <text:p text:style-name="P238"><text:span text:style-name="T103">tu</text:span><text:span text:style-name="T277">.&lt;ds&gt; &lt;start&gt;..&lt;end&gt; &lt;data&gt; [&lt;loop&gt;]</text:span></text:p>
      <text:p text:style-name="P238"><text:span text:style-name="T103">tu1</text:span><text:span text:style-name="T277">.&lt;ds&gt; &lt;start&gt;..&lt;end&gt; &lt;data&gt; [&lt;loop&gt;]</text:span></text:p>
      <text:p text:style-name="P238"><text:span text:style-name="T103">tu2</text:span><text:span text:style-name="T277">.&lt;ds&gt; &lt;start&gt;..&lt;end&gt; &lt;data&gt; [&lt;loop&gt;]</text:span></text:p>
      <text:p text:style-name="P272"><text:s text:c="3"/>where &lt;ds&gt; <text:s text:c="3"/>= b, s, w, l [data size 1, 2, 4, 8]</text:p>
      <text:p text:style-name="P272"><text:s text:c="9"/>&lt;start&gt; = address offset in hexadecimal of first <text:s/>location</text:p>
      <text:p text:style-name="P272"><text:s text:c="9"/>&lt;end&gt; <text:s text:c="2"/>= address offset in hexadecimal of last location</text:p>
      <text:p text:style-name="P272"><text:s text:c="9"/>&lt;data&gt; <text:s/>= data in hexadecimal</text:p>
      <text:p text:style-name="P272"><text:s text:c="9"/>&lt;loop&gt; <text:s/>= number of loop</text:p>
      <text:p text:style-name="P274"/>
      <text:p text:style-name="P171">Description</text:p>
      <text:p text:style-name="P423">This command allows to test a memory range by writing and reading data during a defined number of loop. It allows to define a memory range and a data. If the parameter loop is set to '0', the test executes an infinity of loop. It exit on error or when the number of loop is finished.</text:p>
      <text:p text:style-name="P274"/>
      <text:p text:style-name="P171">Examples</text:p>
      <text:p text:style-name="P271">85:TscMon&gt;t21.w 100000..200000 r:1 l:5</text:p>
      <text:p text:style-name="P271">device: 0</text:p>
      <text:p text:style-name="P271">Enter any key to stop memory test</text:p>
      <text:p text:style-name="P271">Loop [5]: 5 - 00100000 <text:s text:c="3"/>elapsed time = 2 sec</text:p>
      <text:p text:style-name="P163"/>
      <text:h text:style-name="P454" text:outline-level="3" text:is-list-header="true"/>
      <text:h text:style-name="P454" text:outline-level="3"><text:bookmark-start text:name="__RefHeading__10988_1544553314"/>Wait for test to complete<text:bookmark-end text:name="__RefHeading__10988_1544553314"/></text:h>
      <text:p text:style-name="P113">Command</text:p>
      <text:p text:style-name="P424">twait → wait for test to complete</text:p>
      <text:p text:style-name="P274"/>
      <text:p text:style-name="P171"><text:soft-page-break/>Synopsis</text:p>
      <text:p text:style-name="P273">wait [&lt;tmo&gt;]</text:p>
      <text:p text:style-name="P273"><text:s text:c="3"/>where &lt;tmo&gt; = timeout in sec</text:p>
      <text:p text:style-name="P274"/>
      <text:p text:style-name="P171">Description</text:p>
      <text:p text:style-name="P424">This command allows to wait a delay in second the end of a test.</text:p>
      <text:p text:style-name="P274"/>
      <text:p text:style-name="P171">Examples</text:p>
      <text:p text:style-name="P273">2:TscMon&gt;tstart 3</text:p>
      <text:p text:style-name="P239"><text:span text:style-name="T286">3:TscMon&gt;</text:span><text:span text:style-name="T112">twait</text:span><text:span text:style-name="T286"> 3</text:span></text:p>
      <text:p text:style-name="P273">Waiting for test to complete -&gt; Tst: 03 -&gt; DONE:OK</text:p>
      <text:p text:style-name="P163"/>
      <text:p text:style-name="P99"/>
      <text:h text:style-name="P465" text:outline-level="2">Script execution</text:h>
      <text:p text:style-name="P101"><text:span text:style-name="T11">TscMon</text:span> support<text:span text:style-name="T207">s</text:span> script execution. A script is an ASCII file containing a sequence of <text:span text:style-name="T11">TscMon</text:span> command<text:span text:style-name="T170">s</text:span> to be executed. Comments can be inserted in the script file with the character '#'. <text:s/>When this character is encountered by the script interpreter, it stops decoding the command line, executes it and jump to the next command.</text:p>
      <text:p text:style-name="P101">In addition to <text:span text:style-name="T11">TscMon</text:span> command, the script interpreter recognize a set of operations identified by a string starting with the <text:span text:style-name="T11">'$'</text:span> character.</text:p>
      <text:p text:style-name="P101">When <text:span text:style-name="T11">TscMon</text:span> command are executed a global error status is updated. The script interpreter has the possibility of checking that status and exiting in case of error. This allows to stop script execution if something is going wrong.</text:p>
      <text:h text:style-name="P445" text:outline-level="3">Executing an TscMon script</text:h>
      <text:p text:style-name="P101">The file ASCII “myscript.xfs” contains a simple script to be executed bx TscMon</text:p>
      <text:p text:style-name="P432">#</text:p>
      <text:p text:style-name="P432"># This is a TscMon script</text:p>
      <text:p text:style-name="P432">#</text:p>
      <text:p text:style-name="P440">map show <text:s text:c="19"/># show mapping</text:p>
      <text:p text:style-name="P440">ds.w 10000 <text:s text:c="17"/># display content of SHM from offset 0x10000</text:p>
      <text:p text:style-name="P432">#</text:p>
      <text:p text:style-name="P101"/>
      <text:p text:style-name="P101">To execute the script from TscMon just enter the filename preceded by the character '@':</text:p>
      <text:p text:style-name="P145"><text:soft-page-break/></text:p>
      <text:p text:style-name="P318"><text:span text:style-name="T208">39:TscMon&gt;</text:span><text:span text:style-name="T21">@myscript.xfs</text:span><text:span text:style-name="T208"> <text:s text:c="123"/></text:span></text:p>
      <text:p text:style-name="P321">Start execution of script file myscript <text:s text:c="107"/></text:p>
      <text:p text:style-name="P321">39:TscMon&gt;map show</text:p>
      <text:p text:style-name="P321"/>
      <text:p text:style-name="P321">+=========================================================+</text:p>
      <text:p text:style-name="P321">+ Map Name : mas_mem</text:p>
      <text:p text:style-name="P321">+ Map Size : 2048*64 KBytes</text:p>
      <text:p text:style-name="P321">+ Win Base : 0xc40000000</text:p>
      <text:p text:style-name="P321">+ Win Size : 0x08000000 [2048 pages]</text:p>
      <text:p text:style-name="P321">+----------+----+----+----------+------------------+------+</text:p>
      <text:p text:style-name="P321">| <text:s/>offset <text:s/>|flag| usr| <text:s text:c="2"/>size <text:s text:c="2"/>| <text:s text:c="2"/>remote address | mode |</text:p>
      <text:p text:style-name="P321">+----------+----+----+----------+------------------+------+</text:p>
      <text:p text:style-name="P321">| 00000000 | 01 | 01 | 00020000 | 0000000000000000 | 2003 | SHM1</text:p>
      <text:p text:style-name="P321">| 00020000 | 01 | 01 | 00020000 | 0000000000000000 | 3003 | SHM2</text:p>
      <text:p text:style-name="P321">| 00040000 | 01 | 01 | 00010000 | 0000000000010000 | 2003 | SHM1</text:p>
      <text:p text:style-name="P321">| 00050000 | 00 | 00 | 07fb0000 | 0000000000000000 | 0000 | FREE</text:p>
      <text:p text:style-name="P321">+----------+----+----+----------+------------------+------+</text:p>
      <text:p text:style-name="P321"/>
      <text:p text:style-name="P321">+=========================================================+</text:p>
      <text:p text:style-name="P321">+ Map Name : mas_pmem</text:p>
      <text:p text:style-name="P321">+ Map Size : 128*4 MBytes</text:p>
      <text:p text:style-name="P321">+ Win Base : 0xc60000000</text:p>
      <text:p text:style-name="P321">+ Win Size : 0x20000000 [128 pages]</text:p>
      <text:p text:style-name="P321">+----------+----+----+----------+------------------+------+</text:p>
      <text:p text:style-name="P321">| <text:s/>offset <text:s/>|flag| usr| <text:s text:c="2"/>size <text:s text:c="2"/>| <text:s text:c="2"/>remote address | mode |</text:p>
      <text:p text:style-name="P321">+----------+----+----+----------+------------------+------+</text:p>
      <text:p text:style-name="P321">| 00000000 | 00 | 00 | 20000000 | 0000000000000000 | 0000 | FREE</text:p>
      <text:p text:style-name="P321">+----------+----+----+----------+------------------+------+</text:p>
      <text:p text:style-name="P321"/>
      <text:p text:style-name="P321">39:TscMon&gt;ds.w 10000</text:p>
      <text:p text:style-name="P321">device: 0</text:p>
      <text:p text:style-name="P321">0x00010000 : 00000000 00000000 00000000 00000000 <text:s/>................</text:p>
      <text:p text:style-name="P321">0x00010010 : 00000000 00000000 00000000 00000000 <text:s/>................</text:p>
      <text:p text:style-name="P321">0x00010020 : 00000000 00000000 00000000 00000000 <text:s/>................</text:p>
      <text:p text:style-name="P321">0x00010030 : 00000000 00000000 00000000 00000000 <text:s/>................</text:p>
      <text:p text:style-name="P164"/>
      <text:p text:style-name="P101">It shall be noted that a script file can include the execution of another script file:</text:p>
      <text:p text:style-name="P440">#</text:p>
      <text:p text:style-name="P440"># This is a TscMon script</text:p>
      <text:p text:style-name="P440">#</text:p>
      <text:p text:style-name="P440">conf show <text:s text:c="18"/># show interface configuration</text:p>
      <text:p text:style-name="P440">map show <text:s text:c="19"/># show mapping</text:p>
      <text:p text:style-name="P440">ds.w 10000 <text:s text:c="17"/># display content of SHM from offset 0x10000</text:p>
      <text:p text:style-name="P440">#</text:p>
      <text:p text:style-name="P440"># call a sub-script</text:p>
      <text:p text:style-name="P440">#</text:p>
      <text:p text:style-name="P440">@dma.<text:span text:style-name="T208">xfs</text:span></text:p>
      <text:p text:style-name="P91"/>
      <text:p text:style-name="P432">#</text:p>
      <text:p text:style-name="P432"># This script performs a dma transfer <text:span text:style-name="T156">from SHM to kernel buffer</text:span></text:p>
      <text:p text:style-name="P432">#</text:p>
      <text:p text:style-name="P440">dm.w 0</text:p>
      <text:p text:style-name="P440">dma.<text:span text:style-name="T209">0</text:span> start 0:8 <text:span text:style-name="T209">100000</text:span>:2 <text:span text:style-name="T209">1000</text:span></text:p>
      <text:p text:style-name="P440">dma.<text:span text:style-name="T209">0</text:span> status</text:p>
      <text:p text:style-name="P440">dm.w 0</text:p>
      <text:p text:style-name="P145"><text:soft-page-break/></text:p>
      <text:p text:style-name="P319"><text:span text:style-name="T210">86:TscMon&gt;</text:span><text:span text:style-name="T22">@myscript.xfs</text:span><text:span text:style-name="T210"> <text:s text:c="123"/></text:span></text:p>
      <text:p text:style-name="P323">Start execution of script file myscript <text:s text:c="107"/></text:p>
      <text:p text:style-name="P323">86:TscMon&gt;conf show <text:s text:c="127"/></text:p>
      <text:p text:style-name="P323"><text:s text:c="3"/>Static Options [0x0000e900] <text:s text:c="116"/></text:p>
      <text:p text:style-name="P323"><text:s text:c="6"/>PCI IO size <text:s text:c="9"/>: 4 KBytes <text:s text:c="109"/></text:p>
      <text:p text:style-name="P323"><text:s text:c="6"/>PCI MEM size <text:s text:c="8"/>: 128 MBytes <text:s text:c="107"/></text:p>
      <text:p text:style-name="P323"><text:s text:c="6"/>PCI PMEM size <text:s text:c="7"/>: 512 MBytes <text:s text:c="107"/></text:p>
      <text:p text:style-name="P323"><text:s text:c="3"/>Identifiers <text:s text:c="132"/></text:p>
      <text:p text:style-name="P323"><text:s text:c="6"/>FPGA eFUSE <text:s text:c="10"/>: 0x00000000 <text:s text:c="107"/></text:p>
      <text:p text:style-name="P323"><text:s text:c="6"/>FPGA Signature <text:s text:c="6"/>: 0x14111701 <text:s text:c="107"/></text:p>
      <text:p text:style-name="P323"><text:s text:c="6"/>FPGA Version <text:s text:c="8"/>: 0x00010101 <text:s text:c="107"/></text:p>
      <text:p text:style-name="P323"><text:s text:c="6"/>TOSCA Signature <text:s text:c="5"/>: 0x20160401 <text:s text:c="107"/></text:p>
      <text:p text:style-name="P323"><text:s text:c="3"/>DDR3 configuration <text:s text:c="125"/></text:p>
      <text:p text:style-name="P323"><text:s text:c="6"/>DDR3_SIZE <text:s text:c="11"/>: 4 Gbit [0x40000000] <text:s text:c="98"/></text:p>
      <text:p text:style-name="P323"><text:s text:c="3"/>PCIe MSI counters <text:s text:c="126"/></text:p>
      <text:p text:style-name="P323"><text:s text:c="6"/>MSI Requests <text:s text:c="8"/>: 0x00000001 <text:s text:c="107"/></text:p>
      <text:p text:style-name="P323"><text:s text:c="6"/>MSI Armed <text:s text:c="11"/>: 0x00000001 <text:s text:c="107"/></text:p>
      <text:p text:style-name="P323"><text:s text:c="6"/>MSI Acknowledge <text:s text:c="5"/>: 0x00000001 <text:s text:c="107"/></text:p>
      <text:p text:style-name="P323"><text:s text:c="6"/>MSI Status <text:s text:c="10"/>: 0x00000020 <text:s text:c="107"/></text:p>
      <text:p text:style-name="P323"><text:s text:c="3"/>Artix7 System Monitoring</text:p>
      <text:p text:style-name="P323"><text:s text:c="6"/>Temperature <text:s text:c="9"/>: 49.22 [49.71 - 13.78]</text:p>
      <text:p text:style-name="P323"><text:s text:c="6"/>VCCint <text:s text:c="14"/>: 0.93 [0.93 - 0.93]</text:p>
      <text:p text:style-name="P323"><text:s text:c="6"/>VCCaux <text:s text:c="14"/>: 1.78 [1.78 - 1.78]</text:p>
      <text:p text:style-name="P324">86:TscMon&gt;map show <text:s/></text:p>
      <text:p text:style-name="P324"><text:s text:c="16"/></text:p>
      <text:p text:style-name="P322">+=========================================================+</text:p>
      <text:p text:style-name="P322">+ Map Name : mas_mem</text:p>
      <text:p text:style-name="P322">+ Map Size : 2048*64 KBytes</text:p>
      <text:p text:style-name="P322">+ Win Base : 0xc40000000</text:p>
      <text:p text:style-name="P322">+ Win Size : 0x08000000 [2048 pages]</text:p>
      <text:p text:style-name="P322">+----------+----+----+----------+------------------+------+</text:p>
      <text:p text:style-name="P322">| <text:s/>offset <text:s/>|flag| usr| <text:s text:c="2"/>size <text:s text:c="2"/>| <text:s text:c="2"/>remote address | mode |</text:p>
      <text:p text:style-name="P322">+----------+----+----+----------+------------------+------+</text:p>
      <text:p text:style-name="P322">| 00000000 | 01 | 01 | 00020000 | 0000000000000000 | 2003 | SHM1</text:p>
      <text:p text:style-name="P322">| 00020000 | 01 | 01 | 00020000 | 0000000000000000 | 3003 | SHM2</text:p>
      <text:p text:style-name="P322">| 00040000 | 01 | 01 | 00010000 | 0000000000010000 | 2003 | SHM1</text:p>
      <text:p text:style-name="P322">| 00050000 | 00 | 00 | 07fb0000 | 0000000000000000 | 0000 | FREE</text:p>
      <text:p text:style-name="P322">+----------+----+----+----------+------------------+------+</text:p>
      <text:p text:style-name="P322"/>
      <text:p text:style-name="P322">+=========================================================+</text:p>
      <text:p text:style-name="P322">+ Map Name : mas_pmem</text:p>
      <text:p text:style-name="P322">+ Map Size : 128*4 MBytes</text:p>
      <text:p text:style-name="P322">+ Win Base : 0xc60000000</text:p>
      <text:p text:style-name="P322">+ Win Size : 0x20000000 [128 pages]</text:p>
      <text:p text:style-name="P322">+----------+----+----+----------+------------------+------+</text:p>
      <text:p text:style-name="P322">| <text:s/>offset <text:s/>|flag| usr| <text:s text:c="2"/>size <text:s text:c="2"/>| <text:s text:c="2"/>remote address | mode |</text:p>
      <text:p text:style-name="P322">+----------+----+----+----------+------------------+------+</text:p>
      <text:p text:style-name="P322">| 00000000 | 00 | 00 | 20000000 | 0000000000000000 | 0000 | FREE</text:p>
      <text:p text:style-name="P322">+----------+----+----+----------+------------------+------+</text:p>
      <text:p text:style-name="P323"/>
      <text:p text:style-name="P323">86:TscMon&gt;ds.w 10000</text:p>
      <text:p text:style-name="P323">device: 0</text:p>
      <text:p text:style-name="P323">0x00010000 : 00000000 00000000 00000000 00000000 <text:s/>................</text:p>
      <text:p text:style-name="P323">0x00010010 : 00000000 00000000 00000000 00000000 <text:s/>................</text:p>
      <text:p text:style-name="P323">0x00010020 : 00000000 00000000 00000000 00000000 <text:s/>................</text:p>
      <text:p text:style-name="P323">0x00010030 : 00000000 00000000 00000000 00000000 <text:s/>................</text:p>
      <text:p text:style-name="P323">86:TscMon&gt;@dma.xsf</text:p>
      <text:p text:style-name="P323">Start execution of script file dma</text:p>
      <text:p text:style-name="P323">86:TscMon&gt;dm.w 0</text:p>
      <text:p text:style-name="P323"><text:soft-page-break/>device: 0</text:p>
      <text:p text:style-name="P319"><text:span text:style-name="T210">0x00000000 : 00000000 0000000</text:span><text:span text:style-name="T211">0</text:span><text:span text:style-name="T210"> 0000000</text:span><text:span text:style-name="T211">0</text:span><text:span text:style-name="T210"> 0000000</text:span><text:span text:style-name="T211">0</text:span><text:span text:style-name="T210"> <text:s/>................</text:span></text:p>
      <text:p text:style-name="P319"><text:span text:style-name="T210">0x00000010 : 000000</text:span><text:span text:style-name="T211">0</text:span><text:span text:style-name="T210">0 000000</text:span><text:span text:style-name="T211">00</text:span><text:span text:style-name="T210"> 000000</text:span><text:span text:style-name="T211">00</text:span><text:span text:style-name="T210"> 000000</text:span><text:span text:style-name="T211">00</text:span><text:span text:style-name="T210"> <text:s/>................</text:span></text:p>
      <text:p text:style-name="P320"><text:span text:style-name="T210">0x00000020 : 000000</text:span><text:span text:style-name="T211">0</text:span><text:span text:style-name="T210">0 000000</text:span><text:span text:style-name="T211">00</text:span><text:span text:style-name="T210"> 000000</text:span><text:span text:style-name="T211">00</text:span><text:span text:style-name="T210"> 000000</text:span><text:span text:style-name="T211">00</text:span><text:span text:style-name="T210"> <text:s/>................</text:span></text:p>
      <text:p text:style-name="P320"><text:span text:style-name="T210">0x00000030 : 000000</text:span><text:span text:style-name="T211">0</text:span><text:span text:style-name="T210">0 000000</text:span><text:span text:style-name="T211">00</text:span><text:span text:style-name="T210"> 000000</text:span><text:span text:style-name="T211">00</text:span><text:span text:style-name="T210"> 000000</text:span><text:span text:style-name="T211">00</text:span><text:span text:style-name="T210"> <text:s/>................</text:span></text:p>
      <text:p text:style-name="P323">86:TscMon&gt;dma.0 start 0:8 100000:2 1000</text:p>
      <text:p text:style-name="P323">OK -&gt; status = 20000111</text:p>
      <text:p text:style-name="P323">86:TscMon&gt;dma.0 status</text:p>
      <text:p text:style-name="P323">DMA#0 CSR registers</text:p>
      <text:p text:style-name="P323">RD: 8048a000: 00000010 : 00003000: 80000000</text:p>
      <text:p text:style-name="P323">WR: 80800000: 00000000 : 00000000: 00000000</text:p>
      <text:p text:style-name="P323">86:TscMon&gt;dm.w 0</text:p>
      <text:p text:style-name="P323">device: 0</text:p>
      <text:p text:style-name="P323">0x00000000 : 00000000 00000004 00000008 0000000c <text:s/>................</text:p>
      <text:p text:style-name="P323">0x00000010 : 00000010 00000014 00000018 0000001c <text:s/>................</text:p>
      <text:p text:style-name="P323">0x00000020 : 00000020 00000024 00000028 0000002c <text:s/>... ...$...(...,</text:p>
      <text:p text:style-name="P323">0x00000030 : 00000030 00000034 00000038 0000003c <text:s/>...0...4...8...&lt;</text:p>
      <text:p text:style-name="P164"/>
      <text:h text:style-name="P445" text:outline-level="3">Script <text:span text:style-name="T172">P</text:span>arameters</text:h>
      <text:p text:style-name="P101">A<text:span text:style-name="T155">n</text:span> <text:span text:style-name="T11">TscMon</text:span> scripts can be launched with up to 10 parameters. These parameters are used within the script file through the $0. $1, ...$9 keywords.</text:p>
      <text:p text:style-name="P101">When executing the script file, TscMon will replace '$0' by the first parameter, '$1' by the second parameter and so on up to '$9'.</text:p>
      <text:p text:style-name="P101">The dma script has been modifier to be executed with so<text:span text:style-name="T307">u</text:span>rce and destination given through the parameter mechanism:</text:p>
      <text:p text:style-name="P432">#</text:p>
      <text:p text:style-name="P432"># This script performs a dma transfer with parameters</text:p>
      <text:p text:style-name="P432">#</text:p>
      <text:p text:style-name="P441">fm.w 0..10000 0</text:p>
      <text:p text:style-name="P441">dm.w 0</text:p>
      <text:p text:style-name="P441">dma.<text:span text:style-name="T212">0</text:span> start $0 $1 $<text:span text:style-name="T213">2</text:span></text:p>
      <text:p text:style-name="P441">dma.<text:span text:style-name="T212">0</text:span> status</text:p>
      <text:p text:style-name="P441">dm.w 0</text:p>
      <text:p text:style-name="P91"/>
      <text:p text:style-name="P145"><text:soft-page-break/></text:p>
      <text:p text:style-name="P325"><text:span text:style-name="T214">176:TscMon&gt;</text:span><text:span text:style-name="T23">@dma.xsf 0:8 100000:2 1000</text:span></text:p>
      <text:p text:style-name="P326">Start execution of script file dma</text:p>
      <text:p text:style-name="P326">176:TscMon&gt;fm.w 0..10000 0</text:p>
      <text:p text:style-name="P326">device: 0</text:p>
      <text:p text:style-name="P326">176:TscMon&gt;dm.w 0</text:p>
      <text:p text:style-name="P326">device: 0</text:p>
      <text:p text:style-name="P326">0x00000000 : 00000000 00000000 00000000 00000000 <text:s/>................</text:p>
      <text:p text:style-name="P326">0x00000010 : 00000000 00000000 00000000 00000000 <text:s/>................</text:p>
      <text:p text:style-name="P326">0x00000020 : 00000000 00000000 00000000 00000000 <text:s/>................</text:p>
      <text:p text:style-name="P326">0x00000030 : 00000000 00000000 00000000 00000000 <text:s/>................</text:p>
      <text:p text:style-name="P326">176:TscMon&gt;dma.0 start $0 $1 $2</text:p>
      <text:p text:style-name="P326">OK -&gt; status = 20000111</text:p>
      <text:p text:style-name="P326">176:TscMon&gt;dma.0 status</text:p>
      <text:p text:style-name="P326">DMA#0 CSR registers</text:p>
      <text:p text:style-name="P326">RD: 8048a000: 00000010 : 00003000: 80000000</text:p>
      <text:p text:style-name="P326">WR: 80800000: 00000000 : 00000000: 00000000</text:p>
      <text:p text:style-name="P326">176:TscMon&gt;dm.w 0</text:p>
      <text:p text:style-name="P326">device: 0</text:p>
      <text:p text:style-name="P326">0x00000000 : 00000000 00000004 00000008 0000000c <text:s/>................</text:p>
      <text:p text:style-name="P326">0x00000010 : 00000010 00000014 00000018 0000001c <text:s/>................</text:p>
      <text:p text:style-name="P326">0x00000020 : 00000020 00000024 00000028 0000002c <text:s/>... ...$...(...,</text:p>
      <text:p text:style-name="P326">0x00000030 : 00000030 00000034 00000038 0000003c <text:s/>...0...4...8...&lt;</text:p>
      <text:p text:style-name="P164"/>
      <text:h text:style-name="P445" text:outline-level="3">Script <text:span text:style-name="T171">C</text:span>ontrol <text:span text:style-name="T172">O</text:span>perations</text:h>
      <text:p text:style-name="P101">In addition to <text:span text:style-name="T11">TscMon</text:span> command, the script interpreter supports the following control operations:</text:p>
      <text:p text:style-name="P110"><text:span text:style-name="T11">$echo</text:span><text:tab/>→ display a string on the TscMon console</text:p>
      <text:p text:style-name="P110"><text:span text:style-name="T11">$exit</text:span><text:tab/>→ force exit from TscMon</text:p>
      <text:p text:style-name="P110"><text:span text:style-name="T11">$sleep</text:span><text:tab/>→ wait for so many seconds</text:p>
      <text:p text:style-name="P110"><text:span text:style-name="T11">$usleep</text:span><text:tab/>→ wait for so many microseconds</text:p>
      <text:p text:style-name="P101">The following script prints the message “testing timer”, start the timer, read it, wait 1 second and read it again:</text:p>
      <text:p text:style-name="P432">#</text:p>
      <text:p text:style-name="P432"># This script performs control operations</text:p>
      <text:p text:style-name="P432">#</text:p>
      <text:p text:style-name="P432">$echo testing <text:span text:style-name="T215">control operations</text:span></text:p>
      <text:p text:style-name="P442">ds.w 100000</text:p>
      <text:p text:style-name="P432">$sleep 1</text:p>
      <text:p text:style-name="P442">dm.w 0</text:p>
      <text:p text:style-name="P91"/>
      <text:p text:style-name="P145"><text:soft-page-break/></text:p>
      <text:p text:style-name="P327"><text:span text:style-name="T215">229:TscMon&gt;</text:span><text:span text:style-name="T24">@timer.xfs</text:span></text:p>
      <text:p text:style-name="P328">Start execution of script file timer</text:p>
      <text:p text:style-name="P328">testing control operations</text:p>
      <text:p text:style-name="P328">229:TscMon&gt;ds.w 100000</text:p>
      <text:p text:style-name="P328">device: 0</text:p>
      <text:p text:style-name="P328">0x00100000 : 00000000 00000004 00000008 0000000c <text:s/>................</text:p>
      <text:p text:style-name="P328">0x00100010 : 00000010 00000014 00000018 0000001c <text:s/>................</text:p>
      <text:p text:style-name="P328">0x00100020 : 00000020 00000024 00000028 0000002c <text:s/>... ...$...(...,</text:p>
      <text:p text:style-name="P328">0x00100030 : 00000030 00000034 00000038 0000003c <text:s/>...0...4...8...&lt;</text:p>
      <text:p text:style-name="P328">229:TscMon&gt;dm.w 0</text:p>
      <text:p text:style-name="P328">device: 0</text:p>
      <text:p text:style-name="P328">0x00000000 : 00000000 00000004 00000008 0000000c <text:s/>................</text:p>
      <text:p text:style-name="P328">0x00000010 : 00000010 00000014 00000018 0000001c <text:s/>................</text:p>
      <text:p text:style-name="P328">0x00000020 : 00000020 00000024 00000028 0000002c <text:s/>... ...$...(...,</text:p>
      <text:p text:style-name="P328">0x00000030 : 00000030 00000034 00000038 0000003c <text:s/>...0...4...8...&lt;</text:p>
      <text:p text:style-name="P164"/>
      <text:h text:style-name="P445" text:outline-level="3">Exiting from a <text:span text:style-name="T171">S</text:span>cript</text:h>
      <text:p text:style-name="P101">If the '<text:span text:style-name="T11">q</text:span>' command is encountered during script execution, <text:span text:style-name="T11">TscMon</text:span> returns to single command execution.</text:p>
      <text:p text:style-name="P101">If the $exit operation is encountered, <text:s/><text:span text:style-name="T11">TscMon</text:span> exits and returns to the shell.</text:p>
      <text:p text:style-name="P101">The third way to exit from a script is when a command execution returns with a the global error flag set. The global error flag is set by the compare (cb, cc, ce, cm, cp,....) and test (tb, ts, tu) commands when a data compare error is detected.</text:p>
      <text:p text:style-name="P101">The following script performs two data compare. The first one shall be successful and the second one shall fail. After each test a message should be printed, unless an error is detected.</text:p>
      <text:p text:style-name="P432">#</text:p>
      <text:p text:style-name="P432">$echo Testing c<text:span text:style-name="T157">s</text:span> command</text:p>
      <text:p text:style-name="P432">ps.w 12 1234</text:p>
      <text:p text:style-name="P432">cs.w 12 1234 ffff</text:p>
      <text:p text:style-name="P432">$echo Test ok</text:p>
      <text:p text:style-name="P432">cs.w 12 5678 ffff</text:p>
      <text:p text:style-name="P432">$echo Test not ok</text:p>
      <text:p text:style-name="P432">#</text:p>
      <text:p text:style-name="P101"/>
      <text:p text:style-name="P101">Executing the script shows that the second message is not printed because the script execution has been stopped after detection of compare error.</text:p>
      <text:p text:style-name="P145"><text:soft-page-break/></text:p>
      <text:p text:style-name="P425">58:TscMon&gt;@error.<text:span text:style-name="T216">xfs</text:span></text:p>
      <text:p text:style-name="P425">Start execution of script file error</text:p>
      <text:p text:style-name="P425">Testing cm command</text:p>
      <text:p text:style-name="P425">58:TscMon&gt;ps.w 1012 1234</text:p>
      <text:p text:style-name="P425">58:TscMon&gt;cs.w 1012 1234 ffff</text:p>
      <text:p text:style-name="P425">00001012 : <text:s/>00001234 - 00001234 [0000ffff]</text:p>
      <text:p text:style-name="P425">Test ok</text:p>
      <text:p text:style-name="P425">58:TscMon&gt;cs.w 1012 5678 ffff</text:p>
      <text:p text:style-name="P425">00001012 : <text:s/>00005678 - 00001234 [0000ffff] -&gt; ERROR !!!</text:p>
      <text:p text:style-name="P164"/>
      <text:h text:style-name="P445" text:outline-level="3">Command <text:span text:style-name="T172">E</text:span>xecution in <text:span text:style-name="T172">B</text:span>atch <text:span text:style-name="T172">M</text:span>ode</text:h>
      <text:p text:style-name="P101">Command can be given as parameter when launching <text:span text:style-name="T11">TscMon</text:span> to be executed in “batch” mode. In this case <text:span text:style-name="T33">TscMon</text:span> execute the command and exit in order to return to the shell interpreter:</text:p>
      <text:p text:style-name="P145"/>
      <text:p text:style-name="P329"><text:span text:style-name="T217">root@IFC1410:~/TSC/src/TscMon# </text:span><text:span text:style-name="T25">./TscMon "conf"</text:span></text:p>
      <text:p text:style-name="P330">Size requested: 100000</text:p>
      <text:p text:style-name="P330">kernel buffer allocated: 0xc000000077b00000 77b00000 100000</text:p>
      <text:p text:style-name="P330">MEM Win Base : 0xc40000000</text:p>
      <text:p text:style-name="P330">PMEM Win Base : 0xc60000000</text:p>
      <text:p text:style-name="P330"><text:s text:c="3"/>Static Options [0x0000e900]</text:p>
      <text:p text:style-name="P330"><text:s text:c="6"/>PCI IO size <text:s text:c="9"/>: 4 KBytes</text:p>
      <text:p text:style-name="P330"><text:s text:c="6"/>PCI MEM size <text:s text:c="8"/>: 128 MBytes</text:p>
      <text:p text:style-name="P330"><text:s text:c="6"/>PCI PMEM size <text:s text:c="7"/>: 512 MBytes</text:p>
      <text:p text:style-name="P330"><text:s text:c="4"/>PCIE identifier </text:p>
      <text:p text:style-name="P330"><text:s text:c="6"/>Board ID <text:s text:c="12"/>: Reserved</text:p>
      <text:p text:style-name="P330"><text:s text:c="6"/>Revision ID <text:s text:c="9"/>: 0</text:p>
      <text:p text:style-name="P330"><text:s text:c="6"/>PCIe EP <text:s text:c="13"/>: PCIe EP 1</text:p>
      <text:p text:style-name="P330"><text:s text:c="3"/>DDR3 configuration</text:p>
      <text:p text:style-name="P330"><text:s text:c="6"/>DDR3_SIZE <text:s text:c="11"/>: 4 Gbit [0x40000000]</text:p>
      <text:p text:style-name="P330"><text:s text:c="3"/>Identifiers</text:p>
      <text:p text:style-name="P330"><text:s text:c="6"/>FPGA eFUSE <text:s text:c="10"/>: 0x00000000</text:p>
      <text:p text:style-name="P330"><text:s text:c="6"/>FPGA Signature <text:s text:c="6"/>: 0x14111701</text:p>
      <text:p text:style-name="P330"><text:s text:c="6"/>FPGA Version <text:s text:c="8"/>: 0x00010101</text:p>
      <text:p text:style-name="P330"><text:s text:c="6"/>TOSCA Signature <text:s text:c="5"/>: 0x20160401</text:p>
      <text:p text:style-name="P330"><text:s text:c="3"/>PCIe MSI counters</text:p>
      <text:p text:style-name="P330"><text:s text:c="6"/>MSI Requests <text:s text:c="8"/>: 0x00000003</text:p>
      <text:p text:style-name="P330"><text:s text:c="6"/>MSI Armed <text:s text:c="11"/>: 0x00000003</text:p>
      <text:p text:style-name="P330"><text:s text:c="6"/>MSI Acknowledge <text:s text:c="5"/>: 0x00000003</text:p>
      <text:p text:style-name="P330"><text:s text:c="6"/>MSI Status <text:s text:c="10"/>: 0x00000020</text:p>
      <text:p text:style-name="P330"><text:s text:c="3"/>Artix7 System Monitoring</text:p>
      <text:p text:style-name="P330"><text:s text:c="6"/>Temperature <text:s text:c="9"/>: 49.22 [49.71 - 13.78]</text:p>
      <text:p text:style-name="P330"><text:s text:c="6"/>VCCint <text:s text:c="14"/>: 0.93 [0.93 - 0.93]</text:p>
      <text:p text:style-name="P330"><text:s text:c="6"/>VCCaux <text:s text:c="14"/>: 1.78 [1.78 - 1.78]</text:p>
      <text:p text:style-name="P330"><text:s text:c="3"/>Current device</text:p>
      <text:p text:style-name="P330"><text:s text:c="6"/>central</text:p>
      <text:p text:style-name="P330">Freeing kernel buffer 0 : 77b00000</text:p>
      <text:p text:style-name="P164"/>
      <text:p text:style-name="P101">If the <text:span text:style-name="T11">TscMon</text:span> command is a script execution, the sequence of command is executed. <text:span text:style-name="T11">TscMon</text:span> returns to the shell only if a “$exit” operation is encountered in the script.</text:p>
      <text:p text:style-name="P91"/>
      <text:p text:style-name="P145"><text:soft-page-break/></text:p>
      <text:p text:style-name="P426">root@IFC1410:~/TSC/src/TscMon# ./TscMon @dma.xfs <text:s text:c="96"/></text:p>
      <text:p text:style-name="P426">Size requested: 100000 <text:s text:c="124"/></text:p>
      <text:p text:style-name="P426">kernel buffer allocated: 0xc000000077b00000 77b00000 100000 <text:s text:c="87"/></text:p>
      <text:p text:style-name="P426">MEM Win Base : 0xc40000000</text:p>
      <text:p text:style-name="P426">PMEM Win Base : 0xc60000000</text:p>
      <text:p text:style-name="P427"><text:span text:style-name="T218">Start execution of script file </text:span><text:span text:style-name="T219">dma</text:span></text:p>
      <text:p text:style-name="P426">fm.w 0..100000 0</text:p>
      <text:p text:style-name="P426">device: 0</text:p>
      <text:p text:style-name="P426">dm.w 0</text:p>
      <text:p text:style-name="P426">device: 0</text:p>
      <text:p text:style-name="P426">0x00000000 : 00000000 00000000 00000000 00000000 <text:s/>................</text:p>
      <text:p text:style-name="P426">0x00000010 : 00000000 00000000 00000000 00000000 <text:s/>................</text:p>
      <text:p text:style-name="P426">0x00000020 : 00000000 00000000 00000000 00000000 <text:s/>................</text:p>
      <text:p text:style-name="P426">0x00000030 : 00000000 00000000 00000000 00000000 <text:s/>................</text:p>
      <text:p text:style-name="P426">dma.0 start 0:8 100000:2 1000</text:p>
      <text:p text:style-name="P426">OK -&gt; status = 20000111</text:p>
      <text:p text:style-name="P426">dma.0 status</text:p>
      <text:p text:style-name="P426">DMA#0 CSR registers</text:p>
      <text:p text:style-name="P426">RD: 8048a000: 00000010 : 00003000: 80000000</text:p>
      <text:p text:style-name="P426">WR: 80800000: 00000000 : 00000000: 00000000</text:p>
      <text:p text:style-name="P426">dm.w 0</text:p>
      <text:p text:style-name="P426">device: 0</text:p>
      <text:p text:style-name="P426">0x00000000 : 00000000 00000004 00000008 0000000c <text:s/>................</text:p>
      <text:p text:style-name="P426">0x00000010 : 00000010 00000014 00000018 0000001c <text:s/>................</text:p>
      <text:p text:style-name="P426">0x00000020 : 00000020 00000024 00000028 0000002c <text:s/>... ...$...(...,</text:p>
      <text:p text:style-name="P426">0x00000030 : 00000030 00000034 00000038 0000003c <text:s/>...0...4...8...&lt;</text:p>
      <text:p text:style-name="P426"/>
      <text:p text:style-name="P428"><text:s text:c="10"/>_______ <text:s text:c="6"/>__ <text:s/>__ <text:s text:c="12"/></text:p>
      <text:p text:style-name="P428"><text:s text:c="9"/>|__ <text:s text:c="2"/>__| <text:s text:c="4"/>| <text:s/>\/ <text:s/>| <text:s text:c="11"/></text:p>
      <text:p text:style-name="P428"><text:s text:c="12"/>| |___ <text:s/>___| \ <text:s/>/ | ___ <text:s/>_ __ <text:s/></text:p>
      <text:p text:style-name="P428"><text:s text:c="12"/>| / __|/ __| |\/| |/ _ \| '_ \ </text:p>
      <text:p text:style-name="P428"><text:s text:c="12"/>| \__ \ (__| | <text:s/>| | (_) | | | |</text:p>
      <text:p text:style-name="P428"><text:s text:c="12"/>|_|___/\___|_| <text:s/>|_|\___/|_| |_|</text:p>
      <text:p text:style-name="P428"/>
      <text:p text:style-name="P428"><text:s text:c="5"/>+------------------------------------------+</text:p>
      <text:p text:style-name="P428"><text:s text:c="5"/>| <text:s/>IOxOS Technologies Copyright 2015-2017 <text:s/>|</text:p>
      <text:p text:style-name="P428"><text:s text:c="5"/>| <text:s/>TscMon - CENTRAL 1001 diagnostic tool <text:s text:c="2"/>|</text:p>
      <text:p text:style-name="P428"><text:s text:c="5"/>| <text:s/>Version 1.40 - Dec <text:s/>4 2017 10:04:17 <text:s text:c="4"/>|</text:p>
      <text:p text:style-name="P428"><text:s text:c="5"/>| <text:s/>FPGA Built Nov 28 2017 13:32:35 <text:s text:c="8"/>|</text:p>
      <text:p text:style-name="P428"><text:s text:c="5"/>| <text:s/>FPGA Sign <text:s/>08111701 <text:s text:c="20"/>|</text:p>
      <text:p text:style-name="P428"><text:s text:c="5"/>| <text:s/>Driver IFC1410 Version 1.40 <text:s text:c="12"/>|</text:p>
      <text:p text:style-name="P428"><text:s text:c="5"/>| <text:s/>******* Official release 1.4.3 ******* <text:s/>|</text:p>
      <text:p text:style-name="P428"><text:s text:c="5"/>+------------------------------------------+</text:p>
      <text:p text:style-name="P426"/>
      <text:p text:style-name="P426">1:TscMon&gt;</text:p>
      <text:p text:style-name="P1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3" svg:font-family="'Courier New'" style:font-family-generic="modern"/>
    <style:font-face style:name="PPBION+Palatino-BoldItalic" svg:font-family="PPBION+Palatino-BoldItalic" style:font-family-generic="roman"/>
    <style:font-face style:name="Century Gothic5" svg:font-family="'Century Gothic'" style:font-family-generic="swiss"/>
    <style:font-face style:name="Century Gothic1" svg:font-family="'Century Gothic'" style:font-adornments="Italique gras" style:font-family-generic="swiss"/>
    <style:font-face style:name="Times New Roman" svg:font-family="'Times New Roman', Times" style:font-family-generic="swiss"/>
    <style:font-face style:name="Courier 10 Pitch" svg:font-family="'Courier 10 Pitch'" style:font-pitch="fixed"/>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Andale Sans UI" svg:font-family="'Andale Sans UI'" style:font-pitch="variable"/>
    <style:font-face style:name="Nimbus Sans L" svg:font-family="'Nimbus Sans L'" style:font-pitch="variable"/>
    <style:font-face style:name="Tahoma" svg:font-family="Tahoma" style:font-pitch="variable"/>
    <style:font-face style:name="Thorndale" svg:font-family="Thorndale" style:font-adornments="Regular" style:font-family-generic="roman" style:font-pitch="variable"/>
    <style:font-face style:name="Thorndale AMT" svg:font-family="'Thorndale AMT'" style:font-family-generic="roman" style:font-pitch="variable"/>
    <style:font-face style:name="Albany" svg:font-family="Albany" style:font-adornments="Regular"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entury Gothic4" svg:font-family="'Century Gothic'" style:font-family-generic="swiss" style:font-pitch="variable"/>
    <style:font-face style:name="Century Gothic2" svg:font-family="'Century Gothic'" style:font-adornments="Gras" style:font-family-generic="swiss" style:font-pitch="variable"/>
    <style:font-face style:name="Century Gothic3" svg:font-family="'Century Gothic'" style:font-adornments="Italique" style:font-family-generic="swiss" style:font-pitch="variable"/>
    <style:font-face style:name="Century Gothic" svg:font-family="'Century Gothic'" style:font-adornments="Normal" style:font-family-generic="swiss"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marker draw:name="Double_20_Arrow" draw:display-name="Double Arrow" svg:viewBox="0 0 1131 1918" svg:d="m737 1131h394l-564-1131-567 1131h398l-398 787h1131z"/>
    <draw:marker draw:name="Rounded_20_short_20_Arrow" draw:display-name="Rounded short Arrow" svg:viewBox="0 0 1013 1130" svg:d="m1009 1050-449-1008-22-30-29-12-34 12-21 26-449 1012-5 13v8l5 21 12 21 17 13 21 4h903l21-4 21-13 9-21 4-21v-8z"/>
    <draw:marker draw:name="Square_20_unfilled" draw:display-name="Square unfilled" svg:viewBox="0 0 300 300" svg:d="m0 0h300v300h-300zm20 20h260v260h-260z"/>
    <draw:stroke-dash draw:name="_32__20_Dots_20_1_20_Dash" draw:display-name="2 Dots 1 Dash" draw:style="rect" draw:dots1="2" draw:dots2="1" draw:dots2-length="0.0799in" draw:distance="0.0799in"/>
    <draw:stroke-dash draw:name="Dashed_20__28_var_29__20_1" draw:display-name="Dashed (var) 1" draw:style="rect" draw:dots1="1" draw:dots1-length="0.0043in" draw:dots2="1" draw:dots2-length="0.0043in" draw:distance="0.0043in"/>
    <draw:stroke-dash draw:name="Dashed_20__28_var_29__20_100" draw:display-name="Dashed (var) 100" draw:style="rect" draw:dots1="1" draw:dots1-length="0.0043in" draw:dots2="1" draw:dots2-length="0.0043in" draw:distance="0.0043in"/>
    <draw:stroke-dash draw:name="Dashed_20__28_var_29__20_101" draw:display-name="Dashed (var) 101" draw:style="rect" draw:dots1="1" draw:dots1-length="0.0043in" draw:dots2="1" draw:dots2-length="0.0043in" draw:distance="0.0043in"/>
    <draw:stroke-dash draw:name="Dashed_20__28_var_29__20_102" draw:display-name="Dashed (var) 102" draw:style="rect" draw:dots1="1" draw:dots1-length="0.0043in" draw:dots2="1" draw:dots2-length="0.0043in" draw:distance="0.0043in"/>
    <draw:stroke-dash draw:name="Dashed_20__28_var_29__20_103" draw:display-name="Dashed (var) 103" draw:style="rect" draw:dots1="1" draw:dots1-length="0.0043in" draw:dots2="1" draw:dots2-length="0.0043in" draw:distance="0.0043in"/>
    <draw:stroke-dash draw:name="Dashed_20__28_var_29__20_104" draw:display-name="Dashed (var) 104" draw:style="rect" draw:dots1="1" draw:dots1-length="0.0043in" draw:dots2="1" draw:dots2-length="0.0043in" draw:distance="0.0043in"/>
    <draw:stroke-dash draw:name="Dashed_20__28_var_29__20_105" draw:display-name="Dashed (var) 105" draw:style="rect" draw:dots1="1" draw:dots1-length="0.0043in" draw:dots2="1" draw:dots2-length="0.0043in" draw:distance="0.0043in"/>
    <draw:stroke-dash draw:name="Dashed_20__28_var_29__20_106" draw:display-name="Dashed (var) 106" draw:style="rect" draw:dots1="1" draw:dots1-length="0.0043in" draw:dots2="1" draw:dots2-length="0.0043in" draw:distance="0.0043in"/>
    <draw:stroke-dash draw:name="Dashed_20__28_var_29__20_107" draw:display-name="Dashed (var) 107" draw:style="rect" draw:dots1="1" draw:dots1-length="0.0043in" draw:dots2="1" draw:dots2-length="0.0043in" draw:distance="0.0043in"/>
    <draw:stroke-dash draw:name="Dashed_20__28_var_29__20_108" draw:display-name="Dashed (var) 108" draw:style="rect" draw:dots1="1" draw:dots1-length="0.0043in" draw:dots2="1" draw:dots2-length="0.0043in" draw:distance="0.0043in"/>
    <draw:stroke-dash draw:name="Dashed_20__28_var_29__20_109" draw:display-name="Dashed (var) 109" draw:style="rect" draw:dots1="1" draw:dots1-length="0.0043in" draw:dots2="1" draw:dots2-length="0.0043in" draw:distance="0.0043in"/>
    <draw:stroke-dash draw:name="Dashed_20__28_var_29__20_110" draw:display-name="Dashed (var) 110" draw:style="rect" draw:dots1="1" draw:dots1-length="0.0043in" draw:dots2="1" draw:dots2-length="0.0043in" draw:distance="0.0043in"/>
    <draw:stroke-dash draw:name="Dashed_20__28_var_29__20_111" draw:display-name="Dashed (var) 111" draw:style="rect" draw:dots1="1" draw:dots1-length="0.0043in" draw:dots2="1" draw:dots2-length="0.0043in" draw:distance="0.0043in"/>
    <draw:stroke-dash draw:name="Dashed_20__28_var_29__20_112" draw:display-name="Dashed (var) 112" draw:style="rect" draw:dots1="1" draw:dots1-length="0.0043in" draw:dots2="1" draw:dots2-length="0.0043in" draw:distance="0.0043in"/>
    <draw:stroke-dash draw:name="Dashed_20__28_var_29__20_113" draw:display-name="Dashed (var) 113" draw:style="rect" draw:dots1="1" draw:dots1-length="0.0043in" draw:dots2="1" draw:dots2-length="0.0043in" draw:distance="0.0043in"/>
    <draw:stroke-dash draw:name="Dashed_20__28_var_29__20_114" draw:display-name="Dashed (var) 114" draw:style="rect" draw:dots1="1" draw:dots1-length="0.0043in" draw:dots2="1" draw:dots2-length="0.0043in" draw:distance="0.0043in"/>
    <draw:stroke-dash draw:name="Dashed_20__28_var_29__20_115" draw:display-name="Dashed (var) 115" draw:style="rect" draw:dots1="1" draw:dots1-length="0.0043in" draw:dots2="1" draw:dots2-length="0.0043in" draw:distance="0.0043in"/>
    <draw:stroke-dash draw:name="Dashed_20__28_var_29__20_116" draw:display-name="Dashed (var) 116" draw:style="rect" draw:dots1="1" draw:dots1-length="0.0043in" draw:dots2="1" draw:dots2-length="0.0043in" draw:distance="0.0043in"/>
    <draw:stroke-dash draw:name="Dashed_20__28_var_29__20_117" draw:display-name="Dashed (var) 117" draw:style="rect" draw:dots1="1" draw:dots1-length="0.0043in" draw:dots2="1" draw:dots2-length="0.0043in" draw:distance="0.0043in"/>
    <draw:stroke-dash draw:name="Dashed_20__28_var_29__20_118" draw:display-name="Dashed (var) 118" draw:style="rect" draw:dots1="1" draw:dots1-length="0.0043in" draw:dots2="1" draw:dots2-length="0.0043in" draw:distance="0.0043in"/>
    <draw:stroke-dash draw:name="Dashed_20__28_var_29__20_119" draw:display-name="Dashed (var) 119" draw:style="rect" draw:dots1="1" draw:dots1-length="0.0043in" draw:dots2="1" draw:dots2-length="0.0043in" draw:distance="0.0043in"/>
    <draw:stroke-dash draw:name="Dashed_20__28_var_29__20_120" draw:display-name="Dashed (var) 120" draw:style="rect" draw:dots1="1" draw:dots1-length="0.0043in" draw:dots2="1" draw:dots2-length="0.0043in" draw:distance="0.0043in"/>
    <draw:stroke-dash draw:name="Dashed_20__28_var_29__20_121" draw:display-name="Dashed (var) 121" draw:style="rect" draw:dots1="1" draw:dots1-length="0.0043in" draw:dots2="1" draw:dots2-length="0.0043in" draw:distance="0.0043in"/>
    <draw:stroke-dash draw:name="Dashed_20__28_var_29__20_122" draw:display-name="Dashed (var) 122" draw:style="rect" draw:dots1="1" draw:dots1-length="0.0043in" draw:dots2="1" draw:dots2-length="0.0043in" draw:distance="0.0043in"/>
    <draw:stroke-dash draw:name="Dashed_20__28_var_29__20_123" draw:display-name="Dashed (var) 123" draw:style="rect" draw:dots1="1" draw:dots1-length="0.0043in" draw:dots2="1" draw:dots2-length="0.0043in" draw:distance="0.0043in"/>
    <draw:stroke-dash draw:name="Dashed_20__28_var_29__20_124" draw:display-name="Dashed (var) 124" draw:style="rect" draw:dots1="1" draw:dots1-length="0.0043in" draw:dots2="1" draw:dots2-length="0.0043in" draw:distance="0.0043in"/>
    <draw:stroke-dash draw:name="Dashed_20__28_var_29__20_125" draw:display-name="Dashed (var) 125" draw:style="rect" draw:dots1="1" draw:dots1-length="0.0043in" draw:dots2="1" draw:dots2-length="0.0043in" draw:distance="0.0043in"/>
    <draw:stroke-dash draw:name="Dashed_20__28_var_29__20_126" draw:display-name="Dashed (var) 126" draw:style="rect" draw:dots1="1" draw:dots1-length="0.0043in" draw:dots2="1" draw:dots2-length="0.0043in" draw:distance="0.0043in"/>
    <draw:stroke-dash draw:name="Dashed_20__28_var_29__20_127" draw:display-name="Dashed (var) 127" draw:style="rect" draw:dots1="1" draw:dots1-length="0.0043in" draw:dots2="1" draw:dots2-length="0.0043in" draw:distance="0.0043in"/>
    <draw:stroke-dash draw:name="Dashed_20__28_var_29__20_128" draw:display-name="Dashed (var) 128" draw:style="rect" draw:dots1="1" draw:dots1-length="0.0043in" draw:dots2="1" draw:dots2-length="0.0043in" draw:distance="0.0043in"/>
    <draw:stroke-dash draw:name="Dashed_20__28_var_29__20_129" draw:display-name="Dashed (var) 129" draw:style="rect" draw:dots1="1" draw:dots1-length="0.0043in" draw:dots2="1" draw:dots2-length="0.0043in" draw:distance="0.0043in"/>
    <draw:stroke-dash draw:name="Dashed_20__28_var_29__20_130" draw:display-name="Dashed (var) 130" draw:style="rect" draw:dots1="1" draw:dots1-length="0.0043in" draw:dots2="1" draw:dots2-length="0.0043in" draw:distance="0.0043in"/>
    <draw:stroke-dash draw:name="Dashed_20__28_var_29__20_131" draw:display-name="Dashed (var) 131" draw:style="rect" draw:dots1="1" draw:dots1-length="0.0043in" draw:dots2="1" draw:dots2-length="0.0043in" draw:distance="0.0043in"/>
    <draw:stroke-dash draw:name="Dashed_20__28_var_29__20_132" draw:display-name="Dashed (var) 132" draw:style="rect" draw:dots1="1" draw:dots1-length="0.0043in" draw:dots2="1" draw:dots2-length="0.0043in" draw:distance="0.0043in"/>
    <draw:stroke-dash draw:name="Dashed_20__28_var_29__20_133" draw:display-name="Dashed (var) 133" draw:style="rect" draw:dots1="1" draw:dots1-length="0.0043in" draw:dots2="1" draw:dots2-length="0.0043in" draw:distance="0.0043in"/>
    <draw:stroke-dash draw:name="Dashed_20__28_var_29__20_134" draw:display-name="Dashed (var) 134" draw:style="rect" draw:dots1="1" draw:dots1-length="0.0043in" draw:dots2="1" draw:dots2-length="0.0043in" draw:distance="0.0043in"/>
    <draw:stroke-dash draw:name="Dashed_20__28_var_29__20_135" draw:display-name="Dashed (var) 135" draw:style="rect" draw:dots1="1" draw:dots1-length="0.0043in" draw:dots2="1" draw:dots2-length="0.0043in" draw:distance="0.0043in"/>
    <draw:stroke-dash draw:name="Dashed_20__28_var_29__20_136" draw:display-name="Dashed (var) 136" draw:style="rect" draw:dots1="1" draw:dots1-length="0.0043in" draw:dots2="1" draw:dots2-length="0.0043in" draw:distance="0.0043in"/>
    <draw:stroke-dash draw:name="Dashed_20__28_var_29__20_137" draw:display-name="Dashed (var) 137" draw:style="rect" draw:dots1="1" draw:dots1-length="0.0043in" draw:dots2="1" draw:dots2-length="0.0043in" draw:distance="0.0043in"/>
    <draw:stroke-dash draw:name="Dashed_20__28_var_29__20_138" draw:display-name="Dashed (var) 138" draw:style="rect" draw:dots1="1" draw:dots1-length="0.0043in" draw:dots2="1" draw:dots2-length="0.0043in" draw:distance="0.0043in"/>
    <draw:stroke-dash draw:name="Dashed_20__28_var_29__20_139" draw:display-name="Dashed (var) 139" draw:style="rect" draw:dots1="1" draw:dots1-length="0.0043in" draw:dots2="1" draw:dots2-length="0.0043in" draw:distance="0.0043in"/>
    <draw:stroke-dash draw:name="Dashed_20__28_var_29__20_140" draw:display-name="Dashed (var) 140" draw:style="rect" draw:dots1="1" draw:dots1-length="0.0043in" draw:dots2="1" draw:dots2-length="0.0043in" draw:distance="0.0043in"/>
    <draw:stroke-dash draw:name="Dashed_20__28_var_29__20_141" draw:display-name="Dashed (var) 141" draw:style="rect" draw:dots1="1" draw:dots1-length="0.0043in" draw:dots2="1" draw:dots2-length="0.0043in" draw:distance="0.0043in"/>
    <draw:stroke-dash draw:name="Dashed_20__28_var_29__20_142" draw:display-name="Dashed (var) 142" draw:style="rect" draw:dots1="1" draw:dots1-length="0.0043in" draw:dots2="1" draw:dots2-length="0.0043in" draw:distance="0.0043in"/>
    <draw:stroke-dash draw:name="Dashed_20__28_var_29__20_143" draw:display-name="Dashed (var) 143" draw:style="rect" draw:dots1="1" draw:dots1-length="0.0043in" draw:dots2="1" draw:dots2-length="0.0043in" draw:distance="0.0043in"/>
    <draw:stroke-dash draw:name="Dashed_20__28_var_29__20_144" draw:display-name="Dashed (var) 144" draw:style="rect" draw:dots1="1" draw:dots1-length="0.0043in" draw:dots2="1" draw:dots2-length="0.0043in" draw:distance="0.0043in"/>
    <draw:stroke-dash draw:name="Dashed_20__28_var_29__20_145" draw:display-name="Dashed (var) 145" draw:style="rect" draw:dots1="1" draw:dots1-length="0.0043in" draw:dots2="1" draw:dots2-length="0.0043in" draw:distance="0.0043in"/>
    <draw:stroke-dash draw:name="Dashed_20__28_var_29__20_146" draw:display-name="Dashed (var) 146" draw:style="rect" draw:dots1="1" draw:dots1-length="0.0043in" draw:dots2="1" draw:dots2-length="0.0043in" draw:distance="0.0043in"/>
    <draw:stroke-dash draw:name="Dashed_20__28_var_29__20_147" draw:display-name="Dashed (var) 147" draw:style="rect" draw:dots1="1" draw:dots1-length="0.0043in" draw:dots2="1" draw:dots2-length="0.0043in" draw:distance="0.0043in"/>
    <draw:stroke-dash draw:name="Dashed_20__28_var_29__20_148" draw:display-name="Dashed (var) 148" draw:style="rect" draw:dots1="1" draw:dots1-length="0.0043in" draw:dots2="1" draw:dots2-length="0.0043in" draw:distance="0.0043in"/>
    <draw:stroke-dash draw:name="Dashed_20__28_var_29__20_149" draw:display-name="Dashed (var) 149" draw:style="rect" draw:dots1="1" draw:dots1-length="0.0043in" draw:dots2="1" draw:dots2-length="0.0043in" draw:distance="0.0043in"/>
    <draw:stroke-dash draw:name="Dashed_20__28_var_29__20_150" draw:display-name="Dashed (var) 150" draw:style="rect" draw:dots1="1" draw:dots1-length="0.0043in" draw:dots2="1" draw:dots2-length="0.0043in" draw:distance="0.0043in"/>
    <draw:stroke-dash draw:name="Dashed_20__28_var_29__20_151" draw:display-name="Dashed (var) 151" draw:style="rect" draw:dots1="1" draw:dots1-length="0.0043in" draw:dots2="1" draw:dots2-length="0.0043in" draw:distance="0.0043in"/>
    <draw:stroke-dash draw:name="Dashed_20__28_var_29__20_152" draw:display-name="Dashed (var) 152" draw:style="rect" draw:dots1="1" draw:dots1-length="0.0043in" draw:dots2="1" draw:dots2-length="0.0043in" draw:distance="0.0043in"/>
    <draw:stroke-dash draw:name="Dashed_20__28_var_29__20_153" draw:display-name="Dashed (var) 153" draw:style="rect" draw:dots1="1" draw:dots1-length="0.0043in" draw:dots2="1" draw:dots2-length="0.0043in" draw:distance="0.0043in"/>
    <draw:stroke-dash draw:name="Dashed_20__28_var_29__20_154" draw:display-name="Dashed (var) 154" draw:style="rect" draw:dots1="1" draw:dots1-length="0.0043in" draw:dots2="1" draw:dots2-length="0.0043in" draw:distance="0.0043in"/>
    <draw:stroke-dash draw:name="Dashed_20__28_var_29__20_155" draw:display-name="Dashed (var) 155" draw:style="rect" draw:dots1="1" draw:dots1-length="0.0043in" draw:dots2="1" draw:dots2-length="0.0043in" draw:distance="0.0043in"/>
    <draw:stroke-dash draw:name="Dashed_20__28_var_29__20_156" draw:display-name="Dashed (var) 156" draw:style="rect" draw:dots1="1" draw:dots1-length="0.0043in" draw:dots2="1" draw:dots2-length="0.0043in" draw:distance="0.0043in"/>
    <draw:stroke-dash draw:name="Dashed_20__28_var_29__20_157" draw:display-name="Dashed (var) 157" draw:style="rect" draw:dots1="1" draw:dots1-length="0.0043in" draw:dots2="1" draw:dots2-length="0.0043in" draw:distance="0.0043in"/>
    <draw:stroke-dash draw:name="Dashed_20__28_var_29__20_158" draw:display-name="Dashed (var) 158" draw:style="rect" draw:dots1="1" draw:dots1-length="0.0043in" draw:dots2="1" draw:dots2-length="0.0043in" draw:distance="0.0043in"/>
    <draw:stroke-dash draw:name="Dashed_20__28_var_29__20_159" draw:display-name="Dashed (var) 159" draw:style="rect" draw:dots1="1" draw:dots1-length="0.0043in" draw:dots2="1" draw:dots2-length="0.0043in" draw:distance="0.0043in"/>
    <draw:stroke-dash draw:name="Dashed_20__28_var_29__20_160" draw:display-name="Dashed (var) 160" draw:style="rect" draw:dots1="1" draw:dots1-length="0.0043in" draw:dots2="1" draw:dots2-length="0.0043in" draw:distance="0.0043in"/>
    <draw:stroke-dash draw:name="Dashed_20__28_var_29__20_161" draw:display-name="Dashed (var) 161" draw:style="rect" draw:dots1="1" draw:dots1-length="0.0043in" draw:dots2="1" draw:dots2-length="0.0043in" draw:distance="0.0043in"/>
    <draw:stroke-dash draw:name="Dashed_20__28_var_29__20_162" draw:display-name="Dashed (var) 162" draw:style="rect" draw:dots1="1" draw:dots1-length="0.0043in" draw:dots2="1" draw:dots2-length="0.0043in" draw:distance="0.0043in"/>
    <draw:stroke-dash draw:name="Dashed_20__28_var_29__20_2" draw:display-name="Dashed (var) 2" draw:style="rect" draw:dots1="1" draw:dots1-length="0.0114in" draw:dots2="1" draw:dots2-length="0.0114in" draw:distance="0.0114in"/>
    <draw:stroke-dash draw:name="Dashed_20__28_var_29__20_205" draw:display-name="Dashed (var) 205" draw:style="rect" draw:dots1="1" draw:dots1-length="0.0043in" draw:dots2="1" draw:dots2-length="0.0043in" draw:distance="0.0043in"/>
    <draw:stroke-dash draw:name="Dashed_20__28_var_29__20_206" draw:display-name="Dashed (var) 206" draw:style="rect" draw:dots1="1" draw:dots1-length="0.0043in" draw:dots2="1" draw:dots2-length="0.0043in" draw:distance="0.0043in"/>
    <draw:stroke-dash draw:name="Dashed_20__28_var_29__20_207" draw:display-name="Dashed (var) 207" draw:style="rect" draw:dots1="1" draw:dots1-length="0.0043in" draw:dots2="1" draw:dots2-length="0.0043in" draw:distance="0.0043in"/>
    <draw:stroke-dash draw:name="Dashed_20__28_var_29__20_208" draw:display-name="Dashed (var) 208" draw:style="rect" draw:dots1="1" draw:dots1-length="0.0043in" draw:dots2="1" draw:dots2-length="0.0043in" draw:distance="0.0043in"/>
    <draw:stroke-dash draw:name="Dashed_20__28_var_29__20_209" draw:display-name="Dashed (var) 209" draw:style="rect" draw:dots1="1" draw:dots1-length="0.0043in" draw:dots2="1" draw:dots2-length="0.0043in" draw:distance="0.0043in"/>
    <draw:stroke-dash draw:name="Dashed_20__28_var_29__20_210" draw:display-name="Dashed (var) 210" draw:style="rect" draw:dots1="1" draw:dots1-length="0.0043in" draw:dots2="1" draw:dots2-length="0.0043in" draw:distance="0.0043in"/>
    <draw:stroke-dash draw:name="Dashed_20__28_var_29__20_211" draw:display-name="Dashed (var) 211" draw:style="rect" draw:dots1="1" draw:dots1-length="0.0043in" draw:dots2="1" draw:dots2-length="0.0043in" draw:distance="0.0043in"/>
    <draw:stroke-dash draw:name="Dashed_20__28_var_29__20_212" draw:display-name="Dashed (var) 212" draw:style="rect" draw:dots1="1" draw:dots1-length="0.0043in" draw:dots2="1" draw:dots2-length="0.0043in" draw:distance="0.0043in"/>
    <draw:stroke-dash draw:name="Dashed_20__28_var_29__20_213" draw:display-name="Dashed (var) 213" draw:style="rect" draw:dots1="1" draw:dots1-length="0.0043in" draw:dots2="1" draw:dots2-length="0.0043in" draw:distance="0.0043in"/>
    <draw:stroke-dash draw:name="Dashed_20__28_var_29__20_214" draw:display-name="Dashed (var) 214" draw:style="rect" draw:dots1="1" draw:dots1-length="0.0043in" draw:dots2="1" draw:dots2-length="0.0043in" draw:distance="0.0043in"/>
    <draw:stroke-dash draw:name="Dashed_20__28_var_29__20_215" draw:display-name="Dashed (var) 215" draw:style="rect" draw:dots1="1" draw:dots1-length="0.0043in" draw:dots2="1" draw:dots2-length="0.0043in" draw:distance="0.0043in"/>
    <draw:stroke-dash draw:name="Dashed_20__28_var_29__20_216" draw:display-name="Dashed (var) 216" draw:style="rect" draw:dots1="1" draw:dots1-length="0.0043in" draw:dots2="1" draw:dots2-length="0.0043in" draw:distance="0.0043in"/>
    <draw:stroke-dash draw:name="Dashed_20__28_var_29__20_217" draw:display-name="Dashed (var) 217" draw:style="rect" draw:dots1="1" draw:dots1-length="0.0043in" draw:dots2="1" draw:dots2-length="0.0043in" draw:distance="0.0043in"/>
    <draw:stroke-dash draw:name="Dashed_20__28_var_29__20_218" draw:display-name="Dashed (var) 218" draw:style="rect" draw:dots1="1" draw:dots1-length="0.0043in" draw:dots2="1" draw:dots2-length="0.0043in" draw:distance="0.0043in"/>
    <draw:stroke-dash draw:name="Dashed_20__28_var_29__20_219" draw:display-name="Dashed (var) 219" draw:style="rect" draw:dots1="1" draw:dots1-length="0.0043in" draw:dots2="1" draw:dots2-length="0.0043in" draw:distance="0.0043in"/>
    <draw:stroke-dash draw:name="Dashed_20__28_var_29__20_220" draw:display-name="Dashed (var) 220" draw:style="rect" draw:dots1="1" draw:dots1-length="0.0043in" draw:dots2="1" draw:dots2-length="0.0043in" draw:distance="0.0043in"/>
    <draw:stroke-dash draw:name="Dashed_20__28_var_29__20_221" draw:display-name="Dashed (var) 221" draw:style="rect" draw:dots1="1" draw:dots1-length="0.0043in" draw:dots2="1" draw:dots2-length="0.0043in" draw:distance="0.0043in"/>
    <draw:stroke-dash draw:name="Dashed_20__28_var_29__20_222" draw:display-name="Dashed (var) 222" draw:style="rect" draw:dots1="1" draw:dots1-length="0.0043in" draw:dots2="1" draw:dots2-length="0.0043in" draw:distance="0.0043in"/>
    <draw:stroke-dash draw:name="Dashed_20__28_var_29__20_223" draw:display-name="Dashed (var) 223" draw:style="rect" draw:dots1="1" draw:dots1-length="0.0043in" draw:dots2="1" draw:dots2-length="0.0043in" draw:distance="0.0043in"/>
    <draw:stroke-dash draw:name="Dashed_20__28_var_29__20_224" draw:display-name="Dashed (var) 224" draw:style="rect" draw:dots1="1" draw:dots1-length="0.0043in" draw:dots2="1" draw:dots2-length="0.0043in" draw:distance="0.0043in"/>
    <draw:stroke-dash draw:name="Dashed_20__28_var_29__20_225" draw:display-name="Dashed (var) 225" draw:style="rect" draw:dots1="1" draw:dots1-length="0.0043in" draw:dots2="1" draw:dots2-length="0.0043in" draw:distance="0.0043in"/>
    <draw:stroke-dash draw:name="Dashed_20__28_var_29__20_245" draw:display-name="Dashed (var) 245" draw:style="rect" draw:dots1="1" draw:dots1-length="0.0043in" draw:dots2="1" draw:dots2-length="0.0043in" draw:distance="0.0043in"/>
    <draw:stroke-dash draw:name="Dashed_20__28_var_29__20_246" draw:display-name="Dashed (var) 246" draw:style="rect" draw:dots1="1" draw:dots1-length="0.0043in" draw:dots2="1" draw:dots2-length="0.0043in" draw:distance="0.0043in"/>
    <draw:stroke-dash draw:name="Dashed_20__28_var_29__20_247" draw:display-name="Dashed (var) 247" draw:style="rect" draw:dots1="1" draw:dots1-length="0.0043in" draw:dots2="1" draw:dots2-length="0.0043in" draw:distance="0.0043in"/>
    <draw:stroke-dash draw:name="Dashed_20__28_var_29__20_248" draw:display-name="Dashed (var) 248" draw:style="rect" draw:dots1="1" draw:dots1-length="0.0043in" draw:dots2="1" draw:dots2-length="0.0043in" draw:distance="0.0043in"/>
    <draw:stroke-dash draw:name="Dashed_20__28_var_29__20_249" draw:display-name="Dashed (var) 249" draw:style="rect" draw:dots1="1" draw:dots1-length="0.0043in" draw:dots2="1" draw:dots2-length="0.0043in" draw:distance="0.0043in"/>
    <draw:stroke-dash draw:name="Dashed_20__28_var_29__20_250" draw:display-name="Dashed (var) 250" draw:style="rect" draw:dots1="1" draw:dots1-length="0.0043in" draw:dots2="1" draw:dots2-length="0.0043in" draw:distance="0.0043in"/>
    <draw:stroke-dash draw:name="Dashed_20__28_var_29__20_251" draw:display-name="Dashed (var) 251" draw:style="rect" draw:dots1="1" draw:dots1-length="0.0043in" draw:dots2="1" draw:dots2-length="0.0043in" draw:distance="0.0043in"/>
    <draw:stroke-dash draw:name="Dashed_20__28_var_29__20_252" draw:display-name="Dashed (var) 252" draw:style="rect" draw:dots1="1" draw:dots1-length="0.0043in" draw:dots2="1" draw:dots2-length="0.0043in" draw:distance="0.0043in"/>
    <draw:stroke-dash draw:name="Dashed_20__28_var_29__20_253" draw:display-name="Dashed (var) 253" draw:style="rect" draw:dots1="1" draw:dots1-length="0.0043in" draw:dots2="1" draw:dots2-length="0.0043in" draw:distance="0.0043in"/>
    <draw:stroke-dash draw:name="Dashed_20__28_var_29__20_254" draw:display-name="Dashed (var) 254" draw:style="rect" draw:dots1="1" draw:dots1-length="0.0043in" draw:dots2="1" draw:dots2-length="0.0043in" draw:distance="0.0043in"/>
    <draw:stroke-dash draw:name="Dashed_20__28_var_29__20_255" draw:display-name="Dashed (var) 255" draw:style="rect" draw:dots1="1" draw:dots1-length="0.0043in" draw:dots2="1" draw:dots2-length="0.0043in" draw:distance="0.0043in"/>
    <draw:stroke-dash draw:name="Dashed_20__28_var_29__20_256" draw:display-name="Dashed (var) 256" draw:style="rect" draw:dots1="1" draw:dots1-length="0.0043in" draw:dots2="1" draw:dots2-length="0.0043in" draw:distance="0.0043in"/>
    <draw:stroke-dash draw:name="Dashed_20__28_var_29__20_257" draw:display-name="Dashed (var) 257" draw:style="rect" draw:dots1="1" draw:dots1-length="0.0043in" draw:dots2="1" draw:dots2-length="0.0043in" draw:distance="0.0043in"/>
    <draw:stroke-dash draw:name="Dashed_20__28_var_29__20_258" draw:display-name="Dashed (var) 258" draw:style="rect" draw:dots1="1" draw:dots1-length="0.0043in" draw:dots2="1" draw:dots2-length="0.0043in" draw:distance="0.0043in"/>
    <draw:stroke-dash draw:name="Dashed_20__28_var_29__20_259" draw:display-name="Dashed (var) 259" draw:style="rect" draw:dots1="1" draw:dots1-length="0.0043in" draw:dots2="1" draw:dots2-length="0.0043in" draw:distance="0.0043in"/>
    <draw:stroke-dash draw:name="Dashed_20__28_var_29__20_260" draw:display-name="Dashed (var) 260" draw:style="rect" draw:dots1="1" draw:dots1-length="0.0043in" draw:dots2="1" draw:dots2-length="0.0043in" draw:distance="0.0043in"/>
    <draw:stroke-dash draw:name="Dashed_20__28_var_29__20_261" draw:display-name="Dashed (var) 261" draw:style="rect" draw:dots1="1" draw:dots1-length="0.0043in" draw:dots2="1" draw:dots2-length="0.0043in" draw:distance="0.0043in"/>
    <draw:stroke-dash draw:name="Dashed_20__28_var_29__20_262" draw:display-name="Dashed (var) 262" draw:style="rect" draw:dots1="1" draw:dots1-length="0.0043in" draw:dots2="1" draw:dots2-length="0.0043in" draw:distance="0.0043in"/>
    <draw:stroke-dash draw:name="Dashed_20__28_var_29__20_263" draw:display-name="Dashed (var) 263" draw:style="rect" draw:dots1="1" draw:dots1-length="0.0043in" draw:dots2="1" draw:dots2-length="0.0043in" draw:distance="0.0043in"/>
    <draw:stroke-dash draw:name="Dashed_20__28_var_29__20_264" draw:display-name="Dashed (var) 264" draw:style="rect" draw:dots1="1" draw:dots1-length="0.0043in" draw:dots2="1" draw:dots2-length="0.0043in" draw:distance="0.0043in"/>
    <draw:stroke-dash draw:name="Dashed_20__28_var_29__20_265" draw:display-name="Dashed (var) 265" draw:style="rect" draw:dots1="1" draw:dots1-length="0.0043in" draw:dots2="1" draw:dots2-length="0.0043in" draw:distance="0.0043in"/>
    <draw:stroke-dash draw:name="Dashed_20__28_var_29__20_266" draw:display-name="Dashed (var) 266" draw:style="rect" draw:dots1="1" draw:dots1-length="0.0043in" draw:dots2="1" draw:dots2-length="0.0043in" draw:distance="0.0043in"/>
    <draw:stroke-dash draw:name="Dashed_20__28_var_29__20_267" draw:display-name="Dashed (var) 267" draw:style="rect" draw:dots1="1" draw:dots1-length="0.0043in" draw:dots2="1" draw:dots2-length="0.0043in" draw:distance="0.0043in"/>
    <draw:stroke-dash draw:name="Dashed_20__28_var_29__20_268" draw:display-name="Dashed (var) 268" draw:style="rect" draw:dots1="1" draw:dots1-length="0.0043in" draw:dots2="1" draw:dots2-length="0.0043in" draw:distance="0.0043in"/>
    <draw:stroke-dash draw:name="Dashed_20__28_var_29__20_269" draw:display-name="Dashed (var) 269" draw:style="rect" draw:dots1="1" draw:dots1-length="0.0043in" draw:dots2="1" draw:dots2-length="0.0043in" draw:distance="0.0043in"/>
    <draw:stroke-dash draw:name="Dashed_20__28_var_29__20_270" draw:display-name="Dashed (var) 270" draw:style="rect" draw:dots1="1" draw:dots1-length="0.0043in" draw:dots2="1" draw:dots2-length="0.0043in" draw:distance="0.0043in"/>
    <draw:stroke-dash draw:name="Dashed_20__28_var_29__20_271" draw:display-name="Dashed (var) 271" draw:style="rect" draw:dots1="1" draw:dots1-length="0.0043in" draw:dots2="1" draw:dots2-length="0.0043in" draw:distance="0.0043in"/>
    <draw:stroke-dash draw:name="Dashed_20__28_var_29__20_272" draw:display-name="Dashed (var) 272" draw:style="rect" draw:dots1="1" draw:dots1-length="0.0043in" draw:dots2="1" draw:dots2-length="0.0043in" draw:distance="0.0043in"/>
    <draw:stroke-dash draw:name="Dashed_20__28_var_29__20_273" draw:display-name="Dashed (var) 273" draw:style="rect" draw:dots1="1" draw:dots1-length="0.0043in" draw:dots2="1" draw:dots2-length="0.0043in" draw:distance="0.0043in"/>
    <draw:stroke-dash draw:name="Dashed_20__28_var_29__20_274" draw:display-name="Dashed (var) 274" draw:style="rect" draw:dots1="1" draw:dots1-length="0.0043in" draw:dots2="1" draw:dots2-length="0.0043in" draw:distance="0.0043in"/>
    <draw:stroke-dash draw:name="Dashed_20__28_var_29__20_275" draw:display-name="Dashed (var) 275" draw:style="rect" draw:dots1="1" draw:dots1-length="0.0043in" draw:dots2="1" draw:dots2-length="0.0043in" draw:distance="0.0043in"/>
    <draw:stroke-dash draw:name="Dashed_20__28_var_29__20_276" draw:display-name="Dashed (var) 276" draw:style="rect" draw:dots1="1" draw:dots1-length="0.0043in" draw:dots2="1" draw:dots2-length="0.0043in" draw:distance="0.0043in"/>
    <draw:stroke-dash draw:name="Dashed_20__28_var_29__20_277" draw:display-name="Dashed (var) 277" draw:style="rect" draw:dots1="1" draw:dots1-length="0.0043in" draw:dots2="1" draw:dots2-length="0.0043in" draw:distance="0.0043in"/>
    <draw:stroke-dash draw:name="Dashed_20__28_var_29__20_278" draw:display-name="Dashed (var) 278" draw:style="rect" draw:dots1="1" draw:dots1-length="0.0043in" draw:dots2="1" draw:dots2-length="0.0043in" draw:distance="0.0043in"/>
    <draw:stroke-dash draw:name="Dashed_20__28_var_29__20_279" draw:display-name="Dashed (var) 279" draw:style="rect" draw:dots1="1" draw:dots1-length="0.0043in" draw:dots2="1" draw:dots2-length="0.0043in" draw:distance="0.0043in"/>
    <draw:stroke-dash draw:name="Dashed_20__28_var_29__20_280" draw:display-name="Dashed (var) 280" draw:style="rect" draw:dots1="1" draw:dots1-length="0.0043in" draw:dots2="1" draw:dots2-length="0.0043in" draw:distance="0.0043in"/>
    <draw:stroke-dash draw:name="Dashed_20__28_var_29__20_281" draw:display-name="Dashed (var) 281" draw:style="rect" draw:dots1="1" draw:dots1-length="0.0043in" draw:dots2="1" draw:dots2-length="0.0043in" draw:distance="0.0043in"/>
    <draw:stroke-dash draw:name="Dashed_20__28_var_29__20_282" draw:display-name="Dashed (var) 282" draw:style="rect" draw:dots1="1" draw:dots1-length="0.0043in" draw:dots2="1" draw:dots2-length="0.0043in" draw:distance="0.0043in"/>
    <draw:stroke-dash draw:name="Dashed_20__28_var_29__20_283" draw:display-name="Dashed (var) 283" draw:style="rect" draw:dots1="1" draw:dots1-length="0.0043in" draw:dots2="1" draw:dots2-length="0.0043in" draw:distance="0.0043in"/>
    <draw:stroke-dash draw:name="Dashed_20__28_var_29__20_284" draw:display-name="Dashed (var) 284" draw:style="rect" draw:dots1="1" draw:dots1-length="0.0043in" draw:dots2="1" draw:dots2-length="0.0043in" draw:distance="0.0043in"/>
    <draw:stroke-dash draw:name="Dashed_20__28_var_29__20_285" draw:display-name="Dashed (var) 285" draw:style="rect" draw:dots1="1" draw:dots1-length="0.0043in" draw:dots2="1" draw:dots2-length="0.0043in" draw:distance="0.0043in"/>
    <draw:stroke-dash draw:name="Dashed_20__28_var_29__20_286" draw:display-name="Dashed (var) 286" draw:style="rect" draw:dots1="1" draw:dots1-length="0.0043in" draw:dots2="1" draw:dots2-length="0.0043in" draw:distance="0.0043in"/>
    <draw:stroke-dash draw:name="Dashed_20__28_var_29__20_287" draw:display-name="Dashed (var) 287" draw:style="rect" draw:dots1="1" draw:dots1-length="0.0043in" draw:dots2="1" draw:dots2-length="0.0043in" draw:distance="0.0043in"/>
    <draw:stroke-dash draw:name="Dashed_20__28_var_29__20_288" draw:display-name="Dashed (var) 288" draw:style="rect" draw:dots1="1" draw:dots1-length="0.0043in" draw:dots2="1" draw:dots2-length="0.0043in" draw:distance="0.0043in"/>
    <draw:stroke-dash draw:name="Dashed_20__28_var_29__20_289" draw:display-name="Dashed (var) 289" draw:style="rect" draw:dots1="1" draw:dots1-length="0.0043in" draw:dots2="1" draw:dots2-length="0.0043in" draw:distance="0.0043in"/>
    <draw:stroke-dash draw:name="Dashed_20__28_var_29__20_290" draw:display-name="Dashed (var) 290" draw:style="rect" draw:dots1="1" draw:dots1-length="0.0043in" draw:dots2="1" draw:dots2-length="0.0043in" draw:distance="0.0043in"/>
    <draw:stroke-dash draw:name="Dashed_20__28_var_29__20_291" draw:display-name="Dashed (var) 291" draw:style="rect" draw:dots1="1" draw:dots1-length="0.0043in" draw:dots2="1" draw:dots2-length="0.0043in" draw:distance="0.0043in"/>
    <draw:stroke-dash draw:name="Dashed_20__28_var_29__20_292" draw:display-name="Dashed (var) 292" draw:style="rect" draw:dots1="1" draw:dots1-length="0.0043in" draw:dots2="1" draw:dots2-length="0.0043in" draw:distance="0.0043in"/>
    <draw:stroke-dash draw:name="Dashed_20__28_var_29__20_293" draw:display-name="Dashed (var) 293" draw:style="rect" draw:dots1="1" draw:dots1-length="0.0043in" draw:dots2="1" draw:dots2-length="0.0043in" draw:distance="0.0043in"/>
    <draw:stroke-dash draw:name="Dashed_20__28_var_29__20_294" draw:display-name="Dashed (var) 294" draw:style="rect" draw:dots1="1" draw:dots1-length="0.0043in" draw:dots2="1" draw:dots2-length="0.0043in" draw:distance="0.0043in"/>
    <draw:stroke-dash draw:name="Dashed_20__28_var_29__20_295" draw:display-name="Dashed (var) 295" draw:style="rect" draw:dots1="1" draw:dots1-length="0.0043in" draw:dots2="1" draw:dots2-length="0.0043in" draw:distance="0.0043in"/>
    <draw:stroke-dash draw:name="Dashed_20__28_var_29__20_296" draw:display-name="Dashed (var) 296" draw:style="rect" draw:dots1="1" draw:dots1-length="0.0043in" draw:dots2="1" draw:dots2-length="0.0043in" draw:distance="0.0043in"/>
    <draw:stroke-dash draw:name="Dashed_20__28_var_29__20_297" draw:display-name="Dashed (var) 297" draw:style="rect" draw:dots1="1" draw:dots1-length="0.0043in" draw:dots2="1" draw:dots2-length="0.0043in" draw:distance="0.0043in"/>
    <draw:stroke-dash draw:name="Dashed_20__28_var_29__20_298" draw:display-name="Dashed (var) 298" draw:style="rect" draw:dots1="1" draw:dots1-length="0.0043in" draw:dots2="1" draw:dots2-length="0.0043in" draw:distance="0.0043in"/>
    <draw:stroke-dash draw:name="Dashed_20__28_var_29__20_299" draw:display-name="Dashed (var) 299" draw:style="rect" draw:dots1="1" draw:dots1-length="0.0043in" draw:dots2="1" draw:dots2-length="0.0043in" draw:distance="0.0043in"/>
    <draw:stroke-dash draw:name="Dashed_20__28_var_29__20_300" draw:display-name="Dashed (var) 300" draw:style="rect" draw:dots1="1" draw:dots1-length="0.0043in" draw:dots2="1" draw:dots2-length="0.0043in" draw:distance="0.0043in"/>
    <draw:stroke-dash draw:name="Dashed_20__28_var_29__20_301" draw:display-name="Dashed (var) 301" draw:style="rect" draw:dots1="1" draw:dots1-length="0.0043in" draw:dots2="1" draw:dots2-length="0.0043in" draw:distance="0.0043in"/>
    <draw:stroke-dash draw:name="Dashed_20__28_var_29__20_302" draw:display-name="Dashed (var) 302" draw:style="rect" draw:dots1="1" draw:dots1-length="0.0043in" draw:dots2="1" draw:dots2-length="0.0043in" draw:distance="0.0043in"/>
    <draw:stroke-dash draw:name="Dashed_20__28_var_29__20_303" draw:display-name="Dashed (var) 303" draw:style="rect" draw:dots1="1" draw:dots1-length="0.0043in" draw:dots2="1" draw:dots2-length="0.0043in" draw:distance="0.0043in"/>
    <draw:stroke-dash draw:name="Dashed_20__28_var_29__20_304" draw:display-name="Dashed (var) 304" draw:style="rect" draw:dots1="1" draw:dots1-length="0.0043in" draw:dots2="1" draw:dots2-length="0.0043in" draw:distance="0.0043in"/>
    <draw:stroke-dash draw:name="Dashed_20__28_var_29__20_305" draw:display-name="Dashed (var) 305" draw:style="rect" draw:dots1="1" draw:dots1-length="0.0043in" draw:dots2="1" draw:dots2-length="0.0043in" draw:distance="0.0043in"/>
    <draw:stroke-dash draw:name="Dashed_20__28_var_29__20_306" draw:display-name="Dashed (var) 306" draw:style="rect" draw:dots1="1" draw:dots1-length="0.0043in" draw:dots2="1" draw:dots2-length="0.0043in" draw:distance="0.0043in"/>
    <draw:stroke-dash draw:name="Dashed_20__28_var_29__20_307" draw:display-name="Dashed (var) 307" draw:style="rect" draw:dots1="1" draw:dots1-length="0.0043in" draw:dots2="1" draw:dots2-length="0.0043in" draw:distance="0.0043in"/>
    <draw:stroke-dash draw:name="Dashed_20__28_var_29__20_308" draw:display-name="Dashed (var) 308" draw:style="rect" draw:dots1="1" draw:dots1-length="0.0043in" draw:dots2="1" draw:dots2-length="0.0043in" draw:distance="0.0043in"/>
    <draw:stroke-dash draw:name="Dashed_20__28_var_29__20_309" draw:display-name="Dashed (var) 309" draw:style="rect" draw:dots1="1" draw:dots1-length="0.0043in" draw:dots2="1" draw:dots2-length="0.0043in" draw:distance="0.0043in"/>
    <draw:stroke-dash draw:name="Dashed_20__28_var_29__20_310" draw:display-name="Dashed (var) 310" draw:style="rect" draw:dots1="1" draw:dots1-length="0.0043in" draw:dots2="1" draw:dots2-length="0.0043in" draw:distance="0.0043in"/>
    <draw:stroke-dash draw:name="Dashed_20__28_var_29__20_311" draw:display-name="Dashed (var) 311" draw:style="rect" draw:dots1="1" draw:dots1-length="0.0043in" draw:dots2="1" draw:dots2-length="0.0043in" draw:distance="0.0043in"/>
    <draw:stroke-dash draw:name="Dashed_20__28_var_29__20_312" draw:display-name="Dashed (var) 312" draw:style="rect" draw:dots1="1" draw:dots1-length="0.0043in" draw:dots2="1" draw:dots2-length="0.0043in" draw:distance="0.0043in"/>
    <draw:stroke-dash draw:name="Dashed_20__28_var_29__20_313" draw:display-name="Dashed (var) 313" draw:style="rect" draw:dots1="1" draw:dots1-length="0.0043in" draw:dots2="1" draw:dots2-length="0.0043in" draw:distance="0.0043in"/>
    <draw:stroke-dash draw:name="Dashed_20__28_var_29__20_314" draw:display-name="Dashed (var) 314" draw:style="rect" draw:dots1="1" draw:dots1-length="0.0043in" draw:dots2="1" draw:dots2-length="0.0043in" draw:distance="0.0043in"/>
    <draw:stroke-dash draw:name="Dashed_20__28_var_29__20_315" draw:display-name="Dashed (var) 315" draw:style="rect" draw:dots1="1" draw:dots1-length="0.0043in" draw:dots2="1" draw:dots2-length="0.0043in" draw:distance="0.0043in"/>
    <draw:stroke-dash draw:name="Dashed_20__28_var_29__20_316" draw:display-name="Dashed (var) 316" draw:style="rect" draw:dots1="1" draw:dots1-length="0.0043in" draw:dots2="1" draw:dots2-length="0.0043in" draw:distance="0.0043in"/>
    <draw:stroke-dash draw:name="Dashed_20__28_var_29__20_317" draw:display-name="Dashed (var) 317" draw:style="rect" draw:dots1="1" draw:dots1-length="0.0043in" draw:dots2="1" draw:dots2-length="0.0043in" draw:distance="0.0043in"/>
    <draw:stroke-dash draw:name="Dashed_20__28_var_29__20_318" draw:display-name="Dashed (var) 318" draw:style="rect" draw:dots1="1" draw:dots1-length="0.0043in" draw:dots2="1" draw:dots2-length="0.0043in" draw:distance="0.0043in"/>
    <draw:stroke-dash draw:name="Dashed_20__28_var_29__20_319" draw:display-name="Dashed (var) 319" draw:style="rect" draw:dots1="1" draw:dots1-length="0.0043in" draw:dots2="1" draw:dots2-length="0.0043in" draw:distance="0.0043in"/>
    <draw:stroke-dash draw:name="Dashed_20__28_var_29__20_320" draw:display-name="Dashed (var) 320" draw:style="rect" draw:dots1="1" draw:dots1-length="0.0043in" draw:dots2="1" draw:dots2-length="0.0043in" draw:distance="0.0043in"/>
    <draw:stroke-dash draw:name="Dashed_20__28_var_29__20_321" draw:display-name="Dashed (var) 321" draw:style="rect" draw:dots1="1" draw:dots1-length="0.0043in" draw:dots2="1" draw:dots2-length="0.0043in" draw:distance="0.0043in"/>
    <draw:stroke-dash draw:name="Dashed_20__28_var_29__20_322" draw:display-name="Dashed (var) 322" draw:style="rect" draw:dots1="1" draw:dots1-length="0.0043in" draw:dots2="1" draw:dots2-length="0.0043in" draw:distance="0.0043in"/>
    <draw:stroke-dash draw:name="Dashed_20__28_var_29__20_323" draw:display-name="Dashed (var) 323" draw:style="rect" draw:dots1="1" draw:dots1-length="0.0043in" draw:dots2="1" draw:dots2-length="0.0043in" draw:distance="0.0043in"/>
    <draw:stroke-dash draw:name="Dashed_20__28_var_29__20_324" draw:display-name="Dashed (var) 324" draw:style="rect" draw:dots1="1" draw:dots1-length="0.0043in" draw:dots2="1" draw:dots2-length="0.0043in" draw:distance="0.0043in"/>
    <draw:stroke-dash draw:name="Dashed_20__28_var_29__20_325" draw:display-name="Dashed (var) 325" draw:style="rect" draw:dots1="1" draw:dots1-length="0.0043in" draw:dots2="1" draw:dots2-length="0.0043in" draw:distance="0.0043in"/>
    <draw:stroke-dash draw:name="Dashed_20__28_var_29__20_326" draw:display-name="Dashed (var) 326" draw:style="rect" draw:dots1="1" draw:dots1-length="0.0043in" draw:dots2="1" draw:dots2-length="0.0043in" draw:distance="0.0043in"/>
    <draw:stroke-dash draw:name="Dashed_20__28_var_29__20_327" draw:display-name="Dashed (var) 327" draw:style="rect" draw:dots1="1" draw:dots1-length="0.0043in" draw:dots2="1" draw:dots2-length="0.0043in" draw:distance="0.0043in"/>
    <draw:stroke-dash draw:name="Dashed_20__28_var_29__20_328" draw:display-name="Dashed (var) 328" draw:style="rect" draw:dots1="1" draw:dots1-length="0.0043in" draw:dots2="1" draw:dots2-length="0.0043in" draw:distance="0.0043in"/>
    <draw:stroke-dash draw:name="Dashed_20__28_var_29__20_329" draw:display-name="Dashed (var) 329" draw:style="rect" draw:dots1="1" draw:dots1-length="0.0043in" draw:dots2="1" draw:dots2-length="0.0043in" draw:distance="0.0043in"/>
    <draw:stroke-dash draw:name="Dashed_20__28_var_29__20_330" draw:display-name="Dashed (var) 330" draw:style="rect" draw:dots1="1" draw:dots1-length="0.0043in" draw:dots2="1" draw:dots2-length="0.0043in" draw:distance="0.0043in"/>
    <draw:stroke-dash draw:name="Dashed_20__28_var_29__20_331" draw:display-name="Dashed (var) 331" draw:style="rect" draw:dots1="1" draw:dots1-length="0.0043in" draw:dots2="1" draw:dots2-length="0.0043in" draw:distance="0.0043in"/>
    <draw:stroke-dash draw:name="Dashed_20__28_var_29__20_332" draw:display-name="Dashed (var) 332" draw:style="rect" draw:dots1="1" draw:dots1-length="0.0043in" draw:dots2="1" draw:dots2-length="0.0043in" draw:distance="0.0043in"/>
    <draw:stroke-dash draw:name="Dashed_20__28_var_29__20_333" draw:display-name="Dashed (var) 333" draw:style="rect" draw:dots1="1" draw:dots1-length="0.0043in" draw:dots2="1" draw:dots2-length="0.0043in" draw:distance="0.0043in"/>
    <draw:stroke-dash draw:name="Dashed_20__28_var_29__20_334" draw:display-name="Dashed (var) 334" draw:style="rect" draw:dots1="1" draw:dots1-length="0.0043in" draw:dots2="1" draw:dots2-length="0.0043in" draw:distance="0.0043in"/>
    <draw:stroke-dash draw:name="Dashed_20__28_var_29__20_335" draw:display-name="Dashed (var) 335" draw:style="rect" draw:dots1="1" draw:dots1-length="0.0043in" draw:dots2="1" draw:dots2-length="0.0043in" draw:distance="0.0043in"/>
    <draw:stroke-dash draw:name="Dashed_20__28_var_29__20_336" draw:display-name="Dashed (var) 336" draw:style="rect" draw:dots1="1" draw:dots1-length="0.0043in" draw:dots2="1" draw:dots2-length="0.0043in" draw:distance="0.0043in"/>
    <draw:stroke-dash draw:name="Dashed_20__28_var_29__20_337" draw:display-name="Dashed (var) 337" draw:style="rect" draw:dots1="1" draw:dots1-length="0.0043in" draw:dots2="1" draw:dots2-length="0.0043in" draw:distance="0.0043in"/>
    <draw:stroke-dash draw:name="Dashed_20__28_var_29__20_338" draw:display-name="Dashed (var) 338" draw:style="rect" draw:dots1="1" draw:dots1-length="0.0043in" draw:dots2="1" draw:dots2-length="0.0043in" draw:distance="0.0043in"/>
    <draw:stroke-dash draw:name="Dashed_20__28_var_29__20_339" draw:display-name="Dashed (var) 339" draw:style="rect" draw:dots1="1" draw:dots1-length="0.0043in" draw:dots2="1" draw:dots2-length="0.0043in" draw:distance="0.0043in"/>
    <draw:stroke-dash draw:name="Dashed_20__28_var_29__20_340" draw:display-name="Dashed (var) 340" draw:style="rect" draw:dots1="1" draw:dots1-length="0.0043in" draw:dots2="1" draw:dots2-length="0.0043in" draw:distance="0.0043in"/>
    <draw:stroke-dash draw:name="Dashed_20__28_var_29__20_341" draw:display-name="Dashed (var) 341" draw:style="rect" draw:dots1="1" draw:dots1-length="0.0043in" draw:dots2="1" draw:dots2-length="0.0043in" draw:distance="0.0043in"/>
    <draw:stroke-dash draw:name="Dashed_20__28_var_29__20_342" draw:display-name="Dashed (var) 342" draw:style="rect" draw:dots1="1" draw:dots1-length="0.0043in" draw:dots2="1" draw:dots2-length="0.0043in" draw:distance="0.0043in"/>
    <draw:stroke-dash draw:name="Dashed_20__28_var_29__20_343" draw:display-name="Dashed (var) 343" draw:style="rect" draw:dots1="1" draw:dots1-length="0.0043in" draw:dots2="1" draw:dots2-length="0.0043in" draw:distance="0.0043in"/>
    <draw:stroke-dash draw:name="Dashed_20__28_var_29__20_344" draw:display-name="Dashed (var) 344" draw:style="rect" draw:dots1="1" draw:dots1-length="0.0043in" draw:dots2="1" draw:dots2-length="0.0043in" draw:distance="0.0043in"/>
    <draw:stroke-dash draw:name="Dashed_20__28_var_29__20_345" draw:display-name="Dashed (var) 345" draw:style="rect" draw:dots1="1" draw:dots1-length="0.0043in" draw:dots2="1" draw:dots2-length="0.0043in" draw:distance="0.0043in"/>
    <draw:stroke-dash draw:name="Dashed_20__28_var_29__20_346" draw:display-name="Dashed (var) 346" draw:style="rect" draw:dots1="1" draw:dots1-length="0.0043in" draw:dots2="1" draw:dots2-length="0.0043in" draw:distance="0.0043in"/>
    <draw:stroke-dash draw:name="Dashed_20__28_var_29__20_347" draw:display-name="Dashed (var) 347" draw:style="rect" draw:dots1="1" draw:dots1-length="0.0043in" draw:dots2="1" draw:dots2-length="0.0043in" draw:distance="0.0043in"/>
    <draw:stroke-dash draw:name="Dashed_20__28_var_29__20_348" draw:display-name="Dashed (var) 348" draw:style="rect" draw:dots1="1" draw:dots1-length="0.0043in" draw:dots2="1" draw:dots2-length="0.0043in" draw:distance="0.0043in"/>
    <draw:stroke-dash draw:name="Dashed_20__28_var_29__20_349" draw:display-name="Dashed (var) 349" draw:style="rect" draw:dots1="1" draw:dots1-length="0.0043in" draw:dots2="1" draw:dots2-length="0.0043in" draw:distance="0.0043in"/>
    <draw:stroke-dash draw:name="Dashed_20__28_var_29__20_350" draw:display-name="Dashed (var) 350" draw:style="rect" draw:dots1="1" draw:dots1-length="0.0043in" draw:dots2="1" draw:dots2-length="0.0043in" draw:distance="0.0043in"/>
    <draw:stroke-dash draw:name="Dashed_20__28_var_29__20_351" draw:display-name="Dashed (var) 351" draw:style="rect" draw:dots1="1" draw:dots1-length="0.0043in" draw:dots2="1" draw:dots2-length="0.0043in" draw:distance="0.0043in"/>
    <draw:stroke-dash draw:name="Dashed_20__28_var_29__20_352" draw:display-name="Dashed (var) 352" draw:style="rect" draw:dots1="1" draw:dots1-length="0.0043in" draw:dots2="1" draw:dots2-length="0.0043in" draw:distance="0.0043in"/>
    <draw:stroke-dash draw:name="Dashed_20__28_var_29__20_353" draw:display-name="Dashed (var) 353" draw:style="rect" draw:dots1="1" draw:dots1-length="0.0043in" draw:dots2="1" draw:dots2-length="0.0043in" draw:distance="0.0043in"/>
    <draw:stroke-dash draw:name="Dashed_20__28_var_29__20_354" draw:display-name="Dashed (var) 354" draw:style="rect" draw:dots1="1" draw:dots1-length="0.0043in" draw:dots2="1" draw:dots2-length="0.0043in" draw:distance="0.0043in"/>
    <draw:stroke-dash draw:name="Dashed_20__28_var_29__20_355" draw:display-name="Dashed (var) 355" draw:style="rect" draw:dots1="1" draw:dots1-length="0.0043in" draw:dots2="1" draw:dots2-length="0.0043in" draw:distance="0.0043in"/>
    <draw:stroke-dash draw:name="Dashed_20__28_var_29__20_356" draw:display-name="Dashed (var) 356" draw:style="rect" draw:dots1="1" draw:dots1-length="0.0043in" draw:dots2="1" draw:dots2-length="0.0043in" draw:distance="0.0043in"/>
    <draw:stroke-dash draw:name="Dashed_20__28_var_29__20_357" draw:display-name="Dashed (var) 357" draw:style="rect" draw:dots1="1" draw:dots1-length="0.0043in" draw:dots2="1" draw:dots2-length="0.0043in" draw:distance="0.0043in"/>
    <draw:stroke-dash draw:name="Dashed_20__28_var_29__20_358" draw:display-name="Dashed (var) 358" draw:style="rect" draw:dots1="1" draw:dots1-length="0.0043in" draw:dots2="1" draw:dots2-length="0.0043in" draw:distance="0.0043in"/>
    <draw:stroke-dash draw:name="Dashed_20__28_var_29__20_359" draw:display-name="Dashed (var) 359" draw:style="rect" draw:dots1="1" draw:dots1-length="0.0043in" draw:dots2="1" draw:dots2-length="0.0043in" draw:distance="0.0043in"/>
    <draw:stroke-dash draw:name="Dashed_20__28_var_29__20_360" draw:display-name="Dashed (var) 360" draw:style="rect" draw:dots1="1" draw:dots1-length="0.0043in" draw:dots2="1" draw:dots2-length="0.0043in" draw:distance="0.0043in"/>
    <draw:stroke-dash draw:name="Dashed_20__28_var_29__20_361" draw:display-name="Dashed (var) 361" draw:style="rect" draw:dots1="1" draw:dots1-length="0.0043in" draw:dots2="1" draw:dots2-length="0.0043in" draw:distance="0.0043in"/>
    <draw:stroke-dash draw:name="Dashed_20__28_var_29__20_362" draw:display-name="Dashed (var) 362" draw:style="rect" draw:dots1="1" draw:dots1-length="0.0043in" draw:dots2="1" draw:dots2-length="0.0043in" draw:distance="0.0043in"/>
    <draw:stroke-dash draw:name="Dashed_20__28_var_29__20_363" draw:display-name="Dashed (var) 363" draw:style="rect" draw:dots1="1" draw:dots1-length="0.0043in" draw:dots2="1" draw:dots2-length="0.0043in" draw:distance="0.0043in"/>
    <draw:stroke-dash draw:name="Dashed_20__28_var_29__20_364" draw:display-name="Dashed (var) 364" draw:style="rect" draw:dots1="1" draw:dots1-length="0.0043in" draw:dots2="1" draw:dots2-length="0.0043in" draw:distance="0.0043in"/>
    <draw:stroke-dash draw:name="Dashed_20__28_var_29__20_365" draw:display-name="Dashed (var) 365" draw:style="rect" draw:dots1="1" draw:dots1-length="0.0043in" draw:dots2="1" draw:dots2-length="0.0043in" draw:distance="0.0043in"/>
    <draw:stroke-dash draw:name="Dashed_20__28_var_29__20_366" draw:display-name="Dashed (var) 366" draw:style="rect" draw:dots1="1" draw:dots1-length="0.0043in" draw:dots2="1" draw:dots2-length="0.0043in" draw:distance="0.0043in"/>
    <draw:stroke-dash draw:name="Dashed_20__28_var_29__20_367" draw:display-name="Dashed (var) 367" draw:style="rect" draw:dots1="1" draw:dots1-length="0.0043in" draw:dots2="1" draw:dots2-length="0.0043in" draw:distance="0.0043in"/>
    <draw:stroke-dash draw:name="Dashed_20__28_var_29__20_368" draw:display-name="Dashed (var) 368" draw:style="rect" draw:dots1="1" draw:dots1-length="0.0043in" draw:dots2="1" draw:dots2-length="0.0043in" draw:distance="0.0043in"/>
    <draw:stroke-dash draw:name="Dashed_20__28_var_29__20_369" draw:display-name="Dashed (var) 369" draw:style="rect" draw:dots1="1" draw:dots1-length="0.0043in" draw:dots2="1" draw:dots2-length="0.0043in" draw:distance="0.0043in"/>
    <draw:stroke-dash draw:name="Dashed_20__28_var_29__20_370" draw:display-name="Dashed (var) 370" draw:style="rect" draw:dots1="1" draw:dots1-length="0.0043in" draw:dots2="1" draw:dots2-length="0.0043in" draw:distance="0.0043in"/>
    <draw:stroke-dash draw:name="Dashed_20__28_var_29__20_371" draw:display-name="Dashed (var) 371" draw:style="rect" draw:dots1="1" draw:dots1-length="0.0043in" draw:dots2="1" draw:dots2-length="0.0043in" draw:distance="0.0043in"/>
    <draw:stroke-dash draw:name="Dashed_20__28_var_29__20_372" draw:display-name="Dashed (var) 372" draw:style="rect" draw:dots1="1" draw:dots1-length="0.0043in" draw:dots2="1" draw:dots2-length="0.0043in" draw:distance="0.0043in"/>
    <draw:stroke-dash draw:name="Dashed_20__28_var_29__20_373" draw:display-name="Dashed (var) 373" draw:style="rect" draw:dots1="1" draw:dots1-length="0.0043in" draw:dots2="1" draw:dots2-length="0.0043in" draw:distance="0.0043in"/>
    <draw:stroke-dash draw:name="Dashed_20__28_var_29__20_374" draw:display-name="Dashed (var) 374" draw:style="rect" draw:dots1="1" draw:dots1-length="0.0043in" draw:dots2="1" draw:dots2-length="0.0043in" draw:distance="0.0043in"/>
    <draw:stroke-dash draw:name="Dashed_20__28_var_29__20_375" draw:display-name="Dashed (var) 375" draw:style="rect" draw:dots1="1" draw:dots1-length="0.0043in" draw:dots2="1" draw:dots2-length="0.0043in" draw:distance="0.0043in"/>
    <draw:stroke-dash draw:name="Dashed_20__28_var_29__20_376" draw:display-name="Dashed (var) 376" draw:style="rect" draw:dots1="1" draw:dots1-length="0.0043in" draw:dots2="1" draw:dots2-length="0.0043in" draw:distance="0.0043in"/>
    <draw:stroke-dash draw:name="Dashed_20__28_var_29__20_377" draw:display-name="Dashed (var) 377" draw:style="rect" draw:dots1="1" draw:dots1-length="0.0043in" draw:dots2="1" draw:dots2-length="0.0043in" draw:distance="0.0043in"/>
    <draw:stroke-dash draw:name="Dashed_20__28_var_29__20_378" draw:display-name="Dashed (var) 378" draw:style="rect" draw:dots1="1" draw:dots1-length="0.0043in" draw:dots2="1" draw:dots2-length="0.0043in" draw:distance="0.0043in"/>
    <draw:stroke-dash draw:name="Dashed_20__28_var_29__20_379" draw:display-name="Dashed (var) 379" draw:style="rect" draw:dots1="1" draw:dots1-length="0.0043in" draw:dots2="1" draw:dots2-length="0.0043in" draw:distance="0.0043in"/>
    <draw:stroke-dash draw:name="Dashed_20__28_var_29__20_380" draw:display-name="Dashed (var) 380" draw:style="rect" draw:dots1="1" draw:dots1-length="0.0043in" draw:dots2="1" draw:dots2-length="0.0043in" draw:distance="0.0043in"/>
    <draw:stroke-dash draw:name="Dashed_20__28_var_29__20_381" draw:display-name="Dashed (var) 38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44" draw:display-name="Dashed (var) 44" draw:style="rect" draw:dots1="1" draw:dots1-length="0.0043in" draw:dots2="1" draw:dots2-length="0.0043in" draw:distance="0.0043in"/>
    <draw:stroke-dash draw:name="Dashed_20__28_var_29__20_45" draw:display-name="Dashed (var) 45"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71" draw:display-name="Dashed (var) 471" draw:style="rect" draw:dots1="1" draw:dots1-length="0.0043in" draw:dots2="1" draw:dots2-length="0.0043in" draw:distance="0.0043in"/>
    <draw:stroke-dash draw:name="Dashed_20__28_var_29__20_472" draw:display-name="Dashed (var) 472" draw:style="rect" draw:dots1="1" draw:dots1-length="0.0043in" draw:dots2="1" draw:dots2-length="0.0043in" draw:distance="0.0043in"/>
    <draw:stroke-dash draw:name="Dashed_20__28_var_29__20_473" draw:display-name="Dashed (var) 473" draw:style="rect" draw:dots1="1" draw:dots1-length="0.0043in" draw:dots2="1" draw:dots2-length="0.0043in" draw:distance="0.0043in"/>
    <draw:stroke-dash draw:name="Dashed_20__28_var_29__20_474" draw:display-name="Dashed (var) 474" draw:style="rect" draw:dots1="1" draw:dots1-length="0.0043in" draw:dots2="1" draw:dots2-length="0.0043in" draw:distance="0.0043in"/>
    <draw:stroke-dash draw:name="Dashed_20__28_var_29__20_475" draw:display-name="Dashed (var) 475" draw:style="rect" draw:dots1="1" draw:dots1-length="0.0043in" draw:dots2="1" draw:dots2-length="0.0043in" draw:distance="0.0043in"/>
    <draw:stroke-dash draw:name="Dashed_20__28_var_29__20_476" draw:display-name="Dashed (var) 476" draw:style="rect" draw:dots1="1" draw:dots1-length="0.0043in" draw:dots2="1" draw:dots2-length="0.0043in" draw:distance="0.0043in"/>
    <draw:stroke-dash draw:name="Dashed_20__28_var_29__20_477" draw:display-name="Dashed (var) 477" draw:style="rect" draw:dots1="1" draw:dots1-length="0.0043in" draw:dots2="1" draw:dots2-length="0.0043in" draw:distance="0.0043in"/>
    <draw:stroke-dash draw:name="Dashed_20__28_var_29__20_478" draw:display-name="Dashed (var) 478" draw:style="rect" draw:dots1="1" draw:dots1-length="0.0043in" draw:dots2="1" draw:dots2-length="0.0043in" draw:distance="0.0043in"/>
    <draw:stroke-dash draw:name="Dashed_20__28_var_29__20_479" draw:display-name="Dashed (var) 479"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480" draw:display-name="Dashed (var) 480" draw:style="rect" draw:dots1="1" draw:dots1-length="0.0043in" draw:dots2="1" draw:dots2-length="0.0043in" draw:distance="0.0043in"/>
    <draw:stroke-dash draw:name="Dashed_20__28_var_29__20_481" draw:display-name="Dashed (var) 481" draw:style="rect" draw:dots1="1" draw:dots1-length="0.0043in" draw:dots2="1" draw:dots2-length="0.0043in" draw:distance="0.0043in"/>
    <draw:stroke-dash draw:name="Dashed_20__28_var_29__20_482" draw:display-name="Dashed (var) 482" draw:style="rect" draw:dots1="1" draw:dots1-length="0.0043in" draw:dots2="1" draw:dots2-length="0.0043in" draw:distance="0.0043in"/>
    <draw:stroke-dash draw:name="Dashed_20__28_var_29__20_483" draw:display-name="Dashed (var) 483" draw:style="rect" draw:dots1="1" draw:dots1-length="0.0043in" draw:dots2="1" draw:dots2-length="0.0043in" draw:distance="0.0043in"/>
    <draw:stroke-dash draw:name="Dashed_20__28_var_29__20_484" draw:display-name="Dashed (var) 484" draw:style="rect" draw:dots1="1" draw:dots1-length="0.0043in" draw:dots2="1" draw:dots2-length="0.0043in" draw:distance="0.0043in"/>
    <draw:stroke-dash draw:name="Dashed_20__28_var_29__20_485" draw:display-name="Dashed (var) 485" draw:style="rect" draw:dots1="1" draw:dots1-length="0.0043in" draw:dots2="1" draw:dots2-length="0.0043in" draw:distance="0.0043in"/>
    <draw:stroke-dash draw:name="Dashed_20__28_var_29__20_486" draw:display-name="Dashed (var) 486" draw:style="rect" draw:dots1="1" draw:dots1-length="0.0043in" draw:dots2="1" draw:dots2-length="0.0043in" draw:distance="0.0043in"/>
    <draw:stroke-dash draw:name="Dashed_20__28_var_29__20_487" draw:display-name="Dashed (var) 487" draw:style="rect" draw:dots1="1" draw:dots1-length="0.0043in" draw:dots2="1" draw:dots2-length="0.0043in" draw:distance="0.0043in"/>
    <draw:stroke-dash draw:name="Dashed_20__28_var_29__20_488" draw:display-name="Dashed (var) 488" draw:style="rect" draw:dots1="1" draw:dots1-length="0.0043in" draw:dots2="1" draw:dots2-length="0.0043in" draw:distance="0.0043in"/>
    <draw:stroke-dash draw:name="Dashed_20__28_var_29__20_489" draw:display-name="Dashed (var) 489"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490" draw:display-name="Dashed (var) 490" draw:style="rect" draw:dots1="1" draw:dots1-length="0.0043in" draw:dots2="1" draw:dots2-length="0.0043in" draw:distance="0.0043in"/>
    <draw:stroke-dash draw:name="Dashed_20__28_var_29__20_491" draw:display-name="Dashed (var) 491" draw:style="rect" draw:dots1="1" draw:dots1-length="0.0043in" draw:dots2="1" draw:dots2-length="0.0043in" draw:distance="0.0043in"/>
    <draw:stroke-dash draw:name="Dashed_20__28_var_29__20_492" draw:display-name="Dashed (var) 492" draw:style="rect" draw:dots1="1" draw:dots1-length="0.0043in" draw:dots2="1" draw:dots2-length="0.0043in" draw:distance="0.0043in"/>
    <draw:stroke-dash draw:name="Dashed_20__28_var_29__20_493" draw:display-name="Dashed (var) 493" draw:style="rect" draw:dots1="1" draw:dots1-length="0.0043in" draw:dots2="1" draw:dots2-length="0.0043in" draw:distance="0.0043in"/>
    <draw:stroke-dash draw:name="Dashed_20__28_var_29__20_494" draw:display-name="Dashed (var) 494" draw:style="rect" draw:dots1="1" draw:dots1-length="0.0043in" draw:dots2="1" draw:dots2-length="0.0043in" draw:distance="0.0043in"/>
    <draw:stroke-dash draw:name="Dashed_20__28_var_29__20_495" draw:display-name="Dashed (var) 495" draw:style="rect" draw:dots1="1" draw:dots1-length="0.0043in" draw:dots2="1" draw:dots2-length="0.0043in" draw:distance="0.0043in"/>
    <draw:stroke-dash draw:name="Dashed_20__28_var_29__20_496" draw:display-name="Dashed (var) 496" draw:style="rect" draw:dots1="1" draw:dots1-length="0.0043in" draw:dots2="1" draw:dots2-length="0.0043in" draw:distance="0.0043in"/>
    <draw:stroke-dash draw:name="Dashed_20__28_var_29__20_497" draw:display-name="Dashed (var) 497" draw:style="rect" draw:dots1="1" draw:dots1-length="0.0043in" draw:dots2="1" draw:dots2-length="0.0043in" draw:distance="0.0043in"/>
    <draw:stroke-dash draw:name="Dashed_20__28_var_29__20_498" draw:display-name="Dashed (var) 498" draw:style="rect" draw:dots1="1" draw:dots1-length="0.0043in" draw:dots2="1" draw:dots2-length="0.0043in" draw:distance="0.0043in"/>
    <draw:stroke-dash draw:name="Dashed_20__28_var_29__20_499" draw:display-name="Dashed (var) 499"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00" draw:display-name="Dashed (var) 500" draw:style="rect" draw:dots1="1" draw:dots1-length="0.0043in" draw:dots2="1" draw:dots2-length="0.0043in" draw:distance="0.0043in"/>
    <draw:stroke-dash draw:name="Dashed_20__28_var_29__20_501" draw:display-name="Dashed (var) 501" draw:style="rect" draw:dots1="1" draw:dots1-length="0.0043in" draw:dots2="1" draw:dots2-length="0.0043in" draw:distance="0.0043in"/>
    <draw:stroke-dash draw:name="Dashed_20__28_var_29__20_502" draw:display-name="Dashed (var) 502" draw:style="rect" draw:dots1="1" draw:dots1-length="0.0043in" draw:dots2="1" draw:dots2-length="0.0043in" draw:distance="0.0043in"/>
    <draw:stroke-dash draw:name="Dashed_20__28_var_29__20_503" draw:display-name="Dashed (var) 503" draw:style="rect" draw:dots1="1" draw:dots1-length="0.0043in" draw:dots2="1" draw:dots2-length="0.0043in" draw:distance="0.0043in"/>
    <draw:stroke-dash draw:name="Dashed_20__28_var_29__20_504" draw:display-name="Dashed (var) 504" draw:style="rect" draw:dots1="1" draw:dots1-length="0.0043in" draw:dots2="1" draw:dots2-length="0.0043in" draw:distance="0.0043in"/>
    <draw:stroke-dash draw:name="Dashed_20__28_var_29__20_505" draw:display-name="Dashed (var) 505" draw:style="rect" draw:dots1="1" draw:dots1-length="0.0043in" draw:dots2="1" draw:dots2-length="0.0043in" draw:distance="0.0043in"/>
    <draw:stroke-dash draw:name="Dashed_20__28_var_29__20_506" draw:display-name="Dashed (var) 506" draw:style="rect" draw:dots1="1" draw:dots1-length="0.0043in" draw:dots2="1" draw:dots2-length="0.0043in" draw:distance="0.0043in"/>
    <draw:stroke-dash draw:name="Dashed_20__28_var_29__20_507" draw:display-name="Dashed (var) 507" draw:style="rect" draw:dots1="1" draw:dots1-length="0.0043in" draw:dots2="1" draw:dots2-length="0.0043in" draw:distance="0.0043in"/>
    <draw:stroke-dash draw:name="Dashed_20__28_var_29__20_508" draw:display-name="Dashed (var) 508" draw:style="rect" draw:dots1="1" draw:dots1-length="0.0043in" draw:dots2="1" draw:dots2-length="0.0043in" draw:distance="0.0043in"/>
    <draw:stroke-dash draw:name="Dashed_20__28_var_29__20_509" draw:display-name="Dashed (var) 509"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10" draw:display-name="Dashed (var) 510" draw:style="rect" draw:dots1="1" draw:dots1-length="0.0043in" draw:dots2="1" draw:dots2-length="0.0043in" draw:distance="0.0043in"/>
    <draw:stroke-dash draw:name="Dashed_20__28_var_29__20_511" draw:display-name="Dashed (var) 511" draw:style="rect" draw:dots1="1" draw:dots1-length="0.0043in" draw:dots2="1" draw:dots2-length="0.0043in" draw:distance="0.0043in"/>
    <draw:stroke-dash draw:name="Dashed_20__28_var_29__20_512" draw:display-name="Dashed (var) 512" draw:style="rect" draw:dots1="1" draw:dots1-length="0.0043in" draw:dots2="1" draw:dots2-length="0.0043in" draw:distance="0.0043in"/>
    <draw:stroke-dash draw:name="Dashed_20__28_var_29__20_513" draw:display-name="Dashed (var) 513" draw:style="rect" draw:dots1="1" draw:dots1-length="0.0043in" draw:dots2="1" draw:dots2-length="0.0043in" draw:distance="0.0043in"/>
    <draw:stroke-dash draw:name="Dashed_20__28_var_29__20_514" draw:display-name="Dashed (var) 514" draw:style="rect" draw:dots1="1" draw:dots1-length="0.0043in" draw:dots2="1" draw:dots2-length="0.0043in" draw:distance="0.0043in"/>
    <draw:stroke-dash draw:name="Dashed_20__28_var_29__20_515" draw:display-name="Dashed (var) 515" draw:style="rect" draw:dots1="1" draw:dots1-length="0.0043in" draw:dots2="1" draw:dots2-length="0.0043in" draw:distance="0.0043in"/>
    <draw:stroke-dash draw:name="Dashed_20__28_var_29__20_516" draw:display-name="Dashed (var) 516" draw:style="rect" draw:dots1="1" draw:dots1-length="0.0043in" draw:dots2="1" draw:dots2-length="0.0043in" draw:distance="0.0043in"/>
    <draw:stroke-dash draw:name="Dashed_20__28_var_29__20_517" draw:display-name="Dashed (var) 517" draw:style="rect" draw:dots1="1" draw:dots1-length="0.0043in" draw:dots2="1" draw:dots2-length="0.0043in" draw:distance="0.0043in"/>
    <draw:stroke-dash draw:name="Dashed_20__28_var_29__20_518" draw:display-name="Dashed (var) 518" draw:style="rect" draw:dots1="1" draw:dots1-length="0.0043in" draw:dots2="1" draw:dots2-length="0.0043in" draw:distance="0.0043in"/>
    <draw:stroke-dash draw:name="Dashed_20__28_var_29__20_519" draw:display-name="Dashed (var) 519"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20" draw:display-name="Dashed (var) 520" draw:style="rect" draw:dots1="1" draw:dots1-length="0.0043in" draw:dots2="1" draw:dots2-length="0.0043in" draw:distance="0.0043in"/>
    <draw:stroke-dash draw:name="Dashed_20__28_var_29__20_521" draw:display-name="Dashed (var) 521" draw:style="rect" draw:dots1="1" draw:dots1-length="0.0043in" draw:dots2="1" draw:dots2-length="0.0043in" draw:distance="0.0043in"/>
    <draw:stroke-dash draw:name="Dashed_20__28_var_29__20_522" draw:display-name="Dashed (var) 522" draw:style="rect" draw:dots1="1" draw:dots1-length="0.0043in" draw:dots2="1" draw:dots2-length="0.0043in" draw:distance="0.0043in"/>
    <draw:stroke-dash draw:name="Dashed_20__28_var_29__20_523" draw:display-name="Dashed (var) 523" draw:style="rect" draw:dots1="1" draw:dots1-length="0.0043in" draw:dots2="1" draw:dots2-length="0.0043in" draw:distance="0.0043in"/>
    <draw:stroke-dash draw:name="Dashed_20__28_var_29__20_524" draw:display-name="Dashed (var) 524" draw:style="rect" draw:dots1="1" draw:dots1-length="0.0043in" draw:dots2="1" draw:dots2-length="0.0043in" draw:distance="0.0043in"/>
    <draw:stroke-dash draw:name="Dashed_20__28_var_29__20_525" draw:display-name="Dashed (var) 525" draw:style="rect" draw:dots1="1" draw:dots1-length="0.0043in" draw:dots2="1" draw:dots2-length="0.0043in" draw:distance="0.0043in"/>
    <draw:stroke-dash draw:name="Dashed_20__28_var_29__20_526" draw:display-name="Dashed (var) 526" draw:style="rect" draw:dots1="1" draw:dots1-length="0.0043in" draw:dots2="1" draw:dots2-length="0.0043in" draw:distance="0.0043in"/>
    <draw:stroke-dash draw:name="Dashed_20__28_var_29__20_527" draw:display-name="Dashed (var) 527" draw:style="rect" draw:dots1="1" draw:dots1-length="0.0043in" draw:dots2="1" draw:dots2-length="0.0043in" draw:distance="0.0043in"/>
    <draw:stroke-dash draw:name="Dashed_20__28_var_29__20_528" draw:display-name="Dashed (var) 528" draw:style="rect" draw:dots1="1" draw:dots1-length="0.0043in" draw:dots2="1" draw:dots2-length="0.0043in" draw:distance="0.0043in"/>
    <draw:stroke-dash draw:name="Dashed_20__28_var_29__20_529" draw:display-name="Dashed (var) 529"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30" draw:display-name="Dashed (var) 530" draw:style="rect" draw:dots1="1" draw:dots1-length="0.0043in" draw:dots2="1" draw:dots2-length="0.0043in" draw:distance="0.0043in"/>
    <draw:stroke-dash draw:name="Dashed_20__28_var_29__20_531" draw:display-name="Dashed (var) 531" draw:style="rect" draw:dots1="1" draw:dots1-length="0.0043in" draw:dots2="1" draw:dots2-length="0.0043in" draw:distance="0.0043in"/>
    <draw:stroke-dash draw:name="Dashed_20__28_var_29__20_532" draw:display-name="Dashed (var) 532" draw:style="rect" draw:dots1="1" draw:dots1-length="0.0043in" draw:dots2="1" draw:dots2-length="0.0043in" draw:distance="0.0043in"/>
    <draw:stroke-dash draw:name="Dashed_20__28_var_29__20_533" draw:display-name="Dashed (var) 533" draw:style="rect" draw:dots1="1" draw:dots1-length="0.0043in" draw:dots2="1" draw:dots2-length="0.0043in" draw:distance="0.0043in"/>
    <draw:stroke-dash draw:name="Dashed_20__28_var_29__20_534" draw:display-name="Dashed (var) 534" draw:style="rect" draw:dots1="1" draw:dots1-length="0.0043in" draw:dots2="1" draw:dots2-length="0.0043in" draw:distance="0.0043in"/>
    <draw:stroke-dash draw:name="Dashed_20__28_var_29__20_535" draw:display-name="Dashed (var) 535" draw:style="rect" draw:dots1="1" draw:dots1-length="0.0043in" draw:dots2="1" draw:dots2-length="0.0043in" draw:distance="0.0043in"/>
    <draw:stroke-dash draw:name="Dashed_20__28_var_29__20_536" draw:display-name="Dashed (var) 536" draw:style="rect" draw:dots1="1" draw:dots1-length="0.0043in" draw:dots2="1" draw:dots2-length="0.0043in" draw:distance="0.0043in"/>
    <draw:stroke-dash draw:name="Dashed_20__28_var_29__20_537" draw:display-name="Dashed (var) 537" draw:style="rect" draw:dots1="1" draw:dots1-length="0.0043in" draw:dots2="1" draw:dots2-length="0.0043in" draw:distance="0.0043in"/>
    <draw:stroke-dash draw:name="Dashed_20__28_var_29__20_538" draw:display-name="Dashed (var) 538" draw:style="rect" draw:dots1="1" draw:dots1-length="0.0043in" draw:dots2="1" draw:dots2-length="0.0043in" draw:distance="0.0043in"/>
    <draw:stroke-dash draw:name="Dashed_20__28_var_29__20_539" draw:display-name="Dashed (var) 539" draw:style="rect" draw:dots1="1" draw:dots1-length="0.0043in" draw:dots2="1" draw:dots2-length="0.0043in" draw:distance="0.0043in"/>
    <draw:stroke-dash draw:name="Dashed_20__28_var_29__20_54" draw:display-name="Dashed (var) 54" draw:style="rect" draw:dots1="1" draw:dots1-length="0.0043in" draw:dots2="1" draw:dots2-length="0.0043in" draw:distance="0.0043in"/>
    <draw:stroke-dash draw:name="Dashed_20__28_var_29__20_540" draw:display-name="Dashed (var) 540" draw:style="rect" draw:dots1="1" draw:dots1-length="0.0043in" draw:dots2="1" draw:dots2-length="0.0043in" draw:distance="0.0043in"/>
    <draw:stroke-dash draw:name="Dashed_20__28_var_29__20_541" draw:display-name="Dashed (var) 541" draw:style="rect" draw:dots1="1" draw:dots1-length="0.0043in" draw:dots2="1" draw:dots2-length="0.0043in" draw:distance="0.0043in"/>
    <draw:stroke-dash draw:name="Dashed_20__28_var_29__20_542" draw:display-name="Dashed (var) 542" draw:style="rect" draw:dots1="1" draw:dots1-length="0.0043in" draw:dots2="1" draw:dots2-length="0.0043in" draw:distance="0.0043in"/>
    <draw:stroke-dash draw:name="Dashed_20__28_var_29__20_543" draw:display-name="Dashed (var) 543" draw:style="rect" draw:dots1="1" draw:dots1-length="0.0043in" draw:dots2="1" draw:dots2-length="0.0043in" draw:distance="0.0043in"/>
    <draw:stroke-dash draw:name="Dashed_20__28_var_29__20_544" draw:display-name="Dashed (var) 544" draw:style="rect" draw:dots1="1" draw:dots1-length="0.0043in" draw:dots2="1" draw:dots2-length="0.0043in" draw:distance="0.0043in"/>
    <draw:stroke-dash draw:name="Dashed_20__28_var_29__20_545" draw:display-name="Dashed (var) 545" draw:style="rect" draw:dots1="1" draw:dots1-length="0.0043in" draw:dots2="1" draw:dots2-length="0.0043in" draw:distance="0.0043in"/>
    <draw:stroke-dash draw:name="Dashed_20__28_var_29__20_546" draw:display-name="Dashed (var) 546" draw:style="rect" draw:dots1="1" draw:dots1-length="0.0043in" draw:dots2="1" draw:dots2-length="0.0043in" draw:distance="0.0043in"/>
    <draw:stroke-dash draw:name="Dashed_20__28_var_29__20_547" draw:display-name="Dashed (var) 547" draw:style="rect" draw:dots1="1" draw:dots1-length="0.0043in" draw:dots2="1" draw:dots2-length="0.0043in" draw:distance="0.0043in"/>
    <draw:stroke-dash draw:name="Dashed_20__28_var_29__20_548" draw:display-name="Dashed (var) 548" draw:style="rect" draw:dots1="1" draw:dots1-length="0.0043in" draw:dots2="1" draw:dots2-length="0.0043in" draw:distance="0.0043in"/>
    <draw:stroke-dash draw:name="Dashed_20__28_var_29__20_549" draw:display-name="Dashed (var) 549" draw:style="rect" draw:dots1="1" draw:dots1-length="0.0043in" draw:dots2="1" draw:dots2-length="0.0043in" draw:distance="0.0043in"/>
    <draw:stroke-dash draw:name="Dashed_20__28_var_29__20_55" draw:display-name="Dashed (var) 55" draw:style="rect" draw:dots1="1" draw:dots1-length="0.0043in" draw:dots2="1" draw:dots2-length="0.0043in" draw:distance="0.0043in"/>
    <draw:stroke-dash draw:name="Dashed_20__28_var_29__20_550" draw:display-name="Dashed (var) 550" draw:style="rect" draw:dots1="1" draw:dots1-length="0.0043in" draw:dots2="1" draw:dots2-length="0.0043in" draw:distance="0.0043in"/>
    <draw:stroke-dash draw:name="Dashed_20__28_var_29__20_551" draw:display-name="Dashed (var) 551" draw:style="rect" draw:dots1="1" draw:dots1-length="0.0043in" draw:dots2="1" draw:dots2-length="0.0043in" draw:distance="0.0043in"/>
    <draw:stroke-dash draw:name="Dashed_20__28_var_29__20_552" draw:display-name="Dashed (var) 552" draw:style="rect" draw:dots1="1" draw:dots1-length="0.0043in" draw:dots2="1" draw:dots2-length="0.0043in" draw:distance="0.0043in"/>
    <draw:stroke-dash draw:name="Dashed_20__28_var_29__20_553" draw:display-name="Dashed (var) 553" draw:style="rect" draw:dots1="1" draw:dots1-length="0.0043in" draw:dots2="1" draw:dots2-length="0.0043in" draw:distance="0.0043in"/>
    <draw:stroke-dash draw:name="Dashed_20__28_var_29__20_554" draw:display-name="Dashed (var) 554" draw:style="rect" draw:dots1="1" draw:dots1-length="0.0043in" draw:dots2="1" draw:dots2-length="0.0043in" draw:distance="0.0043in"/>
    <draw:stroke-dash draw:name="Dashed_20__28_var_29__20_555" draw:display-name="Dashed (var) 555" draw:style="rect" draw:dots1="1" draw:dots1-length="0.0043in" draw:dots2="1" draw:dots2-length="0.0043in" draw:distance="0.0043in"/>
    <draw:stroke-dash draw:name="Dashed_20__28_var_29__20_556" draw:display-name="Dashed (var) 556" draw:style="rect" draw:dots1="1" draw:dots1-length="0.0043in" draw:dots2="1" draw:dots2-length="0.0043in" draw:distance="0.0043in"/>
    <draw:stroke-dash draw:name="Dashed_20__28_var_29__20_557" draw:display-name="Dashed (var) 557" draw:style="rect" draw:dots1="1" draw:dots1-length="0.0043in" draw:dots2="1" draw:dots2-length="0.0043in" draw:distance="0.0043in"/>
    <draw:stroke-dash draw:name="Dashed_20__28_var_29__20_558" draw:display-name="Dashed (var) 558" draw:style="rect" draw:dots1="1" draw:dots1-length="0.0043in" draw:dots2="1" draw:dots2-length="0.0043in" draw:distance="0.0043in"/>
    <draw:stroke-dash draw:name="Dashed_20__28_var_29__20_559" draw:display-name="Dashed (var) 559" draw:style="rect" draw:dots1="1" draw:dots1-length="0.0043in" draw:dots2="1" draw:dots2-length="0.0043in" draw:distance="0.0043in"/>
    <draw:stroke-dash draw:name="Dashed_20__28_var_29__20_56" draw:display-name="Dashed (var) 56" draw:style="rect" draw:dots1="1" draw:dots1-length="0.0043in" draw:dots2="1" draw:dots2-length="0.0043in" draw:distance="0.0043in"/>
    <draw:stroke-dash draw:name="Dashed_20__28_var_29__20_560" draw:display-name="Dashed (var) 560" draw:style="rect" draw:dots1="1" draw:dots1-length="0.0043in" draw:dots2="1" draw:dots2-length="0.0043in" draw:distance="0.0043in"/>
    <draw:stroke-dash draw:name="Dashed_20__28_var_29__20_561" draw:display-name="Dashed (var) 561" draw:style="rect" draw:dots1="1" draw:dots1-length="0.0043in" draw:dots2="1" draw:dots2-length="0.0043in" draw:distance="0.0043in"/>
    <draw:stroke-dash draw:name="Dashed_20__28_var_29__20_562" draw:display-name="Dashed (var) 562" draw:style="rect" draw:dots1="1" draw:dots1-length="0.0043in" draw:dots2="1" draw:dots2-length="0.0043in" draw:distance="0.0043in"/>
    <draw:stroke-dash draw:name="Dashed_20__28_var_29__20_563" draw:display-name="Dashed (var) 563" draw:style="rect" draw:dots1="1" draw:dots1-length="0.0043in" draw:dots2="1" draw:dots2-length="0.0043in" draw:distance="0.0043in"/>
    <draw:stroke-dash draw:name="Dashed_20__28_var_29__20_564" draw:display-name="Dashed (var) 564" draw:style="rect" draw:dots1="1" draw:dots1-length="0.0043in" draw:dots2="1" draw:dots2-length="0.0043in" draw:distance="0.0043in"/>
    <draw:stroke-dash draw:name="Dashed_20__28_var_29__20_565" draw:display-name="Dashed (var) 565" draw:style="rect" draw:dots1="1" draw:dots1-length="0.0043in" draw:dots2="1" draw:dots2-length="0.0043in" draw:distance="0.0043in"/>
    <draw:stroke-dash draw:name="Dashed_20__28_var_29__20_566" draw:display-name="Dashed (var) 566" draw:style="rect" draw:dots1="1" draw:dots1-length="0.0043in" draw:dots2="1" draw:dots2-length="0.0043in" draw:distance="0.0043in"/>
    <draw:stroke-dash draw:name="Dashed_20__28_var_29__20_567" draw:display-name="Dashed (var) 567" draw:style="rect" draw:dots1="1" draw:dots1-length="0.0043in" draw:dots2="1" draw:dots2-length="0.0043in" draw:distance="0.0043in"/>
    <draw:stroke-dash draw:name="Dashed_20__28_var_29__20_568" draw:display-name="Dashed (var) 568" draw:style="rect" draw:dots1="1" draw:dots1-length="0.0043in" draw:dots2="1" draw:dots2-length="0.0043in" draw:distance="0.0043in"/>
    <draw:stroke-dash draw:name="Dashed_20__28_var_29__20_569" draw:display-name="Dashed (var) 569" draw:style="rect" draw:dots1="1" draw:dots1-length="0.0043in" draw:dots2="1" draw:dots2-length="0.0043in" draw:distance="0.0043in"/>
    <draw:stroke-dash draw:name="Dashed_20__28_var_29__20_57" draw:display-name="Dashed (var) 57" draw:style="rect" draw:dots1="1" draw:dots1-length="0.0043in" draw:dots2="1" draw:dots2-length="0.0043in" draw:distance="0.0043in"/>
    <draw:stroke-dash draw:name="Dashed_20__28_var_29__20_570" draw:display-name="Dashed (var) 570" draw:style="rect" draw:dots1="1" draw:dots1-length="0.0043in" draw:dots2="1" draw:dots2-length="0.0043in" draw:distance="0.0043in"/>
    <draw:stroke-dash draw:name="Dashed_20__28_var_29__20_571" draw:display-name="Dashed (var) 571" draw:style="rect" draw:dots1="1" draw:dots1-length="0.0043in" draw:dots2="1" draw:dots2-length="0.0043in" draw:distance="0.0043in"/>
    <draw:stroke-dash draw:name="Dashed_20__28_var_29__20_572" draw:display-name="Dashed (var) 572" draw:style="rect" draw:dots1="1" draw:dots1-length="0.0043in" draw:dots2="1" draw:dots2-length="0.0043in" draw:distance="0.0043in"/>
    <draw:stroke-dash draw:name="Dashed_20__28_var_29__20_573" draw:display-name="Dashed (var) 573" draw:style="rect" draw:dots1="1" draw:dots1-length="0.0043in" draw:dots2="1" draw:dots2-length="0.0043in" draw:distance="0.0043in"/>
    <draw:stroke-dash draw:name="Dashed_20__28_var_29__20_574" draw:display-name="Dashed (var) 574" draw:style="rect" draw:dots1="1" draw:dots1-length="0.0043in" draw:dots2="1" draw:dots2-length="0.0043in" draw:distance="0.0043in"/>
    <draw:stroke-dash draw:name="Dashed_20__28_var_29__20_575" draw:display-name="Dashed (var) 575" draw:style="rect" draw:dots1="1" draw:dots1-length="0.0043in" draw:dots2="1" draw:dots2-length="0.0043in" draw:distance="0.0043in"/>
    <draw:stroke-dash draw:name="Dashed_20__28_var_29__20_576" draw:display-name="Dashed (var) 576" draw:style="rect" draw:dots1="1" draw:dots1-length="0.0043in" draw:dots2="1" draw:dots2-length="0.0043in" draw:distance="0.0043in"/>
    <draw:stroke-dash draw:name="Dashed_20__28_var_29__20_577" draw:display-name="Dashed (var) 577" draw:style="rect" draw:dots1="1" draw:dots1-length="0.0043in" draw:dots2="1" draw:dots2-length="0.0043in" draw:distance="0.0043in"/>
    <draw:stroke-dash draw:name="Dashed_20__28_var_29__20_578" draw:display-name="Dashed (var) 578" draw:style="rect" draw:dots1="1" draw:dots1-length="0.0043in" draw:dots2="1" draw:dots2-length="0.0043in" draw:distance="0.0043in"/>
    <draw:stroke-dash draw:name="Dashed_20__28_var_29__20_579" draw:display-name="Dashed (var) 579" draw:style="rect" draw:dots1="1" draw:dots1-length="0.0043in" draw:dots2="1" draw:dots2-length="0.0043in" draw:distance="0.0043in"/>
    <draw:stroke-dash draw:name="Dashed_20__28_var_29__20_58" draw:display-name="Dashed (var) 58" draw:style="rect" draw:dots1="1" draw:dots1-length="0.0043in" draw:dots2="1" draw:dots2-length="0.0043in" draw:distance="0.0043in"/>
    <draw:stroke-dash draw:name="Dashed_20__28_var_29__20_580" draw:display-name="Dashed (var) 580" draw:style="rect" draw:dots1="1" draw:dots1-length="0.0043in" draw:dots2="1" draw:dots2-length="0.0043in" draw:distance="0.0043in"/>
    <draw:stroke-dash draw:name="Dashed_20__28_var_29__20_581" draw:display-name="Dashed (var) 581" draw:style="rect" draw:dots1="1" draw:dots1-length="0.0043in" draw:dots2="1" draw:dots2-length="0.0043in" draw:distance="0.0043in"/>
    <draw:stroke-dash draw:name="Dashed_20__28_var_29__20_582" draw:display-name="Dashed (var) 582" draw:style="rect" draw:dots1="1" draw:dots1-length="0.0043in" draw:dots2="1" draw:dots2-length="0.0043in" draw:distance="0.0043in"/>
    <draw:stroke-dash draw:name="Dashed_20__28_var_29__20_583" draw:display-name="Dashed (var) 583" draw:style="rect" draw:dots1="1" draw:dots1-length="0.0043in" draw:dots2="1" draw:dots2-length="0.0043in" draw:distance="0.0043in"/>
    <draw:stroke-dash draw:name="Dashed_20__28_var_29__20_584" draw:display-name="Dashed (var) 584" draw:style="rect" draw:dots1="1" draw:dots1-length="0.0043in" draw:dots2="1" draw:dots2-length="0.0043in" draw:distance="0.0043in"/>
    <draw:stroke-dash draw:name="Dashed_20__28_var_29__20_585" draw:display-name="Dashed (var) 585" draw:style="rect" draw:dots1="1" draw:dots1-length="0.0043in" draw:dots2="1" draw:dots2-length="0.0043in" draw:distance="0.0043in"/>
    <draw:stroke-dash draw:name="Dashed_20__28_var_29__20_586" draw:display-name="Dashed (var) 586" draw:style="rect" draw:dots1="1" draw:dots1-length="0.0043in" draw:dots2="1" draw:dots2-length="0.0043in" draw:distance="0.0043in"/>
    <draw:stroke-dash draw:name="Dashed_20__28_var_29__20_587" draw:display-name="Dashed (var) 587" draw:style="rect" draw:dots1="1" draw:dots1-length="0.0043in" draw:dots2="1" draw:dots2-length="0.0043in" draw:distance="0.0043in"/>
    <draw:stroke-dash draw:name="Dashed_20__28_var_29__20_588" draw:display-name="Dashed (var) 588" draw:style="rect" draw:dots1="1" draw:dots1-length="0.0043in" draw:dots2="1" draw:dots2-length="0.0043in" draw:distance="0.0043in"/>
    <draw:stroke-dash draw:name="Dashed_20__28_var_29__20_589" draw:display-name="Dashed (var) 589" draw:style="rect" draw:dots1="1" draw:dots1-length="0.0043in" draw:dots2="1" draw:dots2-length="0.0043in" draw:distance="0.0043in"/>
    <draw:stroke-dash draw:name="Dashed_20__28_var_29__20_59" draw:display-name="Dashed (var) 59" draw:style="rect" draw:dots1="1" draw:dots1-length="0.0043in" draw:dots2="1" draw:dots2-length="0.0043in" draw:distance="0.0043in"/>
    <draw:stroke-dash draw:name="Dashed_20__28_var_29__20_590" draw:display-name="Dashed (var) 590" draw:style="rect" draw:dots1="1" draw:dots1-length="0.0043in" draw:dots2="1" draw:dots2-length="0.0043in" draw:distance="0.0043in"/>
    <draw:stroke-dash draw:name="Dashed_20__28_var_29__20_591" draw:display-name="Dashed (var) 591" draw:style="rect" draw:dots1="1" draw:dots1-length="0.0043in" draw:dots2="1" draw:dots2-length="0.0043in" draw:distance="0.0043in"/>
    <draw:stroke-dash draw:name="Dashed_20__28_var_29__20_592" draw:display-name="Dashed (var) 592" draw:style="rect" draw:dots1="1" draw:dots1-length="0.0043in" draw:dots2="1" draw:dots2-length="0.0043in" draw:distance="0.0043in"/>
    <draw:stroke-dash draw:name="Dashed_20__28_var_29__20_593" draw:display-name="Dashed (var) 593" draw:style="rect" draw:dots1="1" draw:dots1-length="0.0043in" draw:dots2="1" draw:dots2-length="0.0043in" draw:distance="0.0043in"/>
    <draw:stroke-dash draw:name="Dashed_20__28_var_29__20_594" draw:display-name="Dashed (var) 594" draw:style="rect" draw:dots1="1" draw:dots1-length="0.0043in" draw:dots2="1" draw:dots2-length="0.0043in" draw:distance="0.0043in"/>
    <draw:stroke-dash draw:name="Dashed_20__28_var_29__20_595" draw:display-name="Dashed (var) 595" draw:style="rect" draw:dots1="1" draw:dots1-length="0.0043in" draw:dots2="1" draw:dots2-length="0.0043in" draw:distance="0.0043in"/>
    <draw:stroke-dash draw:name="Dashed_20__28_var_29__20_596" draw:display-name="Dashed (var) 596" draw:style="rect" draw:dots1="1" draw:dots1-length="0.0043in" draw:dots2="1" draw:dots2-length="0.0043in" draw:distance="0.0043in"/>
    <draw:stroke-dash draw:name="Dashed_20__28_var_29__20_597" draw:display-name="Dashed (var) 597" draw:style="rect" draw:dots1="1" draw:dots1-length="0.0043in" draw:dots2="1" draw:dots2-length="0.0043in" draw:distance="0.0043in"/>
    <draw:stroke-dash draw:name="Dashed_20__28_var_29__20_598" draw:display-name="Dashed (var) 598" draw:style="rect" draw:dots1="1" draw:dots1-length="0.0043in" draw:dots2="1" draw:dots2-length="0.0043in" draw:distance="0.0043in"/>
    <draw:stroke-dash draw:name="Dashed_20__28_var_29__20_599" draw:display-name="Dashed (var) 599" draw:style="rect" draw:dots1="1" draw:dots1-length="0.0043in" draw:dots2="1" draw:dots2-length="0.0043in" draw:distance="0.0043in"/>
    <draw:stroke-dash draw:name="Dashed_20__28_var_29__20_60" draw:display-name="Dashed (var) 60" draw:style="rect" draw:dots1="1" draw:dots1-length="0.0043in" draw:dots2="1" draw:dots2-length="0.0043in" draw:distance="0.0043in"/>
    <draw:stroke-dash draw:name="Dashed_20__28_var_29__20_600" draw:display-name="Dashed (var) 600" draw:style="rect" draw:dots1="1" draw:dots1-length="0.0043in" draw:dots2="1" draw:dots2-length="0.0043in" draw:distance="0.0043in"/>
    <draw:stroke-dash draw:name="Dashed_20__28_var_29__20_601" draw:display-name="Dashed (var) 601" draw:style="rect" draw:dots1="1" draw:dots1-length="0.0043in" draw:dots2="1" draw:dots2-length="0.0043in" draw:distance="0.0043in"/>
    <draw:stroke-dash draw:name="Dashed_20__28_var_29__20_602" draw:display-name="Dashed (var) 602" draw:style="rect" draw:dots1="1" draw:dots1-length="0.0043in" draw:dots2="1" draw:dots2-length="0.0043in" draw:distance="0.0043in"/>
    <draw:stroke-dash draw:name="Dashed_20__28_var_29__20_603" draw:display-name="Dashed (var) 603" draw:style="rect" draw:dots1="1" draw:dots1-length="0.0043in" draw:dots2="1" draw:dots2-length="0.0043in" draw:distance="0.0043in"/>
    <draw:stroke-dash draw:name="Dashed_20__28_var_29__20_604" draw:display-name="Dashed (var) 604" draw:style="rect" draw:dots1="1" draw:dots1-length="0.0043in" draw:dots2="1" draw:dots2-length="0.0043in" draw:distance="0.0043in"/>
    <draw:stroke-dash draw:name="Dashed_20__28_var_29__20_605" draw:display-name="Dashed (var) 605" draw:style="rect" draw:dots1="1" draw:dots1-length="0.0043in" draw:dots2="1" draw:dots2-length="0.0043in" draw:distance="0.0043in"/>
    <draw:stroke-dash draw:name="Dashed_20__28_var_29__20_606" draw:display-name="Dashed (var) 606" draw:style="rect" draw:dots1="1" draw:dots1-length="0.0043in" draw:dots2="1" draw:dots2-length="0.0043in" draw:distance="0.0043in"/>
    <draw:stroke-dash draw:name="Dashed_20__28_var_29__20_607" draw:display-name="Dashed (var) 607" draw:style="rect" draw:dots1="1" draw:dots1-length="0.0043in" draw:dots2="1" draw:dots2-length="0.0043in" draw:distance="0.0043in"/>
    <draw:stroke-dash draw:name="Dashed_20__28_var_29__20_61" draw:display-name="Dashed (var) 61" draw:style="rect" draw:dots1="1" draw:dots1-length="0.0043in" draw:dots2="1" draw:dots2-length="0.0043in" draw:distance="0.0043in"/>
    <draw:stroke-dash draw:name="Dashed_20__28_var_29__20_62" draw:display-name="Dashed (var) 62" draw:style="rect" draw:dots1="1" draw:dots1-length="0.0043in" draw:dots2="1" draw:dots2-length="0.0043in" draw:distance="0.0043in"/>
    <draw:stroke-dash draw:name="Dashed_20__28_var_29__20_63" draw:display-name="Dashed (var) 63" draw:style="rect" draw:dots1="1" draw:dots1-length="0.0043in" draw:dots2="1" draw:dots2-length="0.0043in" draw:distance="0.0043in"/>
    <draw:stroke-dash draw:name="Dashed_20__28_var_29__20_64" draw:display-name="Dashed (var) 64" draw:style="rect" draw:dots1="1" draw:dots1-length="0.0043in" draw:dots2="1" draw:dots2-length="0.0043in" draw:distance="0.0043in"/>
    <draw:stroke-dash draw:name="Dashed_20__28_var_29__20_65" draw:display-name="Dashed (var) 65" draw:style="rect" draw:dots1="1" draw:dots1-length="0.0043in" draw:dots2="1" draw:dots2-length="0.0043in" draw:distance="0.0043in"/>
    <draw:stroke-dash draw:name="Dashed_20__28_var_29__20_66" draw:display-name="Dashed (var) 66" draw:style="rect" draw:dots1="1" draw:dots1-length="0.0043in" draw:dots2="1" draw:dots2-length="0.0043in" draw:distance="0.0043in"/>
    <draw:stroke-dash draw:name="Dashed_20__28_var_29__20_67" draw:display-name="Dashed (var) 67" draw:style="rect" draw:dots1="1" draw:dots1-length="0.0043in" draw:dots2="1" draw:dots2-length="0.0043in" draw:distance="0.0043in"/>
    <draw:stroke-dash draw:name="Dashed_20__28_var_29__20_68" draw:display-name="Dashed (var) 68" draw:style="rect" draw:dots1="1" draw:dots1-length="0.0043in" draw:dots2="1" draw:dots2-length="0.0043in" draw:distance="0.0043in"/>
    <draw:stroke-dash draw:name="Dashed_20__28_var_29__20_69" draw:display-name="Dashed (var) 69" draw:style="rect" draw:dots1="1" draw:dots1-length="0.0043in" draw:dots2="1" draw:dots2-length="0.0043in" draw:distance="0.0043in"/>
    <draw:stroke-dash draw:name="Dashed_20__28_var_29__20_70" draw:display-name="Dashed (var) 70" draw:style="rect" draw:dots1="1" draw:dots1-length="0.0043in" draw:dots2="1" draw:dots2-length="0.0043in" draw:distance="0.0043in"/>
    <draw:stroke-dash draw:name="Dashed_20__28_var_29__20_71" draw:display-name="Dashed (var) 71" draw:style="rect" draw:dots1="1" draw:dots1-length="0.0043in" draw:dots2="1" draw:dots2-length="0.0043in" draw:distance="0.0043in"/>
    <draw:stroke-dash draw:name="Dashed_20__28_var_29__20_72" draw:display-name="Dashed (var) 72" draw:style="rect" draw:dots1="1" draw:dots1-length="0.0043in" draw:dots2="1" draw:dots2-length="0.0043in" draw:distance="0.0043in"/>
    <draw:stroke-dash draw:name="Dashed_20__28_var_29__20_73" draw:display-name="Dashed (var) 73" draw:style="rect" draw:dots1="1" draw:dots1-length="0.0043in" draw:dots2="1" draw:dots2-length="0.0043in" draw:distance="0.0043in"/>
    <draw:stroke-dash draw:name="Dashed_20__28_var_29__20_74" draw:display-name="Dashed (var) 74" draw:style="rect" draw:dots1="1" draw:dots1-length="0.0043in" draw:dots2="1" draw:dots2-length="0.0043in" draw:distance="0.0043in"/>
    <draw:stroke-dash draw:name="Dashed_20__28_var_29__20_75" draw:display-name="Dashed (var) 75" draw:style="rect" draw:dots1="1" draw:dots1-length="0.0043in" draw:dots2="1" draw:dots2-length="0.0043in" draw:distance="0.0043in"/>
    <draw:stroke-dash draw:name="Dashed_20__28_var_29__20_76" draw:display-name="Dashed (var) 76" draw:style="rect" draw:dots1="1" draw:dots1-length="0.0043in" draw:dots2="1" draw:dots2-length="0.0043in" draw:distance="0.0043in"/>
    <draw:stroke-dash draw:name="Dashed_20__28_var_29__20_77" draw:display-name="Dashed (var) 77" draw:style="rect" draw:dots1="1" draw:dots1-length="0.0043in" draw:dots2="1" draw:dots2-length="0.0043in" draw:distance="0.0043in"/>
    <draw:stroke-dash draw:name="Dashed_20__28_var_29__20_78" draw:display-name="Dashed (var) 78" draw:style="rect" draw:dots1="1" draw:dots1-length="0.0043in" draw:dots2="1" draw:dots2-length="0.0043in" draw:distance="0.0043in"/>
    <draw:stroke-dash draw:name="Dashed_20__28_var_29__20_79" draw:display-name="Dashed (var) 79" draw:style="rect" draw:dots1="1" draw:dots1-length="0.0043in" draw:dots2="1" draw:dots2-length="0.0043in" draw:distance="0.0043in"/>
    <draw:stroke-dash draw:name="Dashed_20__28_var_29__20_80" draw:display-name="Dashed (var) 80" draw:style="rect" draw:dots1="1" draw:dots1-length="0.0043in" draw:dots2="1" draw:dots2-length="0.0043in" draw:distance="0.0043in"/>
    <draw:stroke-dash draw:name="Dashed_20__28_var_29__20_81" draw:display-name="Dashed (var) 81" draw:style="rect" draw:dots1="1" draw:dots1-length="0.0043in" draw:dots2="1" draw:dots2-length="0.0043in" draw:distance="0.0043in"/>
    <draw:stroke-dash draw:name="Dashed_20__28_var_29__20_82" draw:display-name="Dashed (var) 82" draw:style="rect" draw:dots1="1" draw:dots1-length="0.0043in" draw:dots2="1" draw:dots2-length="0.0043in" draw:distance="0.0043in"/>
    <draw:stroke-dash draw:name="Dashed_20__28_var_29__20_83" draw:display-name="Dashed (var) 83" draw:style="rect" draw:dots1="1" draw:dots1-length="0.0043in" draw:dots2="1" draw:dots2-length="0.0043in" draw:distance="0.0043in"/>
    <draw:stroke-dash draw:name="Dashed_20__28_var_29__20_84" draw:display-name="Dashed (var) 84" draw:style="rect" draw:dots1="1" draw:dots1-length="0.0043in" draw:dots2="1" draw:dots2-length="0.0043in" draw:distance="0.0043in"/>
    <draw:stroke-dash draw:name="Dashed_20__28_var_29__20_85" draw:display-name="Dashed (var) 85" draw:style="rect" draw:dots1="1" draw:dots1-length="0.0043in" draw:dots2="1" draw:dots2-length="0.0043in" draw:distance="0.0043in"/>
    <draw:stroke-dash draw:name="Dashed_20__28_var_29__20_86" draw:display-name="Dashed (var) 86" draw:style="rect" draw:dots1="1" draw:dots1-length="0.0043in" draw:dots2="1" draw:dots2-length="0.0043in" draw:distance="0.0043in"/>
    <draw:stroke-dash draw:name="Dashed_20__28_var_29__20_87" draw:display-name="Dashed (var) 87" draw:style="rect" draw:dots1="1" draw:dots1-length="0.0043in" draw:dots2="1" draw:dots2-length="0.0043in" draw:distance="0.0043in"/>
    <draw:stroke-dash draw:name="Dashed_20__28_var_29__20_88" draw:display-name="Dashed (var) 88" draw:style="rect" draw:dots1="1" draw:dots1-length="0.0043in" draw:dots2="1" draw:dots2-length="0.0043in" draw:distance="0.0043in"/>
    <draw:stroke-dash draw:name="Dashed_20__28_var_29__20_89" draw:display-name="Dashed (var) 89" draw:style="rect" draw:dots1="1" draw:dots1-length="0.0043in" draw:dots2="1" draw:dots2-length="0.0043in" draw:distance="0.0043in"/>
    <draw:stroke-dash draw:name="Dashed_20__28_var_29__20_90" draw:display-name="Dashed (var) 90" draw:style="rect" draw:dots1="1" draw:dots1-length="0.0043in" draw:dots2="1" draw:dots2-length="0.0043in" draw:distance="0.0043in"/>
    <draw:stroke-dash draw:name="Dashed_20__28_var_29__20_91" draw:display-name="Dashed (var) 91" draw:style="rect" draw:dots1="1" draw:dots1-length="0.0043in" draw:dots2="1" draw:dots2-length="0.0043in" draw:distance="0.0043in"/>
    <draw:stroke-dash draw:name="Dashed_20__28_var_29__20_92" draw:display-name="Dashed (var) 92" draw:style="rect" draw:dots1="1" draw:dots1-length="0.0043in" draw:dots2="1" draw:dots2-length="0.0043in" draw:distance="0.0043in"/>
    <draw:stroke-dash draw:name="Dashed_20__28_var_29__20_93" draw:display-name="Dashed (var) 93" draw:style="rect" draw:dots1="1" draw:dots1-length="0.0043in" draw:dots2="1" draw:dots2-length="0.0043in" draw:distance="0.0043in"/>
    <draw:stroke-dash draw:name="Dashed_20__28_var_29__20_94" draw:display-name="Dashed (var) 94" draw:style="rect" draw:dots1="1" draw:dots1-length="0.0043in" draw:dots2="1" draw:dots2-length="0.0043in" draw:distance="0.0043in"/>
    <draw:stroke-dash draw:name="Dashed_20__28_var_29__20_95" draw:display-name="Dashed (var) 95" draw:style="rect" draw:dots1="1" draw:dots1-length="0.0043in" draw:dots2="1" draw:dots2-length="0.0043in" draw:distance="0.0043in"/>
    <draw:stroke-dash draw:name="Dashed_20__28_var_29__20_96" draw:display-name="Dashed (var) 96" draw:style="rect" draw:dots1="1" draw:dots1-length="0.0043in" draw:dots2="1" draw:dots2-length="0.0043in" draw:distance="0.0043in"/>
    <draw:stroke-dash draw:name="Dashed_20__28_var_29__20_97" draw:display-name="Dashed (var) 97" draw:style="rect" draw:dots1="1" draw:dots1-length="0.0043in" draw:dots2="1" draw:dots2-length="0.0043in" draw:distance="0.0043in"/>
    <draw:stroke-dash draw:name="Dashed_20__28_var_29__20_98" draw:display-name="Dashed (var) 98" draw:style="rect" draw:dots1="1" draw:dots1-length="0.0043in" draw:dots2="1" draw:dots2-length="0.0043in" draw:distance="0.0043in"/>
    <draw:stroke-dash draw:name="Dashed_20__28_var_29__20_99" draw:display-name="Dashed (var) 99" draw:style="rect" draw:dots1="1" draw:dots1-length="0.0043in" draw:dots2="1" draw:dots2-length="0.0043in" draw:distance="0.0043in"/>
    <draw:stroke-dash draw:name="Fine_20_Dashed" draw:display-name="Fine Dashed" draw:style="rect" draw:dots1="1" draw:dots1-length="112%" draw:distance="112%"/>
    <draw:stroke-dash draw:name="Ultrafine_20_2_20_Dots_20_3_20_Dashes" draw:display-name="Ultrafine 2 Dots 3 Dashes" draw:style="rect" draw:dots1="2" draw:dots1-length="0.0201in" draw:dots2="3" draw:dots2-length="0.1in" draw:distance="0.05in"/>
    <draw:stroke-dash draw:name="Ultrafine_20_Dashed" draw:display-name="Ultrafine Dashed" draw:style="rect" draw:dots1="1" draw:dots1-length="0.0201in" draw:dots2="1" draw:dots2-length="0.0201in" draw:distance="0.020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Arial"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100%" fo:margin-left="0in" fo:margin-right="0in" fo:margin-top="0in" fo:margin-bottom="0in" style:contextual-spacing="false" fo:text-align="start" style:justify-single-word="false" fo:text-indent="0in" style:auto-text-indent="false" style:text-autospace="none"/>
      <style:text-properties fo:color="#000000" style:font-name="Times New Roman" fo:font-size="12pt" style:font-name-asian="Times New Roman" style:font-size-asian="12pt" style:font-name-complex="Times New Roman" style:font-size-complex="12pt"/>
    </style:style>
    <style:style style:name="Text_20_body" style:display-name="Text body" style:family="paragraph" style:parent-style-name="Standard" style:class="text">
      <style:paragraph-properties loext:contextual-spacing="false" fo:margin-top="0in" fo:margin-bottom="0.0835in" style:contextual-spacing="false"/>
    </style:style>
    <style:style style:name="Text_20_body_20_indent" style:display-name="Text body indent" style:family="paragraph" style:parent-style-name="Text_20_body" style:class="text">
      <style:paragraph-properties loext:contextual-spacing="false" fo:margin="100%" fo:margin-left="0.1374in" fo:margin-right="0in" fo:margin-top="0in" fo:margin-bottom="0.0398in" style:contextual-spacing="false" fo:text-align="justify" style:justify-single-word="false" fo:text-indent="0in" style:auto-text-indent="false"/>
      <style:text-properties style:font-name="Century Gothic" fo:font-size="10pt"/>
    </style:style>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Arial" fo:font-size="12pt" style:font-name-asian="Andale Sans UI" style:font-size-asian="14pt" style:font-name-complex="Tahoma" style:font-size-complex="14pt"/>
    </style:style>
    <style:style style:name="Heading_20_1" style:display-name="Heading 1" style:family="paragraph" style:parent-style-name="Heading_20_2" style:next-style-name="Text_20_body_20_indent" style:default-outline-level="1" style:class="text" style:master-page-name="Right_20_Page">
      <style:paragraph-properties loext:contextual-spacing="false" fo:margin="100%" fo:margin-left="0.1181in" fo:margin-right="0in" fo:margin-top="0in" fo:margin-bottom="0.1575in" style:contextual-spacing="false" fo:text-indent="0in" style:auto-text-indent="false" style:page-number="auto" fo:background-color="transparent" style:shadow="none">
        <style:tab-stops/>
        <style:background-image/>
      </style:paragraph-properties>
      <style:text-properties fo:color="#29166f" style:font-name="Century Gothic2" fo:font-size="24pt" fo:font-style="normal" fo:font-weight="bold" style:font-size-asian="115%" style:font-weight-asian="bold" style:font-size-complex="115%" style:font-weight-complex="bold"/>
    </style:style>
    <style:style style:name="Heading_20_2" style:display-name="Heading 2" style:family="paragraph" style:parent-style-name="Heading" style:next-style-name="Text_20_body_20_indent_5f_1" style:default-outline-level="2" style:class="text" style:master-page-name="">
      <style:paragraph-properties loext:contextual-spacing="false" fo:margin="100%" fo:margin-left="0.2756in" fo:margin-right="0in" fo:margin-top="0.0783in" fo:margin-bottom="0.1575in" style:contextual-spacing="false" fo:text-indent="0in" style:auto-text-indent="false" style:page-number="auto" fo:background-color="transparent" style:shadow="none">
        <style:tab-stops/>
        <style:background-image/>
      </style:paragraph-properties>
      <style:text-properties fo:color="#29166f" style:font-name="Century Gothic2"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_5f_2" style:default-outline-level="3" style:class="text" style:master-page-name="">
      <style:paragraph-properties loext:contextual-spacing="false" fo:margin="100%" fo:margin-left="0.5118in" fo:margin-right="0in" fo:margin-top="0.0783in" fo:margin-bottom="0.1575in" style:contextual-spacing="false" fo:text-indent="0in" style:auto-text-indent="false" style:page-number="auto"/>
      <style:text-properties fo:color="#29166f" style:font-name="Century Gothic2"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_20_indent_5f_2" style:default-outline-level="4" style:class="text" style:master-page-name="">
      <style:paragraph-properties loext:contextual-spacing="false" fo:margin="100%" fo:margin-left="0.5118in" fo:margin-right="0in" fo:margin-top="0.0783in" fo:margin-bottom="0.1575in" style:contextual-spacing="false" fo:text-indent="0in" style:auto-text-indent="false" style:page-number="auto" style:shadow="none">
        <style:tab-stops/>
      </style:paragraph-properties>
      <style:text-properties fo:color="#29166f" style:font-name="Century Gothic1" fo:font-size="12pt"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size="10pt" style:font-name-complex="Tahoma1"/>
    </style:style>
    <style:style style:name="List_20_1_20_Start" style:display-name="List 1 Start" style:family="paragraph" style:parent-style-name="List" style:class="list">
      <style:paragraph-properties loext:contextual-spacing="false" fo:margin="100%" fo:margin-left="0.5902in" fo:margin-right="0.0984in" fo:margin-top="0in" fo:margin-bottom="0in" style:contextual-spacing="false" fo:text-indent="0in" style:auto-text-indent="false"/>
      <style:text-properties style:font-name="Nimbus Sans L" fo:font-size="10pt" style:font-size-asian="10pt" style:font-size-complex="10pt"/>
    </style:style>
    <style:style style:name="List_20_1" style:display-name="List 1" style:family="paragraph" style:parent-style-name="List" style:class="list">
      <style:paragraph-properties loext:contextual-spacing="false" fo:margin="100%" fo:margin-left="0.25in" fo:margin-right="0in" fo:margin-top="0in" fo:margin-bottom="0.0835in" style:contextual-spacing="false" fo:text-indent="-0.25in" style:auto-text-indent="false"/>
    </style:style>
    <style:style style:name="List_20_1_20_End" style:display-name="List 1 End" style:family="paragraph" style:parent-style-name="List" style:class="list">
      <style:paragraph-properties loext:contextual-spacing="false" fo:margin="100%" fo:margin-left="0.5902in" fo:margin-right="0in" fo:margin-top="0in" fo:margin-bottom="0.0827in" style:contextual-spacing="false" fo:text-indent="0in" style:auto-text-indent="false"/>
      <style:text-properties style:font-name="Nimbus Sans L" fo:font-size="10pt" style:font-size-asian="10pt" style:font-size-complex="10pt"/>
    </style:style>
    <style:style style:name="List_20_1_20_Cont." style:display-name="List 1 Cont." style:family="paragraph" style:parent-style-name="List" style:class="list">
      <style:paragraph-properties loext:contextual-spacing="false" fo:margin="100%" fo:margin-left="0.5902in" fo:margin-right="0in" fo:margin-top="0in" fo:margin-bottom="0in" style:contextual-spacing="false" fo:text-indent="0in" style:auto-text-indent="false"/>
      <style:text-properties style:font-name="Nimbus Sans L" fo:font-size="10pt" style:font-size-asian="10pt" style:font-size-complex="10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Century Gothic"/>
    </style:style>
    <style:style style:name="Table_20_Contents" style:display-name="Table Contents" style:family="paragraph" style:parent-style-name="Standard" style:class="extra">
      <style:paragraph-properties text:number-lines="false" text:line-number="0"/>
      <style:text-properties style:font-name="Century Gothic"/>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color="#333366"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style:font-name="Century Gothic3" fo:font-size="10pt" fo:font-style="italic"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loext:contextual-spacing="false" fo:margin-top="0.122in" fo:margin-bottom="0.122in" style:contextual-spacing="false" fo:text-align="center" style:justify-single-word="false" style:page-number="auto" fo:background-color="transparent" style:shadow="none">
        <style:tab-stops/>
        <style:background-image/>
      </style:paragraph-properties>
      <style:text-properties style:font-name="Century Gothic3"/>
    </style:style>
    <style:style style:name="Table" style:family="paragraph" style:parent-style-name="Caption" style:class="extra">
      <style:paragraph-properties loext:contextual-spacing="false" fo:margin-top="0.0398in" fo:margin-bottom="0.0398in" style:contextual-spacing="false"/>
      <style:text-properties style:font-name="Century Gothic3" fo:font-size="9pt"/>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Drawing" style:family="paragraph" style:parent-style-name="Caption" style:class="extra">
      <style:text-properties style:font-name="Century Gothic3"/>
    </style:style>
    <style:style style:name="Index" style:family="paragraph" style:parent-style-name="Standard" style:class="index">
      <style:paragraph-properties text:number-lines="false" text:line-number="0"/>
      <style:text-properties style:font-name="Arial" fo:font-size="10pt" style:font-name-complex="Tahoma1"/>
    </style:style>
    <style:style style:name="Index_20_Heading" style:display-name="Index Heading" style:family="paragraph" style:parent-style-name="Heading" style:class="index">
      <style:paragraph-properties loext:contextual-spacing="false"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loext:contextual-spacing="false" fo:margin="100%"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master-page-name="">
      <style:paragraph-properties loext:contextual-spacing="false" fo:margin="100%" fo:margin-left="0in" fo:margin-right="0in" fo:margin-top="0in" fo:margin-bottom="0in" style:contextual-spacing="false" fo:text-indent="0in" style:auto-text-indent="false" style:page-number="auto" fo:break-before="auto" fo:break-after="auto" text:number-lines="false" text:line-number="0"/>
      <style:text-properties style:font-name="Century Gothic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in" fo:margin-right="0in" fo:margin-top="0.0783in" fo:margin-bottom="0in" style:contextual-spacing="false" fo:text-indent="0in" style:auto-text-indent="false" style:shadow="none">
        <style:tab-stops>
          <style:tab-stop style:position="6.6925in" style:type="right" style:leader-style="dotted" style:leader-text="."/>
        </style:tab-stops>
      </style:paragraph-properties>
      <style:text-properties style:font-name="Century Gothic2" fo:font-weight="bold"/>
    </style:style>
    <style:style style:name="Contents_20_2" style:display-name="Contents 2" style:family="paragraph" style:parent-style-name="Index" style:class="index" style:master-page-name="">
      <style:paragraph-properties loext:contextual-spacing="false" fo:margin="100%" fo:margin-left="0.1181in" fo:margin-right="0in" fo:margin-top="0.0398in" fo:margin-bottom="0in" style:contextual-spacing="false" fo:text-indent="0in" style:auto-text-indent="false" style:page-number="auto" style:shadow="none">
        <style:tab-stops>
          <style:tab-stop style:position="6.4957in" style:type="right" style:leader-style="dotted" style:leader-text="."/>
        </style:tab-stops>
      </style:paragraph-properties>
      <style:text-properties style:font-name="Century Gothic"/>
    </style:style>
    <style:style style:name="Contents_20_3" style:display-name="Contents 3" style:family="paragraph" style:parent-style-name="Index" style:class="index">
      <style:paragraph-properties loext:contextual-spacing="false" fo:margin="100%" fo:margin-left="0.3138in" fo:margin-right="0in" fo:margin-top="0in" fo:margin-bottom="0in" style:contextual-spacing="false" fo:text-indent="0in" style:auto-text-indent="false">
        <style:tab-stops>
          <style:tab-stop style:position="6.2992in" style:type="right" style:leader-style="dotted" style:leader-text="."/>
        </style:tab-stops>
      </style:paragraph-properties>
      <style:text-properties style:font-name="Century Gothic"/>
    </style:style>
    <style:style style:name="Contents_20_4" style:display-name="Contents 4" style:family="paragraph" style:parent-style-name="Index" style:class="index">
      <style:paragraph-properties loext:contextual-spacing="false" fo:margin="100%"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text-properties style:font-name="Century Gothic"/>
    </style:style>
    <style:style style:name="Illustration_20_Index_20_Heading" style:display-name="Illustration Index Heading" style:family="paragraph" style:parent-style-name="Heading" style:class="index">
      <style:paragraph-properties loext:contextual-spacing="false" fo:margin="100%" fo:margin-left="0in" fo:margin-right="0in" fo:margin-top="0in" fo:margin-bottom="0in" style:contextual-spacing="false" fo:text-indent="0in" style:auto-text-indent="false" text:number-lines="false" text:line-number="0"/>
      <style:text-properties style:font-name="Century Gothic2"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loext:contextual-spacing="false" fo:margin="100%" fo:margin-left="0in" fo:margin-right="0in" fo:margin-top="0.0193in" fo:margin-bottom="0.0398in" style:contextual-spacing="false" fo:text-indent="0in" style:auto-text-indent="false" style:page-number="auto">
        <style:tab-stops>
          <style:tab-stop style:position="6.6929in" style:type="right" style:leader-style="dotted" style:leader-text="."/>
        </style:tab-stops>
      </style:paragraph-properties>
      <style:text-properties style:font-name="Century Gothic"/>
    </style:style>
    <style:style style:name="Table_20_index_20_heading" style:display-name="Table index heading" style:family="paragraph" style:parent-style-name="Heading" style:class="index">
      <style:paragraph-properties loext:contextual-spacing="false" fo:margin="100%" fo:margin-left="0in" fo:margin-right="0in" fo:margin-top="0in" fo:margin-bottom="0in" style:contextual-spacing="false" fo:text-indent="0in" style:auto-text-indent="false" text:number-lines="false" text:line-number="0"/>
      <style:text-properties style:font-name="Century Gothic2"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loext:contextual-spacing="false" fo:margin="100%" fo:margin-left="0in" fo:margin-right="0in" fo:margin-top="0.0398in" fo:margin-bottom="0in" style:contextual-spacing="false" fo:text-indent="0in" style:auto-text-indent="false">
        <style:tab-stops>
          <style:tab-stop style:position="6.6925in" style:type="right" style:leader-style="dotted" style:leader-text="."/>
        </style:tab-stops>
      </style:paragraph-properties>
      <style:text-properties style:font-name="Century Goth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color="#333366" fo:font-size="20pt" fo:font-style="italic" style:font-size-asian="14pt" style:font-style-asian="italic" style:font-size-complex="14pt" style:font-style-complex="italic"/>
    </style:style>
    <style:style style:name="Paragraph" style:family="paragraph" style:parent-style-name="Text_20_body">
      <style:paragraph-properties loext:contextual-spacing="false" fo:margin="100%" fo:margin-left="0.5902in" fo:margin-right="0in" fo:margin-top="0in" fo:margin-bottom="0in" style:contextual-spacing="false" fo:text-align="justify" style:justify-single-word="false" fo:text-indent="0in" style:auto-text-indent="false"/>
      <style:text-properties style:font-name="Thorndale" fo:font-size="9pt" style:font-size-asian="10pt" style:font-size-complex="10pt"/>
    </style:style>
    <style:style style:name="Timing" style:family="paragraph" style:parent-style-name="Text_20_body_20_indent" style:class="text" style:master-page-name="">
      <style:paragraph-properties loext:contextual-spacing="false" fo:margin="100%" fo:margin-left="0in" fo:margin-right="0in" fo:margin-top="0in" fo:margin-bottom="0in" style:contextual-spacing="false" fo:line-height="100%" fo:text-indent="0in" style:auto-text-indent="false" style:page-number="auto" fo:background-color="transparent" style:shadow="none">
        <style:tab-stops/>
        <style:background-image/>
      </style:paragraph-properties>
      <style:text-properties style:font-name="Courier New" fo:font-size="8pt"/>
    </style:style>
    <style:style style:name="Text_20_body_20_indent_5f_1" style:display-name="Text body indent_1" style:family="paragraph" style:parent-style-name="Text_20_body_20_indent" style:class="text" style:master-page-name="">
      <style:paragraph-properties loext:contextual-spacing="false" fo:margin="100%" fo:margin-left="0.3744in" fo:margin-right="0in" fo:margin-top="0in" fo:margin-bottom="0.0783in" style:contextual-spacing="false" fo:text-align="justify" style:justify-single-word="false" fo:text-indent="0in" style:auto-text-indent="false" style:page-number="auto" style:shadow="none"/>
      <style:text-properties fo:color="#000000" style:font-name="Century Gothic"/>
    </style:style>
    <style:style style:name="Text_20_body_20_indent_5f_2" style:display-name="Text body indent_2" style:family="paragraph" style:parent-style-name="Text_20_body_20_indent_5f_1" style:class="text" style:master-page-name="">
      <style:paragraph-properties loext:contextual-spacing="false" fo:margin="100%" fo:margin-left="0.5902in" fo:margin-right="0in" fo:margin-top="0in" fo:margin-bottom="0.0783in" style:contextual-spacing="false" fo:text-indent="0in" style:auto-text-indent="false" style:page-number="auto"/>
      <style:text-properties style:font-name="Century Gothic"/>
    </style:style>
    <style:style style:name="courrier_5f_new" style:display-name="courrier_new" style:family="paragraph" style:parent-style-name="Heading_20_9" style:default-outline-level="" style:list-style-name="" style:class="text" style:master-page-name="">
      <style:paragraph-properties loext:contextual-spacing="false" fo:margin-top="0.0118in" fo:margin-bottom="0.0118in" style:contextual-spacing="false" fo:line-height="100%" style:page-number="auto"/>
      <style:text-properties style:font-name="Courier New1" fo:font-size="90%" fo:font-weight="normal"/>
    </style:style>
    <style:style style:name="Q_5f_Rule_5f_Number" style:display-name="Q_Rule_Number" style:family="paragraph" style:next-style-name="Q_5f_Rule_5f_Title" style:class="text" style:master-page-name="">
      <style:paragraph-properties loext:contextual-spacing="false" fo:margin="100%" fo:margin-left="0.3154in" fo:margin-right="0in" fo:margin-top="0in" fo:margin-bottom="0in" style:contextual-spacing="false" fo:text-indent="0in" style:auto-text-indent="false" style:page-number="auto"/>
      <style:text-properties fo:color="#333366" style:font-name="Arial1" fo:font-size="15pt" fo:font-weight="bold"/>
    </style:style>
    <style:style style:name="Q_5f_Rule_5f_Title" style:display-name="Q_Rule_Title" style:family="paragraph" style:parent-style-name="Q_5f_Rule_5f_Number" style:class="text">
      <style:text-properties fo:color="#666699" fo:font-size="13pt" fo:font-style="italic" fo:font-weight="normal"/>
    </style:style>
    <style:style style:name="Text_5f_Body_5f_Joel_5f_1" style:display-name="Text_Body_Joel_1" style:family="paragraph" style:parent-style-name="Frame_20_contents" style:class="text">
      <style:paragraph-properties loext:contextual-spacing="false" fo:margin-top="0in" fo:margin-bottom="0.0429in" style:contextual-spacing="false"/>
      <style:text-properties style:font-name="Arial2" fo:font-size="9pt"/>
    </style:style>
    <style:style style:name="Feature_20_List_20_1" style:display-name="Feature List 1" style:family="paragraph" style:parent-style-name="Text_20_body">
      <style:paragraph-properties loext:contextual-spacing="false" fo:margin="100%" fo:margin-left="0in" fo:margin-right="0in" fo:margin-top="0in" fo:margin-bottom="0in" style:contextual-spacing="false" fo:text-indent="0in" style:auto-text-indent="false"/>
      <style:text-properties style:font-name="Albany" fo:font-size="9pt" style:font-size-asian="10pt" style:font-size-complex="10pt"/>
    </style:style>
    <style:style style:name="Warning" style:family="paragraph" style:parent-style-name="Salutation" style:next-style-name="Text_20_body_20_indent" style:master-page-name="">
      <style:paragraph-properties style:page-number="auto"/>
      <style:text-properties fo:font-size="10pt"/>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loext:contextual-spacing="false" fo:margin-top="0in" fo:margin-bottom="0in" style:contextual-spacing="false" fo:padding="0.0193in" fo:border="0.06pt solid #000000" style:shadow="none"/>
      <style:text-properties style:font-name="Courier New2" fo:font-size="10pt" style:font-name-asian="Courier New2" style:font-size-asian="10pt" style:font-name-complex="Courier New2" style:font-size-complex="10pt"/>
    </style:style>
    <style:style style:name="Heading_20_5" style:display-name="Heading 5" style:family="paragraph" style:parent-style-name="Heading" style:next-style-name="Text_20_body" style:default-outline-level="5" style:class="text">
      <style:paragraph-properties loext:contextual-spacing="false" fo:margin="100%" fo:margin-left="0.5618in" fo:margin-right="0in" fo:margin-top="0.0783in" fo:margin-bottom="0.1575in" style:contextual-spacing="false" fo:text-indent="0in" style:auto-text-indent="false" style:shadow="none" fo:keep-with-next="always"/>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text-properties style:font-name="Century Gothic"/>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7098in" style:type="right" style:leader-style="dotted" style:leader-text="."/>
        </style:tab-stops>
      </style:paragraph-properties>
      <style:text-properties style:font-name="Century Gothic"/>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Addressee" style:family="paragraph" style:parent-style-name="Standard" style:class="extra">
      <style:paragraph-properties loext:contextual-spacing="false" fo:margin-top="0in" fo:margin-bottom="0.0417in" style:contextual-spacing="false" text:number-lines="false" text:line-number="0"/>
    </style:style>
    <style:style style:name="Sender" style:family="paragraph" style:parent-style-name="Standard" style:class="extra">
      <style:paragraph-properties loext:contextual-spacing="false" fo:margin-top="0in" fo:margin-bottom="0.0417in" style:contextual-spacing="false" text:number-lines="false" text:line-number="0"/>
    </style:style>
    <style:style style:name="Endnote" style:family="paragraph" style:parent-style-name="Standard" style:class="extra">
      <style:paragraph-properties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unctionPrototype" style:family="paragraph" style:parent-style-name="Preformatted_20_Text" style:class="text">
      <style:paragraph-properties fo:margin="100%" fo:margin-left="0.5902in" fo:margin-right="0in" fo:margin-top="0in" fo:margin-bottom="0in" style:contextual-spacing="false" fo:text-indent="0in" style:auto-text-indent="false" fo:background-color="#ecf3ff" fo:padding-left="0.2953in" fo:padding-right="0.0984in" fo:padding-top="0.0984in" fo:padding-bottom="0.0984in" fo:border-left="0.06pt solid #000000" fo:border-right="0.06pt solid #000000" fo:border-top="none" fo:border-bottom="none" style:shadow="none">
        <style:tab-stops/>
        <style:background-image/>
      </style:paragraph-properties>
      <style:text-properties fo:font-size="9pt" fo:font-weight="bold" style:font-size-asian="9pt" style:font-weight-asian="bold" style:font-size-complex="9pt" style:font-weight-complex="bold"/>
    </style:style>
    <style:style style:name="FunctionStart" style:family="paragraph" style:parent-style-name="FunctionPrototype" style:class="text">
      <style:paragraph-properties loext:contextual-spacing="false" fo:margin="100%" fo:margin-left="0.5902in" fo:margin-right="0in" fo:margin-top="0.0783in" fo:margin-bottom="0in" style:contextual-spacing="false" fo:text-indent="0in" style:auto-text-indent="false" fo:background-color="#ecf3ff" fo:padding="0.0984in" fo:border-left="0.06pt solid #000000" fo:border-right="0.06pt solid #000000" fo:border-top="0.06pt solid #000000" fo:border-bottom="none" style:shadow="none" fo:keep-with-next="always">
        <style:background-image/>
      </style:paragraph-properties>
      <style:text-properties style:text-underline-style="solid" style:text-underline-width="auto" style:text-underline-color="font-color"/>
    </style:style>
    <style:style style:name="FunctionHeading" style:family="paragraph" style:parent-style-name="FunctionStart" style:class="text">
      <style:paragraph-properties loext:contextual-spacing="false" fo:margin-top="0in" fo:margin-bottom="0in" style:contextual-spacing="false" fo:line-height="100%" fo:background-color="#ecf3ff" fo:padding="0.0984in" fo:border-left="0.06pt solid #000000" fo:border-right="0.06pt solid #000000" fo:border-top="none" fo:border-bottom="none">
        <style:background-image/>
      </style:paragraph-properties>
    </style:style>
    <style:style style:name="FunctionEnd" style:family="paragraph" style:parent-style-name="FunctionStart" style:class="text">
      <style:paragraph-properties loext:contextual-spacing="false" fo:margin-top="0in" fo:margin-bottom="0.0783in" style:contextual-spacing="false" fo:background-color="#ecf3ff" fo:padding="0.0984in" fo:border-left="0.06pt solid #000000" fo:border-right="0.06pt solid #000000" fo:border-top="none" fo:border-bottom="0.06pt solid #000000">
        <style:background-image/>
      </style:paragraph-properties>
    </style:style>
    <style:style style:name="FunctionDescription" style:family="paragraph" style:parent-style-name="FunctionEnd" style:class="text">
      <style:paragraph-properties loext:contextual-spacing="false" fo:margin-top="0in" fo:margin-bottom="0in" style:contextual-spacing="false" fo:background-color="#ecf3ff" fo:padding-left="0.2953in" fo:padding-right="0.0984in" fo:padding-top="0.0984in" fo:padding-bottom="0.0984in" fo:border-left="0.06pt solid #000000" fo:border-right="0.06pt solid #000000" fo:border-top="none" fo:border-bottom="none">
        <style:background-image/>
      </style:paragraph-properties>
      <style:text-properties fo:font-size="9pt" style:text-underline-style="none" fo:font-weight="normal" style:font-size-asian="9pt" style:font-weight-asian="normal" style:font-size-complex="9pt" style:font-weight-complex="normal"/>
    </style:style>
    <style:style style:name="FunctionParameters" style:family="paragraph" style:parent-style-name="Standard">
      <style:text-properties style:font-name="Courier 10 Pitch" fo:font-size="9pt" style:font-size-asian="9pt" style:font-size-complex="9pt"/>
    </style:style>
    <style:style style:name="List_20_Start" style:display-name="List Start" style:family="paragraph" style:parent-style-name="Paragraph" style:next-style-name="List_20_Continue" style:list-style-name="List_20_1">
      <style:paragraph-properties loext:contextual-spacing="false" fo:margin="100%" fo:margin-left="0.0984in" fo:margin-right="0in" fo:margin-top="0in" fo:margin-bottom="0in" style:contextual-spacing="false" fo:text-indent="0.5in" style:auto-text-indent="false"/>
      <style:text-properties fo:font-weight="normal" style:font-weight-asian="normal" style:font-weight-complex="normal"/>
    </style:style>
    <style:style style:name="List_20_Continue" style:display-name="List Continue" style:family="paragraph" style:parent-style-name="Paragraph" style:list-style-name="List_20_1">
      <style:paragraph-properties loext:contextual-spacing="false" fo:margin="100%" fo:margin-left="0.0984in" fo:margin-right="0in" fo:margin-top="0in" fo:margin-bottom="0in" style:contextual-spacing="false" fo:text-indent="0.5in" style:auto-text-indent="false"/>
      <style:text-properties fo:font-weight="normal" style:font-weight-asian="normal" style:font-weight-complex="normal"/>
    </style:style>
    <style:style style:name="List_20_End" style:display-name="List End" style:family="paragraph" style:parent-style-name="Paragraph" style:next-style-name="Paragraph" style:list-style-name="List_20_1">
      <style:paragraph-properties loext:contextual-spacing="false" fo:margin="100%" fo:margin-left="0.0984in" fo:margin-right="0in" fo:margin-top="0in" fo:margin-bottom="0.0398in" style:contextual-spacing="false" fo:text-indent="0.5in" style:auto-text-indent="false"/>
      <style:text-properties fo:font-weight="normal" style:font-weight-asian="normal" style:font-weight-complex="normal"/>
    </style:style>
    <style:style style:name="Signature"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paragraph-properties loext:contextual-spacing="false"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Quotations" style:family="paragraph" style:parent-style-name="Standard" style:class="html">
      <style:paragraph-properties loext:contextual-spacing="false" fo:margin="100%" fo:margin-left="0.3937in" fo:margin-right="0.3937in" fo:margin-top="0in" fo:margin-bottom="0.1965in" style:contextual-spacing="false" fo:text-indent="0in" style:auto-text-indent="false"/>
    </style:style>
    <style:style style:name="Preformatted_20_Start" style:display-name="Preformatted Start" style:family="paragraph" style:parent-style-name="Preformatted_20_Text">
      <style:paragraph-properties loext:contextual-spacing="false" fo:margin="100%" fo:margin-left="0.5618in" fo:margin-right="0in" fo:margin-top="0in" fo:margin-bottom="0in" style:contextual-spacing="false" fo:text-indent="0in" style:auto-text-indent="false" fo:background-color="transparent" fo:padding="0.0984in" fo:border="0.06pt solid #000000" style:shadow="none">
        <style:background-image/>
      </style:paragraph-properties>
      <style:text-properties fo:font-size="8pt" fo:font-weight="normal" fo:background-color="transparent" style:font-size-asian="9pt" style:font-weight-asian="normal" style:font-size-complex="9pt" style:font-weight-complex="normal"/>
    </style:style>
    <style:style style:name="Preformated_20_End" style:display-name="Preformated End" style:family="paragraph" style:parent-style-name="Preformatted_20_Text">
      <style:paragraph-properties loext:contextual-spacing="false" fo:margin-top="0in" fo:margin-bottom="0.0783in" style:contextual-spacing="false" fo:background-color="transparent">
        <style:background-image/>
      </style:paragraph-properties>
      <style:text-properties fo:font-size="8pt" fo:font-weight="normal" fo:background-color="transparent" style:font-size-asian="9pt" style:font-weight-asian="normal" style:font-size-complex="9pt" style:font-weight-complex="normal"/>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 style:family="paragraph" style:parent-style-name="Preformatted_20_Star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30z0" style:family="text">
      <style:text-properties style:font-name="Symbol"/>
    </style:style>
    <style:style style:name="WW8Num30z1" style:family="text">
      <style:text-properties style:font-name="Courier New3" style:font-name-complex="Courier New3"/>
    </style:style>
    <style:style style:name="WW8Num30z2" style:family="text">
      <style:text-properties style:font-name="Wingdings"/>
    </style:style>
    <style:style style:name="WW8Num26z0" style:family="text">
      <style:text-properties style:font-name="Symbol"/>
    </style:style>
    <style:style style:name="WW8Num26z1" style:family="text">
      <style:text-properties style:font-name="Courier New3" style:font-name-complex="Courier New3"/>
    </style:style>
    <style:style style:name="WW8Num26z2" style:family="text">
      <style:text-properties style:font-name="Wingdings"/>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0984in" fo:margin-left="0.0984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0591in" fo:margin-left="0.098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2161in" fo:margin-left="0.0984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3736in" fo:margin-left="0.098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5311in" fo:margin-left="0.098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689in" fo:margin-left="0.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8457in" fo:margin-left="0.0984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0035in" fo:margin-left="0.0984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61in" fo:margin-left="0.098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3189in" fo:margin-left="0.0984in"/>
        </style:list-level-properties>
        <style:text-properties style:font-name="OpenSymbol"/>
      </text:list-level-style-bullet>
    </text:list-style>
    <text:list-style style:name="WW8Num30" text:consecutive-numbering="true">
      <text:list-level-style-bullet text:level="1" text:style-name="WW8Num30z0" text:bullet-char="">
        <style:list-level-properties text:space-before="0.25in" text:min-label-width="0.25in"/>
        <style:text-properties style:font-name="Symbol"/>
      </text:list-level-style-bullet>
      <text:list-level-style-bullet text:level="2" text:style-name="WW8Num30z1" text:bullet-char="o">
        <style:list-level-properties text:space-before="0.75in" text:min-label-width="0.25in"/>
        <style:text-properties style:font-name="Courier New2"/>
      </text:list-level-style-bullet>
      <text:list-level-style-bullet text:level="3" text:style-name="WW8Num30z2" text:bullet-char="">
        <style:list-level-properties text:space-before="1.25in" text:min-label-width="0.25in"/>
        <style:text-properties style:font-name="Wingdings"/>
      </text:list-level-style-bullet>
      <text:list-level-style-bullet text:level="4" text:style-name="WW8Num30z0" text:bullet-char="">
        <style:list-level-properties text:space-before="1.75in" text:min-label-width="0.25in"/>
        <style:text-properties style:font-name="Symbol"/>
      </text:list-level-style-bullet>
      <text:list-level-style-bullet text:level="5" text:style-name="WW8Num30z1" text:bullet-char="o">
        <style:list-level-properties text:space-before="2.25in" text:min-label-width="0.25in"/>
        <style:text-properties style:font-name="Courier New2"/>
      </text:list-level-style-bullet>
      <text:list-level-style-bullet text:level="6" text:style-name="WW8Num30z2" text:bullet-char="">
        <style:list-level-properties text:space-before="2.75in" text:min-label-width="0.25in"/>
        <style:text-properties style:font-name="Wingdings"/>
      </text:list-level-style-bullet>
      <text:list-level-style-bullet text:level="7" text:style-name="WW8Num30z0" text:bullet-char="">
        <style:list-level-properties text:space-before="3.25in" text:min-label-width="0.25in"/>
        <style:text-properties style:font-name="Symbol"/>
      </text:list-level-style-bullet>
      <text:list-level-style-bullet text:level="8" text:style-name="WW8Num30z1" text:bullet-char="o">
        <style:list-level-properties text:space-before="3.75in" text:min-label-width="0.25in"/>
        <style:text-properties style:font-name="Courier New2"/>
      </text:list-level-style-bullet>
      <text:list-level-style-bullet text:level="9" text:style-name="WW8Num3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text:bullet-char="">
        <style:list-level-properties text:space-before="0.25in" text:min-label-width="0.25in"/>
        <style:text-properties style:font-name="Symbol"/>
      </text:list-level-style-bullet>
      <text:list-level-style-bullet text:level="2" text:style-name="WW8Num26z1" text:bullet-char="o">
        <style:list-level-properties text:space-before="0.75in" text:min-label-width="0.25in"/>
        <style:text-properties style:font-name="Courier New2"/>
      </text:list-level-style-bullet>
      <text:list-level-style-bullet text:level="3" text:style-name="WW8Num26z2" text:bullet-char="">
        <style:list-level-properties text:space-before="1.25in" text:min-label-width="0.25in"/>
        <style:text-properties style:font-name="Wingdings"/>
      </text:list-level-style-bullet>
      <text:list-level-style-bullet text:level="4" text:style-name="WW8Num26z0" text:bullet-char="">
        <style:list-level-properties text:space-before="1.75in" text:min-label-width="0.25in"/>
        <style:text-properties style:font-name="Symbol"/>
      </text:list-level-style-bullet>
      <text:list-level-style-bullet text:level="5" text:style-name="WW8Num26z1" text:bullet-char="o">
        <style:list-level-properties text:space-before="2.25in" text:min-label-width="0.25in"/>
        <style:text-properties style:font-name="Courier New2"/>
      </text:list-level-style-bullet>
      <text:list-level-style-bullet text:level="6" text:style-name="WW8Num26z2" text:bullet-char="">
        <style:list-level-properties text:space-before="2.75in" text:min-label-width="0.25in"/>
        <style:text-properties style:font-name="Wingdings"/>
      </text:list-level-style-bullet>
      <text:list-level-style-bullet text:level="7" text:style-name="WW8Num26z0" text:bullet-char="">
        <style:list-level-properties text:space-before="3.25in" text:min-label-width="0.25in"/>
        <style:text-properties style:font-name="Symbol"/>
      </text:list-level-style-bullet>
      <text:list-level-style-bullet text:level="8" text:style-name="WW8Num26z1" text:bullet-char="o">
        <style:list-level-properties text:space-before="3.75in" text:min-label-width="0.25in"/>
        <style:text-properties style:font-name="Courier New2"/>
      </text:list-level-style-bullet>
      <text:list-level-style-bullet text:level="9" text:style-name="WW8Num2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2" style:family="table">
      <style:table-properties table:align="margins" fo:keep-with-next="always" style:may-break-between-rows="false"/>
    </style:style>
    <style:style style:name="Table12.A" style:family="table-column">
      <style:table-column-properties style:rel-column-width="13757*"/>
    </style:style>
    <style:style style:name="Table12.B" style:family="table-column">
      <style:table-column-properties style:rel-column-width="51778*"/>
    </style:style>
    <style:style style:name="Table12.1" style:family="table-row">
      <style:table-row-properties style:min-row-height="0.7188in"/>
    </style:style>
    <style:style style:name="Table12.A1" style:family="table-cell">
      <style:table-cell-properties fo:padding="0.0382in" fo:border-left="none" fo:border-right="none" fo:border-top="none" fo:border-bottom="0.5pt solid #000080"/>
    </style:style>
    <style:style style:name="Table12.B1" style:family="table-cell">
      <style:table-cell-properties style:vertical-align="middle" fo:padding="0.0382in" fo:border-left="none" fo:border-right="none" fo:border-top="none" fo:border-bottom="0.5pt solid #000080"/>
    </style:style>
    <style:style style:name="Table13" style:family="table">
      <style:table-properties table:align="margins" fo:keep-with-next="always"/>
    </style:style>
    <style:style style:name="Table13.A" style:family="table-column">
      <style:table-column-properties style:rel-column-width="20149*"/>
    </style:style>
    <style:style style:name="Table13.B" style:family="table-column">
      <style:table-column-properties style:rel-column-width="25392*"/>
    </style:style>
    <style:style style:name="Table13.C" style:family="table-column">
      <style:table-column-properties style:rel-column-width="19994*"/>
    </style:style>
    <style:style style:name="Table13.A1" style:family="table-cell">
      <style:table-cell-properties fo:padding="0.0382in" fo:border-left="none" fo:border-right="none" fo:border-top="0.5pt solid #000080" fo:border-bottom="none"/>
    </style:style>
    <style:style style:name="Table13.B1" style:family="table-cell">
      <style:table-cell-properties fo:background-color="transparent" fo:padding="0.0382in" fo:border-left="none" fo:border-right="none" fo:border-top="0.5pt solid #000080" fo:border-bottom="none">
        <style:background-image/>
      </style:table-cell-properties>
    </style:style>
    <style:style style:name="Tableau2" style:family="table">
      <style:table-properties style:width="6.6924in" table:align="margins" fo:keep-with-next="always" style:may-break-between-rows="false"/>
    </style:style>
    <style:style style:name="Tableau2.A" style:family="table-column">
      <style:table-column-properties style:column-width="1.4042in" style:rel-column-width="13750*"/>
    </style:style>
    <style:style style:name="Tableau2.B" style:family="table-column">
      <style:table-column-properties style:column-width="5.2882in" style:rel-column-width="51785*"/>
    </style:style>
    <style:style style:name="Tableau2.1" style:family="table-row">
      <style:table-row-properties style:min-row-height="0.7188in"/>
    </style:style>
    <style:style style:name="Tableau2.A1" style:family="table-cell">
      <style:table-cell-properties fo:padding="0.0382in" fo:border-left="none" fo:border-right="none" fo:border-top="none" fo:border-bottom="0.5pt solid #000080"/>
    </style:style>
    <style:style style:name="Tableau2.B1" style:family="table-cell">
      <style:table-cell-properties style:vertical-align="middle" fo:padding="0.0382in" fo:border-left="none" fo:border-right="none" fo:border-top="none" fo:border-bottom="0.5pt solid #000080"/>
    </style:style>
    <style:style style:name="Tableau5" style:family="table">
      <style:table-properties style:width="6.6924in" table:align="margins" fo:keep-with-next="always"/>
    </style:style>
    <style:style style:name="Tableau5.A" style:family="table-column">
      <style:table-column-properties style:column-width="2.0576in" style:rel-column-width="20149*"/>
    </style:style>
    <style:style style:name="Tableau5.B" style:family="table-column">
      <style:table-column-properties style:column-width="2.5931in" style:rel-column-width="25392*"/>
    </style:style>
    <style:style style:name="Tableau5.C" style:family="table-column">
      <style:table-column-properties style:column-width="2.0417in" style:rel-column-width="19994*"/>
    </style:style>
    <style:style style:name="Tableau5.A1" style:family="table-cell">
      <style:table-cell-properties fo:padding="0.0382in" fo:border-left="none" fo:border-right="none" fo:border-top="0.5pt solid #000080" fo:border-bottom="none"/>
    </style:style>
    <style:style style:name="Tableau5.B1" style:family="table-cell">
      <style:table-cell-properties fo:background-color="transparent" fo:padding="0.0382in" fo:border-left="none" fo:border-right="none" fo:border-top="0.5pt solid #000080" fo:border-bottom="none">
        <style:background-image/>
      </style:table-cell-properties>
    </style:style>
    <style:style style:name="Tableau7" style:family="table">
      <style:table-properties style:width="6.6931in" table:align="margins" fo:keep-with-next="always" style:may-break-between-rows="false"/>
    </style:style>
    <style:style style:name="Tableau7.A" style:family="table-column">
      <style:table-column-properties style:column-width="1.4049in" style:rel-column-width="13757*"/>
    </style:style>
    <style:style style:name="Tableau7.B" style:family="table-column">
      <style:table-column-properties style:column-width="5.2882in" style:rel-column-width="51778*"/>
    </style:style>
    <style:style style:name="Tableau7.1" style:family="table-row">
      <style:table-row-properties style:min-row-height="0.7188in"/>
    </style:style>
    <style:style style:name="Tableau7.A1" style:family="table-cell">
      <style:table-cell-properties fo:padding="0.0382in" fo:border-left="none" fo:border-right="none" fo:border-top="none" fo:border-bottom="0.5pt solid #000080"/>
    </style:style>
    <style:style style:name="Tableau7.B1" style:family="table-cell">
      <style:table-cell-properties style:vertical-align="middle" fo:padding="0.0382in" fo:border-left="none" fo:border-right="none" fo:border-top="none" fo:border-bottom="0.5pt solid #000080"/>
    </style:style>
    <style:style style:name="Tableau6" style:family="table">
      <style:table-properties style:width="6.6931in" table:align="margins" fo:keep-with-next="always"/>
    </style:style>
    <style:style style:name="Tableau6.A" style:family="table-column">
      <style:table-column-properties style:column-width="2.0576in" style:rel-column-width="20149*"/>
    </style:style>
    <style:style style:name="Tableau6.B" style:family="table-column">
      <style:table-column-properties style:column-width="2.5931in" style:rel-column-width="25392*"/>
    </style:style>
    <style:style style:name="Tableau6.C" style:family="table-column">
      <style:table-column-properties style:column-width="2.0417in" style:rel-column-width="19994*"/>
    </style:style>
    <style:style style:name="Tableau6.A1" style:family="table-cell">
      <style:table-cell-properties fo:padding="0.0382in" fo:border-left="none" fo:border-right="none" fo:border-top="0.5pt solid #000080" fo:border-bottom="none"/>
    </style:style>
    <style:style style:name="Tableau6.B1" style:family="table-cell">
      <style:table-cell-properties fo:background-color="transparent" fo:padding="0.0382in" fo:border-left="none" fo:border-right="none" fo:border-top="0.5pt solid #000080" fo:border-bottom="none">
        <style:background-image/>
      </style:table-cell-properties>
    </style:style>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Table_20_Heading">
      <style:text-properties fo:language="en" fo:country="US"/>
    </style:style>
    <style:style style:name="MP4" style:family="paragraph" style:parent-style-name="Table_20_Heading">
      <style:text-properties fo:color="#29166f" style:font-name="Century Gothic4" fo:font-size="16pt" fo:language="en" fo:country="US" fo:font-style="italic" fo:font-weight="bold" style:font-size-asian="16pt" style:font-style-asian="italic" style:font-weight-asian="bold" style:font-size-complex="16pt" style:font-style-complex="italic" style:font-weight-complex="bold"/>
    </style:style>
    <style:style style:name="MP5" style:family="paragraph" style:parent-style-name="Table">
      <style:text-properties fo:language="en" fo:country="US"/>
    </style:style>
    <style:style style:name="MP6" style:family="paragraph" style:parent-style-name="Footer">
      <style:paragraph-properties fo:text-align="start" style:justify-single-word="false"/>
      <style:text-properties style:font-name="Century Gothic4" fo:language="en" fo:country="US"/>
    </style:style>
    <style:style style:name="MP7" style:family="paragraph" style:parent-style-name="Footer">
      <style:paragraph-properties fo:text-align="center" style:justify-single-word="false"/>
      <style:text-properties style:font-name="Century Gothic4" fo:font-size="8pt" fo:language="en" fo:country="US" fo:font-weight="normal" style:font-size-asian="8pt" style:font-weight-asian="normal" style:font-size-complex="8pt" style:font-weight-complex="normal"/>
    </style:style>
    <style:style style:name="MP8" style:family="paragraph" style:parent-style-name="Footer">
      <style:paragraph-properties fo:text-align="end" style:justify-single-word="false"/>
      <style:text-properties style:font-name="Century Gothic4" fo:font-size="8pt" fo:language="en" fo:country="US" style:font-size-asian="8pt" style:font-size-complex="8pt"/>
    </style:style>
    <style:style style:name="MP9" style:family="paragraph" style:parent-style-name="Table_20_Heading">
      <style:text-properties fo:color="#29166f" style:font-name="Century Gothic4" fo:font-size="16pt" fo:language="en" fo:country="US" fo:font-style="italic" fo:font-weight="bold" officeooo:rsid="00836088" officeooo:paragraph-rsid="00836088" style:font-size-asian="16pt" style:font-style-asian="italic" style:font-weight-asian="bold" style:font-size-complex="16pt" style:font-style-complex="italic" style:font-weight-complex="bold"/>
    </style:style>
    <style:style style:name="MP10" style:family="paragraph" style:parent-style-name="Standard">
      <style:text-properties fo:font-size="2pt" fo:language="en" fo:country="US" style:font-size-asian="2pt" style:font-size-complex="2pt"/>
    </style:style>
    <style:style style:name="MP11" style:family="paragraph" style:parent-style-name="Footer">
      <style:paragraph-properties fo:text-align="start" style:justify-single-word="false"/>
      <style:text-properties style:font-name="Century Gothic4" fo:font-size="8pt" fo:language="en" fo:country="US" style:font-size-asian="8pt" style:font-size-complex="8pt"/>
    </style:style>
    <style:style style:name="MT1" style:family="text">
      <style:text-properties fo:font-size="8pt" style:font-size-asian="8pt" style:font-size-complex="8pt"/>
    </style:style>
    <style:style style:name="MT2" style:family="text">
      <style:text-properties officeooo:rsid="00fb5c35"/>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7701in" fo:margin-left="0in" fo:margin-right="0in" fo:margin-bottom="0.039in" style:shadow="none" style:dynamic-spacing="false"/>
      </style:header-style>
      <style:footer-style>
        <style:header-footer-properties svg:height="0.2953in" fo:margin-left="0in" fo:margin-right="0in" fo:margin-top="0.039in" style:dynamic-spacing="false"/>
      </style:footer-style>
    </style:page-layout>
    <style:page-layout style:name="Mpm4" style:page-usage="right">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shadow="none" style:dynamic-spacing="false"/>
      </style:header-style>
      <style:footer-style>
        <style:header-footer-properties fo:min-height="0.3929in" fo:margin-left="0in" fo:margin-right="0in" fo:margin-top="0.1965in" style:dynamic-spacing="false"/>
      </style:footer-style>
    </style:page-layout>
    <style:page-layout style:name="Mpm5" style:page-usage="left">
      <style:page-layout-properties fo:page-width="8.2681in" fo:page-height="11.6929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footer>
        <text:p text:style-name="MP2"/>
      </style:footer>
    </style:master-page>
    <style:master-page style:name="Index" style:page-layout-name="Mpm3">
      <style:header>
        <table:table table:name="Table12" table:style-name="Table12">
          <table:table-column table:style-name="Table12.A"/>
          <table:table-column table:style-name="Table12.B"/>
          <table:table-header-rows>
            <table:table-row table:style-name="Table12.1">
              <table:table-cell table:style-name="Table12.A1" office:value-type="string">
                <text:p text:style-name="MP3"><draw:frame draw:style-name="Mfr1" draw:name="images1" text:anchor-type="paragraph" svg:width="1.328in" svg:height="0.6189in" draw:z-index="0"><draw:image xlink:href="Pictures/1000000000000306000001693450829B.jpg" xlink:type="simple" xlink:show="embed" xlink:actuate="onLoad"/></draw:frame></text:p>
              </table:table-cell>
              <table:table-cell table:style-name="Table12.B1" office:value-type="string">
                <text:p text:style-name="MP4">&lt;SHORT TITLE&gt;</text:p>
              </table:table-cell>
            </table:table-row>
          </table:table-header-rows>
        </table:table>
        <text:p text:style-name="MP5"/>
      </style:header>
      <style:footer>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MP6"><text:span text:style-name="MT1">version </text:span><text:span text:style-name="MT1"><text:user-defined style:data-style-name="N0" text:name="Version">1.0.0</text:user-defined></text:span><text:span text:style-name="MT1"> / </text:span><text:span text:style-name="MT1"><text:date style:data-style-name="N75" text:date-value="2017-12-20T12:06:50">Dec 20, 2017</text:date></text:span><text:span text:style-name="MT1"> </text:span></text:p>
              </table:table-cell>
              <table:table-cell table:style-name="Table13.B1" office:value-type="string">
                <text:p text:style-name="MP7">Page <text:page-number text:select-page="current">73</text:page-number> of <text:page-count>73</text:page-count></text:p>
              </table:table-cell>
              <table:table-cell table:style-name="Table13.A1" office:value-type="string">
                <text:p text:style-name="MP8"><text:file-name text:display="name">TscMon</text:file-name></text:p>
              </table:table-cell>
            </table:table-row>
          </table:table-header-rows>
        </table:table>
        <text:p text:style-name="MP5"/>
      </style:footer>
    </style:master-page>
    <style:master-page style:name="Right_20_Page" style:display-name="Right Page" style:page-layout-name="Mpm4" style:next-style-name="Left_20_Page">
      <style:header>
        <table:table table:name="Tableau2" table:style-name="Tableau2">
          <table:table-column table:style-name="Tableau2.A"/>
          <table:table-column table:style-name="Tableau2.B"/>
          <table:table-header-rows>
            <table:table-row table:style-name="Tableau2.1">
              <table:table-cell table:style-name="Tableau2.A1" office:value-type="string">
                <text:p text:style-name="MP3"><draw:frame draw:style-name="Mfr2" draw:name="images2" text:anchor-type="paragraph" svg:width="1.328in" svg:height="0.6189in" draw:z-index="36"><draw:image xlink:href="Pictures/1000000000000306000001693450829B.jpg" xlink:type="simple" xlink:show="embed" xlink:actuate="onLoad"/></draw:frame></text:p>
              </table:table-cell>
              <table:table-cell table:style-name="Tableau2.B1" office:value-type="string">
                <text:p text:style-name="MP9">TscMon User's Manual</text:p>
              </table:table-cell>
            </table:table-row>
          </table:table-header-rows>
        </table:table>
        <text:p text:style-name="MP10"/>
      </style:header>
      <style:footer>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MP6"><text:span text:style-name="MT1">version </text:span><text:span text:style-name="MT1"><text:user-defined style:data-style-name="N0" text:name="Version">1.0.0</text:user-defined></text:span><text:span text:style-name="MT1"> / </text:span><text:span text:style-name="MT1"><text:date style:data-style-name="N75" text:date-value="2017-12-20T12:06:50">Dec 20, 2017</text:date></text:span><text:span text:style-name="MT1"> </text:span></text:p>
              </table:table-cell>
              <table:table-cell table:style-name="Tableau5.B1" office:value-type="string">
                <text:p text:style-name="MP7">Page <text:page-number text:select-page="current">73</text:page-number> of <text:page-count>73</text:page-count></text:p>
              </table:table-cell>
              <table:table-cell table:style-name="Tableau5.A1" office:value-type="string">
                <text:p text:style-name="MP8"><text:file-name text:display="name">TscMon</text:file-name></text:p>
              </table:table-cell>
            </table:table-row>
          </table:table-header-rows>
        </table:table>
        <text:p text:style-name="MP10"/>
      </style:footer>
    </style:master-page>
    <style:master-page style:name="Left_20_Page" style:display-name="Left Page" style:page-layout-name="Mpm5" style:next-style-name="Right_20_Page">
      <style:header>
        <table:table table:name="Tableau7" table:style-name="Tableau7">
          <table:table-column table:style-name="Tableau7.A"/>
          <table:table-column table:style-name="Tableau7.B"/>
          <table:table-header-rows>
            <table:table-row table:style-name="Tableau7.1">
              <table:table-cell table:style-name="Tableau7.A1" office:value-type="string">
                <text:p text:style-name="MP3"><draw:frame draw:style-name="Mfr2" draw:name="images3" text:anchor-type="paragraph" svg:width="1.328in" svg:height="0.6189in" draw:z-index="72"><draw:image xlink:href="Pictures/1000000000000306000001693450829B.jpg" xlink:type="simple" xlink:show="embed" xlink:actuate="onLoad"/></draw:frame></text:p>
              </table:table-cell>
              <table:table-cell table:style-name="Tableau7.B1" office:value-type="string">
                <text:p text:style-name="MP4">Tsc<text:span text:style-name="MT2">Mon User's Manual</text:span></text:p>
              </table:table-cell>
            </table:table-row>
          </table:table-header-rows>
        </table:table>
        <text:p text:style-name="MP10"/>
      </style:header>
      <style:footer>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MP11"><text:file-name text:display="name">TscMon</text:file-name></text:p>
              </table:table-cell>
              <table:table-cell table:style-name="Tableau6.B1" office:value-type="string">
                <text:p text:style-name="MP7">Page <text:page-number text:select-page="current">72</text:page-number> of <text:page-count>73</text:page-count></text:p>
              </table:table-cell>
              <table:table-cell table:style-name="Tableau6.A1" office:value-type="string">
                <text:p text:style-name="MP8">version <text:user-defined style:data-style-name="N0" text:name="Version">1.0.0</text:user-defined> / <text:date style:data-style-name="N75" text:date-value="2017-12-20T12:06:50">Dec 20, 2017</text:date> </text:p>
              </table:table-cell>
            </table:table-row>
          </table:table-header-rows>
        </table:table>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generator>LibreOffice/3.6$Linux_X86_64 LibreOffice_project/360m1$Build-304</meta:generator>
    <dc:title>ALTHEA 7910 API</dc:title>
    <dc:subject>ALTHEA 7910 API</dc:subject>
    <meta:creation-date>2015-04-15T14:09:10.810000000</meta:creation-date>
    <meta:editing-cycles>1267</meta:editing-cycles>
    <meta:editing-duration>P70DT1M1S</meta:editing-duration>
    <meta:initial-creator>Ralph Hoffmann</meta:initial-creator>
    <dc:date>2017-12-20T12:06:50</dc:date>
    <meta:document-statistic meta:table-count="13" meta:image-count="3" meta:object-count="0" meta:page-count="73" meta:paragraph-count="2256" meta:word-count="14395" meta:character-count="135775" meta:non-whitespace-character-count="74004"/>
    <meta:user-defined meta:name="Document Owner">Jean-François GILOT</meta:user-defined>
    <meta:user-defined meta:name="Document Verifier">Iván GARCÍA</meta:user-defined>
    <meta:user-defined meta:name="IOxOS">IOxOS Technologies</meta:user-defined>
    <meta:user-defined meta:name="Info4"/>
    <meta:user-defined meta:name="Product" meta:value-type="string">Product</meta:user-defined>
    <meta:user-defined meta:name="Version" meta:value-type="string">1.0.0</meta:user-defined>
  </office:meta>
</office:document-meta>
</file>